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8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21">
      <style:table-cell-properties fo:border="0.06pt solid #000000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raw_nonex.D3"/>
    </style:style>
    <style:style style:name="ce8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raw_nonex.F3"/>
    </style:style>
    <style:style style:name="ce9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raw_nonex.H3"/>
    </style:style>
    <style:style style:name="ce10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raw_nonex.J3"/>
    </style:style>
    <style:style style:name="ce11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raw_mem.D3"/>
    </style:style>
    <style:style style:name="ce12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raw_mem.F3"/>
    </style:style>
    <style:style style:name="ce13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raw_mem.H3"/>
    </style:style>
    <style:style style:name="ce14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raw_mem.J3"/>
    </style:style>
    <style:style style:name="ce15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nonex.D3"/>
    </style:style>
    <style:style style:name="ce16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nonex.F3"/>
    </style:style>
    <style:style style:name="ce17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nonex.H3"/>
    </style:style>
    <style:style style:name="ce18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nonex.J3"/>
    </style:style>
    <style:style style:name="ce19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mem.D3"/>
    </style:style>
    <style:style style:name="ce20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mem.F3"/>
    </style:style>
    <style:style style:name="ce21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mem.H3"/>
    </style:style>
    <style:style style:name="ce22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mem.J3"/>
    </style:style>
  </office:automatic-styles>
  <office:body>
    <office:spreadsheet>
      <table:table table:name="raw_su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emory Usage (GB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akespan (s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33.2833" calcext:value-type="float">
            <text:p>33.2833</text:p>
          </table:table-cell>
          <table:table-cell office:value-type="float" office:value="0" calcext:value-type="float">
            <text:p>0</text:p>
          </table:table-cell>
          <table:table-cell office:value-type="float" office:value="1.2452" calcext:value-type="float">
            <text:p>1.2452</text:p>
          </table:table-cell>
          <table:table-cell office:value-type="float" office:value="0.2645" calcext:value-type="float">
            <text:p>0.2645</text:p>
          </table:table-cell>
          <table:table-cell office:value-type="float" office:value="16.701" calcext:value-type="float">
            <text:p>16.701</text:p>
          </table:table-cell>
          <table:table-cell office:value-type="float" office:value="0" calcext:value-type="float">
            <text:p>0</text:p>
          </table:table-cell>
          <table:table-cell office:value-type="float" office:value="2.9548" calcext:value-type="float">
            <text:p>2.9548</text:p>
          </table:table-cell>
          <table:table-cell office:value-type="float" office:value="0.0856" calcext:value-type="float">
            <text:p>0.085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58.3712" calcext:value-type="float">
            <text:p>58.3712</text:p>
          </table:table-cell>
          <table:table-cell office:value-type="float" office:value="0" calcext:value-type="float">
            <text:p>0</text:p>
          </table:table-cell>
          <table:table-cell office:value-type="float" office:value="9.4638" calcext:value-type="float">
            <text:p>9.4638</text:p>
          </table:table-cell>
          <table:table-cell office:value-type="float" office:value="0.0021" calcext:value-type="float">
            <text:p>0.0021</text:p>
          </table:table-cell>
          <table:table-cell office:value-type="float" office:value="22.6348" calcext:value-type="float">
            <text:p>22.6348</text:p>
          </table:table-cell>
          <table:table-cell office:value-type="float" office:value="0" calcext:value-type="float">
            <text:p>0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4424" calcext:value-type="float">
            <text:p>0.442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35.4479" calcext:value-type="float">
            <text:p>35.4479</text:p>
          </table:table-cell>
          <table:table-cell office:value-type="float" office:value="0" calcext:value-type="float">
            <text:p>0</text:p>
          </table:table-cell>
          <table:table-cell office:value-type="float" office:value="5.3934" calcext:value-type="float">
            <text:p>5.3934</text:p>
          </table:table-cell>
          <table:table-cell office:value-type="float" office:value="0.0202" calcext:value-type="float">
            <text:p>0.0202</text:p>
          </table:table-cell>
          <table:table-cell office:value-type="float" office:value="13.2722" calcext:value-type="float">
            <text:p>13.27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3968" calcext:value-type="float">
            <text:p>0.396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39.4962" calcext:value-type="float">
            <text:p>39.4962</text:p>
          </table:table-cell>
          <table:table-cell office:value-type="float" office:value="0" calcext:value-type="float">
            <text:p>0</text:p>
          </table:table-cell>
          <table:table-cell office:value-type="float" office:value="6.293" calcext:value-type="float">
            <text:p>6.293</text:p>
          </table:table-cell>
          <table:table-cell office:value-type="float" office:value="0.0121" calcext:value-type="float">
            <text:p>0.0121</text:p>
          </table:table-cell>
          <table:table-cell office:value-type="float" office:value="16.5393" calcext:value-type="float">
            <text:p>16.5393</text:p>
          </table:table-cell>
          <table:table-cell office:value-type="float" office:value="0" calcext:value-type="float">
            <text:p>0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9231" calcext:value-type="float">
            <text:p>0.923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35.9885" calcext:value-type="float">
            <text:p>35.9885</text:p>
          </table:table-cell>
          <table:table-cell office:value-type="float" office:value="0" calcext:value-type="float">
            <text:p>0</text:p>
          </table:table-cell>
          <table:table-cell office:value-type="float" office:value="16.1827" calcext:value-type="float">
            <text:p>16.1827</text:p>
          </table:table-cell>
          <table:table-cell office:value-type="float" office:value="0.0001" calcext:value-type="float">
            <text:p>0.0001</text:p>
          </table:table-cell>
          <table:table-cell office:value-type="float" office:value="11.1204" calcext:value-type="float">
            <text:p>11.12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3343" calcext:value-type="float">
            <text:p>0.334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30.312" calcext:value-type="float">
            <text:p>30.312</text:p>
          </table:table-cell>
          <table:table-cell office:value-type="float" office:value="0" calcext:value-type="float">
            <text:p>0</text:p>
          </table:table-cell>
          <table:table-cell office:value-type="float" office:value="3.7198" calcext:value-type="float">
            <text:p>3.7198</text:p>
          </table:table-cell>
          <table:table-cell office:value-type="float" office:value="0.0538" calcext:value-type="float">
            <text:p>0.0538</text:p>
          </table:table-cell>
          <table:table-cell office:value-type="float" office:value="13.0539" calcext:value-type="float">
            <text:p>13.053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8232" calcext:value-type="float">
            <text:p>0.823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36.9346" calcext:value-type="float">
            <text:p>36.9346</text:p>
          </table:table-cell>
          <table:table-cell office:value-type="float" office:value="0" calcext:value-type="float">
            <text:p>0</text:p>
          </table:table-cell>
          <table:table-cell office:value-type="float" office:value="12.4224" calcext:value-type="float">
            <text:p>12.42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.0892" calcext:value-type="float">
            <text:p>13.089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36.3231" calcext:value-type="float">
            <text:p>36.3231</text:p>
          </table:table-cell>
          <table:table-cell office:value-type="float" office:value="0" calcext:value-type="float">
            <text:p>0</text:p>
          </table:table-cell>
          <table:table-cell office:value-type="float" office:value="7.8782" calcext:value-type="float">
            <text:p>7.8782</text:p>
          </table:table-cell>
          <table:table-cell office:value-type="float" office:value="0.005" calcext:value-type="float">
            <text:p>0.005</text:p>
          </table:table-cell>
          <table:table-cell office:value-type="float" office:value="13.7559" calcext:value-type="float">
            <text:p>13.755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4841" calcext:value-type="float">
            <text:p>0.484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12.0622" calcext:value-type="float">
            <text:p>12.0622</text:p>
          </table:table-cell>
          <table:table-cell office:value-type="float" office:value="0.0005" calcext:value-type="float">
            <text:p>0.0005</text:p>
          </table:table-cell>
          <table:table-cell office:value-type="float" office:value="21.6503" calcext:value-type="float">
            <text:p>21.6503</text:p>
          </table:table-cell>
          <table:table-cell office:value-type="float" office:value="0" calcext:value-type="float">
            <text:p>0</text:p>
          </table:table-cell>
          <table:table-cell office:value-type="float" office:value="4.4868" calcext:value-type="float">
            <text:p>4.48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4949" calcext:value-type="float">
            <text:p>0.494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3492" calcext:value-type="float">
            <text:p>0.3492</text:p>
          </table:table-cell>
          <table:table-cell office:value-type="float" office:value="11.5114" calcext:value-type="float">
            <text:p>11.51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8037" calcext:value-type="float">
            <text:p>0.8037</text:p>
          </table:table-cell>
          <table:table-cell office:value-type="float" office:value="6.8413" calcext:value-type="float">
            <text:p>6.8413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2.2383" calcext:value-type="float">
            <text:p>2.2383</text:p>
          </table:table-cell>
          <table:table-cell office:value-type="float" office:value="0.1346" calcext:value-type="float">
            <text:p>0.1346</text:p>
          </table:table-cell>
          <table:table-cell office:value-type="float" office:value="12.1638" calcext:value-type="float">
            <text:p>12.163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29" calcext:value-type="float">
            <text:p>0.129</text:p>
          </table:table-cell>
          <table:table-cell office:value-type="float" office:value="0.7195" calcext:value-type="float">
            <text:p>0.7195</text:p>
          </table:table-cell>
          <table:table-cell office:value-type="float" office:value="3.2733" calcext:value-type="float">
            <text:p>3.2733</text:p>
          </table:table-cell>
          <table:table-cell office:value-type="float" office:value="0.0704" calcext:value-type="float">
            <text:p>0.070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4.0763" calcext:value-type="float">
            <text:p>4.0763</text:p>
          </table:table-cell>
          <table:table-cell office:value-type="float" office:value="0.0435" calcext:value-type="float">
            <text:p>0.0435</text:p>
          </table:table-cell>
          <table:table-cell office:value-type="float" office:value="24.5926" calcext:value-type="float">
            <text:p>24.5926</text:p>
          </table:table-cell>
          <table:table-cell office:value-type="float" office:value="0" calcext:value-type="float">
            <text:p>0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6507" calcext:value-type="float">
            <text:p>0.6507</text:p>
          </table:table-cell>
          <table:table-cell office:value-type="float" office:value="6.4453" calcext:value-type="float">
            <text:p>6.4453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1.2113" calcext:value-type="float">
            <text:p>1.2113</text:p>
          </table:table-cell>
          <table:table-cell office:value-type="float" office:value="0.2711" calcext:value-type="float">
            <text:p>0.2711</text:p>
          </table:table-cell>
          <table:table-cell office:value-type="float" office:value="9.5591" calcext:value-type="float">
            <text:p>9.559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6756" calcext:value-type="float">
            <text:p>0.6756</text:p>
          </table:table-cell>
          <table:table-cell office:value-type="float" office:value="1.5192" calcext:value-type="float">
            <text:p>1.5192</text:p>
          </table:table-cell>
          <table:table-cell office:value-type="float" office:value="0.2177" calcext:value-type="float">
            <text:p>0.217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3551" calcext:value-type="float">
            <text:p>0.3551</text:p>
          </table:table-cell>
          <table:table-cell office:value-type="float" office:value="21.5734" calcext:value-type="float">
            <text:p>21.5734</text:p>
          </table:table-cell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6688" calcext:value-type="float">
            <text:p>0.6688</text:p>
          </table:table-cell>
          <table:table-cell office:value-type="float" office:value="7.671" calcext:value-type="float">
            <text:p>7.671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3213" calcext:value-type="float">
            <text:p>0.3213</text:p>
          </table:table-cell>
          <table:table-cell office:value-type="float" office:value="17.1938" calcext:value-type="float">
            <text:p>17.1938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9013" calcext:value-type="float">
            <text:p>0.9013</text:p>
          </table:table-cell>
          <table:table-cell office:value-type="float" office:value="5.9135" calcext:value-type="float">
            <text:p>5.913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6.8869" calcext:value-type="float">
            <text:p>6.8869</text:p>
          </table:table-cell>
          <table:table-cell office:value-type="float" office:value="0.0087" calcext:value-type="float">
            <text:p>0.0087</text:p>
          </table:table-cell>
          <table:table-cell office:value-type="float" office:value="2.3702" calcext:value-type="float">
            <text:p>2.3702</text:p>
          </table:table-cell>
          <table:table-cell office:value-type="float" office:value="0.1237" calcext:value-type="float">
            <text:p>0.1237</text:p>
          </table:table-cell>
          <table:table-cell office:value-type="float" office:value="4.6393" calcext:value-type="float">
            <text:p>4.6393</text:p>
          </table:table-cell>
          <table:table-cell office:value-type="float" office:value="0.0312" calcext:value-type="float">
            <text:p>0.0312</text:p>
          </table:table-cell>
          <table:table-cell office:value-type="float" office:value="2.9006" calcext:value-type="float">
            <text:p>2.9006</text:p>
          </table:table-cell>
          <table:table-cell office:value-type="float" office:value="0.0885" calcext:value-type="float">
            <text:p>0.088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4.5967" calcext:value-type="float">
            <text:p>4.5967</text:p>
          </table:table-cell>
          <table:table-cell office:value-type="float" office:value="0.032" calcext:value-type="float">
            <text:p>0.032</text:p>
          </table:table-cell>
          <table:table-cell office:value-type="float" office:value="2.4153" calcext:value-type="float">
            <text:p>2.4153</text:p>
          </table:table-cell>
          <table:table-cell office:value-type="float" office:value="0.1202" calcext:value-type="float">
            <text:p>0.1202</text:p>
          </table:table-cell>
          <table:table-cell office:value-type="float" office:value="2.9897" calcext:value-type="float">
            <text:p>2.9897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3689" calcext:value-type="float">
            <text:p>0.368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594" calcext:value-type="float">
            <text:p>0.594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3783" calcext:value-type="float">
            <text:p>0.3783</text:p>
          </table:table-cell>
          <table:table-cell office:value-type="float" office:value="4.0278" calcext:value-type="float">
            <text:p>4.0278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3.2029" calcext:value-type="float">
            <text:p>3.2029</text:p>
          </table:table-cell>
          <table:table-cell office:value-type="float" office:value="0.0735" calcext:value-type="float">
            <text:p>0.0735</text:p>
          </table:table-cell>
          <table:table-cell office:value-type="float" office:value="4.1561" calcext:value-type="float">
            <text:p>4.1561</text:p>
          </table:table-cell>
          <table:table-cell office:value-type="float" office:value="0.0415" calcext:value-type="float">
            <text:p>0.0415</text:p>
          </table:table-cell>
          <table:table-cell office:value-type="float" office:value="2.5923" calcext:value-type="float">
            <text:p>2.5923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6578" calcext:value-type="float">
            <text:p>0.657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7.6828" calcext:value-type="float">
            <text:p>7.6828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5606" calcext:value-type="float">
            <text:p>0.5606</text:p>
          </table:table-cell>
          <table:table-cell office:value-type="float" office:value="7.2468" calcext:value-type="float">
            <text:p>7.2468</text:p>
          </table:table-cell>
          <table:table-cell office:value-type="float" office:value="0.0071" calcext:value-type="float">
            <text:p>0.0071</text:p>
          </table:table-cell>
          <table:table-cell office:value-type="float" office:value="3.7973" calcext:value-type="float">
            <text:p>3.7973</text:p>
          </table:table-cell>
          <table:table-cell office:value-type="float" office:value="0.0513" calcext:value-type="float">
            <text:p>0.051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6.2814" calcext:value-type="float">
            <text:p>6.2814</text:p>
          </table:table-cell>
          <table:table-cell office:value-type="float" office:value="0.0122" calcext:value-type="float">
            <text:p>0.0122</text:p>
          </table:table-cell>
          <table:table-cell office:value-type="float" office:value="1.4553" calcext:value-type="float">
            <text:p>1.4553</text:p>
          </table:table-cell>
          <table:table-cell office:value-type="float" office:value="0.2277" calcext:value-type="float">
            <text:p>0.2277</text:p>
          </table:table-cell>
          <table:table-cell office:value-type="float" office:value="4.6352" calcext:value-type="float">
            <text:p>4.6352</text:p>
          </table:table-cell>
          <table:table-cell office:value-type="float" office:value="0.0313" calcext:value-type="float">
            <text:p>0.0313</text:p>
          </table:table-cell>
          <table:table-cell office:value-type="float" office:value="2.5719" calcext:value-type="float">
            <text:p>2.5719</text:p>
          </table:table-cell>
          <table:table-cell office:value-type="float" office:value="0.1088" calcext:value-type="float">
            <text:p>0.108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426" calcext:value-type="float">
            <text:p>0.426</text:p>
          </table:table-cell>
          <table:table-cell office:value-type="float" office:value="3.2222" calcext:value-type="float">
            <text:p>3.2222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1959" calcext:value-type="float">
            <text:p>1.1959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8897" calcext:value-type="float">
            <text:p>0.889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541" calcext:value-type="float">
            <text:p>0.541</text:p>
          </table:table-cell>
          <table:table-cell office:value-type="float" office:value="1.4302" calcext:value-type="float">
            <text:p>1.4302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3294" calcext:value-type="float">
            <text:p>0.3294</text:p>
          </table:table-cell>
          <table:table-cell office:value-type="float" office:value="0.7288" calcext:value-type="float">
            <text:p>0.7288</text:p>
          </table:table-cell>
          <table:table-cell office:value-type="float" office:value="0.3933" calcext:value-type="float">
            <text:p>0.393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8501" calcext:value-type="float">
            <text:p>0.8501</text:p>
          </table:table-cell>
          <table:table-cell office:value-type="float" office:value="4.7164" calcext:value-type="float">
            <text:p>4.7164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7748" calcext:value-type="float">
            <text:p>0.774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8834" calcext:value-type="float">
            <text:p>0.8834</text:p>
          </table:table-cell>
          <table:table-cell office:value-type="float" office:value="1.531" calcext:value-type="float">
            <text:p>1.531</text:p>
          </table:table-cell>
          <table:table-cell office:value-type="float" office:value="0.216" calcext:value-type="float">
            <text:p>0.216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5155" calcext:value-type="float">
            <text:p>0.5155</text:p>
          </table:table-cell>
          <table:table-cell office:value-type="float" office:value="4.1399" calcext:value-type="float">
            <text:p>4.1399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46" calcext:value-type="float">
            <text:p>0.946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6983" calcext:value-type="float">
            <text:p>0.698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7503" calcext:value-type="float">
            <text:p>0.750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5466" calcext:value-type="float">
            <text:p>0.5466</text:p>
          </table:table-cell>
          <table:table-cell office:value-type="float" office:value="3.6665" calcext:value-type="float">
            <text:p>3.6665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4912" calcext:value-type="float">
            <text:p>0.4912</text:p>
          </table:table-cell>
          <table:table-cell office:value-type="float" office:value="1.0269" calcext:value-type="float">
            <text:p>1.0269</text:p>
          </table:table-cell>
          <table:table-cell office:value-type="float" office:value="0.3109" calcext:value-type="float">
            <text:p>0.310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7502" calcext:value-type="float">
            <text:p>0.7502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4148" calcext:value-type="float">
            <text:p>0.4148</text:p>
          </table:table-cell>
          <table:table-cell office:value-type="float" office:value="0.5195" calcext:value-type="float">
            <text:p>0.519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4845" calcext:value-type="float">
            <text:p>0.4845</text:p>
          </table:table-cell>
          <table:table-cell office:value-type="float" office:value="5.5603" calcext:value-type="float">
            <text:p>5.560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172" calcext:value-type="float">
            <text:p>0.17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1.8816" calcext:value-type="float">
            <text:p>1.881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67" calcext:value-type="float">
            <text:p>0.67</text:p>
          </table:table-cell>
          <table:table-cell office:value-type="float" office:value="0.413" calcext:value-type="float">
            <text:p>0.413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9513" calcext:value-type="float">
            <text:p>0.95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2.371" calcext:value-type="float">
            <text:p>2.371</text:p>
          </table:table-cell>
          <table:table-cell office:value-type="float" office:value="0.1236" calcext:value-type="float">
            <text:p>0.1236</text:p>
          </table:table-cell>
          <table:table-cell office:value-type="float" office:value="1.7889" calcext:value-type="float">
            <text:p>1.7889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46" calcext:value-type="float">
            <text:p>0.46</text:p>
          </table:table-cell>
          <table:table-cell office:value-type="float" office:value="0.027" calcext:value-type="float">
            <text:p>0.027</text:p>
          </table:table-cell>
          <table:table-cell office:value-type="float" office:value="0.8696" calcext:value-type="float">
            <text:p>0.869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.602" calcext:value-type="float">
            <text:p>0.602</text:p>
          </table:table-cell>
          <table:table-cell office:value-type="float" office:value="0.4378" calcext:value-type="float">
            <text:p>0.4378</text:p>
          </table:table-cell>
          <table:table-cell office:value-type="float" office:value="6.445" calcext:value-type="float">
            <text:p>6.445</text:p>
          </table:table-cell>
          <table:table-cell office:value-type="float" office:value="0.0111" calcext:value-type="float">
            <text:p>0.0111</text:p>
          </table:table-cell>
          <table:table-cell office:value-type="float" office:value="1.5117" calcext:value-type="float">
            <text:p>1.5117</text:p>
          </table:table-cell>
          <table:table-cell office:value-type="float" office:value="0.2189" calcext:value-type="float">
            <text:p>0.2189</text:p>
          </table:table-cell>
          <table:table-cell office:value-type="float" office:value="1.7719" calcext:value-type="float">
            <text:p>1.7719</text:p>
          </table:table-cell>
          <table:table-cell office:value-type="float" office:value="0.1831" calcext:value-type="float">
            <text:p>0.183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7821" calcext:value-type="float">
            <text:p>0.7821</text:p>
          </table:table-cell>
          <table:table-cell office:value-type="float" office:value="2.7124" calcext:value-type="float">
            <text:p>2.7124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3436" calcext:value-type="float">
            <text:p>0.343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6706" calcext:value-type="float">
            <text:p>0.6706</text:p>
          </table:table-cell>
        </table:table-row>
      </table:table>
      <table:table table:name="raw_non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emory Usage (GB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akespan (s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8956" calcext:value-type="float">
            <text:p>0.8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45" calcext:value-type="float">
            <text:p>2.794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7618" calcext:value-type="float">
            <text:p>0.76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677" calcext:value-type="float">
            <text:p>3.2677</text:p>
          </table:table-cell>
          <table:table-cell office:value-type="float" office:value="0.0707" calcext:value-type="float">
            <text:p>0.0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8533" calcext:value-type="float">
            <text:p>0.8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109" calcext:value-type="float">
            <text:p>6.5109</text:p>
          </table:table-cell>
          <table:table-cell office:value-type="float" office:value="0.0107" calcext:value-type="float">
            <text:p>0.0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4.0987" calcext:value-type="float">
            <text:p>4.0987</text:p>
          </table:table-cell>
          <table:table-cell office:value-type="float" office:value="0.0429" calcext:value-type="float">
            <text:p>0.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404" calcext:value-type="float">
            <text:p>11.04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5.706" calcext:value-type="float">
            <text:p>5.706</text:p>
          </table:table-cell>
          <table:table-cell office:value-type="float" office:value="0.0169" calcext:value-type="float">
            <text:p>0.0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687" calcext:value-type="float">
            <text:p>10.068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1.4121" calcext:value-type="float">
            <text:p>1.4121</text:p>
          </table:table-cell>
          <table:table-cell office:value-type="float" office:value="0.2347" calcext:value-type="float">
            <text:p>0.23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208" calcext:value-type="float">
            <text:p>10.12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1.2736" calcext:value-type="float">
            <text:p>1.2736</text:p>
          </table:table-cell>
          <table:table-cell office:value-type="float" office:value="0.2591" calcext:value-type="float">
            <text:p>0.2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1453" calcext:value-type="float">
            <text:p>8.1453</text:p>
          </table:table-cell>
          <table:table-cell office:value-type="float" office:value="0.0043" calcext:value-type="float">
            <text:p>0.0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3.9177" calcext:value-type="float">
            <text:p>3.9177</text:p>
          </table:table-cell>
          <table:table-cell office:value-type="float" office:value="0.0478" calcext:value-type="float">
            <text:p>0.0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6915" calcext:value-type="float">
            <text:p>12.69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3697" calcext:value-type="float">
            <text:p>0.3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669" calcext:value-type="float">
            <text:p>0.6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1.6457" calcext:value-type="float">
            <text:p>1.6457</text:p>
          </table:table-cell>
          <table:table-cell office:value-type="float" office:value="0.1995" calcext:value-type="float">
            <text:p>0.1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029" calcext:value-type="float">
            <text:p>2.8029</text:p>
          </table:table-cell>
          <table:table-cell office:value-type="float" office:value="0.0941" calcext:value-type="float">
            <text:p>0.0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5.049" calcext:value-type="float">
            <text:p>5.049</text:p>
          </table:table-cell>
          <table:table-cell office:value-type="float" office:value="0.0246" calcext:value-type="float">
            <text:p>0.0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654" calcext:value-type="float">
            <text:p>3.1654</text:p>
          </table:table-cell>
          <table:table-cell office:value-type="float" office:value="0.0752" calcext:value-type="float">
            <text:p>0.07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3.7713" calcext:value-type="float">
            <text:p>3.7713</text:p>
          </table:table-cell>
          <table:table-cell office:value-type="float" office:value="0.0521" calcext:value-type="float">
            <text:p>0.0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48" calcext:value-type="float">
            <text:p>2.3448</text:p>
          </table:table-cell>
          <table:table-cell office:value-type="float" office:value="0.1257" calcext:value-type="float">
            <text:p>0.1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625" calcext:value-type="float">
            <text:p>2.8625</text:p>
          </table:table-cell>
          <table:table-cell office:value-type="float" office:value="0.0907" calcext:value-type="float">
            <text:p>0.09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2.4837" calcext:value-type="float">
            <text:p>2.4837</text:p>
          </table:table-cell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35" calcext:value-type="float">
            <text:p>2.1535</text:p>
          </table:table-cell>
          <table:table-cell office:value-type="float" office:value="0.1422" calcext:value-type="float">
            <text:p>0.1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2.1204" calcext:value-type="float">
            <text:p>2.1204</text:p>
          </table:table-cell>
          <table:table-cell office:value-type="float" office:value="0.1454" calcext:value-type="float">
            <text:p>0.14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297" calcext:value-type="float">
            <text:p>4.0297</text:p>
          </table:table-cell>
          <table:table-cell office:value-type="float" office:value="0.0447" calcext:value-type="float">
            <text:p>0.0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1.3388" calcext:value-type="float">
            <text:p>1.3388</text:p>
          </table:table-cell>
          <table:table-cell office:value-type="float" office:value="0.2472" calcext:value-type="float">
            <text:p>0.24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434" calcext:value-type="float">
            <text:p>1.5434</text:p>
          </table:table-cell>
          <table:table-cell office:value-type="float" office:value="0.2141" calcext:value-type="float">
            <text:p>0.2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3.9387" calcext:value-type="float">
            <text:p>3.9387</text:p>
          </table:table-cell>
          <table:table-cell office:value-type="float" office:value="0.0472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369" calcext:value-type="float">
            <text:p>3.6369</text:p>
          </table:table-cell>
          <table:table-cell office:value-type="float" office:value="0.0565" calcext:value-type="float">
            <text:p>0.05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4.3085" calcext:value-type="float">
            <text:p>4.308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863" calcext:value-type="float">
            <text:p>2.6863</text:p>
          </table:table-cell>
          <table:table-cell office:value-type="float" office:value="0.1012" calcext:value-type="float">
            <text:p>0.1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6246" calcext:value-type="float">
            <text:p>0.6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996" calcext:value-type="float">
            <text:p>2.8996</text:p>
          </table:table-cell>
          <table:table-cell office:value-type="float" office:value="0.0886" calcext:value-type="float">
            <text:p>0.08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3648" calcext:value-type="float">
            <text:p>0.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177" calcext:value-type="float">
            <text:p>1.2177</text:p>
          </table:table-cell>
          <table:table-cell office:value-type="float" office:value="0.2698" calcext:value-type="float">
            <text:p>0.2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2.7391" calcext:value-type="float">
            <text:p>2.7391</text:p>
          </table:table-cell>
          <table:table-cell office:value-type="float" office:value="0.0979" calcext:value-type="float">
            <text:p>0.09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889" calcext:value-type="float">
            <text:p>4.7889</text:p>
          </table:table-cell>
          <table:table-cell office:value-type="float" office:value="0.0286" calcext:value-type="float">
            <text:p>0.0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3.8473" calcext:value-type="float">
            <text:p>3.8473</text:p>
          </table:table-cell>
          <table:table-cell office:value-type="float" office:value="0.0498" calcext:value-type="float">
            <text:p>0.0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5602" calcext:value-type="float">
            <text:p>0.56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5.8623" calcext:value-type="float">
            <text:p>5.862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7284" calcext:value-type="float">
            <text:p>0.72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1.4002" calcext:value-type="float">
            <text:p>1.4002</text:p>
          </table:table-cell>
          <table:table-cell office:value-type="float" office:value="0.2367" calcext:value-type="float">
            <text:p>0.23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15" calcext:value-type="float">
            <text:p>0.2915</text:p>
          </table:table-cell>
          <table:table-cell office:value-type="float" office:value="0.5893" calcext:value-type="float">
            <text:p>0.5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3.4231" calcext:value-type="float">
            <text:p>3.4231</text:p>
          </table:table-cell>
          <table:table-cell office:value-type="float" office:value="0.0643" calcext:value-type="float">
            <text:p>0.06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9078" calcext:value-type="float">
            <text:p>0.9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2.2387" calcext:value-type="float">
            <text:p>2.2387</text:p>
          </table:table-cell>
          <table:table-cell office:value-type="float" office:value="0.1346" calcext:value-type="float">
            <text:p>0.1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7" calcext:value-type="float">
            <text:p>0.787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1.0148" calcext:value-type="float">
            <text:p>1.0148</text:p>
          </table:table-cell>
          <table:table-cell office:value-type="float" office:value="0.3138" calcext:value-type="float">
            <text:p>0.3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37" calcext:value-type="float">
            <text:p>0.7537</text:p>
          </table:table-cell>
          <table:table-cell office:value-type="float" office:value="0.3853" calcext:value-type="float">
            <text:p>0.38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4813" calcext:value-type="float">
            <text:p>0.48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734" calcext:value-type="float">
            <text:p>0.7734</text:p>
          </table:table-cell>
          <table:table-cell office:value-type="float" office:value="0.3792" calcext:value-type="float">
            <text:p>0.3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3.0197" calcext:value-type="float">
            <text:p>3.0197</text:p>
          </table:table-cell>
          <table:table-cell office:value-type="float" office:value="0.0823" calcext:value-type="float">
            <text:p>0.0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988" calcext:value-type="float">
            <text:p>1.6988</text:p>
          </table:table-cell>
          <table:table-cell office:value-type="float" office:value="0.1924" calcext:value-type="float">
            <text:p>0.1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8381" calcext:value-type="float">
            <text:p>0.8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8362" calcext:value-type="float">
            <text:p>0.83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3.3799" calcext:value-type="float">
            <text:p>3.3799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3191" calcext:value-type="float">
            <text:p>0.3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2.2946" calcext:value-type="float">
            <text:p>2.2946</text:p>
          </table:table-cell>
          <table:table-cell office:value-type="float" office:value="0.1298" calcext:value-type="float">
            <text:p>0.1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06" calcext:value-type="float">
            <text:p>1.8906</text:p>
          </table:table-cell>
          <table:table-cell office:value-type="float" office:value="0.1691" calcext:value-type="float">
            <text:p>0.16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1.366" calcext:value-type="float">
            <text:p>1.366</text:p>
          </table:table-cell>
          <table:table-cell office:value-type="float" office:value="0.2425" calcext:value-type="float">
            <text:p>0.2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5212" calcext:value-type="float">
            <text:p>0.5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7434" calcext:value-type="float">
            <text:p>0.7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3443" calcext:value-type="float">
            <text:p>0.34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1.856" calcext:value-type="float">
            <text:p>1.856</text:p>
          </table:table-cell>
          <table:table-cell office:value-type="float" office:value="0.1731" calcext:value-type="float">
            <text:p>0.17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664" calcext:value-type="float">
            <text:p>1.9664</text:p>
          </table:table-cell>
          <table:table-cell office:value-type="float" office:value="0.1608" calcext:value-type="float">
            <text:p>0.16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2.1344" calcext:value-type="float">
            <text:p>2.1344</text:p>
          </table:table-cell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291" calcext:value-type="float">
            <text:p>3.0291</text:p>
          </table:table-cell>
          <table:table-cell office:value-type="float" office:value="0.0818" calcext:value-type="float">
            <text:p>0.0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aw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emory Usage (GB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akespan (s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5.724" calcext:value-type="float">
            <text:p>5.724</text:p>
          </table:table-cell>
          <table:table-cell office:value-type="float" office:value="0.0167" calcext:value-type="float">
            <text:p>0.0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25.7664" calcext:value-type="float">
            <text:p>25.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636" calcext:value-type="float">
            <text:p>19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13.2116" calcext:value-type="float">
            <text:p>13.21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11.7017" calcext:value-type="float">
            <text:p>11.7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992" calcext:value-type="float">
            <text:p>13.99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1.13" calcext:value-type="float">
            <text:p>1.13</text:p>
          </table:table-cell>
          <table:table-cell office:value-type="float" office:value="0.2878" calcext:value-type="float">
            <text:p>0.28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31.7203" calcext:value-type="float">
            <text:p>31.7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21.0223" calcext:value-type="float">
            <text:p>21.0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793" calcext:value-type="float">
            <text:p>13.579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8911" calcext:value-type="float">
            <text:p>0.8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8926" calcext:value-type="float">
            <text:p>0.89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3.9273" calcext:value-type="float">
            <text:p>3.9273</text:p>
          </table:table-cell>
          <table:table-cell office:value-type="float" office:value="0.0475" calcext:value-type="float">
            <text:p>0.04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.735" calcext:value-type="float">
            <text:p>0.735</text:p>
          </table:table-cell>
          <table:table-cell office:value-type="float" office:value="0.3913" calcext:value-type="float">
            <text:p>0.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6.9444" calcext:value-type="float">
            <text:p>6.9444</text:p>
          </table:table-cell>
          <table:table-cell office:value-type="float" office:value="0.0084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1.719" calcext:value-type="float">
            <text:p>1.719</text:p>
          </table:table-cell>
          <table:table-cell office:value-type="float" office:value="0.1898" calcext:value-type="float">
            <text:p>0.1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4555" calcext:value-type="float">
            <text:p>0.4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6.6042" calcext:value-type="float">
            <text:p>6.604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3.6947" calcext:value-type="float">
            <text:p>3.6947</text:p>
          </table:table-cell>
          <table:table-cell office:value-type="float" office:value="0.0546" calcext:value-type="float">
            <text:p>0.0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4.9766" calcext:value-type="float">
            <text:p>4.9766</text:p>
          </table:table-cell>
          <table:table-cell office:value-type="float" office:value="0.0257" calcext:value-type="float">
            <text:p>0.0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4606" calcext:value-type="float">
            <text:p>0.46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15.2069" calcext:value-type="float">
            <text:p>15.20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1.2397" calcext:value-type="float">
            <text:p>1.2397</text:p>
          </table:table-cell>
          <table:table-cell office:value-type="float" office:value="0.2655" calcext:value-type="float">
            <text:p>0.2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713" calcext:value-type="float">
            <text:p>0.37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21.1466" calcext:value-type="float">
            <text:p>21.1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12.0019" calcext:value-type="float">
            <text:p>12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7062" calcext:value-type="float">
            <text:p>6.7062</text:p>
          </table:table-cell>
          <table:table-cell office:value-type="float" office:value="0.0096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4669" calcext:value-type="float">
            <text:p>0.46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3.0948" calcext:value-type="float">
            <text:p>3.0948</text:p>
          </table:table-cell>
          <table:table-cell office:value-type="float" office:value="0.0785" calcext:value-type="float">
            <text:p>0.0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2.2031" calcext:value-type="float">
            <text:p>2.2031</text:p>
          </table:table-cell>
          <table:table-cell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2.7918" calcext:value-type="float">
            <text:p>2.7918</text:p>
          </table:table-cell>
          <table:table-cell office:value-type="float" office:value="0.0947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6.047" calcext:value-type="float">
            <text:p>6.047</text:p>
          </table:table-cell>
          <table:table-cell office:value-type="float" office:value="0.0139" calcext:value-type="float">
            <text:p>0.0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3.8568" calcext:value-type="float">
            <text:p>3.856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5.9522" calcext:value-type="float">
            <text:p>5.9522</text:p>
          </table:table-cell>
          <table:table-cell office:value-type="float" office:value="0.0147" calcext:value-type="float">
            <text:p>0.0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6138" calcext:value-type="float">
            <text:p>0.6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8.5018" calcext:value-type="float">
            <text:p>8.501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5.5538" calcext:value-type="float">
            <text:p>5.5538</text:p>
          </table:table-cell>
          <table:table-cell office:value-type="float" office:value="0.0184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649" calcext:value-type="float">
            <text:p>6.2649</text:p>
          </table:table-cell>
          <table:table-cell office:value-type="float" office:value="0.0123" calcext:value-type="float">
            <text:p>0.0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10.2667" calcext:value-type="float">
            <text:p>10.266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9.5" calcext:value-type="float">
            <text:p>9.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5746" calcext:value-type="float">
            <text:p>0.5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074" calcext:value-type="float">
            <text:p>0.074</text:p>
          </table:table-cell>
          <table:table-cell office:value-type="float" office:value="0.7856" calcext:value-type="float">
            <text:p>0.7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041" calcext:value-type="float">
            <text:p>0.041</text:p>
          </table:table-cell>
          <table:table-cell office:value-type="float" office:value="0.8396" calcext:value-type="float">
            <text:p>0.8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19.6463" calcext:value-type="float">
            <text:p>19.6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10.0471" calcext:value-type="float">
            <text:p>10.047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14.071" calcext:value-type="float">
            <text:p>14.07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7.9533" calcext:value-type="float">
            <text:p>7.9533</text:p>
          </table:table-cell>
          <table:table-cell office:value-type="float" office:value="0.0048" calcext:value-type="float">
            <text:p>0.0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541" calcext:value-type="float">
            <text:p>4.1541</text:p>
          </table:table-cell>
          <table:table-cell office:value-type="float" office:value="0.0415" calcext:value-type="float">
            <text:p>0.0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7632" calcext:value-type="float">
            <text:p>0.7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aw_me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emory Usage (GB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akespan (s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1.35" calcext:value-type="float">
            <text:p>1.3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2.1429" calcext:value-type="float">
            <text:p>2.1429</text:p>
          </table:table-cell>
          <table:table-cell office:value-type="float" office:value="0.1432" calcext:value-type="float">
            <text:p>0.14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29" calcext:value-type="float">
            <text:p>2.1429</text:p>
          </table:table-cell>
          <table:table-cell office:value-type="float" office:value="0.1432" calcext:value-type="float">
            <text:p>0.14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24" calcext:value-type="float">
            <text:p>0.24</text:p>
          </table:table-cell>
          <table:table-cell office:value-type="float" office:value="0.6242" calcext:value-type="float">
            <text:p>0.6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6242" calcext:value-type="float">
            <text:p>0.6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386" calcext:value-type="float">
            <text:p>0.43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cc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succ.B1]" office:value-type="string" office:string-value="Pair" calcext:value-type="string">
            <text:p>Pair</text:p>
          </table:covered-table-cell>
          <table:table-cell table:style-name="ce1" table:formula="of:=[raw_succ.C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succ.D1]" office:value-type="string" office:string-value="Memory Usage (GB)" calcext:value-type="string">
            <text:p>Memory Usage (GB)</text:p>
          </table:covered-table-cell>
          <table:table-cell table:style-name="ce1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succ.F1]" office:value-type="string" office:string-value="Number of Actions" calcext:value-type="string">
            <text:p>Number of Actions</text:p>
          </table:covered-table-cell>
          <table:table-cell table:style-name="ce1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succ.H1]" office:value-type="string" office:string-value="Processing Time (s)" calcext:value-type="string">
            <text:p>Processing Time (s)</text:p>
          </table:covered-table-cell>
          <table:table-cell table:style-name="ce1" table:formula="of:=[raw_succ.I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succ.J1]" office:value-type="string" office:string-value="Makespan (s)" calcext:value-type="string">
            <text:p>Makespan (s)</text:p>
          </table:covered-table-cell>
          <table:table-cell table:number-columns-repeated="1014"/>
        </table:table-row>
        <table:table-row table:style-name="ro1">
          <table:table-cell table:style-name="ce2" table:formula="of:=[raw_succ.A2]" office:value-type="string" office:string-value="Tool A" calcext:value-type="string">
            <text:p>Tool A</text:p>
          </table:table-cell>
          <table:table-cell table:style-name="ce2" table:formula="of:=[raw_succ.B2]" office:value-type="string" office:string-value="Tool B" calcext:value-type="string">
            <text:p>Tool B</text:p>
          </table:table-cell>
          <table:table-cell table:style-name="ce2" table:formula="of:=[raw_succ.C2]" office:value-type="string" office:string-value="H" calcext:value-type="string">
            <text:p>H</text:p>
          </table:table-cell>
          <table:table-cell table:style-name="ce2" table:formula="of:=[raw_succ.D2]" office:value-type="string" office:string-value="p" calcext:value-type="string">
            <text:p>p</text:p>
          </table:table-cell>
          <table:table-cell table:style-name="ce2" table:formula="of:=[raw_succ.E2]" office:value-type="string" office:string-value="H" calcext:value-type="string">
            <text:p>H</text:p>
          </table:table-cell>
          <table:table-cell table:style-name="ce2" table:formula="of:=[raw_succ.F2]" office:value-type="string" office:string-value="p" calcext:value-type="string">
            <text:p>p</text:p>
          </table:table-cell>
          <table:table-cell table:style-name="ce2" table:formula="of:=[raw_succ.G2]" office:value-type="string" office:string-value="H" calcext:value-type="string">
            <text:p>H</text:p>
          </table:table-cell>
          <table:table-cell table:style-name="ce2" table:formula="of:=[raw_succ.H2]" office:value-type="string" office:string-value="p" calcext:value-type="string">
            <text:p>p</text:p>
          </table:table-cell>
          <table:table-cell table:style-name="ce2" table:formula="of:=[raw_succ.I2]" office:value-type="string" office:string-value="H" calcext:value-type="string">
            <text:p>H</text:p>
          </table:table-cell>
          <table:table-cell table:style-name="ce2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succ.A3]" office:value-type="string" office:string-value="PA" calcext:value-type="string">
            <text:p>PA</text:p>
          </table:table-cell>
          <table:table-cell table:style-name="ce3" table:formula="of:=[raw_succ.B3]" office:value-type="string" office:string-value="CFP" calcext:value-type="string">
            <text:p>CFP</text:p>
          </table:table-cell>
          <table:table-cell table:style-name="ce5" table:formula="of:=[raw_succ.C3]" office:value-type="float" office:value="0" calcext:value-type="float">
            <text:p>0.000</text:p>
          </table:table-cell>
          <table:table-cell table:style-name="ce7" table:formula="of:=[raw_succ.D3]" office:value-type="float" office:value="1" calcext:value-type="float">
            <text:p>1.000</text:p>
          </table:table-cell>
          <table:table-cell table:style-name="ce5" table:formula="of:=[raw_succ.E3]" office:value-type="float" office:value="0" calcext:value-type="float">
            <text:p>0.000</text:p>
          </table:table-cell>
          <table:table-cell table:style-name="ce8" table:formula="of:=[raw_succ.F3]" office:value-type="float" office:value="1" calcext:value-type="float">
            <text:p>1.000</text:p>
          </table:table-cell>
          <table:table-cell table:style-name="ce5" table:formula="of:=[raw_succ.G3]" office:value-type="float" office:value="0" calcext:value-type="float">
            <text:p>0.000</text:p>
          </table:table-cell>
          <table:table-cell table:style-name="ce9" table:formula="of:=[raw_succ.H3]" office:value-type="float" office:value="1" calcext:value-type="float">
            <text:p>1.000</text:p>
          </table:table-cell>
          <table:table-cell table:style-name="ce5" table:formula="of:=[raw_succ.I3]" office:value-type="float" office:value="0" calcext:value-type="float">
            <text:p>0.000</text:p>
          </table:table-cell>
          <table:table-cell table:style-name="ce10" table:formula="of:=[raw_succ.J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succ.A4]" office:value-type="string" office:string-value="PA" calcext:value-type="string">
            <text:p>PA</text:p>
          </table:table-cell>
          <table:table-cell table:style-name="ce3" table:formula="of:=[raw_succ.B4]" office:value-type="string" office:string-value="CS" calcext:value-type="string">
            <text:p>CS</text:p>
          </table:table-cell>
          <table:table-cell table:style-name="ce5" table:formula="of:=[raw_succ.C4]" office:value-type="float" office:value="0" calcext:value-type="float">
            <text:p>0.000</text:p>
          </table:table-cell>
          <table:table-cell table:style-name="ce7" table:formula="of:=[raw_succ.D4]" office:value-type="float" office:value="1" calcext:value-type="float">
            <text:p>1.000</text:p>
          </table:table-cell>
          <table:table-cell table:style-name="ce5" table:formula="of:=[raw_succ.E4]" office:value-type="float" office:value="0" calcext:value-type="float">
            <text:p>0.000</text:p>
          </table:table-cell>
          <table:table-cell table:style-name="ce8" table:formula="of:=[raw_succ.F4]" office:value-type="float" office:value="1" calcext:value-type="float">
            <text:p>1.000</text:p>
          </table:table-cell>
          <table:table-cell table:style-name="ce5" table:formula="of:=[raw_succ.G4]" office:value-type="float" office:value="0" calcext:value-type="float">
            <text:p>0.000</text:p>
          </table:table-cell>
          <table:table-cell table:style-name="ce9" table:formula="of:=[raw_succ.H4]" office:value-type="float" office:value="1" calcext:value-type="float">
            <text:p>1.000</text:p>
          </table:table-cell>
          <table:table-cell table:style-name="ce5" table:formula="of:=[raw_succ.I4]" office:value-type="float" office:value="0" calcext:value-type="float">
            <text:p>0.000</text:p>
          </table:table-cell>
          <table:table-cell table:style-name="ce10" table:formula="of:=[raw_succ.J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succ.A5]" office:value-type="string" office:string-value="PA" calcext:value-type="string">
            <text:p>PA</text:p>
          </table:table-cell>
          <table:table-cell table:style-name="ce3" table:formula="of:=[raw_succ.B5]" office:value-type="string" office:string-value="CA" calcext:value-type="string">
            <text:p>CA</text:p>
          </table:table-cell>
          <table:table-cell table:style-name="ce5" table:formula="of:=[raw_succ.C5]" office:value-type="float" office:value="0" calcext:value-type="float">
            <text:p>0.000</text:p>
          </table:table-cell>
          <table:table-cell table:style-name="ce7" table:formula="of:=[raw_succ.D5]" office:value-type="float" office:value="1" calcext:value-type="float">
            <text:p>1.000</text:p>
          </table:table-cell>
          <table:table-cell table:style-name="ce5" table:formula="of:=[raw_succ.E5]" office:value-type="float" office:value="0" calcext:value-type="float">
            <text:p>0.000</text:p>
          </table:table-cell>
          <table:table-cell table:style-name="ce8" table:formula="of:=[raw_succ.F5]" office:value-type="float" office:value="1" calcext:value-type="float">
            <text:p>1.000</text:p>
          </table:table-cell>
          <table:table-cell table:style-name="ce5" table:formula="of:=[raw_succ.G5]" office:value-type="float" office:value="0" calcext:value-type="float">
            <text:p>0.000</text:p>
          </table:table-cell>
          <table:table-cell table:style-name="ce9" table:formula="of:=[raw_succ.H5]" office:value-type="float" office:value="1" calcext:value-type="float">
            <text:p>1.000</text:p>
          </table:table-cell>
          <table:table-cell table:style-name="ce5" table:formula="of:=[raw_succ.I5]" office:value-type="float" office:value="0" calcext:value-type="float">
            <text:p>0.000</text:p>
          </table:table-cell>
          <table:table-cell table:style-name="ce10" table:formula="of:=[raw_succ.J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succ.A6]" office:value-type="string" office:string-value="PA" calcext:value-type="string">
            <text:p>PA</text:p>
          </table:table-cell>
          <table:table-cell table:style-name="ce3" table:formula="of:=[raw_succ.B6]" office:value-type="string" office:string-value="O" calcext:value-type="string">
            <text:p>O</text:p>
          </table:table-cell>
          <table:table-cell table:style-name="ce5" table:formula="of:=[raw_succ.C6]" office:value-type="float" office:value="0" calcext:value-type="float">
            <text:p>0.000</text:p>
          </table:table-cell>
          <table:table-cell table:style-name="ce7" table:formula="of:=[raw_succ.D6]" office:value-type="float" office:value="1" calcext:value-type="float">
            <text:p>1.000</text:p>
          </table:table-cell>
          <table:table-cell table:style-name="ce5" table:formula="of:=[raw_succ.E6]" office:value-type="float" office:value="0" calcext:value-type="float">
            <text:p>0.000</text:p>
          </table:table-cell>
          <table:table-cell table:style-name="ce8" table:formula="of:=[raw_succ.F6]" office:value-type="float" office:value="1" calcext:value-type="float">
            <text:p>1.000</text:p>
          </table:table-cell>
          <table:table-cell table:style-name="ce5" table:formula="of:=[raw_succ.G6]" office:value-type="float" office:value="0" calcext:value-type="float">
            <text:p>0.000</text:p>
          </table:table-cell>
          <table:table-cell table:style-name="ce9" table:formula="of:=[raw_succ.H6]" office:value-type="float" office:value="1" calcext:value-type="float">
            <text:p>1.000</text:p>
          </table:table-cell>
          <table:table-cell table:style-name="ce5" table:formula="of:=[raw_succ.I6]" office:value-type="float" office:value="0" calcext:value-type="float">
            <text:p>0.000</text:p>
          </table:table-cell>
          <table:table-cell table:style-name="ce10" table:formula="of:=[raw_succ.J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succ.A7]" office:value-type="string" office:string-value="PA" calcext:value-type="string">
            <text:p>PA</text:p>
          </table:table-cell>
          <table:table-cell table:style-name="ce3" table:formula="of:=[raw_succ.B7]" office:value-type="string" office:string-value="OT" calcext:value-type="string">
            <text:p>OT</text:p>
          </table:table-cell>
          <table:table-cell table:style-name="ce5" table:formula="of:=[raw_succ.C7]" office:value-type="float" office:value="0" calcext:value-type="float">
            <text:p>0.000</text:p>
          </table:table-cell>
          <table:table-cell table:style-name="ce7" table:formula="of:=[raw_succ.D7]" office:value-type="float" office:value="1" calcext:value-type="float">
            <text:p>1.000</text:p>
          </table:table-cell>
          <table:table-cell table:style-name="ce5" table:formula="of:=[raw_succ.E7]" office:value-type="float" office:value="0" calcext:value-type="float">
            <text:p>0.000</text:p>
          </table:table-cell>
          <table:table-cell table:style-name="ce8" table:formula="of:=[raw_succ.F7]" office:value-type="float" office:value="1" calcext:value-type="float">
            <text:p>1.000</text:p>
          </table:table-cell>
          <table:table-cell table:style-name="ce5" table:formula="of:=[raw_succ.G7]" office:value-type="float" office:value="0" calcext:value-type="float">
            <text:p>0.000</text:p>
          </table:table-cell>
          <table:table-cell table:style-name="ce9" table:formula="of:=[raw_succ.H7]" office:value-type="float" office:value="1" calcext:value-type="float">
            <text:p>1.000</text:p>
          </table:table-cell>
          <table:table-cell table:style-name="ce5" table:formula="of:=[raw_succ.I7]" office:value-type="float" office:value="0" calcext:value-type="float">
            <text:p>0.000</text:p>
          </table:table-cell>
          <table:table-cell table:style-name="ce10" table:formula="of:=[raw_succ.J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succ.A8]" office:value-type="string" office:string-value="PA" calcext:value-type="string">
            <text:p>PA</text:p>
          </table:table-cell>
          <table:table-cell table:style-name="ce3" table:formula="of:=[raw_succ.B8]" office:value-type="string" office:string-value="A" calcext:value-type="string">
            <text:p>A</text:p>
          </table:table-cell>
          <table:table-cell table:style-name="ce5" table:formula="of:=[raw_succ.C8]" office:value-type="float" office:value="0" calcext:value-type="float">
            <text:p>0.000</text:p>
          </table:table-cell>
          <table:table-cell table:style-name="ce7" table:formula="of:=[raw_succ.D8]" office:value-type="float" office:value="1" calcext:value-type="float">
            <text:p>1.000</text:p>
          </table:table-cell>
          <table:table-cell table:style-name="ce5" table:formula="of:=[raw_succ.E8]" office:value-type="float" office:value="0" calcext:value-type="float">
            <text:p>0.000</text:p>
          </table:table-cell>
          <table:table-cell table:style-name="ce8" table:formula="of:=[raw_succ.F8]" office:value-type="float" office:value="1" calcext:value-type="float">
            <text:p>1.000</text:p>
          </table:table-cell>
          <table:table-cell table:style-name="ce5" table:formula="of:=[raw_succ.G8]" office:value-type="float" office:value="0" calcext:value-type="float">
            <text:p>0.000</text:p>
          </table:table-cell>
          <table:table-cell table:style-name="ce9" table:formula="of:=[raw_succ.H8]" office:value-type="float" office:value="1" calcext:value-type="float">
            <text:p>1.000</text:p>
          </table:table-cell>
          <table:table-cell table:style-name="ce5" table:formula="of:=[raw_succ.I8]" office:value-type="float" office:value="0" calcext:value-type="float">
            <text:p>0.000</text:p>
          </table:table-cell>
          <table:table-cell table:style-name="ce10" table:formula="of:=[raw_succ.J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succ.A9]" office:value-type="string" office:string-value="PA" calcext:value-type="string">
            <text:p>PA</text:p>
          </table:table-cell>
          <table:table-cell table:style-name="ce3" table:formula="of:=[raw_succ.B9]" office:value-type="string" office:string-value="AT" calcext:value-type="string">
            <text:p>AT</text:p>
          </table:table-cell>
          <table:table-cell table:style-name="ce5" table:formula="of:=[raw_succ.C9]" office:value-type="float" office:value="0" calcext:value-type="float">
            <text:p>0.000</text:p>
          </table:table-cell>
          <table:table-cell table:style-name="ce7" table:formula="of:=[raw_succ.D9]" office:value-type="float" office:value="1" calcext:value-type="float">
            <text:p>1.000</text:p>
          </table:table-cell>
          <table:table-cell table:style-name="ce5" table:formula="of:=[raw_succ.E9]" office:value-type="float" office:value="0" calcext:value-type="float">
            <text:p>0.000</text:p>
          </table:table-cell>
          <table:table-cell table:style-name="ce8" table:formula="of:=[raw_succ.F9]" office:value-type="float" office:value="1" calcext:value-type="float">
            <text:p>1.000</text:p>
          </table:table-cell>
          <table:table-cell table:style-name="ce5" table:formula="of:=[raw_succ.G9]" office:value-type="float" office:value="0" calcext:value-type="float">
            <text:p>0.000</text:p>
          </table:table-cell>
          <table:table-cell table:style-name="ce9" table:formula="of:=[raw_succ.H9]" office:value-type="float" office:value="1" calcext:value-type="float">
            <text:p>1.000</text:p>
          </table:table-cell>
          <table:table-cell table:style-name="ce5" table:formula="of:=[raw_succ.I9]" office:value-type="float" office:value="0" calcext:value-type="float">
            <text:p>0.000</text:p>
          </table:table-cell>
          <table:table-cell table:style-name="ce10" table:formula="of:=[raw_succ.J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succ.A10]" office:value-type="string" office:string-value="PA" calcext:value-type="string">
            <text:p>PA</text:p>
          </table:table-cell>
          <table:table-cell table:style-name="ce3" table:formula="of:=[raw_succ.B10]" office:value-type="string" office:string-value="AO" calcext:value-type="string">
            <text:p>AO</text:p>
          </table:table-cell>
          <table:table-cell table:style-name="ce5" table:formula="of:=[raw_succ.C10]" office:value-type="float" office:value="0" calcext:value-type="float">
            <text:p>0.000</text:p>
          </table:table-cell>
          <table:table-cell table:style-name="ce7" table:formula="of:=[raw_succ.D10]" office:value-type="float" office:value="1" calcext:value-type="float">
            <text:p>1.000</text:p>
          </table:table-cell>
          <table:table-cell table:style-name="ce5" table:formula="of:=[raw_succ.E10]" office:value-type="float" office:value="0" calcext:value-type="float">
            <text:p>0.000</text:p>
          </table:table-cell>
          <table:table-cell table:style-name="ce8" table:formula="of:=[raw_succ.F10]" office:value-type="float" office:value="1" calcext:value-type="float">
            <text:p>1.000</text:p>
          </table:table-cell>
          <table:table-cell table:style-name="ce5" table:formula="of:=[raw_succ.G10]" office:value-type="float" office:value="0" calcext:value-type="float">
            <text:p>0.000</text:p>
          </table:table-cell>
          <table:table-cell table:style-name="ce9" table:formula="of:=[raw_succ.H10]" office:value-type="float" office:value="1" calcext:value-type="float">
            <text:p>1.000</text:p>
          </table:table-cell>
          <table:table-cell table:style-name="ce5" table:formula="of:=[raw_succ.I10]" office:value-type="float" office:value="0" calcext:value-type="float">
            <text:p>0.000</text:p>
          </table:table-cell>
          <table:table-cell table:style-name="ce10" table:formula="of:=[raw_succ.J1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succ.A11]" office:value-type="string" office:string-value="PA" calcext:value-type="string">
            <text:p>PA</text:p>
          </table:table-cell>
          <table:table-cell table:style-name="ce3" table:formula="of:=[raw_succ.B11]" office:value-type="string" office:string-value="AOT" calcext:value-type="string">
            <text:p>AOT</text:p>
          </table:table-cell>
          <table:table-cell table:style-name="ce5" table:formula="of:=[raw_succ.C11]" office:value-type="float" office:value="0" calcext:value-type="float">
            <text:p>0.000</text:p>
          </table:table-cell>
          <table:table-cell table:style-name="ce7" table:formula="of:=[raw_succ.D11]" office:value-type="float" office:value="1" calcext:value-type="float">
            <text:p>1.000</text:p>
          </table:table-cell>
          <table:table-cell table:style-name="ce5" table:formula="of:=[raw_succ.E11]" office:value-type="float" office:value="0" calcext:value-type="float">
            <text:p>0.000</text:p>
          </table:table-cell>
          <table:table-cell table:style-name="ce8" table:formula="of:=[raw_succ.F11]" office:value-type="float" office:value="1" calcext:value-type="float">
            <text:p>1.000</text:p>
          </table:table-cell>
          <table:table-cell table:style-name="ce5" table:formula="of:=[raw_succ.G11]" office:value-type="float" office:value="0" calcext:value-type="float">
            <text:p>0.000</text:p>
          </table:table-cell>
          <table:table-cell table:style-name="ce9" table:formula="of:=[raw_succ.H11]" office:value-type="float" office:value="1" calcext:value-type="float">
            <text:p>1.000</text:p>
          </table:table-cell>
          <table:table-cell table:style-name="ce5" table:formula="of:=[raw_succ.I11]" office:value-type="float" office:value="0" calcext:value-type="float">
            <text:p>0.000</text:p>
          </table:table-cell>
          <table:table-cell table:style-name="ce10" table:formula="of:=[raw_succ.J1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succ.A12]" office:value-type="string" office:string-value="CFP" calcext:value-type="string">
            <text:p>CFP</text:p>
          </table:table-cell>
          <table:table-cell table:style-name="ce3" table:formula="of:=[raw_succ.B12]" office:value-type="string" office:string-value="CS" calcext:value-type="string">
            <text:p>CS</text:p>
          </table:table-cell>
          <table:table-cell table:style-name="ce5" table:formula="of:=[raw_succ.C12]" office:value-type="float" office:value="33.2833" calcext:value-type="float">
            <text:p>33.283</text:p>
          </table:table-cell>
          <table:table-cell table:style-name="ce7" table:formula="of:=[raw_succ.D12]" office:value-type="float" office:value="0" calcext:value-type="float">
            <text:p>0.000</text:p>
          </table:table-cell>
          <table:table-cell table:style-name="ce5" table:formula="of:=[raw_succ.E12]" office:value-type="float" office:value="1.2452" calcext:value-type="float">
            <text:p>1.245</text:p>
          </table:table-cell>
          <table:table-cell table:style-name="ce8" table:formula="of:=[raw_succ.F12]" office:value-type="float" office:value="0.2645" calcext:value-type="float">
            <text:p>0.265</text:p>
          </table:table-cell>
          <table:table-cell table:style-name="ce5" table:formula="of:=[raw_succ.G12]" office:value-type="float" office:value="16.701" calcext:value-type="float">
            <text:p>16.701</text:p>
          </table:table-cell>
          <table:table-cell table:style-name="ce9" table:formula="of:=[raw_succ.H12]" office:value-type="float" office:value="0" calcext:value-type="float">
            <text:p>0.000</text:p>
          </table:table-cell>
          <table:table-cell table:style-name="ce5" table:formula="of:=[raw_succ.I12]" office:value-type="float" office:value="2.9548" calcext:value-type="float">
            <text:p>2.955</text:p>
          </table:table-cell>
          <table:table-cell table:style-name="ce10" table:formula="of:=[raw_succ.J12]" office:value-type="float" office:value="0.0856" calcext:value-type="float">
            <text:p>0.086</text:p>
          </table:table-cell>
          <table:table-cell table:number-columns-repeated="1014"/>
        </table:table-row>
        <table:table-row table:style-name="ro1">
          <table:table-cell table:style-name="ce3" table:formula="of:=[raw_succ.A13]" office:value-type="string" office:string-value="CFP" calcext:value-type="string">
            <text:p>CFP</text:p>
          </table:table-cell>
          <table:table-cell table:style-name="ce3" table:formula="of:=[raw_succ.B13]" office:value-type="string" office:string-value="CA" calcext:value-type="string">
            <text:p>CA</text:p>
          </table:table-cell>
          <table:table-cell table:style-name="ce5" table:formula="of:=[raw_succ.C13]" office:value-type="float" office:value="58.3712" calcext:value-type="float">
            <text:p>58.371</text:p>
          </table:table-cell>
          <table:table-cell table:style-name="ce7" table:formula="of:=[raw_succ.D13]" office:value-type="float" office:value="0" calcext:value-type="float">
            <text:p>0.000</text:p>
          </table:table-cell>
          <table:table-cell table:style-name="ce5" table:formula="of:=[raw_succ.E13]" office:value-type="float" office:value="9.4638" calcext:value-type="float">
            <text:p>9.464</text:p>
          </table:table-cell>
          <table:table-cell table:style-name="ce8" table:formula="of:=[raw_succ.F13]" office:value-type="float" office:value="0.0021" calcext:value-type="float">
            <text:p>0.002</text:p>
          </table:table-cell>
          <table:table-cell table:style-name="ce5" table:formula="of:=[raw_succ.G13]" office:value-type="float" office:value="22.6348" calcext:value-type="float">
            <text:p>22.635</text:p>
          </table:table-cell>
          <table:table-cell table:style-name="ce9" table:formula="of:=[raw_succ.H13]" office:value-type="float" office:value="0" calcext:value-type="float">
            <text:p>0.000</text:p>
          </table:table-cell>
          <table:table-cell table:style-name="ce5" table:formula="of:=[raw_succ.I13]" office:value-type="float" office:value="0.5901" calcext:value-type="float">
            <text:p>0.590</text:p>
          </table:table-cell>
          <table:table-cell table:style-name="ce10" table:formula="of:=[raw_succ.J13]" office:value-type="float" office:value="0.4424" calcext:value-type="float">
            <text:p>0.442</text:p>
          </table:table-cell>
          <table:table-cell table:number-columns-repeated="1014"/>
        </table:table-row>
        <table:table-row table:style-name="ro1">
          <table:table-cell table:style-name="ce3" table:formula="of:=[raw_succ.A14]" office:value-type="string" office:string-value="CFP" calcext:value-type="string">
            <text:p>CFP</text:p>
          </table:table-cell>
          <table:table-cell table:style-name="ce3" table:formula="of:=[raw_succ.B14]" office:value-type="string" office:string-value="O" calcext:value-type="string">
            <text:p>O</text:p>
          </table:table-cell>
          <table:table-cell table:style-name="ce5" table:formula="of:=[raw_succ.C14]" office:value-type="float" office:value="35.4479" calcext:value-type="float">
            <text:p>35.448</text:p>
          </table:table-cell>
          <table:table-cell table:style-name="ce7" table:formula="of:=[raw_succ.D14]" office:value-type="float" office:value="0" calcext:value-type="float">
            <text:p>0.000</text:p>
          </table:table-cell>
          <table:table-cell table:style-name="ce5" table:formula="of:=[raw_succ.E14]" office:value-type="float" office:value="5.3934" calcext:value-type="float">
            <text:p>5.393</text:p>
          </table:table-cell>
          <table:table-cell table:style-name="ce8" table:formula="of:=[raw_succ.F14]" office:value-type="float" office:value="0.0202" calcext:value-type="float">
            <text:p>0.020</text:p>
          </table:table-cell>
          <table:table-cell table:style-name="ce5" table:formula="of:=[raw_succ.G14]" office:value-type="float" office:value="13.2722" calcext:value-type="float">
            <text:p>13.272</text:p>
          </table:table-cell>
          <table:table-cell table:style-name="ce9" table:formula="of:=[raw_succ.H14]" office:value-type="float" office:value="0.0003" calcext:value-type="float">
            <text:p>0.000</text:p>
          </table:table-cell>
          <table:table-cell table:style-name="ce5" table:formula="of:=[raw_succ.I14]" office:value-type="float" office:value="0.7181" calcext:value-type="float">
            <text:p>0.718</text:p>
          </table:table-cell>
          <table:table-cell table:style-name="ce10" table:formula="of:=[raw_succ.J14]" office:value-type="float" office:value="0.3968" calcext:value-type="float">
            <text:p>0.397</text:p>
          </table:table-cell>
          <table:table-cell table:number-columns-repeated="1014"/>
        </table:table-row>
        <table:table-row table:style-name="ro1">
          <table:table-cell table:style-name="ce3" table:formula="of:=[raw_succ.A15]" office:value-type="string" office:string-value="CFP" calcext:value-type="string">
            <text:p>CFP</text:p>
          </table:table-cell>
          <table:table-cell table:style-name="ce3" table:formula="of:=[raw_succ.B15]" office:value-type="string" office:string-value="OT" calcext:value-type="string">
            <text:p>OT</text:p>
          </table:table-cell>
          <table:table-cell table:style-name="ce5" table:formula="of:=[raw_succ.C15]" office:value-type="float" office:value="39.4962" calcext:value-type="float">
            <text:p>39.496</text:p>
          </table:table-cell>
          <table:table-cell table:style-name="ce7" table:formula="of:=[raw_succ.D15]" office:value-type="float" office:value="0" calcext:value-type="float">
            <text:p>0.000</text:p>
          </table:table-cell>
          <table:table-cell table:style-name="ce5" table:formula="of:=[raw_succ.E15]" office:value-type="float" office:value="6.293" calcext:value-type="float">
            <text:p>6.293</text:p>
          </table:table-cell>
          <table:table-cell table:style-name="ce8" table:formula="of:=[raw_succ.F15]" office:value-type="float" office:value="0.0121" calcext:value-type="float">
            <text:p>0.012</text:p>
          </table:table-cell>
          <table:table-cell table:style-name="ce5" table:formula="of:=[raw_succ.G15]" office:value-type="float" office:value="16.5393" calcext:value-type="float">
            <text:p>16.539</text:p>
          </table:table-cell>
          <table:table-cell table:style-name="ce9" table:formula="of:=[raw_succ.H15]" office:value-type="float" office:value="0" calcext:value-type="float">
            <text:p>0.000</text:p>
          </table:table-cell>
          <table:table-cell table:style-name="ce5" table:formula="of:=[raw_succ.I15]" office:value-type="float" office:value="0.0093" calcext:value-type="float">
            <text:p>0.009</text:p>
          </table:table-cell>
          <table:table-cell table:style-name="ce10" table:formula="of:=[raw_succ.J15]" office:value-type="float" office:value="0.9231" calcext:value-type="float">
            <text:p>0.923</text:p>
          </table:table-cell>
          <table:table-cell table:number-columns-repeated="1014"/>
        </table:table-row>
        <table:table-row table:style-name="ro1">
          <table:table-cell table:style-name="ce3" table:formula="of:=[raw_succ.A16]" office:value-type="string" office:string-value="CFP" calcext:value-type="string">
            <text:p>CFP</text:p>
          </table:table-cell>
          <table:table-cell table:style-name="ce3" table:formula="of:=[raw_succ.B16]" office:value-type="string" office:string-value="A" calcext:value-type="string">
            <text:p>A</text:p>
          </table:table-cell>
          <table:table-cell table:style-name="ce5" table:formula="of:=[raw_succ.C16]" office:value-type="float" office:value="35.9885" calcext:value-type="float">
            <text:p>35.989</text:p>
          </table:table-cell>
          <table:table-cell table:style-name="ce7" table:formula="of:=[raw_succ.D16]" office:value-type="float" office:value="0" calcext:value-type="float">
            <text:p>0.000</text:p>
          </table:table-cell>
          <table:table-cell table:style-name="ce5" table:formula="of:=[raw_succ.E16]" office:value-type="float" office:value="16.1827" calcext:value-type="float">
            <text:p>16.183</text:p>
          </table:table-cell>
          <table:table-cell table:style-name="ce8" table:formula="of:=[raw_succ.F16]" office:value-type="float" office:value="0.0001" calcext:value-type="float">
            <text:p>0.000</text:p>
          </table:table-cell>
          <table:table-cell table:style-name="ce5" table:formula="of:=[raw_succ.G16]" office:value-type="float" office:value="11.1204" calcext:value-type="float">
            <text:p>11.120</text:p>
          </table:table-cell>
          <table:table-cell table:style-name="ce9" table:formula="of:=[raw_succ.H16]" office:value-type="float" office:value="0.0009" calcext:value-type="float">
            <text:p>0.001</text:p>
          </table:table-cell>
          <table:table-cell table:style-name="ce5" table:formula="of:=[raw_succ.I16]" office:value-type="float" office:value="0.9321" calcext:value-type="float">
            <text:p>0.932</text:p>
          </table:table-cell>
          <table:table-cell table:style-name="ce10" table:formula="of:=[raw_succ.J16]" office:value-type="float" office:value="0.3343" calcext:value-type="float">
            <text:p>0.334</text:p>
          </table:table-cell>
          <table:table-cell table:number-columns-repeated="1014"/>
        </table:table-row>
        <table:table-row table:style-name="ro1">
          <table:table-cell table:style-name="ce3" table:formula="of:=[raw_succ.A17]" office:value-type="string" office:string-value="CFP" calcext:value-type="string">
            <text:p>CFP</text:p>
          </table:table-cell>
          <table:table-cell table:style-name="ce3" table:formula="of:=[raw_succ.B17]" office:value-type="string" office:string-value="AT" calcext:value-type="string">
            <text:p>AT</text:p>
          </table:table-cell>
          <table:table-cell table:style-name="ce5" table:formula="of:=[raw_succ.C17]" office:value-type="float" office:value="30.312" calcext:value-type="float">
            <text:p>30.312</text:p>
          </table:table-cell>
          <table:table-cell table:style-name="ce7" table:formula="of:=[raw_succ.D17]" office:value-type="float" office:value="0" calcext:value-type="float">
            <text:p>0.000</text:p>
          </table:table-cell>
          <table:table-cell table:style-name="ce5" table:formula="of:=[raw_succ.E17]" office:value-type="float" office:value="3.7198" calcext:value-type="float">
            <text:p>3.720</text:p>
          </table:table-cell>
          <table:table-cell table:style-name="ce8" table:formula="of:=[raw_succ.F17]" office:value-type="float" office:value="0.0538" calcext:value-type="float">
            <text:p>0.054</text:p>
          </table:table-cell>
          <table:table-cell table:style-name="ce5" table:formula="of:=[raw_succ.G17]" office:value-type="float" office:value="13.0539" calcext:value-type="float">
            <text:p>13.054</text:p>
          </table:table-cell>
          <table:table-cell table:style-name="ce9" table:formula="of:=[raw_succ.H17]" office:value-type="float" office:value="0.0003" calcext:value-type="float">
            <text:p>0.000</text:p>
          </table:table-cell>
          <table:table-cell table:style-name="ce5" table:formula="of:=[raw_succ.I17]" office:value-type="float" office:value="0.0499" calcext:value-type="float">
            <text:p>0.050</text:p>
          </table:table-cell>
          <table:table-cell table:style-name="ce10" table:formula="of:=[raw_succ.J17]" office:value-type="float" office:value="0.8232" calcext:value-type="float">
            <text:p>0.823</text:p>
          </table:table-cell>
          <table:table-cell table:number-columns-repeated="1014"/>
        </table:table-row>
        <table:table-row table:style-name="ro1">
          <table:table-cell table:style-name="ce3" table:formula="of:=[raw_succ.A18]" office:value-type="string" office:string-value="CFP" calcext:value-type="string">
            <text:p>CFP</text:p>
          </table:table-cell>
          <table:table-cell table:style-name="ce3" table:formula="of:=[raw_succ.B18]" office:value-type="string" office:string-value="AO" calcext:value-type="string">
            <text:p>AO</text:p>
          </table:table-cell>
          <table:table-cell table:style-name="ce5" table:formula="of:=[raw_succ.C18]" office:value-type="float" office:value="36.9346" calcext:value-type="float">
            <text:p>36.935</text:p>
          </table:table-cell>
          <table:table-cell table:style-name="ce7" table:formula="of:=[raw_succ.D18]" office:value-type="float" office:value="0" calcext:value-type="float">
            <text:p>0.000</text:p>
          </table:table-cell>
          <table:table-cell table:style-name="ce5" table:formula="of:=[raw_succ.E18]" office:value-type="float" office:value="12.4224" calcext:value-type="float">
            <text:p>12.422</text:p>
          </table:table-cell>
          <table:table-cell table:style-name="ce8" table:formula="of:=[raw_succ.F18]" office:value-type="float" office:value="0.0004" calcext:value-type="float">
            <text:p>0.000</text:p>
          </table:table-cell>
          <table:table-cell table:style-name="ce5" table:formula="of:=[raw_succ.G18]" office:value-type="float" office:value="13.0892" calcext:value-type="float">
            <text:p>13.089</text:p>
          </table:table-cell>
          <table:table-cell table:style-name="ce9" table:formula="of:=[raw_succ.H18]" office:value-type="float" office:value="0.0003" calcext:value-type="float">
            <text:p>0.000</text:p>
          </table:table-cell>
          <table:table-cell table:style-name="ce5" table:formula="of:=[raw_succ.I18]" office:value-type="float" office:value="0.9058" calcext:value-type="float">
            <text:p>0.906</text:p>
          </table:table-cell>
          <table:table-cell table:style-name="ce10" table:formula="of:=[raw_succ.J18]" office:value-type="float" office:value="0.3412" calcext:value-type="float">
            <text:p>0.341</text:p>
          </table:table-cell>
          <table:table-cell table:number-columns-repeated="1014"/>
        </table:table-row>
        <table:table-row table:style-name="ro1">
          <table:table-cell table:style-name="ce3" table:formula="of:=[raw_succ.A19]" office:value-type="string" office:string-value="CFP" calcext:value-type="string">
            <text:p>CFP</text:p>
          </table:table-cell>
          <table:table-cell table:style-name="ce3" table:formula="of:=[raw_succ.B19]" office:value-type="string" office:string-value="AOT" calcext:value-type="string">
            <text:p>AOT</text:p>
          </table:table-cell>
          <table:table-cell table:style-name="ce5" table:formula="of:=[raw_succ.C19]" office:value-type="float" office:value="36.3231" calcext:value-type="float">
            <text:p>36.323</text:p>
          </table:table-cell>
          <table:table-cell table:style-name="ce7" table:formula="of:=[raw_succ.D19]" office:value-type="float" office:value="0" calcext:value-type="float">
            <text:p>0.000</text:p>
          </table:table-cell>
          <table:table-cell table:style-name="ce5" table:formula="of:=[raw_succ.E19]" office:value-type="float" office:value="7.8782" calcext:value-type="float">
            <text:p>7.878</text:p>
          </table:table-cell>
          <table:table-cell table:style-name="ce8" table:formula="of:=[raw_succ.F19]" office:value-type="float" office:value="0.005" calcext:value-type="float">
            <text:p>0.005</text:p>
          </table:table-cell>
          <table:table-cell table:style-name="ce5" table:formula="of:=[raw_succ.G19]" office:value-type="float" office:value="13.7559" calcext:value-type="float">
            <text:p>13.756</text:p>
          </table:table-cell>
          <table:table-cell table:style-name="ce9" table:formula="of:=[raw_succ.H19]" office:value-type="float" office:value="0.0002" calcext:value-type="float">
            <text:p>0.000</text:p>
          </table:table-cell>
          <table:table-cell table:style-name="ce5" table:formula="of:=[raw_succ.I19]" office:value-type="float" office:value="0.4897" calcext:value-type="float">
            <text:p>0.490</text:p>
          </table:table-cell>
          <table:table-cell table:style-name="ce10" table:formula="of:=[raw_succ.J19]" office:value-type="float" office:value="0.4841" calcext:value-type="float">
            <text:p>0.484</text:p>
          </table:table-cell>
          <table:table-cell table:number-columns-repeated="1014"/>
        </table:table-row>
        <table:table-row table:style-name="ro1">
          <table:table-cell table:style-name="ce3" table:formula="of:=[raw_succ.A20]" office:value-type="string" office:string-value="CS" calcext:value-type="string">
            <text:p>CS</text:p>
          </table:table-cell>
          <table:table-cell table:style-name="ce3" table:formula="of:=[raw_succ.B20]" office:value-type="string" office:string-value="CA" calcext:value-type="string">
            <text:p>CA</text:p>
          </table:table-cell>
          <table:table-cell table:style-name="ce5" table:formula="of:=[raw_succ.C20]" office:value-type="float" office:value="12.0622" calcext:value-type="float">
            <text:p>12.062</text:p>
          </table:table-cell>
          <table:table-cell table:style-name="ce7" table:formula="of:=[raw_succ.D20]" office:value-type="float" office:value="0.0005" calcext:value-type="float">
            <text:p>0.001</text:p>
          </table:table-cell>
          <table:table-cell table:style-name="ce5" table:formula="of:=[raw_succ.E20]" office:value-type="float" office:value="21.6503" calcext:value-type="float">
            <text:p>21.650</text:p>
          </table:table-cell>
          <table:table-cell table:style-name="ce8" table:formula="of:=[raw_succ.F20]" office:value-type="float" office:value="0" calcext:value-type="float">
            <text:p>0.000</text:p>
          </table:table-cell>
          <table:table-cell table:style-name="ce5" table:formula="of:=[raw_succ.G20]" office:value-type="float" office:value="4.4868" calcext:value-type="float">
            <text:p>4.487</text:p>
          </table:table-cell>
          <table:table-cell table:style-name="ce9" table:formula="of:=[raw_succ.H20]" office:value-type="float" office:value="0.0342" calcext:value-type="float">
            <text:p>0.034</text:p>
          </table:table-cell>
          <table:table-cell table:style-name="ce5" table:formula="of:=[raw_succ.I20]" office:value-type="float" office:value="0.4658" calcext:value-type="float">
            <text:p>0.466</text:p>
          </table:table-cell>
          <table:table-cell table:style-name="ce10" table:formula="of:=[raw_succ.J20]" office:value-type="float" office:value="0.4949" calcext:value-type="float">
            <text:p>0.495</text:p>
          </table:table-cell>
          <table:table-cell table:number-columns-repeated="1014"/>
        </table:table-row>
        <table:table-row table:style-name="ro1">
          <table:table-cell table:style-name="ce3" table:formula="of:=[raw_succ.A21]" office:value-type="string" office:string-value="CS" calcext:value-type="string">
            <text:p>CS</text:p>
          </table:table-cell>
          <table:table-cell table:style-name="ce3" table:formula="of:=[raw_succ.B21]" office:value-type="string" office:string-value="O" calcext:value-type="string">
            <text:p>O</text:p>
          </table:table-cell>
          <table:table-cell table:style-name="ce5" table:formula="of:=[raw_succ.C21]" office:value-type="float" office:value="0.8764" calcext:value-type="float">
            <text:p>0.876</text:p>
          </table:table-cell>
          <table:table-cell table:style-name="ce7" table:formula="of:=[raw_succ.D21]" office:value-type="float" office:value="0.3492" calcext:value-type="float">
            <text:p>0.349</text:p>
          </table:table-cell>
          <table:table-cell table:style-name="ce5" table:formula="of:=[raw_succ.E21]" office:value-type="float" office:value="11.5114" calcext:value-type="float">
            <text:p>11.511</text:p>
          </table:table-cell>
          <table:table-cell table:style-name="ce8" table:formula="of:=[raw_succ.F21]" office:value-type="float" office:value="0.0007" calcext:value-type="float">
            <text:p>0.001</text:p>
          </table:table-cell>
          <table:table-cell table:style-name="ce5" table:formula="of:=[raw_succ.G21]" office:value-type="float" office:value="0.0618" calcext:value-type="float">
            <text:p>0.062</text:p>
          </table:table-cell>
          <table:table-cell table:style-name="ce9" table:formula="of:=[raw_succ.H21]" office:value-type="float" office:value="0.8037" calcext:value-type="float">
            <text:p>0.804</text:p>
          </table:table-cell>
          <table:table-cell table:style-name="ce5" table:formula="of:=[raw_succ.I21]" office:value-type="float" office:value="6.8413" calcext:value-type="float">
            <text:p>6.841</text:p>
          </table:table-cell>
          <table:table-cell table:style-name="ce10" table:formula="of:=[raw_succ.J21]" office:value-type="float" office:value="0.0089" calcext:value-type="float">
            <text:p>0.009</text:p>
          </table:table-cell>
          <table:table-cell table:number-columns-repeated="1014"/>
        </table:table-row>
        <table:table-row table:style-name="ro1">
          <table:table-cell table:style-name="ce3" table:formula="of:=[raw_succ.A22]" office:value-type="string" office:string-value="CS" calcext:value-type="string">
            <text:p>CS</text:p>
          </table:table-cell>
          <table:table-cell table:style-name="ce3" table:formula="of:=[raw_succ.B22]" office:value-type="string" office:string-value="OT" calcext:value-type="string">
            <text:p>OT</text:p>
          </table:table-cell>
          <table:table-cell table:style-name="ce5" table:formula="of:=[raw_succ.C22]" office:value-type="float" office:value="2.2383" calcext:value-type="float">
            <text:p>2.238</text:p>
          </table:table-cell>
          <table:table-cell table:style-name="ce7" table:formula="of:=[raw_succ.D22]" office:value-type="float" office:value="0.1346" calcext:value-type="float">
            <text:p>0.135</text:p>
          </table:table-cell>
          <table:table-cell table:style-name="ce5" table:formula="of:=[raw_succ.E22]" office:value-type="float" office:value="12.1638" calcext:value-type="float">
            <text:p>12.164</text:p>
          </table:table-cell>
          <table:table-cell table:style-name="ce8" table:formula="of:=[raw_succ.F22]" office:value-type="float" office:value="0.0005" calcext:value-type="float">
            <text:p>0.001</text:p>
          </table:table-cell>
          <table:table-cell table:style-name="ce5" table:formula="of:=[raw_succ.G22]" office:value-type="float" office:value="0.129" calcext:value-type="float">
            <text:p>0.129</text:p>
          </table:table-cell>
          <table:table-cell table:style-name="ce9" table:formula="of:=[raw_succ.H22]" office:value-type="float" office:value="0.7195" calcext:value-type="float">
            <text:p>0.720</text:p>
          </table:table-cell>
          <table:table-cell table:style-name="ce5" table:formula="of:=[raw_succ.I22]" office:value-type="float" office:value="3.2733" calcext:value-type="float">
            <text:p>3.273</text:p>
          </table:table-cell>
          <table:table-cell table:style-name="ce10" table:formula="of:=[raw_succ.J22]" office:value-type="float" office:value="0.0704" calcext:value-type="float">
            <text:p>0.070</text:p>
          </table:table-cell>
          <table:table-cell table:number-columns-repeated="1014"/>
        </table:table-row>
        <table:table-row table:style-name="ro1">
          <table:table-cell table:style-name="ce3" table:formula="of:=[raw_succ.A23]" office:value-type="string" office:string-value="CS" calcext:value-type="string">
            <text:p>CS</text:p>
          </table:table-cell>
          <table:table-cell table:style-name="ce3" table:formula="of:=[raw_succ.B23]" office:value-type="string" office:string-value="A" calcext:value-type="string">
            <text:p>A</text:p>
          </table:table-cell>
          <table:table-cell table:style-name="ce5" table:formula="of:=[raw_succ.C23]" office:value-type="float" office:value="4.0763" calcext:value-type="float">
            <text:p>4.076</text:p>
          </table:table-cell>
          <table:table-cell table:style-name="ce7" table:formula="of:=[raw_succ.D23]" office:value-type="float" office:value="0.0435" calcext:value-type="float">
            <text:p>0.044</text:p>
          </table:table-cell>
          <table:table-cell table:style-name="ce5" table:formula="of:=[raw_succ.E23]" office:value-type="float" office:value="24.5926" calcext:value-type="float">
            <text:p>24.593</text:p>
          </table:table-cell>
          <table:table-cell table:style-name="ce8" table:formula="of:=[raw_succ.F23]" office:value-type="float" office:value="0" calcext:value-type="float">
            <text:p>0.000</text:p>
          </table:table-cell>
          <table:table-cell table:style-name="ce5" table:formula="of:=[raw_succ.G23]" office:value-type="float" office:value="0.2051" calcext:value-type="float">
            <text:p>0.205</text:p>
          </table:table-cell>
          <table:table-cell table:style-name="ce9" table:formula="of:=[raw_succ.H23]" office:value-type="float" office:value="0.6507" calcext:value-type="float">
            <text:p>0.651</text:p>
          </table:table-cell>
          <table:table-cell table:style-name="ce5" table:formula="of:=[raw_succ.I23]" office:value-type="float" office:value="6.4453" calcext:value-type="float">
            <text:p>6.445</text:p>
          </table:table-cell>
          <table:table-cell table:style-name="ce10" table:formula="of:=[raw_succ.J23]" office:value-type="float" office:value="0.0111" calcext:value-type="float">
            <text:p>0.011</text:p>
          </table:table-cell>
          <table:table-cell table:number-columns-repeated="1014"/>
        </table:table-row>
        <table:table-row table:style-name="ro1">
          <table:table-cell table:style-name="ce3" table:formula="of:=[raw_succ.A24]" office:value-type="string" office:string-value="CS" calcext:value-type="string">
            <text:p>CS</text:p>
          </table:table-cell>
          <table:table-cell table:style-name="ce3" table:formula="of:=[raw_succ.B24]" office:value-type="string" office:string-value="AT" calcext:value-type="string">
            <text:p>AT</text:p>
          </table:table-cell>
          <table:table-cell table:style-name="ce5" table:formula="of:=[raw_succ.C24]" office:value-type="float" office:value="1.2113" calcext:value-type="float">
            <text:p>1.211</text:p>
          </table:table-cell>
          <table:table-cell table:style-name="ce7" table:formula="of:=[raw_succ.D24]" office:value-type="float" office:value="0.2711" calcext:value-type="float">
            <text:p>0.271</text:p>
          </table:table-cell>
          <table:table-cell table:style-name="ce5" table:formula="of:=[raw_succ.E24]" office:value-type="float" office:value="9.5591" calcext:value-type="float">
            <text:p>9.559</text:p>
          </table:table-cell>
          <table:table-cell table:style-name="ce8" table:formula="of:=[raw_succ.F24]" office:value-type="float" office:value="0.002" calcext:value-type="float">
            <text:p>0.002</text:p>
          </table:table-cell>
          <table:table-cell table:style-name="ce5" table:formula="of:=[raw_succ.G24]" office:value-type="float" office:value="0.1751" calcext:value-type="float">
            <text:p>0.175</text:p>
          </table:table-cell>
          <table:table-cell table:style-name="ce9" table:formula="of:=[raw_succ.H24]" office:value-type="float" office:value="0.6756" calcext:value-type="float">
            <text:p>0.676</text:p>
          </table:table-cell>
          <table:table-cell table:style-name="ce5" table:formula="of:=[raw_succ.I24]" office:value-type="float" office:value="1.5192" calcext:value-type="float">
            <text:p>1.519</text:p>
          </table:table-cell>
          <table:table-cell table:style-name="ce10" table:formula="of:=[raw_succ.J24]" office:value-type="float" office:value="0.2177" calcext:value-type="float">
            <text:p>0.218</text:p>
          </table:table-cell>
          <table:table-cell table:number-columns-repeated="1014"/>
        </table:table-row>
        <table:table-row table:style-name="ro1">
          <table:table-cell table:style-name="ce3" table:formula="of:=[raw_succ.A25]" office:value-type="string" office:string-value="CS" calcext:value-type="string">
            <text:p>CS</text:p>
          </table:table-cell>
          <table:table-cell table:style-name="ce3" table:formula="of:=[raw_succ.B25]" office:value-type="string" office:string-value="AO" calcext:value-type="string">
            <text:p>AO</text:p>
          </table:table-cell>
          <table:table-cell table:style-name="ce5" table:formula="of:=[raw_succ.C25]" office:value-type="float" office:value="0.8553" calcext:value-type="float">
            <text:p>0.855</text:p>
          </table:table-cell>
          <table:table-cell table:style-name="ce7" table:formula="of:=[raw_succ.D25]" office:value-type="float" office:value="0.3551" calcext:value-type="float">
            <text:p>0.355</text:p>
          </table:table-cell>
          <table:table-cell table:style-name="ce5" table:formula="of:=[raw_succ.E25]" office:value-type="float" office:value="21.5734" calcext:value-type="float">
            <text:p>21.573</text:p>
          </table:table-cell>
          <table:table-cell table:style-name="ce8" table:formula="of:=[raw_succ.F25]" office:value-type="float" office:value="0" calcext:value-type="float">
            <text:p>0.000</text:p>
          </table:table-cell>
          <table:table-cell table:style-name="ce5" table:formula="of:=[raw_succ.G25]" office:value-type="float" office:value="0.1831" calcext:value-type="float">
            <text:p>0.183</text:p>
          </table:table-cell>
          <table:table-cell table:style-name="ce9" table:formula="of:=[raw_succ.H25]" office:value-type="float" office:value="0.6688" calcext:value-type="float">
            <text:p>0.669</text:p>
          </table:table-cell>
          <table:table-cell table:style-name="ce5" table:formula="of:=[raw_succ.I25]" office:value-type="float" office:value="7.671" calcext:value-type="float">
            <text:p>7.671</text:p>
          </table:table-cell>
          <table:table-cell table:style-name="ce10" table:formula="of:=[raw_succ.J25]" office:value-type="float" office:value="0.0056" calcext:value-type="float">
            <text:p>0.006</text:p>
          </table:table-cell>
          <table:table-cell table:number-columns-repeated="1014"/>
        </table:table-row>
        <table:table-row table:style-name="ro1">
          <table:table-cell table:style-name="ce3" table:formula="of:=[raw_succ.A26]" office:value-type="string" office:string-value="CS" calcext:value-type="string">
            <text:p>CS</text:p>
          </table:table-cell>
          <table:table-cell table:style-name="ce3" table:formula="of:=[raw_succ.B26]" office:value-type="string" office:string-value="AOT" calcext:value-type="string">
            <text:p>AOT</text:p>
          </table:table-cell>
          <table:table-cell table:style-name="ce5" table:formula="of:=[raw_succ.C26]" office:value-type="float" office:value="0.9835" calcext:value-type="float">
            <text:p>0.984</text:p>
          </table:table-cell>
          <table:table-cell table:style-name="ce7" table:formula="of:=[raw_succ.D26]" office:value-type="float" office:value="0.3213" calcext:value-type="float">
            <text:p>0.321</text:p>
          </table:table-cell>
          <table:table-cell table:style-name="ce5" table:formula="of:=[raw_succ.E26]" office:value-type="float" office:value="17.1938" calcext:value-type="float">
            <text:p>17.194</text:p>
          </table:table-cell>
          <table:table-cell table:style-name="ce8" table:formula="of:=[raw_succ.F26]" office:value-type="float" office:value="0" calcext:value-type="float">
            <text:p>0.000</text:p>
          </table:table-cell>
          <table:table-cell table:style-name="ce5" table:formula="of:=[raw_succ.G26]" office:value-type="float" office:value="0.0154" calcext:value-type="float">
            <text:p>0.015</text:p>
          </table:table-cell>
          <table:table-cell table:style-name="ce9" table:formula="of:=[raw_succ.H26]" office:value-type="float" office:value="0.9013" calcext:value-type="float">
            <text:p>0.901</text:p>
          </table:table-cell>
          <table:table-cell table:style-name="ce5" table:formula="of:=[raw_succ.I26]" office:value-type="float" office:value="5.9135" calcext:value-type="float">
            <text:p>5.914</text:p>
          </table:table-cell>
          <table:table-cell table:style-name="ce10" table:formula="of:=[raw_succ.J26]" office:value-type="float" office:value="0.015" calcext:value-type="float">
            <text:p>0.015</text:p>
          </table:table-cell>
          <table:table-cell table:number-columns-repeated="1014"/>
        </table:table-row>
        <table:table-row table:style-name="ro1">
          <table:table-cell table:style-name="ce3" table:formula="of:=[raw_succ.A27]" office:value-type="string" office:string-value="CA" calcext:value-type="string">
            <text:p>CA</text:p>
          </table:table-cell>
          <table:table-cell table:style-name="ce3" table:formula="of:=[raw_succ.B27]" office:value-type="string" office:string-value="O" calcext:value-type="string">
            <text:p>O</text:p>
          </table:table-cell>
          <table:table-cell table:style-name="ce5" table:formula="of:=[raw_succ.C27]" office:value-type="float" office:value="6.8869" calcext:value-type="float">
            <text:p>6.887</text:p>
          </table:table-cell>
          <table:table-cell table:style-name="ce7" table:formula="of:=[raw_succ.D27]" office:value-type="float" office:value="0.0087" calcext:value-type="float">
            <text:p>0.009</text:p>
          </table:table-cell>
          <table:table-cell table:style-name="ce5" table:formula="of:=[raw_succ.E27]" office:value-type="float" office:value="2.3702" calcext:value-type="float">
            <text:p>2.370</text:p>
          </table:table-cell>
          <table:table-cell table:style-name="ce8" table:formula="of:=[raw_succ.F27]" office:value-type="float" office:value="0.1237" calcext:value-type="float">
            <text:p>0.124</text:p>
          </table:table-cell>
          <table:table-cell table:style-name="ce5" table:formula="of:=[raw_succ.G27]" office:value-type="float" office:value="4.6393" calcext:value-type="float">
            <text:p>4.639</text:p>
          </table:table-cell>
          <table:table-cell table:style-name="ce9" table:formula="of:=[raw_succ.H27]" office:value-type="float" office:value="0.0312" calcext:value-type="float">
            <text:p>0.031</text:p>
          </table:table-cell>
          <table:table-cell table:style-name="ce5" table:formula="of:=[raw_succ.I27]" office:value-type="float" office:value="2.9006" calcext:value-type="float">
            <text:p>2.901</text:p>
          </table:table-cell>
          <table:table-cell table:style-name="ce10" table:formula="of:=[raw_succ.J27]" office:value-type="float" office:value="0.0885" calcext:value-type="float">
            <text:p>0.089</text:p>
          </table:table-cell>
          <table:table-cell table:number-columns-repeated="1014"/>
        </table:table-row>
        <table:table-row table:style-name="ro1">
          <table:table-cell table:style-name="ce3" table:formula="of:=[raw_succ.A28]" office:value-type="string" office:string-value="CA" calcext:value-type="string">
            <text:p>CA</text:p>
          </table:table-cell>
          <table:table-cell table:style-name="ce3" table:formula="of:=[raw_succ.B28]" office:value-type="string" office:string-value="OT" calcext:value-type="string">
            <text:p>OT</text:p>
          </table:table-cell>
          <table:table-cell table:style-name="ce5" table:formula="of:=[raw_succ.C28]" office:value-type="float" office:value="4.5967" calcext:value-type="float">
            <text:p>4.597</text:p>
          </table:table-cell>
          <table:table-cell table:style-name="ce7" table:formula="of:=[raw_succ.D28]" office:value-type="float" office:value="0.032" calcext:value-type="float">
            <text:p>0.032</text:p>
          </table:table-cell>
          <table:table-cell table:style-name="ce5" table:formula="of:=[raw_succ.E28]" office:value-type="float" office:value="2.4153" calcext:value-type="float">
            <text:p>2.415</text:p>
          </table:table-cell>
          <table:table-cell table:style-name="ce8" table:formula="of:=[raw_succ.F28]" office:value-type="float" office:value="0.1202" calcext:value-type="float">
            <text:p>0.120</text:p>
          </table:table-cell>
          <table:table-cell table:style-name="ce5" table:formula="of:=[raw_succ.G28]" office:value-type="float" office:value="2.9897" calcext:value-type="float">
            <text:p>2.990</text:p>
          </table:table-cell>
          <table:table-cell table:style-name="ce9" table:formula="of:=[raw_succ.H28]" office:value-type="float" office:value="0.0838" calcext:value-type="float">
            <text:p>0.084</text:p>
          </table:table-cell>
          <table:table-cell table:style-name="ce5" table:formula="of:=[raw_succ.I28]" office:value-type="float" office:value="0.8075" calcext:value-type="float">
            <text:p>0.808</text:p>
          </table:table-cell>
          <table:table-cell table:style-name="ce10" table:formula="of:=[raw_succ.J28]" office:value-type="float" office:value="0.3689" calcext:value-type="float">
            <text:p>0.369</text:p>
          </table:table-cell>
          <table:table-cell table:number-columns-repeated="1014"/>
        </table:table-row>
        <table:table-row table:style-name="ro1">
          <table:table-cell table:style-name="ce3" table:formula="of:=[raw_succ.A29]" office:value-type="string" office:string-value="CA" calcext:value-type="string">
            <text:p>CA</text:p>
          </table:table-cell>
          <table:table-cell table:style-name="ce3" table:formula="of:=[raw_succ.B29]" office:value-type="string" office:string-value="A" calcext:value-type="string">
            <text:p>A</text:p>
          </table:table-cell>
          <table:table-cell table:style-name="ce5" table:formula="of:=[raw_succ.C29]" office:value-type="float" office:value="0.2668" calcext:value-type="float">
            <text:p>0.267</text:p>
          </table:table-cell>
          <table:table-cell table:style-name="ce7" table:formula="of:=[raw_succ.D29]" office:value-type="float" office:value="0.6055" calcext:value-type="float">
            <text:p>0.606</text:p>
          </table:table-cell>
          <table:table-cell table:style-name="ce5" table:formula="of:=[raw_succ.E29]" office:value-type="float" office:value="0.2842" calcext:value-type="float">
            <text:p>0.284</text:p>
          </table:table-cell>
          <table:table-cell table:style-name="ce8" table:formula="of:=[raw_succ.F29]" office:value-type="float" office:value="0.594" calcext:value-type="float">
            <text:p>0.594</text:p>
          </table:table-cell>
          <table:table-cell table:style-name="ce5" table:formula="of:=[raw_succ.G29]" office:value-type="float" office:value="0.7762" calcext:value-type="float">
            <text:p>0.776</text:p>
          </table:table-cell>
          <table:table-cell table:style-name="ce9" table:formula="of:=[raw_succ.H29]" office:value-type="float" office:value="0.3783" calcext:value-type="float">
            <text:p>0.378</text:p>
          </table:table-cell>
          <table:table-cell table:style-name="ce5" table:formula="of:=[raw_succ.I29]" office:value-type="float" office:value="4.0278" calcext:value-type="float">
            <text:p>4.028</text:p>
          </table:table-cell>
          <table:table-cell table:style-name="ce10" table:formula="of:=[raw_succ.J29]" office:value-type="float" office:value="0.0448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3" table:formula="of:=[raw_succ.A30]" office:value-type="string" office:string-value="CA" calcext:value-type="string">
            <text:p>CA</text:p>
          </table:table-cell>
          <table:table-cell table:style-name="ce3" table:formula="of:=[raw_succ.B30]" office:value-type="string" office:string-value="AT" calcext:value-type="string">
            <text:p>AT</text:p>
          </table:table-cell>
          <table:table-cell table:style-name="ce5" table:formula="of:=[raw_succ.C30]" office:value-type="float" office:value="3.2029" calcext:value-type="float">
            <text:p>3.203</text:p>
          </table:table-cell>
          <table:table-cell table:style-name="ce7" table:formula="of:=[raw_succ.D30]" office:value-type="float" office:value="0.0735" calcext:value-type="float">
            <text:p>0.074</text:p>
          </table:table-cell>
          <table:table-cell table:style-name="ce5" table:formula="of:=[raw_succ.E30]" office:value-type="float" office:value="4.1561" calcext:value-type="float">
            <text:p>4.156</text:p>
          </table:table-cell>
          <table:table-cell table:style-name="ce8" table:formula="of:=[raw_succ.F30]" office:value-type="float" office:value="0.0415" calcext:value-type="float">
            <text:p>0.042</text:p>
          </table:table-cell>
          <table:table-cell table:style-name="ce5" table:formula="of:=[raw_succ.G30]" office:value-type="float" office:value="2.5923" calcext:value-type="float">
            <text:p>2.592</text:p>
          </table:table-cell>
          <table:table-cell table:style-name="ce9" table:formula="of:=[raw_succ.H30]" office:value-type="float" office:value="0.1074" calcext:value-type="float">
            <text:p>0.107</text:p>
          </table:table-cell>
          <table:table-cell table:style-name="ce5" table:formula="of:=[raw_succ.I30]" office:value-type="float" office:value="0.1962" calcext:value-type="float">
            <text:p>0.196</text:p>
          </table:table-cell>
          <table:table-cell table:style-name="ce10" table:formula="of:=[raw_succ.J30]" office:value-type="float" office:value="0.6578" calcext:value-type="float">
            <text:p>0.658</text:p>
          </table:table-cell>
          <table:table-cell table:number-columns-repeated="1014"/>
        </table:table-row>
        <table:table-row table:style-name="ro1">
          <table:table-cell table:style-name="ce3" table:formula="of:=[raw_succ.A31]" office:value-type="string" office:string-value="CA" calcext:value-type="string">
            <text:p>CA</text:p>
          </table:table-cell>
          <table:table-cell table:style-name="ce3" table:formula="of:=[raw_succ.B31]" office:value-type="string" office:string-value="AO" calcext:value-type="string">
            <text:p>AO</text:p>
          </table:table-cell>
          <table:table-cell table:style-name="ce5" table:formula="of:=[raw_succ.C31]" office:value-type="float" office:value="7.6828" calcext:value-type="float">
            <text:p>7.683</text:p>
          </table:table-cell>
          <table:table-cell table:style-name="ce7" table:formula="of:=[raw_succ.D31]" office:value-type="float" office:value="0.0056" calcext:value-type="float">
            <text:p>0.006</text:p>
          </table:table-cell>
          <table:table-cell table:style-name="ce5" table:formula="of:=[raw_succ.E31]" office:value-type="float" office:value="0.3386" calcext:value-type="float">
            <text:p>0.339</text:p>
          </table:table-cell>
          <table:table-cell table:style-name="ce8" table:formula="of:=[raw_succ.F31]" office:value-type="float" office:value="0.5606" calcext:value-type="float">
            <text:p>0.561</text:p>
          </table:table-cell>
          <table:table-cell table:style-name="ce5" table:formula="of:=[raw_succ.G31]" office:value-type="float" office:value="7.2468" calcext:value-type="float">
            <text:p>7.247</text:p>
          </table:table-cell>
          <table:table-cell table:style-name="ce9" table:formula="of:=[raw_succ.H31]" office:value-type="float" office:value="0.0071" calcext:value-type="float">
            <text:p>0.007</text:p>
          </table:table-cell>
          <table:table-cell table:style-name="ce5" table:formula="of:=[raw_succ.I31]" office:value-type="float" office:value="3.7973" calcext:value-type="float">
            <text:p>3.797</text:p>
          </table:table-cell>
          <table:table-cell table:style-name="ce10" table:formula="of:=[raw_succ.J31]" office:value-type="float" office:value="0.0513" calcext:value-type="float">
            <text:p>0.051</text:p>
          </table:table-cell>
          <table:table-cell table:number-columns-repeated="1014"/>
        </table:table-row>
        <table:table-row table:style-name="ro1">
          <table:table-cell table:style-name="ce3" table:formula="of:=[raw_succ.A32]" office:value-type="string" office:string-value="CA" calcext:value-type="string">
            <text:p>CA</text:p>
          </table:table-cell>
          <table:table-cell table:style-name="ce3" table:formula="of:=[raw_succ.B32]" office:value-type="string" office:string-value="AOT" calcext:value-type="string">
            <text:p>AOT</text:p>
          </table:table-cell>
          <table:table-cell table:style-name="ce5" table:formula="of:=[raw_succ.C32]" office:value-type="float" office:value="6.2814" calcext:value-type="float">
            <text:p>6.281</text:p>
          </table:table-cell>
          <table:table-cell table:style-name="ce7" table:formula="of:=[raw_succ.D32]" office:value-type="float" office:value="0.0122" calcext:value-type="float">
            <text:p>0.012</text:p>
          </table:table-cell>
          <table:table-cell table:style-name="ce5" table:formula="of:=[raw_succ.E32]" office:value-type="float" office:value="1.4553" calcext:value-type="float">
            <text:p>1.455</text:p>
          </table:table-cell>
          <table:table-cell table:style-name="ce8" table:formula="of:=[raw_succ.F32]" office:value-type="float" office:value="0.2277" calcext:value-type="float">
            <text:p>0.228</text:p>
          </table:table-cell>
          <table:table-cell table:style-name="ce5" table:formula="of:=[raw_succ.G32]" office:value-type="float" office:value="4.6352" calcext:value-type="float">
            <text:p>4.635</text:p>
          </table:table-cell>
          <table:table-cell table:style-name="ce9" table:formula="of:=[raw_succ.H32]" office:value-type="float" office:value="0.0313" calcext:value-type="float">
            <text:p>0.031</text:p>
          </table:table-cell>
          <table:table-cell table:style-name="ce5" table:formula="of:=[raw_succ.I32]" office:value-type="float" office:value="2.5719" calcext:value-type="float">
            <text:p>2.572</text:p>
          </table:table-cell>
          <table:table-cell table:style-name="ce10" table:formula="of:=[raw_succ.J32]" office:value-type="float" office:value="0.1088" calcext:value-type="float">
            <text:p>0.109</text:p>
          </table:table-cell>
          <table:table-cell table:number-columns-repeated="1014"/>
        </table:table-row>
        <table:table-row table:style-name="ro1">
          <table:table-cell table:style-name="ce3" table:formula="of:=[raw_succ.A33]" office:value-type="string" office:string-value="O" calcext:value-type="string">
            <text:p>O</text:p>
          </table:table-cell>
          <table:table-cell table:style-name="ce3" table:formula="of:=[raw_succ.B33]" office:value-type="string" office:string-value="OT" calcext:value-type="string">
            <text:p>OT</text:p>
          </table:table-cell>
          <table:table-cell table:style-name="ce5" table:formula="of:=[raw_succ.C33]" office:value-type="float" office:value="0.4704" calcext:value-type="float">
            <text:p>0.470</text:p>
          </table:table-cell>
          <table:table-cell table:style-name="ce7" table:formula="of:=[raw_succ.D33]" office:value-type="float" office:value="0.4928" calcext:value-type="float">
            <text:p>0.493</text:p>
          </table:table-cell>
          <table:table-cell table:style-name="ce5" table:formula="of:=[raw_succ.E33]" office:value-type="float" office:value="0.0327" calcext:value-type="float">
            <text:p>0.033</text:p>
          </table:table-cell>
          <table:table-cell table:style-name="ce8" table:formula="of:=[raw_succ.F33]" office:value-type="float" office:value="0.8566" calcext:value-type="float">
            <text:p>0.857</text:p>
          </table:table-cell>
          <table:table-cell table:style-name="ce5" table:formula="of:=[raw_succ.G33]" office:value-type="float" office:value="0.5367" calcext:value-type="float">
            <text:p>0.537</text:p>
          </table:table-cell>
          <table:table-cell table:style-name="ce9" table:formula="of:=[raw_succ.H33]" office:value-type="float" office:value="0.4638" calcext:value-type="float">
            <text:p>0.464</text:p>
          </table:table-cell>
          <table:table-cell table:style-name="ce5" table:formula="of:=[raw_succ.I33]" office:value-type="float" office:value="0.3404" calcext:value-type="float">
            <text:p>0.340</text:p>
          </table:table-cell>
          <table:table-cell table:style-name="ce10" table:formula="of:=[raw_succ.J33]" office:value-type="float" office:value="0.5596" calcext:value-type="float">
            <text:p>0.560</text:p>
          </table:table-cell>
          <table:table-cell table:number-columns-repeated="1014"/>
        </table:table-row>
        <table:table-row table:style-name="ro1">
          <table:table-cell table:style-name="ce3" table:formula="of:=[raw_succ.A34]" office:value-type="string" office:string-value="O" calcext:value-type="string">
            <text:p>O</text:p>
          </table:table-cell>
          <table:table-cell table:style-name="ce3" table:formula="of:=[raw_succ.B34]" office:value-type="string" office:string-value="A" calcext:value-type="string">
            <text:p>A</text:p>
          </table:table-cell>
          <table:table-cell table:style-name="ce5" table:formula="of:=[raw_succ.C34]" office:value-type="float" office:value="0.6338" calcext:value-type="float">
            <text:p>0.634</text:p>
          </table:table-cell>
          <table:table-cell table:style-name="ce7" table:formula="of:=[raw_succ.D34]" office:value-type="float" office:value="0.426" calcext:value-type="float">
            <text:p>0.426</text:p>
          </table:table-cell>
          <table:table-cell table:style-name="ce5" table:formula="of:=[raw_succ.E34]" office:value-type="float" office:value="3.2222" calcext:value-type="float">
            <text:p>3.222</text:p>
          </table:table-cell>
          <table:table-cell table:style-name="ce8" table:formula="of:=[raw_succ.F34]" office:value-type="float" office:value="0.0726" calcext:value-type="float">
            <text:p>0.073</text:p>
          </table:table-cell>
          <table:table-cell table:style-name="ce5" table:formula="of:=[raw_succ.G34]" office:value-type="float" office:value="1.1959" calcext:value-type="float">
            <text:p>1.196</text:p>
          </table:table-cell>
          <table:table-cell table:style-name="ce9" table:formula="of:=[raw_succ.H34]" office:value-type="float" office:value="0.2741" calcext:value-type="float">
            <text:p>0.274</text:p>
          </table:table-cell>
          <table:table-cell table:style-name="ce5" table:formula="of:=[raw_succ.I34]" office:value-type="float" office:value="0.0192" calcext:value-type="float">
            <text:p>0.019</text:p>
          </table:table-cell>
          <table:table-cell table:style-name="ce10" table:formula="of:=[raw_succ.J34]" office:value-type="float" office:value="0.8897" calcext:value-type="float">
            <text:p>0.890</text:p>
          </table:table-cell>
          <table:table-cell table:number-columns-repeated="1014"/>
        </table:table-row>
        <table:table-row table:style-name="ro1">
          <table:table-cell table:style-name="ce3" table:formula="of:=[raw_succ.A35]" office:value-type="string" office:string-value="O" calcext:value-type="string">
            <text:p>O</text:p>
          </table:table-cell>
          <table:table-cell table:style-name="ce3" table:formula="of:=[raw_succ.B35]" office:value-type="string" office:string-value="AT" calcext:value-type="string">
            <text:p>AT</text:p>
          </table:table-cell>
          <table:table-cell table:style-name="ce5" table:formula="of:=[raw_succ.C35]" office:value-type="float" office:value="0.3736" calcext:value-type="float">
            <text:p>0.374</text:p>
          </table:table-cell>
          <table:table-cell table:style-name="ce7" table:formula="of:=[raw_succ.D35]" office:value-type="float" office:value="0.541" calcext:value-type="float">
            <text:p>0.541</text:p>
          </table:table-cell>
          <table:table-cell table:style-name="ce5" table:formula="of:=[raw_succ.E35]" office:value-type="float" office:value="1.4302" calcext:value-type="float">
            <text:p>1.430</text:p>
          </table:table-cell>
          <table:table-cell table:style-name="ce8" table:formula="of:=[raw_succ.F35]" office:value-type="float" office:value="0.2317" calcext:value-type="float">
            <text:p>0.232</text:p>
          </table:table-cell>
          <table:table-cell table:style-name="ce5" table:formula="of:=[raw_succ.G35]" office:value-type="float" office:value="0.9513" calcext:value-type="float">
            <text:p>0.951</text:p>
          </table:table-cell>
          <table:table-cell table:style-name="ce9" table:formula="of:=[raw_succ.H35]" office:value-type="float" office:value="0.3294" calcext:value-type="float">
            <text:p>0.329</text:p>
          </table:table-cell>
          <table:table-cell table:style-name="ce5" table:formula="of:=[raw_succ.I35]" office:value-type="float" office:value="0.7288" calcext:value-type="float">
            <text:p>0.729</text:p>
          </table:table-cell>
          <table:table-cell table:style-name="ce10" table:formula="of:=[raw_succ.J35]" office:value-type="float" office:value="0.3933" calcext:value-type="float">
            <text:p>0.393</text:p>
          </table:table-cell>
          <table:table-cell table:number-columns-repeated="1014"/>
        </table:table-row>
        <table:table-row table:style-name="ro1">
          <table:table-cell table:style-name="ce3" table:formula="of:=[raw_succ.A36]" office:value-type="string" office:string-value="O" calcext:value-type="string">
            <text:p>O</text:p>
          </table:table-cell>
          <table:table-cell table:style-name="ce3" table:formula="of:=[raw_succ.B36]" office:value-type="string" office:string-value="AO" calcext:value-type="string">
            <text:p>AO</text:p>
          </table:table-cell>
          <table:table-cell table:style-name="ce5" table:formula="of:=[raw_succ.C36]" office:value-type="float" office:value="0.0357" calcext:value-type="float">
            <text:p>0.036</text:p>
          </table:table-cell>
          <table:table-cell table:style-name="ce7" table:formula="of:=[raw_succ.D36]" office:value-type="float" office:value="0.8501" calcext:value-type="float">
            <text:p>0.850</text:p>
          </table:table-cell>
          <table:table-cell table:style-name="ce5" table:formula="of:=[raw_succ.E36]" office:value-type="float" office:value="4.7164" calcext:value-type="float">
            <text:p>4.716</text:p>
          </table:table-cell>
          <table:table-cell table:style-name="ce8" table:formula="of:=[raw_succ.F36]" office:value-type="float" office:value="0.0299" calcext:value-type="float">
            <text:p>0.030</text:p>
          </table:table-cell>
          <table:table-cell table:style-name="ce5" table:formula="of:=[raw_succ.G36]" office:value-type="float" office:value="0.0452" calcext:value-type="float">
            <text:p>0.045</text:p>
          </table:table-cell>
          <table:table-cell table:style-name="ce9" table:formula="of:=[raw_succ.H36]" office:value-type="float" office:value="0.8316" calcext:value-type="float">
            <text:p>0.832</text:p>
          </table:table-cell>
          <table:table-cell table:style-name="ce5" table:formula="of:=[raw_succ.I36]" office:value-type="float" office:value="0.0819" calcext:value-type="float">
            <text:p>0.082</text:p>
          </table:table-cell>
          <table:table-cell table:style-name="ce10" table:formula="of:=[raw_succ.J36]" office:value-type="float" office:value="0.7748" calcext:value-type="float">
            <text:p>0.775</text:p>
          </table:table-cell>
          <table:table-cell table:number-columns-repeated="1014"/>
        </table:table-row>
        <table:table-row table:style-name="ro1">
          <table:table-cell table:style-name="ce3" table:formula="of:=[raw_succ.A37]" office:value-type="string" office:string-value="O" calcext:value-type="string">
            <text:p>O</text:p>
          </table:table-cell>
          <table:table-cell table:style-name="ce3" table:formula="of:=[raw_succ.B37]" office:value-type="string" office:string-value="AOT" calcext:value-type="string">
            <text:p>AOT</text:p>
          </table:table-cell>
          <table:table-cell table:style-name="ce5" table:formula="of:=[raw_succ.C37]" office:value-type="float" office:value="0.0215" calcext:value-type="float">
            <text:p>0.022</text:p>
          </table:table-cell>
          <table:table-cell table:style-name="ce7" table:formula="of:=[raw_succ.D37]" office:value-type="float" office:value="0.8834" calcext:value-type="float">
            <text:p>0.883</text:p>
          </table:table-cell>
          <table:table-cell table:style-name="ce5" table:formula="of:=[raw_succ.E37]" office:value-type="float" office:value="1.531" calcext:value-type="float">
            <text:p>1.531</text:p>
          </table:table-cell>
          <table:table-cell table:style-name="ce8" table:formula="of:=[raw_succ.F37]" office:value-type="float" office:value="0.216" calcext:value-type="float">
            <text:p>0.216</text:p>
          </table:table-cell>
          <table:table-cell table:style-name="ce5" table:formula="of:=[raw_succ.G37]" office:value-type="float" office:value="0.0937" calcext:value-type="float">
            <text:p>0.094</text:p>
          </table:table-cell>
          <table:table-cell table:style-name="ce9" table:formula="of:=[raw_succ.H37]" office:value-type="float" office:value="0.7595" calcext:value-type="float">
            <text:p>0.760</text:p>
          </table:table-cell>
          <table:table-cell table:style-name="ce5" table:formula="of:=[raw_succ.I37]" office:value-type="float" office:value="0" calcext:value-type="float">
            <text:p>0.000</text:p>
          </table:table-cell>
          <table:table-cell table:style-name="ce10" table:formula="of:=[raw_succ.J3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succ.A38]" office:value-type="string" office:string-value="OT" calcext:value-type="string">
            <text:p>OT</text:p>
          </table:table-cell>
          <table:table-cell table:style-name="ce3" table:formula="of:=[raw_succ.B38]" office:value-type="string" office:string-value="A" calcext:value-type="string">
            <text:p>A</text:p>
          </table:table-cell>
          <table:table-cell table:style-name="ce5" table:formula="of:=[raw_succ.C38]" office:value-type="float" office:value="0.4228" calcext:value-type="float">
            <text:p>0.423</text:p>
          </table:table-cell>
          <table:table-cell table:style-name="ce7" table:formula="of:=[raw_succ.D38]" office:value-type="float" office:value="0.5155" calcext:value-type="float">
            <text:p>0.516</text:p>
          </table:table-cell>
          <table:table-cell table:style-name="ce5" table:formula="of:=[raw_succ.E38]" office:value-type="float" office:value="4.1399" calcext:value-type="float">
            <text:p>4.140</text:p>
          </table:table-cell>
          <table:table-cell table:style-name="ce8" table:formula="of:=[raw_succ.F38]" office:value-type="float" office:value="0.0419" calcext:value-type="float">
            <text:p>0.042</text:p>
          </table:table-cell>
          <table:table-cell table:style-name="ce5" table:formula="of:=[raw_succ.G38]" office:value-type="float" office:value="0.0046" calcext:value-type="float">
            <text:p>0.005</text:p>
          </table:table-cell>
          <table:table-cell table:style-name="ce9" table:formula="of:=[raw_succ.H38]" office:value-type="float" office:value="0.946" calcext:value-type="float">
            <text:p>0.946</text:p>
          </table:table-cell>
          <table:table-cell table:style-name="ce5" table:formula="of:=[raw_succ.I38]" office:value-type="float" office:value="0.4528" calcext:value-type="float">
            <text:p>0.453</text:p>
          </table:table-cell>
          <table:table-cell table:style-name="ce10" table:formula="of:=[raw_succ.J38]" office:value-type="float" office:value="0.501" calcext:value-type="float">
            <text:p>0.501</text:p>
          </table:table-cell>
          <table:table-cell table:number-columns-repeated="1014"/>
        </table:table-row>
        <table:table-row table:style-name="ro1">
          <table:table-cell table:style-name="ce3" table:formula="of:=[raw_succ.A39]" office:value-type="string" office:string-value="OT" calcext:value-type="string">
            <text:p>OT</text:p>
          </table:table-cell>
          <table:table-cell table:style-name="ce3" table:formula="of:=[raw_succ.B39]" office:value-type="string" office:string-value="AT" calcext:value-type="string">
            <text:p>AT</text:p>
          </table:table-cell>
          <table:table-cell table:style-name="ce5" table:formula="of:=[raw_succ.C39]" office:value-type="float" office:value="0.0278" calcext:value-type="float">
            <text:p>0.028</text:p>
          </table:table-cell>
          <table:table-cell table:style-name="ce7" table:formula="of:=[raw_succ.D39]" office:value-type="float" office:value="0.8675" calcext:value-type="float">
            <text:p>0.868</text:p>
          </table:table-cell>
          <table:table-cell table:style-name="ce5" table:formula="of:=[raw_succ.E39]" office:value-type="float" office:value="0.6831" calcext:value-type="float">
            <text:p>0.683</text:p>
          </table:table-cell>
          <table:table-cell table:style-name="ce8" table:formula="of:=[raw_succ.F39]" office:value-type="float" office:value="0.4085" calcext:value-type="float">
            <text:p>0.409</text:p>
          </table:table-cell>
          <table:table-cell table:style-name="ce5" table:formula="of:=[raw_succ.G39]" office:value-type="float" office:value="0.1503" calcext:value-type="float">
            <text:p>0.150</text:p>
          </table:table-cell>
          <table:table-cell table:style-name="ce9" table:formula="of:=[raw_succ.H39]" office:value-type="float" office:value="0.6983" calcext:value-type="float">
            <text:p>0.698</text:p>
          </table:table-cell>
          <table:table-cell table:style-name="ce5" table:formula="of:=[raw_succ.I39]" office:value-type="float" office:value="0.1013" calcext:value-type="float">
            <text:p>0.101</text:p>
          </table:table-cell>
          <table:table-cell table:style-name="ce10" table:formula="of:=[raw_succ.J39]" office:value-type="float" office:value="0.7503" calcext:value-type="float">
            <text:p>0.750</text:p>
          </table:table-cell>
          <table:table-cell table:number-columns-repeated="1014"/>
        </table:table-row>
        <table:table-row table:style-name="ro1">
          <table:table-cell table:style-name="ce3" table:formula="of:=[raw_succ.A40]" office:value-type="string" office:string-value="OT" calcext:value-type="string">
            <text:p>OT</text:p>
          </table:table-cell>
          <table:table-cell table:style-name="ce3" table:formula="of:=[raw_succ.B40]" office:value-type="string" office:string-value="AO" calcext:value-type="string">
            <text:p>AO</text:p>
          </table:table-cell>
          <table:table-cell table:style-name="ce5" table:formula="of:=[raw_succ.C40]" office:value-type="float" office:value="0.3635" calcext:value-type="float">
            <text:p>0.364</text:p>
          </table:table-cell>
          <table:table-cell table:style-name="ce7" table:formula="of:=[raw_succ.D40]" office:value-type="float" office:value="0.5466" calcext:value-type="float">
            <text:p>0.547</text:p>
          </table:table-cell>
          <table:table-cell table:style-name="ce5" table:formula="of:=[raw_succ.E40]" office:value-type="float" office:value="3.6665" calcext:value-type="float">
            <text:p>3.667</text:p>
          </table:table-cell>
          <table:table-cell table:style-name="ce8" table:formula="of:=[raw_succ.F40]" office:value-type="float" office:value="0.0555" calcext:value-type="float">
            <text:p>0.056</text:p>
          </table:table-cell>
          <table:table-cell table:style-name="ce5" table:formula="of:=[raw_succ.G40]" office:value-type="float" office:value="0.4738" calcext:value-type="float">
            <text:p>0.474</text:p>
          </table:table-cell>
          <table:table-cell table:style-name="ce9" table:formula="of:=[raw_succ.H40]" office:value-type="float" office:value="0.4912" calcext:value-type="float">
            <text:p>0.491</text:p>
          </table:table-cell>
          <table:table-cell table:style-name="ce5" table:formula="of:=[raw_succ.I40]" office:value-type="float" office:value="1.0269" calcext:value-type="float">
            <text:p>1.027</text:p>
          </table:table-cell>
          <table:table-cell table:style-name="ce10" table:formula="of:=[raw_succ.J40]" office:value-type="float" office:value="0.3109" calcext:value-type="float">
            <text:p>0.311</text:p>
          </table:table-cell>
          <table:table-cell table:number-columns-repeated="1014"/>
        </table:table-row>
        <table:table-row table:style-name="ro1">
          <table:table-cell table:style-name="ce3" table:formula="of:=[raw_succ.A41]" office:value-type="string" office:string-value="OT" calcext:value-type="string">
            <text:p>OT</text:p>
          </table:table-cell>
          <table:table-cell table:style-name="ce3" table:formula="of:=[raw_succ.B41]" office:value-type="string" office:string-value="AOT" calcext:value-type="string">
            <text:p>AOT</text:p>
          </table:table-cell>
          <table:table-cell table:style-name="ce5" table:formula="of:=[raw_succ.C41]" office:value-type="float" office:value="0.1013" calcext:value-type="float">
            <text:p>0.101</text:p>
          </table:table-cell>
          <table:table-cell table:style-name="ce7" table:formula="of:=[raw_succ.D41]" office:value-type="float" office:value="0.7502" calcext:value-type="float">
            <text:p>0.750</text:p>
          </table:table-cell>
          <table:table-cell table:style-name="ce5" table:formula="of:=[raw_succ.E41]" office:value-type="float" office:value="0.8814" calcext:value-type="float">
            <text:p>0.881</text:p>
          </table:table-cell>
          <table:table-cell table:style-name="ce8" table:formula="of:=[raw_succ.F41]" office:value-type="float" office:value="0.3478" calcext:value-type="float">
            <text:p>0.348</text:p>
          </table:table-cell>
          <table:table-cell table:style-name="ce5" table:formula="of:=[raw_succ.G41]" office:value-type="float" office:value="0.1061" calcext:value-type="float">
            <text:p>0.106</text:p>
          </table:table-cell>
          <table:table-cell table:style-name="ce9" table:formula="of:=[raw_succ.H41]" office:value-type="float" office:value="0.7446" calcext:value-type="float">
            <text:p>0.745</text:p>
          </table:table-cell>
          <table:table-cell table:style-name="ce5" table:formula="of:=[raw_succ.I41]" office:value-type="float" office:value="0.4148" calcext:value-type="float">
            <text:p>0.415</text:p>
          </table:table-cell>
          <table:table-cell table:style-name="ce10" table:formula="of:=[raw_succ.J41]" office:value-type="float" office:value="0.5195" calcext:value-type="float">
            <text:p>0.520</text:p>
          </table:table-cell>
          <table:table-cell table:number-columns-repeated="1014"/>
        </table:table-row>
        <table:table-row table:style-name="ro1">
          <table:table-cell table:style-name="ce3" table:formula="of:=[raw_succ.A42]" office:value-type="string" office:string-value="A" calcext:value-type="string">
            <text:p>A</text:p>
          </table:table-cell>
          <table:table-cell table:style-name="ce3" table:formula="of:=[raw_succ.B42]" office:value-type="string" office:string-value="AT" calcext:value-type="string">
            <text:p>AT</text:p>
          </table:table-cell>
          <table:table-cell table:style-name="ce5" table:formula="of:=[raw_succ.C42]" office:value-type="float" office:value="0.4888" calcext:value-type="float">
            <text:p>0.489</text:p>
          </table:table-cell>
          <table:table-cell table:style-name="ce7" table:formula="of:=[raw_succ.D42]" office:value-type="float" office:value="0.4845" calcext:value-type="float">
            <text:p>0.485</text:p>
          </table:table-cell>
          <table:table-cell table:style-name="ce5" table:formula="of:=[raw_succ.E42]" office:value-type="float" office:value="5.5603" calcext:value-type="float">
            <text:p>5.560</text:p>
          </table:table-cell>
          <table:table-cell table:style-name="ce8" table:formula="of:=[raw_succ.F42]" office:value-type="float" office:value="0.0184" calcext:value-type="float">
            <text:p>0.018</text:p>
          </table:table-cell>
          <table:table-cell table:style-name="ce5" table:formula="of:=[raw_succ.G42]" office:value-type="float" office:value="0.172" calcext:value-type="float">
            <text:p>0.172</text:p>
          </table:table-cell>
          <table:table-cell table:style-name="ce9" table:formula="of:=[raw_succ.H42]" office:value-type="float" office:value="0.6784" calcext:value-type="float">
            <text:p>0.678</text:p>
          </table:table-cell>
          <table:table-cell table:style-name="ce5" table:formula="of:=[raw_succ.I42]" office:value-type="float" office:value="0.8954" calcext:value-type="float">
            <text:p>0.895</text:p>
          </table:table-cell>
          <table:table-cell table:style-name="ce10" table:formula="of:=[raw_succ.J42]" office:value-type="float" office:value="0.344" calcext:value-type="float">
            <text:p>0.344</text:p>
          </table:table-cell>
          <table:table-cell table:number-columns-repeated="1014"/>
        </table:table-row>
        <table:table-row table:style-name="ro1">
          <table:table-cell table:style-name="ce3" table:formula="of:=[raw_succ.A43]" office:value-type="string" office:string-value="A" calcext:value-type="string">
            <text:p>A</text:p>
          </table:table-cell>
          <table:table-cell table:style-name="ce3" table:formula="of:=[raw_succ.B43]" office:value-type="string" office:string-value="AO" calcext:value-type="string">
            <text:p>AO</text:p>
          </table:table-cell>
          <table:table-cell table:style-name="ce5" table:formula="of:=[raw_succ.C43]" office:value-type="float" office:value="1.8816" calcext:value-type="float">
            <text:p>1.882</text:p>
          </table:table-cell>
          <table:table-cell table:style-name="ce7" table:formula="of:=[raw_succ.D43]" office:value-type="float" office:value="0.1702" calcext:value-type="float">
            <text:p>0.170</text:p>
          </table:table-cell>
          <table:table-cell table:style-name="ce5" table:formula="of:=[raw_succ.E43]" office:value-type="float" office:value="0.0745" calcext:value-type="float">
            <text:p>0.075</text:p>
          </table:table-cell>
          <table:table-cell table:style-name="ce8" table:formula="of:=[raw_succ.F43]" office:value-type="float" office:value="0.7849" calcext:value-type="float">
            <text:p>0.785</text:p>
          </table:table-cell>
          <table:table-cell table:style-name="ce5" table:formula="of:=[raw_succ.G43]" office:value-type="float" office:value="0.67" calcext:value-type="float">
            <text:p>0.670</text:p>
          </table:table-cell>
          <table:table-cell table:style-name="ce9" table:formula="of:=[raw_succ.H43]" office:value-type="float" office:value="0.413" calcext:value-type="float">
            <text:p>0.413</text:p>
          </table:table-cell>
          <table:table-cell table:style-name="ce5" table:formula="of:=[raw_succ.I43]" office:value-type="float" office:value="0.0037" calcext:value-type="float">
            <text:p>0.004</text:p>
          </table:table-cell>
          <table:table-cell table:style-name="ce10" table:formula="of:=[raw_succ.J43]" office:value-type="float" office:value="0.9513" calcext:value-type="float">
            <text:p>0.951</text:p>
          </table:table-cell>
          <table:table-cell table:number-columns-repeated="1014"/>
        </table:table-row>
        <table:table-row table:style-name="ro1">
          <table:table-cell table:style-name="ce3" table:formula="of:=[raw_succ.A44]" office:value-type="string" office:string-value="A" calcext:value-type="string">
            <text:p>A</text:p>
          </table:table-cell>
          <table:table-cell table:style-name="ce3" table:formula="of:=[raw_succ.B44]" office:value-type="string" office:string-value="AOT" calcext:value-type="string">
            <text:p>AOT</text:p>
          </table:table-cell>
          <table:table-cell table:style-name="ce5" table:formula="of:=[raw_succ.C44]" office:value-type="float" office:value="2.371" calcext:value-type="float">
            <text:p>2.371</text:p>
          </table:table-cell>
          <table:table-cell table:style-name="ce7" table:formula="of:=[raw_succ.D44]" office:value-type="float" office:value="0.1236" calcext:value-type="float">
            <text:p>0.124</text:p>
          </table:table-cell>
          <table:table-cell table:style-name="ce5" table:formula="of:=[raw_succ.E44]" office:value-type="float" office:value="1.7889" calcext:value-type="float">
            <text:p>1.789</text:p>
          </table:table-cell>
          <table:table-cell table:style-name="ce8" table:formula="of:=[raw_succ.F44]" office:value-type="float" office:value="0.1811" calcext:value-type="float">
            <text:p>0.181</text:p>
          </table:table-cell>
          <table:table-cell table:style-name="ce5" table:formula="of:=[raw_succ.G44]" office:value-type="float" office:value="0.5459" calcext:value-type="float">
            <text:p>0.546</text:p>
          </table:table-cell>
          <table:table-cell table:style-name="ce9" table:formula="of:=[raw_succ.H44]" office:value-type="float" office:value="0.46" calcext:value-type="float">
            <text:p>0.460</text:p>
          </table:table-cell>
          <table:table-cell table:style-name="ce5" table:formula="of:=[raw_succ.I44]" office:value-type="float" office:value="0.027" calcext:value-type="float">
            <text:p>0.027</text:p>
          </table:table-cell>
          <table:table-cell table:style-name="ce10" table:formula="of:=[raw_succ.J44]" office:value-type="float" office:value="0.8696" calcext:value-type="float">
            <text:p>0.870</text:p>
          </table:table-cell>
          <table:table-cell table:number-columns-repeated="1014"/>
        </table:table-row>
        <table:table-row table:style-name="ro1">
          <table:table-cell table:style-name="ce3" table:formula="of:=[raw_succ.A45]" office:value-type="string" office:string-value="AT" calcext:value-type="string">
            <text:p>AT</text:p>
          </table:table-cell>
          <table:table-cell table:style-name="ce3" table:formula="of:=[raw_succ.B45]" office:value-type="string" office:string-value="AO" calcext:value-type="string">
            <text:p>AO</text:p>
          </table:table-cell>
          <table:table-cell table:style-name="ce5" table:formula="of:=[raw_succ.C45]" office:value-type="float" office:value="0.602" calcext:value-type="float">
            <text:p>0.602</text:p>
          </table:table-cell>
          <table:table-cell table:style-name="ce7" table:formula="of:=[raw_succ.D45]" office:value-type="float" office:value="0.4378" calcext:value-type="float">
            <text:p>0.438</text:p>
          </table:table-cell>
          <table:table-cell table:style-name="ce5" table:formula="of:=[raw_succ.E45]" office:value-type="float" office:value="6.445" calcext:value-type="float">
            <text:p>6.445</text:p>
          </table:table-cell>
          <table:table-cell table:style-name="ce8" table:formula="of:=[raw_succ.F45]" office:value-type="float" office:value="0.0111" calcext:value-type="float">
            <text:p>0.011</text:p>
          </table:table-cell>
          <table:table-cell table:style-name="ce5" table:formula="of:=[raw_succ.G45]" office:value-type="float" office:value="1.5117" calcext:value-type="float">
            <text:p>1.512</text:p>
          </table:table-cell>
          <table:table-cell table:style-name="ce9" table:formula="of:=[raw_succ.H45]" office:value-type="float" office:value="0.2189" calcext:value-type="float">
            <text:p>0.219</text:p>
          </table:table-cell>
          <table:table-cell table:style-name="ce5" table:formula="of:=[raw_succ.I45]" office:value-type="float" office:value="1.7719" calcext:value-type="float">
            <text:p>1.772</text:p>
          </table:table-cell>
          <table:table-cell table:style-name="ce10" table:formula="of:=[raw_succ.J45]" office:value-type="float" office:value="0.1831" calcext:value-type="float">
            <text:p>0.183</text:p>
          </table:table-cell>
          <table:table-cell table:number-columns-repeated="1014"/>
        </table:table-row>
        <table:table-row table:style-name="ro1">
          <table:table-cell table:style-name="ce3" table:formula="of:=[raw_succ.A46]" office:value-type="string" office:string-value="AT" calcext:value-type="string">
            <text:p>AT</text:p>
          </table:table-cell>
          <table:table-cell table:style-name="ce3" table:formula="of:=[raw_succ.B46]" office:value-type="string" office:string-value="AOT" calcext:value-type="string">
            <text:p>AOT</text:p>
          </table:table-cell>
          <table:table-cell table:style-name="ce5" table:formula="of:=[raw_succ.C46]" office:value-type="float" office:value="0.0765" calcext:value-type="float">
            <text:p>0.077</text:p>
          </table:table-cell>
          <table:table-cell table:style-name="ce7" table:formula="of:=[raw_succ.D46]" office:value-type="float" office:value="0.7821" calcext:value-type="float">
            <text:p>0.782</text:p>
          </table:table-cell>
          <table:table-cell table:style-name="ce5" table:formula="of:=[raw_succ.E46]" office:value-type="float" office:value="2.7124" calcext:value-type="float">
            <text:p>2.712</text:p>
          </table:table-cell>
          <table:table-cell table:style-name="ce8" table:formula="of:=[raw_succ.F46]" office:value-type="float" office:value="0.0996" calcext:value-type="float">
            <text:p>0.100</text:p>
          </table:table-cell>
          <table:table-cell table:style-name="ce5" table:formula="of:=[raw_succ.G46]" office:value-type="float" office:value="0.0857" calcext:value-type="float">
            <text:p>0.086</text:p>
          </table:table-cell>
          <table:table-cell table:style-name="ce9" table:formula="of:=[raw_succ.H46]" office:value-type="float" office:value="0.7697" calcext:value-type="float">
            <text:p>0.770</text:p>
          </table:table-cell>
          <table:table-cell table:style-name="ce5" table:formula="of:=[raw_succ.I46]" office:value-type="float" office:value="0.8969" calcext:value-type="float">
            <text:p>0.897</text:p>
          </table:table-cell>
          <table:table-cell table:style-name="ce10" table:formula="of:=[raw_succ.J46]" office:value-type="float" office:value="0.3436" calcext:value-type="float">
            <text:p>0.344</text:p>
          </table:table-cell>
          <table:table-cell table:number-columns-repeated="1014"/>
        </table:table-row>
        <table:table-row table:style-name="ro1">
          <table:table-cell table:style-name="ce3" table:formula="of:=[raw_succ.A47]" office:value-type="string" office:string-value="AO" calcext:value-type="string">
            <text:p>AO</text:p>
          </table:table-cell>
          <table:table-cell table:style-name="ce3" table:formula="of:=[raw_succ.B47]" office:value-type="string" office:string-value="AOT" calcext:value-type="string">
            <text:p>AOT</text:p>
          </table:table-cell>
          <table:table-cell table:style-name="ce5" table:formula="of:=[raw_succ.C47]" office:value-type="float" office:value="0.3313" calcext:value-type="float">
            <text:p>0.331</text:p>
          </table:table-cell>
          <table:table-cell table:style-name="ce7" table:formula="of:=[raw_succ.D47]" office:value-type="float" office:value="0.5649" calcext:value-type="float">
            <text:p>0.565</text:p>
          </table:table-cell>
          <table:table-cell table:style-name="ce5" table:formula="of:=[raw_succ.E47]" office:value-type="float" office:value="0.3229" calcext:value-type="float">
            <text:p>0.323</text:p>
          </table:table-cell>
          <table:table-cell table:style-name="ce8" table:formula="of:=[raw_succ.F47]" office:value-type="float" office:value="0.5699" calcext:value-type="float">
            <text:p>0.570</text:p>
          </table:table-cell>
          <table:table-cell table:style-name="ce5" table:formula="of:=[raw_succ.G47]" office:value-type="float" office:value="0.2156" calcext:value-type="float">
            <text:p>0.216</text:p>
          </table:table-cell>
          <table:table-cell table:style-name="ce9" table:formula="of:=[raw_succ.H47]" office:value-type="float" office:value="0.6424" calcext:value-type="float">
            <text:p>0.642</text:p>
          </table:table-cell>
          <table:table-cell table:style-name="ce5" table:formula="of:=[raw_succ.I47]" office:value-type="float" office:value="0.1809" calcext:value-type="float">
            <text:p>0.181</text:p>
          </table:table-cell>
          <table:table-cell table:style-name="ce10" table:formula="of:=[raw_succ.J47]" office:value-type="float" office:value="0.6706" calcext:value-type="float">
            <text:p>0.671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cc.D3:succ.D47">
            <calcext:condition calcext:apply-style-name="Untitled2" calcext:value="&lt;=0.05" calcext:base-cell-address="raw_nonex.D3"/>
          </calcext:conditional-format>
          <calcext:conditional-format calcext:target-range-address="succ.F3:succ.F47">
            <calcext:condition calcext:apply-style-name="Untitled2" calcext:value="&lt;=0.05" calcext:base-cell-address="raw_nonex.F3"/>
          </calcext:conditional-format>
          <calcext:conditional-format calcext:target-range-address="succ.H3:succ.H47">
            <calcext:condition calcext:apply-style-name="Untitled2" calcext:value="&lt;=0.05" calcext:base-cell-address="raw_nonex.H3"/>
          </calcext:conditional-format>
          <calcext:conditional-format calcext:target-range-address="succ.J3:succ.J47">
            <calcext:condition calcext:apply-style-name="Untitled2" calcext:value="&lt;=0.05" calcext:base-cell-address="raw_nonex.J3"/>
          </calcext:conditional-format>
        </calcext:conditional-formats>
      </table:table>
      <table:table table:name="nonex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table:formula="of:=[raw_nonex.C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nonex.D1]" office:value-type="string" office:string-value="Memory Usage (GB)" calcext:value-type="string">
            <text:p>Memory Usage (GB)</text:p>
          </table:covered-table-cell>
          <table:table-cell table:style-name="ce1" table:formula="of:=[raw_nonex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nonex.F1]" office:value-type="string" office:string-value="Number of Actions" calcext:value-type="string">
            <text:p>Number of Actions</text:p>
          </table:covered-table-cell>
          <table:table-cell table:style-name="ce1" table:formula="of:=[raw_nonex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table:formula="of:=[raw_nonex.I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nonex.J1]" office:value-type="string" office:string-value="Makespan (s)" calcext:value-type="string">
            <text:p>Makespan (s)</text:p>
          </table:covered-table-cell>
          <table:table-cell table:number-columns-repeated="1014"/>
        </table:table-row>
        <table:table-row table:style-name="ro1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C2]" office:value-type="string" office:string-value="H" calcext:value-type="string">
            <text:p>H</text:p>
          </table:table-cell>
          <table:table-cell table:style-name="ce2" table:formula="of:=[raw_nonex.D2]" office:value-type="string" office:string-value="p" calcext:value-type="string">
            <text:p>p</text:p>
          </table:table-cell>
          <table:table-cell table:style-name="ce2" table:formula="of:=[raw_nonex.E2]" office:value-type="string" office:string-value="H" calcext:value-type="string">
            <text:p>H</text:p>
          </table:table-cell>
          <table:table-cell table:style-name="ce2" table:formula="of:=[raw_nonex.F2]" office:value-type="string" office:string-value="p" calcext:value-type="string">
            <text:p>p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nonex.A3]" office:value-type="string" office:string-value="PA" calcext:value-type="string">
            <text:p>PA</text:p>
          </table:table-cell>
          <table:table-cell table:style-name="ce3" table:formula="of:=[raw_nonex.B3]" office:value-type="string" office:string-value="CFP" calcext:value-type="string">
            <text:p>CFP</text:p>
          </table:table-cell>
          <table:table-cell table:style-name="ce5" table:formula="of:=[raw_nonex.C3]" office:value-type="float" office:value="0" calcext:value-type="float">
            <text:p>0.000</text:p>
          </table:table-cell>
          <table:table-cell table:style-name="ce11" table:formula="of:=[raw_nonex.D3]" office:value-type="float" office:value="1" calcext:value-type="float">
            <text:p>1.000</text:p>
          </table:table-cell>
          <table:table-cell table:style-name="ce5" table:formula="of:=[raw_nonex.E3]" office:value-type="float" office:value="0" calcext:value-type="float">
            <text:p>0.000</text:p>
          </table:table-cell>
          <table:table-cell table:style-name="ce12" table:formula="of:=[raw_nonex.F3]" office:value-type="float" office:value="1" calcext:value-type="float">
            <text:p>1.000</text:p>
          </table:table-cell>
          <table:table-cell table:style-name="ce5" table:formula="of:=[raw_nonex.G3]" office:value-type="float" office:value="0" calcext:value-type="float">
            <text:p>0.000</text:p>
          </table:table-cell>
          <table:table-cell table:style-name="ce13" table:formula="of:=[raw_nonex.H3]" office:value-type="float" office:value="1" calcext:value-type="float">
            <text:p>1.000</text:p>
          </table:table-cell>
          <table:table-cell table:style-name="ce5" table:formula="of:=[raw_nonex.I3]" office:value-type="float" office:value="0" calcext:value-type="float">
            <text:p>0.000</text:p>
          </table:table-cell>
          <table:table-cell table:style-name="ce14" table:formula="of:=[raw_nonex.J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]" office:value-type="string" office:string-value="PA" calcext:value-type="string">
            <text:p>PA</text:p>
          </table:table-cell>
          <table:table-cell table:style-name="ce3" table:formula="of:=[raw_nonex.B4]" office:value-type="string" office:string-value="CS" calcext:value-type="string">
            <text:p>CS</text:p>
          </table:table-cell>
          <table:table-cell table:style-name="ce5" table:formula="of:=[raw_nonex.C4]" office:value-type="float" office:value="0" calcext:value-type="float">
            <text:p>0.000</text:p>
          </table:table-cell>
          <table:table-cell table:style-name="ce11" table:formula="of:=[raw_nonex.D4]" office:value-type="float" office:value="1" calcext:value-type="float">
            <text:p>1.000</text:p>
          </table:table-cell>
          <table:table-cell table:style-name="ce5" table:formula="of:=[raw_nonex.E4]" office:value-type="float" office:value="0" calcext:value-type="float">
            <text:p>0.000</text:p>
          </table:table-cell>
          <table:table-cell table:style-name="ce12" table:formula="of:=[raw_nonex.F4]" office:value-type="float" office:value="1" calcext:value-type="float">
            <text:p>1.000</text:p>
          </table:table-cell>
          <table:table-cell table:style-name="ce5" table:formula="of:=[raw_nonex.G4]" office:value-type="float" office:value="0" calcext:value-type="float">
            <text:p>0.000</text:p>
          </table:table-cell>
          <table:table-cell table:style-name="ce13" table:formula="of:=[raw_nonex.H4]" office:value-type="float" office:value="1" calcext:value-type="float">
            <text:p>1.000</text:p>
          </table:table-cell>
          <table:table-cell table:style-name="ce5" table:formula="of:=[raw_nonex.I4]" office:value-type="float" office:value="0" calcext:value-type="float">
            <text:p>0.000</text:p>
          </table:table-cell>
          <table:table-cell table:style-name="ce14" table:formula="of:=[raw_nonex.J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5]" office:value-type="string" office:string-value="PA" calcext:value-type="string">
            <text:p>PA</text:p>
          </table:table-cell>
          <table:table-cell table:style-name="ce3" table:formula="of:=[raw_nonex.B5]" office:value-type="string" office:string-value="CA" calcext:value-type="string">
            <text:p>CA</text:p>
          </table:table-cell>
          <table:table-cell table:style-name="ce5" table:formula="of:=[raw_nonex.C5]" office:value-type="float" office:value="0" calcext:value-type="float">
            <text:p>0.000</text:p>
          </table:table-cell>
          <table:table-cell table:style-name="ce11" table:formula="of:=[raw_nonex.D5]" office:value-type="float" office:value="1" calcext:value-type="float">
            <text:p>1.000</text:p>
          </table:table-cell>
          <table:table-cell table:style-name="ce5" table:formula="of:=[raw_nonex.E5]" office:value-type="float" office:value="0" calcext:value-type="float">
            <text:p>0.000</text:p>
          </table:table-cell>
          <table:table-cell table:style-name="ce12" table:formula="of:=[raw_nonex.F5]" office:value-type="float" office:value="1" calcext:value-type="float">
            <text:p>1.000</text:p>
          </table:table-cell>
          <table:table-cell table:style-name="ce5" table:formula="of:=[raw_nonex.G5]" office:value-type="float" office:value="0" calcext:value-type="float">
            <text:p>0.000</text:p>
          </table:table-cell>
          <table:table-cell table:style-name="ce13" table:formula="of:=[raw_nonex.H5]" office:value-type="float" office:value="1" calcext:value-type="float">
            <text:p>1.000</text:p>
          </table:table-cell>
          <table:table-cell table:style-name="ce5" table:formula="of:=[raw_nonex.I5]" office:value-type="float" office:value="0" calcext:value-type="float">
            <text:p>0.000</text:p>
          </table:table-cell>
          <table:table-cell table:style-name="ce14" table:formula="of:=[raw_nonex.J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6]" office:value-type="string" office:string-value="PA" calcext:value-type="string">
            <text:p>PA</text:p>
          </table:table-cell>
          <table:table-cell table:style-name="ce3" table:formula="of:=[raw_nonex.B6]" office:value-type="string" office:string-value="O" calcext:value-type="string">
            <text:p>O</text:p>
          </table:table-cell>
          <table:table-cell table:style-name="ce5" table:formula="of:=[raw_nonex.C6]" office:value-type="float" office:value="0" calcext:value-type="float">
            <text:p>0.000</text:p>
          </table:table-cell>
          <table:table-cell table:style-name="ce11" table:formula="of:=[raw_nonex.D6]" office:value-type="float" office:value="1" calcext:value-type="float">
            <text:p>1.000</text:p>
          </table:table-cell>
          <table:table-cell table:style-name="ce5" table:formula="of:=[raw_nonex.E6]" office:value-type="float" office:value="0" calcext:value-type="float">
            <text:p>0.000</text:p>
          </table:table-cell>
          <table:table-cell table:style-name="ce12" table:formula="of:=[raw_nonex.F6]" office:value-type="float" office:value="1" calcext:value-type="float">
            <text:p>1.000</text:p>
          </table:table-cell>
          <table:table-cell table:style-name="ce5" table:formula="of:=[raw_nonex.G6]" office:value-type="float" office:value="0" calcext:value-type="float">
            <text:p>0.000</text:p>
          </table:table-cell>
          <table:table-cell table:style-name="ce13" table:formula="of:=[raw_nonex.H6]" office:value-type="float" office:value="1" calcext:value-type="float">
            <text:p>1.000</text:p>
          </table:table-cell>
          <table:table-cell table:style-name="ce5" table:formula="of:=[raw_nonex.I6]" office:value-type="float" office:value="0" calcext:value-type="float">
            <text:p>0.000</text:p>
          </table:table-cell>
          <table:table-cell table:style-name="ce14" table:formula="of:=[raw_nonex.J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7]" office:value-type="string" office:string-value="PA" calcext:value-type="string">
            <text:p>PA</text:p>
          </table:table-cell>
          <table:table-cell table:style-name="ce3" table:formula="of:=[raw_nonex.B7]" office:value-type="string" office:string-value="OT" calcext:value-type="string">
            <text:p>OT</text:p>
          </table:table-cell>
          <table:table-cell table:style-name="ce5" table:formula="of:=[raw_nonex.C7]" office:value-type="float" office:value="0" calcext:value-type="float">
            <text:p>0.000</text:p>
          </table:table-cell>
          <table:table-cell table:style-name="ce11" table:formula="of:=[raw_nonex.D7]" office:value-type="float" office:value="1" calcext:value-type="float">
            <text:p>1.000</text:p>
          </table:table-cell>
          <table:table-cell table:style-name="ce5" table:formula="of:=[raw_nonex.E7]" office:value-type="float" office:value="0" calcext:value-type="float">
            <text:p>0.000</text:p>
          </table:table-cell>
          <table:table-cell table:style-name="ce12" table:formula="of:=[raw_nonex.F7]" office:value-type="float" office:value="1" calcext:value-type="float">
            <text:p>1.000</text:p>
          </table:table-cell>
          <table:table-cell table:style-name="ce5" table:formula="of:=[raw_nonex.G7]" office:value-type="float" office:value="0" calcext:value-type="float">
            <text:p>0.000</text:p>
          </table:table-cell>
          <table:table-cell table:style-name="ce13" table:formula="of:=[raw_nonex.H7]" office:value-type="float" office:value="1" calcext:value-type="float">
            <text:p>1.000</text:p>
          </table:table-cell>
          <table:table-cell table:style-name="ce5" table:formula="of:=[raw_nonex.I7]" office:value-type="float" office:value="0" calcext:value-type="float">
            <text:p>0.000</text:p>
          </table:table-cell>
          <table:table-cell table:style-name="ce14" table:formula="of:=[raw_nonex.J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8]" office:value-type="string" office:string-value="PA" calcext:value-type="string">
            <text:p>PA</text:p>
          </table:table-cell>
          <table:table-cell table:style-name="ce3" table:formula="of:=[raw_nonex.B8]" office:value-type="string" office:string-value="A" calcext:value-type="string">
            <text:p>A</text:p>
          </table:table-cell>
          <table:table-cell table:style-name="ce5" table:formula="of:=[raw_nonex.C8]" office:value-type="float" office:value="0" calcext:value-type="float">
            <text:p>0.000</text:p>
          </table:table-cell>
          <table:table-cell table:style-name="ce11" table:formula="of:=[raw_nonex.D8]" office:value-type="float" office:value="1" calcext:value-type="float">
            <text:p>1.000</text:p>
          </table:table-cell>
          <table:table-cell table:style-name="ce5" table:formula="of:=[raw_nonex.E8]" office:value-type="float" office:value="0" calcext:value-type="float">
            <text:p>0.000</text:p>
          </table:table-cell>
          <table:table-cell table:style-name="ce12" table:formula="of:=[raw_nonex.F8]" office:value-type="float" office:value="1" calcext:value-type="float">
            <text:p>1.000</text:p>
          </table:table-cell>
          <table:table-cell table:style-name="ce5" table:formula="of:=[raw_nonex.G8]" office:value-type="float" office:value="0" calcext:value-type="float">
            <text:p>0.000</text:p>
          </table:table-cell>
          <table:table-cell table:style-name="ce13" table:formula="of:=[raw_nonex.H8]" office:value-type="float" office:value="1" calcext:value-type="float">
            <text:p>1.000</text:p>
          </table:table-cell>
          <table:table-cell table:style-name="ce5" table:formula="of:=[raw_nonex.I8]" office:value-type="float" office:value="0" calcext:value-type="float">
            <text:p>0.000</text:p>
          </table:table-cell>
          <table:table-cell table:style-name="ce14" table:formula="of:=[raw_nonex.J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9]" office:value-type="string" office:string-value="PA" calcext:value-type="string">
            <text:p>PA</text:p>
          </table:table-cell>
          <table:table-cell table:style-name="ce3" table:formula="of:=[raw_nonex.B9]" office:value-type="string" office:string-value="AT" calcext:value-type="string">
            <text:p>AT</text:p>
          </table:table-cell>
          <table:table-cell table:style-name="ce5" table:formula="of:=[raw_nonex.C9]" office:value-type="float" office:value="0" calcext:value-type="float">
            <text:p>0.000</text:p>
          </table:table-cell>
          <table:table-cell table:style-name="ce11" table:formula="of:=[raw_nonex.D9]" office:value-type="float" office:value="1" calcext:value-type="float">
            <text:p>1.000</text:p>
          </table:table-cell>
          <table:table-cell table:style-name="ce5" table:formula="of:=[raw_nonex.E9]" office:value-type="float" office:value="0" calcext:value-type="float">
            <text:p>0.000</text:p>
          </table:table-cell>
          <table:table-cell table:style-name="ce12" table:formula="of:=[raw_nonex.F9]" office:value-type="float" office:value="1" calcext:value-type="float">
            <text:p>1.000</text:p>
          </table:table-cell>
          <table:table-cell table:style-name="ce5" table:formula="of:=[raw_nonex.G9]" office:value-type="float" office:value="0" calcext:value-type="float">
            <text:p>0.000</text:p>
          </table:table-cell>
          <table:table-cell table:style-name="ce13" table:formula="of:=[raw_nonex.H9]" office:value-type="float" office:value="1" calcext:value-type="float">
            <text:p>1.000</text:p>
          </table:table-cell>
          <table:table-cell table:style-name="ce5" table:formula="of:=[raw_nonex.I9]" office:value-type="float" office:value="0" calcext:value-type="float">
            <text:p>0.000</text:p>
          </table:table-cell>
          <table:table-cell table:style-name="ce14" table:formula="of:=[raw_nonex.J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0]" office:value-type="string" office:string-value="PA" calcext:value-type="string">
            <text:p>PA</text:p>
          </table:table-cell>
          <table:table-cell table:style-name="ce3" table:formula="of:=[raw_nonex.B10]" office:value-type="string" office:string-value="AO" calcext:value-type="string">
            <text:p>AO</text:p>
          </table:table-cell>
          <table:table-cell table:style-name="ce5" table:formula="of:=[raw_nonex.C10]" office:value-type="float" office:value="0" calcext:value-type="float">
            <text:p>0.000</text:p>
          </table:table-cell>
          <table:table-cell table:style-name="ce11" table:formula="of:=[raw_nonex.D10]" office:value-type="float" office:value="1" calcext:value-type="float">
            <text:p>1.000</text:p>
          </table:table-cell>
          <table:table-cell table:style-name="ce5" table:formula="of:=[raw_nonex.E10]" office:value-type="float" office:value="0" calcext:value-type="float">
            <text:p>0.000</text:p>
          </table:table-cell>
          <table:table-cell table:style-name="ce12" table:formula="of:=[raw_nonex.F10]" office:value-type="float" office:value="1" calcext:value-type="float">
            <text:p>1.000</text:p>
          </table:table-cell>
          <table:table-cell table:style-name="ce5" table:formula="of:=[raw_nonex.G10]" office:value-type="float" office:value="0" calcext:value-type="float">
            <text:p>0.000</text:p>
          </table:table-cell>
          <table:table-cell table:style-name="ce13" table:formula="of:=[raw_nonex.H10]" office:value-type="float" office:value="1" calcext:value-type="float">
            <text:p>1.000</text:p>
          </table:table-cell>
          <table:table-cell table:style-name="ce5" table:formula="of:=[raw_nonex.I10]" office:value-type="float" office:value="0" calcext:value-type="float">
            <text:p>0.000</text:p>
          </table:table-cell>
          <table:table-cell table:style-name="ce14" table:formula="of:=[raw_nonex.J1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1]" office:value-type="string" office:string-value="PA" calcext:value-type="string">
            <text:p>PA</text:p>
          </table:table-cell>
          <table:table-cell table:style-name="ce3" table:formula="of:=[raw_nonex.B11]" office:value-type="string" office:string-value="AOT" calcext:value-type="string">
            <text:p>AOT</text:p>
          </table:table-cell>
          <table:table-cell table:style-name="ce5" table:formula="of:=[raw_nonex.C11]" office:value-type="float" office:value="0" calcext:value-type="float">
            <text:p>0.000</text:p>
          </table:table-cell>
          <table:table-cell table:style-name="ce11" table:formula="of:=[raw_nonex.D11]" office:value-type="float" office:value="1" calcext:value-type="float">
            <text:p>1.000</text:p>
          </table:table-cell>
          <table:table-cell table:style-name="ce5" table:formula="of:=[raw_nonex.E11]" office:value-type="float" office:value="0" calcext:value-type="float">
            <text:p>0.000</text:p>
          </table:table-cell>
          <table:table-cell table:style-name="ce12" table:formula="of:=[raw_nonex.F11]" office:value-type="float" office:value="1" calcext:value-type="float">
            <text:p>1.000</text:p>
          </table:table-cell>
          <table:table-cell table:style-name="ce5" table:formula="of:=[raw_nonex.G11]" office:value-type="float" office:value="0" calcext:value-type="float">
            <text:p>0.000</text:p>
          </table:table-cell>
          <table:table-cell table:style-name="ce13" table:formula="of:=[raw_nonex.H11]" office:value-type="float" office:value="1" calcext:value-type="float">
            <text:p>1.000</text:p>
          </table:table-cell>
          <table:table-cell table:style-name="ce5" table:formula="of:=[raw_nonex.I11]" office:value-type="float" office:value="0" calcext:value-type="float">
            <text:p>0.000</text:p>
          </table:table-cell>
          <table:table-cell table:style-name="ce14" table:formula="of:=[raw_nonex.J1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2]" office:value-type="string" office:string-value="CFP" calcext:value-type="string">
            <text:p>CFP</text:p>
          </table:table-cell>
          <table:table-cell table:style-name="ce3" table:formula="of:=[raw_nonex.B12]" office:value-type="string" office:string-value="CS" calcext:value-type="string">
            <text:p>CS</text:p>
          </table:table-cell>
          <table:table-cell table:style-name="ce5" table:formula="of:=[raw_nonex.C12]" office:value-type="float" office:value="0.0172" calcext:value-type="float">
            <text:p>0.017</text:p>
          </table:table-cell>
          <table:table-cell table:style-name="ce11" table:formula="of:=[raw_nonex.D12]" office:value-type="float" office:value="0.8956" calcext:value-type="float">
            <text:p>0.896</text:p>
          </table:table-cell>
          <table:table-cell table:style-name="ce5" table:formula="of:=[raw_nonex.E12]" office:value-type="float" office:value="0" calcext:value-type="float">
            <text:p>0.000</text:p>
          </table:table-cell>
          <table:table-cell table:style-name="ce12" table:formula="of:=[raw_nonex.F12]" office:value-type="float" office:value="1" calcext:value-type="float">
            <text:p>1.000</text:p>
          </table:table-cell>
          <table:table-cell table:style-name="ce5" table:formula="of:=[raw_nonex.G12]" office:value-type="float" office:value="2.7945" calcext:value-type="float">
            <text:p>2.795</text:p>
          </table:table-cell>
          <table:table-cell table:style-name="ce13" table:formula="of:=[raw_nonex.H12]" office:value-type="float" office:value="0.0946" calcext:value-type="float">
            <text:p>0.095</text:p>
          </table:table-cell>
          <table:table-cell table:style-name="ce5" table:formula="of:=[raw_nonex.I12]" office:value-type="float" office:value="0" calcext:value-type="float">
            <text:p>0.000</text:p>
          </table:table-cell>
          <table:table-cell table:style-name="ce14" table:formula="of:=[raw_nonex.J1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3]" office:value-type="string" office:string-value="CFP" calcext:value-type="string">
            <text:p>CFP</text:p>
          </table:table-cell>
          <table:table-cell table:style-name="ce3" table:formula="of:=[raw_nonex.B13]" office:value-type="string" office:string-value="CA" calcext:value-type="string">
            <text:p>CA</text:p>
          </table:table-cell>
          <table:table-cell table:style-name="ce5" table:formula="of:=[raw_nonex.C13]" office:value-type="float" office:value="0.0919" calcext:value-type="float">
            <text:p>0.092</text:p>
          </table:table-cell>
          <table:table-cell table:style-name="ce11" table:formula="of:=[raw_nonex.D13]" office:value-type="float" office:value="0.7618" calcext:value-type="float">
            <text:p>0.762</text:p>
          </table:table-cell>
          <table:table-cell table:style-name="ce5" table:formula="of:=[raw_nonex.E13]" office:value-type="float" office:value="0" calcext:value-type="float">
            <text:p>0.000</text:p>
          </table:table-cell>
          <table:table-cell table:style-name="ce12" table:formula="of:=[raw_nonex.F13]" office:value-type="float" office:value="1" calcext:value-type="float">
            <text:p>1.000</text:p>
          </table:table-cell>
          <table:table-cell table:style-name="ce5" table:formula="of:=[raw_nonex.G13]" office:value-type="float" office:value="3.2677" calcext:value-type="float">
            <text:p>3.268</text:p>
          </table:table-cell>
          <table:table-cell table:style-name="ce13" table:formula="of:=[raw_nonex.H13]" office:value-type="float" office:value="0.0707" calcext:value-type="float">
            <text:p>0.071</text:p>
          </table:table-cell>
          <table:table-cell table:style-name="ce5" table:formula="of:=[raw_nonex.I13]" office:value-type="float" office:value="0" calcext:value-type="float">
            <text:p>0.000</text:p>
          </table:table-cell>
          <table:table-cell table:style-name="ce14" table:formula="of:=[raw_nonex.J1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4]" office:value-type="string" office:string-value="CFP" calcext:value-type="string">
            <text:p>CFP</text:p>
          </table:table-cell>
          <table:table-cell table:style-name="ce3" table:formula="of:=[raw_nonex.B14]" office:value-type="string" office:string-value="O" calcext:value-type="string">
            <text:p>O</text:p>
          </table:table-cell>
          <table:table-cell table:style-name="ce5" table:formula="of:=[raw_nonex.C14]" office:value-type="float" office:value="0.0342" calcext:value-type="float">
            <text:p>0.034</text:p>
          </table:table-cell>
          <table:table-cell table:style-name="ce11" table:formula="of:=[raw_nonex.D14]" office:value-type="float" office:value="0.8533" calcext:value-type="float">
            <text:p>0.853</text:p>
          </table:table-cell>
          <table:table-cell table:style-name="ce5" table:formula="of:=[raw_nonex.E14]" office:value-type="float" office:value="0" calcext:value-type="float">
            <text:p>0.000</text:p>
          </table:table-cell>
          <table:table-cell table:style-name="ce12" table:formula="of:=[raw_nonex.F14]" office:value-type="float" office:value="1" calcext:value-type="float">
            <text:p>1.000</text:p>
          </table:table-cell>
          <table:table-cell table:style-name="ce5" table:formula="of:=[raw_nonex.G14]" office:value-type="float" office:value="6.5109" calcext:value-type="float">
            <text:p>6.511</text:p>
          </table:table-cell>
          <table:table-cell table:style-name="ce13" table:formula="of:=[raw_nonex.H14]" office:value-type="float" office:value="0.0107" calcext:value-type="float">
            <text:p>0.011</text:p>
          </table:table-cell>
          <table:table-cell table:style-name="ce5" table:formula="of:=[raw_nonex.I14]" office:value-type="float" office:value="0" calcext:value-type="float">
            <text:p>0.000</text:p>
          </table:table-cell>
          <table:table-cell table:style-name="ce14" table:formula="of:=[raw_nonex.J1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5]" office:value-type="string" office:string-value="CFP" calcext:value-type="string">
            <text:p>CFP</text:p>
          </table:table-cell>
          <table:table-cell table:style-name="ce3" table:formula="of:=[raw_nonex.B15]" office:value-type="string" office:string-value="OT" calcext:value-type="string">
            <text:p>OT</text:p>
          </table:table-cell>
          <table:table-cell table:style-name="ce5" table:formula="of:=[raw_nonex.C15]" office:value-type="float" office:value="4.0987" calcext:value-type="float">
            <text:p>4.099</text:p>
          </table:table-cell>
          <table:table-cell table:style-name="ce11" table:formula="of:=[raw_nonex.D15]" office:value-type="float" office:value="0.0429" calcext:value-type="float">
            <text:p>0.043</text:p>
          </table:table-cell>
          <table:table-cell table:style-name="ce5" table:formula="of:=[raw_nonex.E15]" office:value-type="float" office:value="0" calcext:value-type="float">
            <text:p>0.000</text:p>
          </table:table-cell>
          <table:table-cell table:style-name="ce12" table:formula="of:=[raw_nonex.F15]" office:value-type="float" office:value="1" calcext:value-type="float">
            <text:p>1.000</text:p>
          </table:table-cell>
          <table:table-cell table:style-name="ce5" table:formula="of:=[raw_nonex.G15]" office:value-type="float" office:value="11.0404" calcext:value-type="float">
            <text:p>11.040</text:p>
          </table:table-cell>
          <table:table-cell table:style-name="ce13" table:formula="of:=[raw_nonex.H15]" office:value-type="float" office:value="0.0009" calcext:value-type="float">
            <text:p>0.001</text:p>
          </table:table-cell>
          <table:table-cell table:style-name="ce5" table:formula="of:=[raw_nonex.I15]" office:value-type="float" office:value="0" calcext:value-type="float">
            <text:p>0.000</text:p>
          </table:table-cell>
          <table:table-cell table:style-name="ce14" table:formula="of:=[raw_nonex.J1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6]" office:value-type="string" office:string-value="CFP" calcext:value-type="string">
            <text:p>CFP</text:p>
          </table:table-cell>
          <table:table-cell table:style-name="ce3" table:formula="of:=[raw_nonex.B16]" office:value-type="string" office:string-value="A" calcext:value-type="string">
            <text:p>A</text:p>
          </table:table-cell>
          <table:table-cell table:style-name="ce5" table:formula="of:=[raw_nonex.C16]" office:value-type="float" office:value="5.706" calcext:value-type="float">
            <text:p>5.706</text:p>
          </table:table-cell>
          <table:table-cell table:style-name="ce11" table:formula="of:=[raw_nonex.D16]" office:value-type="float" office:value="0.0169" calcext:value-type="float">
            <text:p>0.017</text:p>
          </table:table-cell>
          <table:table-cell table:style-name="ce5" table:formula="of:=[raw_nonex.E16]" office:value-type="float" office:value="0" calcext:value-type="float">
            <text:p>0.000</text:p>
          </table:table-cell>
          <table:table-cell table:style-name="ce12" table:formula="of:=[raw_nonex.F16]" office:value-type="float" office:value="1" calcext:value-type="float">
            <text:p>1.000</text:p>
          </table:table-cell>
          <table:table-cell table:style-name="ce5" table:formula="of:=[raw_nonex.G16]" office:value-type="float" office:value="10.0687" calcext:value-type="float">
            <text:p>10.069</text:p>
          </table:table-cell>
          <table:table-cell table:style-name="ce13" table:formula="of:=[raw_nonex.H16]" office:value-type="float" office:value="0.0015" calcext:value-type="float">
            <text:p>0.002</text:p>
          </table:table-cell>
          <table:table-cell table:style-name="ce5" table:formula="of:=[raw_nonex.I16]" office:value-type="float" office:value="0" calcext:value-type="float">
            <text:p>0.000</text:p>
          </table:table-cell>
          <table:table-cell table:style-name="ce14" table:formula="of:=[raw_nonex.J1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7]" office:value-type="string" office:string-value="CFP" calcext:value-type="string">
            <text:p>CFP</text:p>
          </table:table-cell>
          <table:table-cell table:style-name="ce3" table:formula="of:=[raw_nonex.B17]" office:value-type="string" office:string-value="AT" calcext:value-type="string">
            <text:p>AT</text:p>
          </table:table-cell>
          <table:table-cell table:style-name="ce5" table:formula="of:=[raw_nonex.C17]" office:value-type="float" office:value="1.4121" calcext:value-type="float">
            <text:p>1.412</text:p>
          </table:table-cell>
          <table:table-cell table:style-name="ce11" table:formula="of:=[raw_nonex.D17]" office:value-type="float" office:value="0.2347" calcext:value-type="float">
            <text:p>0.235</text:p>
          </table:table-cell>
          <table:table-cell table:style-name="ce5" table:formula="of:=[raw_nonex.E17]" office:value-type="float" office:value="0" calcext:value-type="float">
            <text:p>0.000</text:p>
          </table:table-cell>
          <table:table-cell table:style-name="ce12" table:formula="of:=[raw_nonex.F17]" office:value-type="float" office:value="1" calcext:value-type="float">
            <text:p>1.000</text:p>
          </table:table-cell>
          <table:table-cell table:style-name="ce5" table:formula="of:=[raw_nonex.G17]" office:value-type="float" office:value="10.1208" calcext:value-type="float">
            <text:p>10.121</text:p>
          </table:table-cell>
          <table:table-cell table:style-name="ce13" table:formula="of:=[raw_nonex.H17]" office:value-type="float" office:value="0.0015" calcext:value-type="float">
            <text:p>0.002</text:p>
          </table:table-cell>
          <table:table-cell table:style-name="ce5" table:formula="of:=[raw_nonex.I17]" office:value-type="float" office:value="0" calcext:value-type="float">
            <text:p>0.000</text:p>
          </table:table-cell>
          <table:table-cell table:style-name="ce14" table:formula="of:=[raw_nonex.J1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8]" office:value-type="string" office:string-value="CFP" calcext:value-type="string">
            <text:p>CFP</text:p>
          </table:table-cell>
          <table:table-cell table:style-name="ce3" table:formula="of:=[raw_nonex.B18]" office:value-type="string" office:string-value="AO" calcext:value-type="string">
            <text:p>AO</text:p>
          </table:table-cell>
          <table:table-cell table:style-name="ce5" table:formula="of:=[raw_nonex.C18]" office:value-type="float" office:value="1.2736" calcext:value-type="float">
            <text:p>1.274</text:p>
          </table:table-cell>
          <table:table-cell table:style-name="ce11" table:formula="of:=[raw_nonex.D18]" office:value-type="float" office:value="0.2591" calcext:value-type="float">
            <text:p>0.259</text:p>
          </table:table-cell>
          <table:table-cell table:style-name="ce5" table:formula="of:=[raw_nonex.E18]" office:value-type="float" office:value="0" calcext:value-type="float">
            <text:p>0.000</text:p>
          </table:table-cell>
          <table:table-cell table:style-name="ce12" table:formula="of:=[raw_nonex.F18]" office:value-type="float" office:value="1" calcext:value-type="float">
            <text:p>1.000</text:p>
          </table:table-cell>
          <table:table-cell table:style-name="ce5" table:formula="of:=[raw_nonex.G18]" office:value-type="float" office:value="8.1453" calcext:value-type="float">
            <text:p>8.145</text:p>
          </table:table-cell>
          <table:table-cell table:style-name="ce13" table:formula="of:=[raw_nonex.H18]" office:value-type="float" office:value="0.0043" calcext:value-type="float">
            <text:p>0.004</text:p>
          </table:table-cell>
          <table:table-cell table:style-name="ce5" table:formula="of:=[raw_nonex.I18]" office:value-type="float" office:value="0" calcext:value-type="float">
            <text:p>0.000</text:p>
          </table:table-cell>
          <table:table-cell table:style-name="ce14" table:formula="of:=[raw_nonex.J1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19]" office:value-type="string" office:string-value="CFP" calcext:value-type="string">
            <text:p>CFP</text:p>
          </table:table-cell>
          <table:table-cell table:style-name="ce3" table:formula="of:=[raw_nonex.B19]" office:value-type="string" office:string-value="AOT" calcext:value-type="string">
            <text:p>AOT</text:p>
          </table:table-cell>
          <table:table-cell table:style-name="ce5" table:formula="of:=[raw_nonex.C19]" office:value-type="float" office:value="3.9177" calcext:value-type="float">
            <text:p>3.918</text:p>
          </table:table-cell>
          <table:table-cell table:style-name="ce11" table:formula="of:=[raw_nonex.D19]" office:value-type="float" office:value="0.0478" calcext:value-type="float">
            <text:p>0.048</text:p>
          </table:table-cell>
          <table:table-cell table:style-name="ce5" table:formula="of:=[raw_nonex.E19]" office:value-type="float" office:value="0" calcext:value-type="float">
            <text:p>0.000</text:p>
          </table:table-cell>
          <table:table-cell table:style-name="ce12" table:formula="of:=[raw_nonex.F19]" office:value-type="float" office:value="1" calcext:value-type="float">
            <text:p>1.000</text:p>
          </table:table-cell>
          <table:table-cell table:style-name="ce5" table:formula="of:=[raw_nonex.G19]" office:value-type="float" office:value="12.6915" calcext:value-type="float">
            <text:p>12.692</text:p>
          </table:table-cell>
          <table:table-cell table:style-name="ce13" table:formula="of:=[raw_nonex.H19]" office:value-type="float" office:value="0.0004" calcext:value-type="float">
            <text:p>0.000</text:p>
          </table:table-cell>
          <table:table-cell table:style-name="ce5" table:formula="of:=[raw_nonex.I19]" office:value-type="float" office:value="0" calcext:value-type="float">
            <text:p>0.000</text:p>
          </table:table-cell>
          <table:table-cell table:style-name="ce14" table:formula="of:=[raw_nonex.J1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0]" office:value-type="string" office:string-value="CS" calcext:value-type="string">
            <text:p>CS</text:p>
          </table:table-cell>
          <table:table-cell table:style-name="ce3" table:formula="of:=[raw_nonex.B20]" office:value-type="string" office:string-value="CA" calcext:value-type="string">
            <text:p>CA</text:p>
          </table:table-cell>
          <table:table-cell table:style-name="ce5" table:formula="of:=[raw_nonex.C20]" office:value-type="float" office:value="0.8048" calcext:value-type="float">
            <text:p>0.805</text:p>
          </table:table-cell>
          <table:table-cell table:style-name="ce11" table:formula="of:=[raw_nonex.D20]" office:value-type="float" office:value="0.3697" calcext:value-type="float">
            <text:p>0.370</text:p>
          </table:table-cell>
          <table:table-cell table:style-name="ce5" table:formula="of:=[raw_nonex.E20]" office:value-type="float" office:value="0" calcext:value-type="float">
            <text:p>0.000</text:p>
          </table:table-cell>
          <table:table-cell table:style-name="ce12" table:formula="of:=[raw_nonex.F20]" office:value-type="float" office:value="1" calcext:value-type="float">
            <text:p>1.000</text:p>
          </table:table-cell>
          <table:table-cell table:style-name="ce5" table:formula="of:=[raw_nonex.G20]" office:value-type="float" office:value="0.1828" calcext:value-type="float">
            <text:p>0.183</text:p>
          </table:table-cell>
          <table:table-cell table:style-name="ce13" table:formula="of:=[raw_nonex.H20]" office:value-type="float" office:value="0.669" calcext:value-type="float">
            <text:p>0.669</text:p>
          </table:table-cell>
          <table:table-cell table:style-name="ce5" table:formula="of:=[raw_nonex.I20]" office:value-type="float" office:value="0" calcext:value-type="float">
            <text:p>0.000</text:p>
          </table:table-cell>
          <table:table-cell table:style-name="ce14" table:formula="of:=[raw_nonex.J2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1]" office:value-type="string" office:string-value="CS" calcext:value-type="string">
            <text:p>CS</text:p>
          </table:table-cell>
          <table:table-cell table:style-name="ce3" table:formula="of:=[raw_nonex.B21]" office:value-type="string" office:string-value="O" calcext:value-type="string">
            <text:p>O</text:p>
          </table:table-cell>
          <table:table-cell table:style-name="ce5" table:formula="of:=[raw_nonex.C21]" office:value-type="float" office:value="1.6457" calcext:value-type="float">
            <text:p>1.646</text:p>
          </table:table-cell>
          <table:table-cell table:style-name="ce11" table:formula="of:=[raw_nonex.D21]" office:value-type="float" office:value="0.1995" calcext:value-type="float">
            <text:p>0.200</text:p>
          </table:table-cell>
          <table:table-cell table:style-name="ce5" table:formula="of:=[raw_nonex.E21]" office:value-type="float" office:value="0" calcext:value-type="float">
            <text:p>0.000</text:p>
          </table:table-cell>
          <table:table-cell table:style-name="ce12" table:formula="of:=[raw_nonex.F21]" office:value-type="float" office:value="1" calcext:value-type="float">
            <text:p>1.000</text:p>
          </table:table-cell>
          <table:table-cell table:style-name="ce5" table:formula="of:=[raw_nonex.G21]" office:value-type="float" office:value="2.8029" calcext:value-type="float">
            <text:p>2.803</text:p>
          </table:table-cell>
          <table:table-cell table:style-name="ce13" table:formula="of:=[raw_nonex.H21]" office:value-type="float" office:value="0.0941" calcext:value-type="float">
            <text:p>0.094</text:p>
          </table:table-cell>
          <table:table-cell table:style-name="ce5" table:formula="of:=[raw_nonex.I21]" office:value-type="float" office:value="0" calcext:value-type="float">
            <text:p>0.000</text:p>
          </table:table-cell>
          <table:table-cell table:style-name="ce14" table:formula="of:=[raw_nonex.J2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2]" office:value-type="string" office:string-value="CS" calcext:value-type="string">
            <text:p>CS</text:p>
          </table:table-cell>
          <table:table-cell table:style-name="ce3" table:formula="of:=[raw_nonex.B22]" office:value-type="string" office:string-value="OT" calcext:value-type="string">
            <text:p>OT</text:p>
          </table:table-cell>
          <table:table-cell table:style-name="ce5" table:formula="of:=[raw_nonex.C22]" office:value-type="float" office:value="5.049" calcext:value-type="float">
            <text:p>5.049</text:p>
          </table:table-cell>
          <table:table-cell table:style-name="ce11" table:formula="of:=[raw_nonex.D22]" office:value-type="float" office:value="0.0246" calcext:value-type="float">
            <text:p>0.025</text:p>
          </table:table-cell>
          <table:table-cell table:style-name="ce5" table:formula="of:=[raw_nonex.E22]" office:value-type="float" office:value="0" calcext:value-type="float">
            <text:p>0.000</text:p>
          </table:table-cell>
          <table:table-cell table:style-name="ce12" table:formula="of:=[raw_nonex.F22]" office:value-type="float" office:value="1" calcext:value-type="float">
            <text:p>1.000</text:p>
          </table:table-cell>
          <table:table-cell table:style-name="ce5" table:formula="of:=[raw_nonex.G22]" office:value-type="float" office:value="3.1654" calcext:value-type="float">
            <text:p>3.165</text:p>
          </table:table-cell>
          <table:table-cell table:style-name="ce13" table:formula="of:=[raw_nonex.H22]" office:value-type="float" office:value="0.0752" calcext:value-type="float">
            <text:p>0.075</text:p>
          </table:table-cell>
          <table:table-cell table:style-name="ce5" table:formula="of:=[raw_nonex.I22]" office:value-type="float" office:value="0" calcext:value-type="float">
            <text:p>0.000</text:p>
          </table:table-cell>
          <table:table-cell table:style-name="ce14" table:formula="of:=[raw_nonex.J2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3]" office:value-type="string" office:string-value="CS" calcext:value-type="string">
            <text:p>CS</text:p>
          </table:table-cell>
          <table:table-cell table:style-name="ce3" table:formula="of:=[raw_nonex.B23]" office:value-type="string" office:string-value="A" calcext:value-type="string">
            <text:p>A</text:p>
          </table:table-cell>
          <table:table-cell table:style-name="ce5" table:formula="of:=[raw_nonex.C23]" office:value-type="float" office:value="3.7713" calcext:value-type="float">
            <text:p>3.771</text:p>
          </table:table-cell>
          <table:table-cell table:style-name="ce11" table:formula="of:=[raw_nonex.D23]" office:value-type="float" office:value="0.0521" calcext:value-type="float">
            <text:p>0.052</text:p>
          </table:table-cell>
          <table:table-cell table:style-name="ce5" table:formula="of:=[raw_nonex.E23]" office:value-type="float" office:value="0" calcext:value-type="float">
            <text:p>0.000</text:p>
          </table:table-cell>
          <table:table-cell table:style-name="ce12" table:formula="of:=[raw_nonex.F23]" office:value-type="float" office:value="1" calcext:value-type="float">
            <text:p>1.000</text:p>
          </table:table-cell>
          <table:table-cell table:style-name="ce5" table:formula="of:=[raw_nonex.G23]" office:value-type="float" office:value="2.3448" calcext:value-type="float">
            <text:p>2.345</text:p>
          </table:table-cell>
          <table:table-cell table:style-name="ce13" table:formula="of:=[raw_nonex.H23]" office:value-type="float" office:value="0.1257" calcext:value-type="float">
            <text:p>0.126</text:p>
          </table:table-cell>
          <table:table-cell table:style-name="ce5" table:formula="of:=[raw_nonex.I23]" office:value-type="float" office:value="0" calcext:value-type="float">
            <text:p>0.000</text:p>
          </table:table-cell>
          <table:table-cell table:style-name="ce14" table:formula="of:=[raw_nonex.J2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4]" office:value-type="string" office:string-value="CS" calcext:value-type="string">
            <text:p>CS</text:p>
          </table:table-cell>
          <table:table-cell table:style-name="ce3" table:formula="of:=[raw_nonex.B24]" office:value-type="string" office:string-value="AT" calcext:value-type="string">
            <text:p>AT</text:p>
          </table:table-cell>
          <table:table-cell table:style-name="ce5" table:formula="of:=[raw_nonex.C24]" office:value-type="float" office:value="0.1058" calcext:value-type="float">
            <text:p>0.106</text:p>
          </table:table-cell>
          <table:table-cell table:style-name="ce11" table:formula="of:=[raw_nonex.D24]" office:value-type="float" office:value="0.745" calcext:value-type="float">
            <text:p>0.745</text:p>
          </table:table-cell>
          <table:table-cell table:style-name="ce5" table:formula="of:=[raw_nonex.E24]" office:value-type="float" office:value="0" calcext:value-type="float">
            <text:p>0.000</text:p>
          </table:table-cell>
          <table:table-cell table:style-name="ce12" table:formula="of:=[raw_nonex.F24]" office:value-type="float" office:value="1" calcext:value-type="float">
            <text:p>1.000</text:p>
          </table:table-cell>
          <table:table-cell table:style-name="ce5" table:formula="of:=[raw_nonex.G24]" office:value-type="float" office:value="2.8625" calcext:value-type="float">
            <text:p>2.863</text:p>
          </table:table-cell>
          <table:table-cell table:style-name="ce13" table:formula="of:=[raw_nonex.H24]" office:value-type="float" office:value="0.0907" calcext:value-type="float">
            <text:p>0.091</text:p>
          </table:table-cell>
          <table:table-cell table:style-name="ce5" table:formula="of:=[raw_nonex.I24]" office:value-type="float" office:value="0" calcext:value-type="float">
            <text:p>0.000</text:p>
          </table:table-cell>
          <table:table-cell table:style-name="ce14" table:formula="of:=[raw_nonex.J2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5]" office:value-type="string" office:string-value="CS" calcext:value-type="string">
            <text:p>CS</text:p>
          </table:table-cell>
          <table:table-cell table:style-name="ce3" table:formula="of:=[raw_nonex.B25]" office:value-type="string" office:string-value="AO" calcext:value-type="string">
            <text:p>AO</text:p>
          </table:table-cell>
          <table:table-cell table:style-name="ce5" table:formula="of:=[raw_nonex.C25]" office:value-type="float" office:value="2.4837" calcext:value-type="float">
            <text:p>2.484</text:p>
          </table:table-cell>
          <table:table-cell table:style-name="ce11" table:formula="of:=[raw_nonex.D25]" office:value-type="float" office:value="0.115" calcext:value-type="float">
            <text:p>0.115</text:p>
          </table:table-cell>
          <table:table-cell table:style-name="ce5" table:formula="of:=[raw_nonex.E25]" office:value-type="float" office:value="0" calcext:value-type="float">
            <text:p>0.000</text:p>
          </table:table-cell>
          <table:table-cell table:style-name="ce12" table:formula="of:=[raw_nonex.F25]" office:value-type="float" office:value="1" calcext:value-type="float">
            <text:p>1.000</text:p>
          </table:table-cell>
          <table:table-cell table:style-name="ce5" table:formula="of:=[raw_nonex.G25]" office:value-type="float" office:value="2.1535" calcext:value-type="float">
            <text:p>2.154</text:p>
          </table:table-cell>
          <table:table-cell table:style-name="ce13" table:formula="of:=[raw_nonex.H25]" office:value-type="float" office:value="0.1422" calcext:value-type="float">
            <text:p>0.142</text:p>
          </table:table-cell>
          <table:table-cell table:style-name="ce5" table:formula="of:=[raw_nonex.I25]" office:value-type="float" office:value="0" calcext:value-type="float">
            <text:p>0.000</text:p>
          </table:table-cell>
          <table:table-cell table:style-name="ce14" table:formula="of:=[raw_nonex.J2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6]" office:value-type="string" office:string-value="CS" calcext:value-type="string">
            <text:p>CS</text:p>
          </table:table-cell>
          <table:table-cell table:style-name="ce3" table:formula="of:=[raw_nonex.B26]" office:value-type="string" office:string-value="AOT" calcext:value-type="string">
            <text:p>AOT</text:p>
          </table:table-cell>
          <table:table-cell table:style-name="ce5" table:formula="of:=[raw_nonex.C26]" office:value-type="float" office:value="2.1204" calcext:value-type="float">
            <text:p>2.120</text:p>
          </table:table-cell>
          <table:table-cell table:style-name="ce11" table:formula="of:=[raw_nonex.D26]" office:value-type="float" office:value="0.1454" calcext:value-type="float">
            <text:p>0.145</text:p>
          </table:table-cell>
          <table:table-cell table:style-name="ce5" table:formula="of:=[raw_nonex.E26]" office:value-type="float" office:value="0" calcext:value-type="float">
            <text:p>0.000</text:p>
          </table:table-cell>
          <table:table-cell table:style-name="ce12" table:formula="of:=[raw_nonex.F26]" office:value-type="float" office:value="1" calcext:value-type="float">
            <text:p>1.000</text:p>
          </table:table-cell>
          <table:table-cell table:style-name="ce5" table:formula="of:=[raw_nonex.G26]" office:value-type="float" office:value="4.0297" calcext:value-type="float">
            <text:p>4.030</text:p>
          </table:table-cell>
          <table:table-cell table:style-name="ce13" table:formula="of:=[raw_nonex.H26]" office:value-type="float" office:value="0.0447" calcext:value-type="float">
            <text:p>0.045</text:p>
          </table:table-cell>
          <table:table-cell table:style-name="ce5" table:formula="of:=[raw_nonex.I26]" office:value-type="float" office:value="0" calcext:value-type="float">
            <text:p>0.000</text:p>
          </table:table-cell>
          <table:table-cell table:style-name="ce14" table:formula="of:=[raw_nonex.J2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7]" office:value-type="string" office:string-value="CA" calcext:value-type="string">
            <text:p>CA</text:p>
          </table:table-cell>
          <table:table-cell table:style-name="ce3" table:formula="of:=[raw_nonex.B27]" office:value-type="string" office:string-value="O" calcext:value-type="string">
            <text:p>O</text:p>
          </table:table-cell>
          <table:table-cell table:style-name="ce5" table:formula="of:=[raw_nonex.C27]" office:value-type="float" office:value="1.3388" calcext:value-type="float">
            <text:p>1.339</text:p>
          </table:table-cell>
          <table:table-cell table:style-name="ce11" table:formula="of:=[raw_nonex.D27]" office:value-type="float" office:value="0.2472" calcext:value-type="float">
            <text:p>0.247</text:p>
          </table:table-cell>
          <table:table-cell table:style-name="ce5" table:formula="of:=[raw_nonex.E27]" office:value-type="float" office:value="0" calcext:value-type="float">
            <text:p>0.000</text:p>
          </table:table-cell>
          <table:table-cell table:style-name="ce12" table:formula="of:=[raw_nonex.F27]" office:value-type="float" office:value="1" calcext:value-type="float">
            <text:p>1.000</text:p>
          </table:table-cell>
          <table:table-cell table:style-name="ce5" table:formula="of:=[raw_nonex.G27]" office:value-type="float" office:value="1.5434" calcext:value-type="float">
            <text:p>1.543</text:p>
          </table:table-cell>
          <table:table-cell table:style-name="ce13" table:formula="of:=[raw_nonex.H27]" office:value-type="float" office:value="0.2141" calcext:value-type="float">
            <text:p>0.214</text:p>
          </table:table-cell>
          <table:table-cell table:style-name="ce5" table:formula="of:=[raw_nonex.I27]" office:value-type="float" office:value="0" calcext:value-type="float">
            <text:p>0.000</text:p>
          </table:table-cell>
          <table:table-cell table:style-name="ce14" table:formula="of:=[raw_nonex.J2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8]" office:value-type="string" office:string-value="CA" calcext:value-type="string">
            <text:p>CA</text:p>
          </table:table-cell>
          <table:table-cell table:style-name="ce3" table:formula="of:=[raw_nonex.B28]" office:value-type="string" office:string-value="OT" calcext:value-type="string">
            <text:p>OT</text:p>
          </table:table-cell>
          <table:table-cell table:style-name="ce5" table:formula="of:=[raw_nonex.C28]" office:value-type="float" office:value="3.9387" calcext:value-type="float">
            <text:p>3.939</text:p>
          </table:table-cell>
          <table:table-cell table:style-name="ce11" table:formula="of:=[raw_nonex.D28]" office:value-type="float" office:value="0.0472" calcext:value-type="float">
            <text:p>0.047</text:p>
          </table:table-cell>
          <table:table-cell table:style-name="ce5" table:formula="of:=[raw_nonex.E28]" office:value-type="float" office:value="0" calcext:value-type="float">
            <text:p>0.000</text:p>
          </table:table-cell>
          <table:table-cell table:style-name="ce12" table:formula="of:=[raw_nonex.F28]" office:value-type="float" office:value="1" calcext:value-type="float">
            <text:p>1.000</text:p>
          </table:table-cell>
          <table:table-cell table:style-name="ce5" table:formula="of:=[raw_nonex.G28]" office:value-type="float" office:value="3.6369" calcext:value-type="float">
            <text:p>3.637</text:p>
          </table:table-cell>
          <table:table-cell table:style-name="ce13" table:formula="of:=[raw_nonex.H28]" office:value-type="float" office:value="0.0565" calcext:value-type="float">
            <text:p>0.057</text:p>
          </table:table-cell>
          <table:table-cell table:style-name="ce5" table:formula="of:=[raw_nonex.I28]" office:value-type="float" office:value="0" calcext:value-type="float">
            <text:p>0.000</text:p>
          </table:table-cell>
          <table:table-cell table:style-name="ce14" table:formula="of:=[raw_nonex.J2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29]" office:value-type="string" office:string-value="CA" calcext:value-type="string">
            <text:p>CA</text:p>
          </table:table-cell>
          <table:table-cell table:style-name="ce3" table:formula="of:=[raw_nonex.B29]" office:value-type="string" office:string-value="A" calcext:value-type="string">
            <text:p>A</text:p>
          </table:table-cell>
          <table:table-cell table:style-name="ce5" table:formula="of:=[raw_nonex.C29]" office:value-type="float" office:value="4.3085" calcext:value-type="float">
            <text:p>4.309</text:p>
          </table:table-cell>
          <table:table-cell table:style-name="ce11" table:formula="of:=[raw_nonex.D29]" office:value-type="float" office:value="0.0379" calcext:value-type="float">
            <text:p>0.038</text:p>
          </table:table-cell>
          <table:table-cell table:style-name="ce5" table:formula="of:=[raw_nonex.E29]" office:value-type="float" office:value="0" calcext:value-type="float">
            <text:p>0.000</text:p>
          </table:table-cell>
          <table:table-cell table:style-name="ce12" table:formula="of:=[raw_nonex.F29]" office:value-type="float" office:value="1" calcext:value-type="float">
            <text:p>1.000</text:p>
          </table:table-cell>
          <table:table-cell table:style-name="ce5" table:formula="of:=[raw_nonex.G29]" office:value-type="float" office:value="2.6863" calcext:value-type="float">
            <text:p>2.686</text:p>
          </table:table-cell>
          <table:table-cell table:style-name="ce13" table:formula="of:=[raw_nonex.H29]" office:value-type="float" office:value="0.1012" calcext:value-type="float">
            <text:p>0.101</text:p>
          </table:table-cell>
          <table:table-cell table:style-name="ce5" table:formula="of:=[raw_nonex.I29]" office:value-type="float" office:value="0" calcext:value-type="float">
            <text:p>0.000</text:p>
          </table:table-cell>
          <table:table-cell table:style-name="ce14" table:formula="of:=[raw_nonex.J2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0]" office:value-type="string" office:string-value="CA" calcext:value-type="string">
            <text:p>CA</text:p>
          </table:table-cell>
          <table:table-cell table:style-name="ce3" table:formula="of:=[raw_nonex.B30]" office:value-type="string" office:string-value="AT" calcext:value-type="string">
            <text:p>AT</text:p>
          </table:table-cell>
          <table:table-cell table:style-name="ce5" table:formula="of:=[raw_nonex.C30]" office:value-type="float" office:value="0.2395" calcext:value-type="float">
            <text:p>0.240</text:p>
          </table:table-cell>
          <table:table-cell table:style-name="ce11" table:formula="of:=[raw_nonex.D30]" office:value-type="float" office:value="0.6246" calcext:value-type="float">
            <text:p>0.625</text:p>
          </table:table-cell>
          <table:table-cell table:style-name="ce5" table:formula="of:=[raw_nonex.E30]" office:value-type="float" office:value="0" calcext:value-type="float">
            <text:p>0.000</text:p>
          </table:table-cell>
          <table:table-cell table:style-name="ce12" table:formula="of:=[raw_nonex.F30]" office:value-type="float" office:value="1" calcext:value-type="float">
            <text:p>1.000</text:p>
          </table:table-cell>
          <table:table-cell table:style-name="ce5" table:formula="of:=[raw_nonex.G30]" office:value-type="float" office:value="2.8996" calcext:value-type="float">
            <text:p>2.900</text:p>
          </table:table-cell>
          <table:table-cell table:style-name="ce13" table:formula="of:=[raw_nonex.H30]" office:value-type="float" office:value="0.0886" calcext:value-type="float">
            <text:p>0.089</text:p>
          </table:table-cell>
          <table:table-cell table:style-name="ce5" table:formula="of:=[raw_nonex.I30]" office:value-type="float" office:value="0" calcext:value-type="float">
            <text:p>0.000</text:p>
          </table:table-cell>
          <table:table-cell table:style-name="ce14" table:formula="of:=[raw_nonex.J3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1]" office:value-type="string" office:string-value="CA" calcext:value-type="string">
            <text:p>CA</text:p>
          </table:table-cell>
          <table:table-cell table:style-name="ce3" table:formula="of:=[raw_nonex.B31]" office:value-type="string" office:string-value="AO" calcext:value-type="string">
            <text:p>AO</text:p>
          </table:table-cell>
          <table:table-cell table:style-name="ce5" table:formula="of:=[raw_nonex.C31]" office:value-type="float" office:value="0.8214" calcext:value-type="float">
            <text:p>0.821</text:p>
          </table:table-cell>
          <table:table-cell table:style-name="ce11" table:formula="of:=[raw_nonex.D31]" office:value-type="float" office:value="0.3648" calcext:value-type="float">
            <text:p>0.365</text:p>
          </table:table-cell>
          <table:table-cell table:style-name="ce5" table:formula="of:=[raw_nonex.E31]" office:value-type="float" office:value="0" calcext:value-type="float">
            <text:p>0.000</text:p>
          </table:table-cell>
          <table:table-cell table:style-name="ce12" table:formula="of:=[raw_nonex.F31]" office:value-type="float" office:value="1" calcext:value-type="float">
            <text:p>1.000</text:p>
          </table:table-cell>
          <table:table-cell table:style-name="ce5" table:formula="of:=[raw_nonex.G31]" office:value-type="float" office:value="1.2177" calcext:value-type="float">
            <text:p>1.218</text:p>
          </table:table-cell>
          <table:table-cell table:style-name="ce13" table:formula="of:=[raw_nonex.H31]" office:value-type="float" office:value="0.2698" calcext:value-type="float">
            <text:p>0.270</text:p>
          </table:table-cell>
          <table:table-cell table:style-name="ce5" table:formula="of:=[raw_nonex.I31]" office:value-type="float" office:value="0" calcext:value-type="float">
            <text:p>0.000</text:p>
          </table:table-cell>
          <table:table-cell table:style-name="ce14" table:formula="of:=[raw_nonex.J3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2]" office:value-type="string" office:string-value="CA" calcext:value-type="string">
            <text:p>CA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[raw_nonex.C32]" office:value-type="float" office:value="2.7391" calcext:value-type="float">
            <text:p>2.739</text:p>
          </table:table-cell>
          <table:table-cell table:style-name="ce11" table:formula="of:=[raw_nonex.D32]" office:value-type="float" office:value="0.0979" calcext:value-type="float">
            <text:p>0.098</text:p>
          </table:table-cell>
          <table:table-cell table:style-name="ce5" table:formula="of:=[raw_nonex.E32]" office:value-type="float" office:value="0" calcext:value-type="float">
            <text:p>0.000</text:p>
          </table:table-cell>
          <table:table-cell table:style-name="ce12" table:formula="of:=[raw_nonex.F32]" office:value-type="float" office:value="1" calcext:value-type="float">
            <text:p>1.000</text:p>
          </table:table-cell>
          <table:table-cell table:style-name="ce5" table:formula="of:=[raw_nonex.G32]" office:value-type="float" office:value="4.7889" calcext:value-type="float">
            <text:p>4.789</text:p>
          </table:table-cell>
          <table:table-cell table:style-name="ce13" table:formula="of:=[raw_nonex.H32]" office:value-type="float" office:value="0.0286" calcext:value-type="float">
            <text:p>0.029</text:p>
          </table:table-cell>
          <table:table-cell table:style-name="ce5" table:formula="of:=[raw_nonex.I32]" office:value-type="float" office:value="0" calcext:value-type="float">
            <text:p>0.000</text:p>
          </table:table-cell>
          <table:table-cell table:style-name="ce14" table:formula="of:=[raw_nonex.J3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3]" office:value-type="string" office:string-value="O" calcext:value-type="string">
            <text:p>O</text:p>
          </table:table-cell>
          <table:table-cell table:style-name="ce3" table:formula="of:=[raw_nonex.B33]" office:value-type="string" office:string-value="OT" calcext:value-type="string">
            <text:p>OT</text:p>
          </table:table-cell>
          <table:table-cell table:style-name="ce5" table:formula="of:=[raw_nonex.C33]" office:value-type="float" office:value="3.8473" calcext:value-type="float">
            <text:p>3.847</text:p>
          </table:table-cell>
          <table:table-cell table:style-name="ce11" table:formula="of:=[raw_nonex.D33]" office:value-type="float" office:value="0.0498" calcext:value-type="float">
            <text:p>0.050</text:p>
          </table:table-cell>
          <table:table-cell table:style-name="ce5" table:formula="of:=[raw_nonex.E33]" office:value-type="float" office:value="0" calcext:value-type="float">
            <text:p>0.000</text:p>
          </table:table-cell>
          <table:table-cell table:style-name="ce12" table:formula="of:=[raw_nonex.F33]" office:value-type="float" office:value="1" calcext:value-type="float">
            <text:p>1.000</text:p>
          </table:table-cell>
          <table:table-cell table:style-name="ce5" table:formula="of:=[raw_nonex.G33]" office:value-type="float" office:value="0.3393" calcext:value-type="float">
            <text:p>0.339</text:p>
          </table:table-cell>
          <table:table-cell table:style-name="ce13" table:formula="of:=[raw_nonex.H33]" office:value-type="float" office:value="0.5602" calcext:value-type="float">
            <text:p>0.560</text:p>
          </table:table-cell>
          <table:table-cell table:style-name="ce5" table:formula="of:=[raw_nonex.I33]" office:value-type="float" office:value="0" calcext:value-type="float">
            <text:p>0.000</text:p>
          </table:table-cell>
          <table:table-cell table:style-name="ce14" table:formula="of:=[raw_nonex.J3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4]" office:value-type="string" office:string-value="O" calcext:value-type="string">
            <text:p>O</text:p>
          </table:table-cell>
          <table:table-cell table:style-name="ce3" table:formula="of:=[raw_nonex.B34]" office:value-type="string" office:string-value="A" calcext:value-type="string">
            <text:p>A</text:p>
          </table:table-cell>
          <table:table-cell table:style-name="ce5" table:formula="of:=[raw_nonex.C34]" office:value-type="float" office:value="5.8623" calcext:value-type="float">
            <text:p>5.862</text:p>
          </table:table-cell>
          <table:table-cell table:style-name="ce11" table:formula="of:=[raw_nonex.D34]" office:value-type="float" office:value="0.0155" calcext:value-type="float">
            <text:p>0.016</text:p>
          </table:table-cell>
          <table:table-cell table:style-name="ce5" table:formula="of:=[raw_nonex.E34]" office:value-type="float" office:value="0" calcext:value-type="float">
            <text:p>0.000</text:p>
          </table:table-cell>
          <table:table-cell table:style-name="ce12" table:formula="of:=[raw_nonex.F34]" office:value-type="float" office:value="1" calcext:value-type="float">
            <text:p>1.000</text:p>
          </table:table-cell>
          <table:table-cell table:style-name="ce5" table:formula="of:=[raw_nonex.G34]" office:value-type="float" office:value="0.1206" calcext:value-type="float">
            <text:p>0.121</text:p>
          </table:table-cell>
          <table:table-cell table:style-name="ce13" table:formula="of:=[raw_nonex.H34]" office:value-type="float" office:value="0.7284" calcext:value-type="float">
            <text:p>0.728</text:p>
          </table:table-cell>
          <table:table-cell table:style-name="ce5" table:formula="of:=[raw_nonex.I34]" office:value-type="float" office:value="0" calcext:value-type="float">
            <text:p>0.000</text:p>
          </table:table-cell>
          <table:table-cell table:style-name="ce14" table:formula="of:=[raw_nonex.J3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5]" office:value-type="string" office:string-value="O" calcext:value-type="string">
            <text:p>O</text:p>
          </table:table-cell>
          <table:table-cell table:style-name="ce3" table:formula="of:=[raw_nonex.B35]" office:value-type="string" office:string-value="AT" calcext:value-type="string">
            <text:p>AT</text:p>
          </table:table-cell>
          <table:table-cell table:style-name="ce5" table:formula="of:=[raw_nonex.C35]" office:value-type="float" office:value="1.4002" calcext:value-type="float">
            <text:p>1.400</text:p>
          </table:table-cell>
          <table:table-cell table:style-name="ce11" table:formula="of:=[raw_nonex.D35]" office:value-type="float" office:value="0.2367" calcext:value-type="float">
            <text:p>0.237</text:p>
          </table:table-cell>
          <table:table-cell table:style-name="ce5" table:formula="of:=[raw_nonex.E35]" office:value-type="float" office:value="0" calcext:value-type="float">
            <text:p>0.000</text:p>
          </table:table-cell>
          <table:table-cell table:style-name="ce12" table:formula="of:=[raw_nonex.F35]" office:value-type="float" office:value="1" calcext:value-type="float">
            <text:p>1.000</text:p>
          </table:table-cell>
          <table:table-cell table:style-name="ce5" table:formula="of:=[raw_nonex.G35]" office:value-type="float" office:value="0.2915" calcext:value-type="float">
            <text:p>0.292</text:p>
          </table:table-cell>
          <table:table-cell table:style-name="ce13" table:formula="of:=[raw_nonex.H35]" office:value-type="float" office:value="0.5893" calcext:value-type="float">
            <text:p>0.589</text:p>
          </table:table-cell>
          <table:table-cell table:style-name="ce5" table:formula="of:=[raw_nonex.I35]" office:value-type="float" office:value="0" calcext:value-type="float">
            <text:p>0.000</text:p>
          </table:table-cell>
          <table:table-cell table:style-name="ce14" table:formula="of:=[raw_nonex.J3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6]" office:value-type="string" office:string-value="O" calcext:value-type="string">
            <text:p>O</text:p>
          </table:table-cell>
          <table:table-cell table:style-name="ce3" table:formula="of:=[raw_nonex.B36]" office:value-type="string" office:string-value="AO" calcext:value-type="string">
            <text:p>AO</text:p>
          </table:table-cell>
          <table:table-cell table:style-name="ce5" table:formula="of:=[raw_nonex.C36]" office:value-type="float" office:value="3.4231" calcext:value-type="float">
            <text:p>3.423</text:p>
          </table:table-cell>
          <table:table-cell table:style-name="ce11" table:formula="of:=[raw_nonex.D36]" office:value-type="float" office:value="0.0643" calcext:value-type="float">
            <text:p>0.064</text:p>
          </table:table-cell>
          <table:table-cell table:style-name="ce5" table:formula="of:=[raw_nonex.E36]" office:value-type="float" office:value="0" calcext:value-type="float">
            <text:p>0.000</text:p>
          </table:table-cell>
          <table:table-cell table:style-name="ce12" table:formula="of:=[raw_nonex.F36]" office:value-type="float" office:value="1" calcext:value-type="float">
            <text:p>1.000</text:p>
          </table:table-cell>
          <table:table-cell table:style-name="ce5" table:formula="of:=[raw_nonex.G36]" office:value-type="float" office:value="0.0134" calcext:value-type="float">
            <text:p>0.013</text:p>
          </table:table-cell>
          <table:table-cell table:style-name="ce13" table:formula="of:=[raw_nonex.H36]" office:value-type="float" office:value="0.9078" calcext:value-type="float">
            <text:p>0.908</text:p>
          </table:table-cell>
          <table:table-cell table:style-name="ce5" table:formula="of:=[raw_nonex.I36]" office:value-type="float" office:value="0" calcext:value-type="float">
            <text:p>0.000</text:p>
          </table:table-cell>
          <table:table-cell table:style-name="ce14" table:formula="of:=[raw_nonex.J3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7]" office:value-type="string" office:string-value="O" calcext:value-type="string">
            <text:p>O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[raw_nonex.C37]" office:value-type="float" office:value="2.2387" calcext:value-type="float">
            <text:p>2.239</text:p>
          </table:table-cell>
          <table:table-cell table:style-name="ce11" table:formula="of:=[raw_nonex.D37]" office:value-type="float" office:value="0.1346" calcext:value-type="float">
            <text:p>0.135</text:p>
          </table:table-cell>
          <table:table-cell table:style-name="ce5" table:formula="of:=[raw_nonex.E37]" office:value-type="float" office:value="0" calcext:value-type="float">
            <text:p>0.000</text:p>
          </table:table-cell>
          <table:table-cell table:style-name="ce12" table:formula="of:=[raw_nonex.F37]" office:value-type="float" office:value="1" calcext:value-type="float">
            <text:p>1.000</text:p>
          </table:table-cell>
          <table:table-cell table:style-name="ce5" table:formula="of:=[raw_nonex.G37]" office:value-type="float" office:value="0.787" calcext:value-type="float">
            <text:p>0.787</text:p>
          </table:table-cell>
          <table:table-cell table:style-name="ce13" table:formula="of:=[raw_nonex.H37]" office:value-type="float" office:value="0.375" calcext:value-type="float">
            <text:p>0.375</text:p>
          </table:table-cell>
          <table:table-cell table:style-name="ce5" table:formula="of:=[raw_nonex.I37]" office:value-type="float" office:value="0" calcext:value-type="float">
            <text:p>0.000</text:p>
          </table:table-cell>
          <table:table-cell table:style-name="ce14" table:formula="of:=[raw_nonex.J3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8]" office:value-type="string" office:string-value="OT" calcext:value-type="string">
            <text:p>OT</text:p>
          </table:table-cell>
          <table:table-cell table:style-name="ce3" table:formula="of:=[raw_nonex.B38]" office:value-type="string" office:string-value="A" calcext:value-type="string">
            <text:p>A</text:p>
          </table:table-cell>
          <table:table-cell table:style-name="ce5" table:formula="of:=[raw_nonex.C38]" office:value-type="float" office:value="1.0148" calcext:value-type="float">
            <text:p>1.015</text:p>
          </table:table-cell>
          <table:table-cell table:style-name="ce11" table:formula="of:=[raw_nonex.D38]" office:value-type="float" office:value="0.3138" calcext:value-type="float">
            <text:p>0.314</text:p>
          </table:table-cell>
          <table:table-cell table:style-name="ce5" table:formula="of:=[raw_nonex.E38]" office:value-type="float" office:value="0" calcext:value-type="float">
            <text:p>0.000</text:p>
          </table:table-cell>
          <table:table-cell table:style-name="ce12" table:formula="of:=[raw_nonex.F38]" office:value-type="float" office:value="1" calcext:value-type="float">
            <text:p>1.000</text:p>
          </table:table-cell>
          <table:table-cell table:style-name="ce5" table:formula="of:=[raw_nonex.G38]" office:value-type="float" office:value="0.7537" calcext:value-type="float">
            <text:p>0.754</text:p>
          </table:table-cell>
          <table:table-cell table:style-name="ce13" table:formula="of:=[raw_nonex.H38]" office:value-type="float" office:value="0.3853" calcext:value-type="float">
            <text:p>0.385</text:p>
          </table:table-cell>
          <table:table-cell table:style-name="ce5" table:formula="of:=[raw_nonex.I38]" office:value-type="float" office:value="0" calcext:value-type="float">
            <text:p>0.000</text:p>
          </table:table-cell>
          <table:table-cell table:style-name="ce14" table:formula="of:=[raw_nonex.J3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39]" office:value-type="string" office:string-value="OT" calcext:value-type="string">
            <text:p>OT</text:p>
          </table:table-cell>
          <table:table-cell table:style-name="ce3" table:formula="of:=[raw_nonex.B39]" office:value-type="string" office:string-value="AT" calcext:value-type="string">
            <text:p>AT</text:p>
          </table:table-cell>
          <table:table-cell table:style-name="ce5" table:formula="of:=[raw_nonex.C39]" office:value-type="float" office:value="0.4959" calcext:value-type="float">
            <text:p>0.496</text:p>
          </table:table-cell>
          <table:table-cell table:style-name="ce11" table:formula="of:=[raw_nonex.D39]" office:value-type="float" office:value="0.4813" calcext:value-type="float">
            <text:p>0.481</text:p>
          </table:table-cell>
          <table:table-cell table:style-name="ce5" table:formula="of:=[raw_nonex.E39]" office:value-type="float" office:value="0" calcext:value-type="float">
            <text:p>0.000</text:p>
          </table:table-cell>
          <table:table-cell table:style-name="ce12" table:formula="of:=[raw_nonex.F39]" office:value-type="float" office:value="1" calcext:value-type="float">
            <text:p>1.000</text:p>
          </table:table-cell>
          <table:table-cell table:style-name="ce5" table:formula="of:=[raw_nonex.G39]" office:value-type="float" office:value="0.7734" calcext:value-type="float">
            <text:p>0.773</text:p>
          </table:table-cell>
          <table:table-cell table:style-name="ce13" table:formula="of:=[raw_nonex.H39]" office:value-type="float" office:value="0.3792" calcext:value-type="float">
            <text:p>0.379</text:p>
          </table:table-cell>
          <table:table-cell table:style-name="ce5" table:formula="of:=[raw_nonex.I39]" office:value-type="float" office:value="0" calcext:value-type="float">
            <text:p>0.000</text:p>
          </table:table-cell>
          <table:table-cell table:style-name="ce14" table:formula="of:=[raw_nonex.J3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0]" office:value-type="string" office:string-value="OT" calcext:value-type="string">
            <text:p>OT</text:p>
          </table:table-cell>
          <table:table-cell table:style-name="ce3" table:formula="of:=[raw_nonex.B40]" office:value-type="string" office:string-value="AO" calcext:value-type="string">
            <text:p>AO</text:p>
          </table:table-cell>
          <table:table-cell table:style-name="ce5" table:formula="of:=[raw_nonex.C40]" office:value-type="float" office:value="3.0197" calcext:value-type="float">
            <text:p>3.020</text:p>
          </table:table-cell>
          <table:table-cell table:style-name="ce11" table:formula="of:=[raw_nonex.D40]" office:value-type="float" office:value="0.0823" calcext:value-type="float">
            <text:p>0.082</text:p>
          </table:table-cell>
          <table:table-cell table:style-name="ce5" table:formula="of:=[raw_nonex.E40]" office:value-type="float" office:value="0" calcext:value-type="float">
            <text:p>0.000</text:p>
          </table:table-cell>
          <table:table-cell table:style-name="ce12" table:formula="of:=[raw_nonex.F40]" office:value-type="float" office:value="1" calcext:value-type="float">
            <text:p>1.000</text:p>
          </table:table-cell>
          <table:table-cell table:style-name="ce5" table:formula="of:=[raw_nonex.G40]" office:value-type="float" office:value="1.6988" calcext:value-type="float">
            <text:p>1.699</text:p>
          </table:table-cell>
          <table:table-cell table:style-name="ce13" table:formula="of:=[raw_nonex.H40]" office:value-type="float" office:value="0.1924" calcext:value-type="float">
            <text:p>0.192</text:p>
          </table:table-cell>
          <table:table-cell table:style-name="ce5" table:formula="of:=[raw_nonex.I40]" office:value-type="float" office:value="0" calcext:value-type="float">
            <text:p>0.000</text:p>
          </table:table-cell>
          <table:table-cell table:style-name="ce14" table:formula="of:=[raw_nonex.J4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1]" office:value-type="string" office:string-value="OT" calcext:value-type="string">
            <text:p>OT</text:p>
          </table:table-cell>
          <table:table-cell table:style-name="ce3" table:formula="of:=[raw_nonex.B41]" office:value-type="string" office:string-value="AOT" calcext:value-type="string">
            <text:p>AOT</text:p>
          </table:table-cell>
          <table:table-cell table:style-name="ce5" table:formula="of:=[raw_nonex.C41]" office:value-type="float" office:value="0.0418" calcext:value-type="float">
            <text:p>0.042</text:p>
          </table:table-cell>
          <table:table-cell table:style-name="ce11" table:formula="of:=[raw_nonex.D41]" office:value-type="float" office:value="0.8381" calcext:value-type="float">
            <text:p>0.838</text:p>
          </table:table-cell>
          <table:table-cell table:style-name="ce5" table:formula="of:=[raw_nonex.E41]" office:value-type="float" office:value="0" calcext:value-type="float">
            <text:p>0.000</text:p>
          </table:table-cell>
          <table:table-cell table:style-name="ce12" table:formula="of:=[raw_nonex.F41]" office:value-type="float" office:value="1" calcext:value-type="float">
            <text:p>1.000</text:p>
          </table:table-cell>
          <table:table-cell table:style-name="ce5" table:formula="of:=[raw_nonex.G41]" office:value-type="float" office:value="0.0427" calcext:value-type="float">
            <text:p>0.043</text:p>
          </table:table-cell>
          <table:table-cell table:style-name="ce13" table:formula="of:=[raw_nonex.H41]" office:value-type="float" office:value="0.8362" calcext:value-type="float">
            <text:p>0.836</text:p>
          </table:table-cell>
          <table:table-cell table:style-name="ce5" table:formula="of:=[raw_nonex.I41]" office:value-type="float" office:value="0" calcext:value-type="float">
            <text:p>0.000</text:p>
          </table:table-cell>
          <table:table-cell table:style-name="ce14" table:formula="of:=[raw_nonex.J4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2]" office:value-type="string" office:string-value="A" calcext:value-type="string">
            <text:p>A</text:p>
          </table:table-cell>
          <table:table-cell table:style-name="ce3" table:formula="of:=[raw_nonex.B42]" office:value-type="string" office:string-value="AT" calcext:value-type="string">
            <text:p>AT</text:p>
          </table:table-cell>
          <table:table-cell table:style-name="ce5" table:formula="of:=[raw_nonex.C42]" office:value-type="float" office:value="3.3799" calcext:value-type="float">
            <text:p>3.380</text:p>
          </table:table-cell>
          <table:table-cell table:style-name="ce11" table:formula="of:=[raw_nonex.D42]" office:value-type="float" office:value="0.066" calcext:value-type="float">
            <text:p>0.066</text:p>
          </table:table-cell>
          <table:table-cell table:style-name="ce5" table:formula="of:=[raw_nonex.E42]" office:value-type="float" office:value="0" calcext:value-type="float">
            <text:p>0.000</text:p>
          </table:table-cell>
          <table:table-cell table:style-name="ce12" table:formula="of:=[raw_nonex.F42]" office:value-type="float" office:value="1" calcext:value-type="float">
            <text:p>1.000</text:p>
          </table:table-cell>
          <table:table-cell table:style-name="ce5" table:formula="of:=[raw_nonex.G42]" office:value-type="float" office:value="0.9927" calcext:value-type="float">
            <text:p>0.993</text:p>
          </table:table-cell>
          <table:table-cell table:style-name="ce13" table:formula="of:=[raw_nonex.H42]" office:value-type="float" office:value="0.3191" calcext:value-type="float">
            <text:p>0.319</text:p>
          </table:table-cell>
          <table:table-cell table:style-name="ce5" table:formula="of:=[raw_nonex.I42]" office:value-type="float" office:value="0" calcext:value-type="float">
            <text:p>0.000</text:p>
          </table:table-cell>
          <table:table-cell table:style-name="ce14" table:formula="of:=[raw_nonex.J4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3]" office:value-type="string" office:string-value="A" calcext:value-type="string">
            <text:p>A</text:p>
          </table:table-cell>
          <table:table-cell table:style-name="ce3" table:formula="of:=[raw_nonex.B43]" office:value-type="string" office:string-value="AO" calcext:value-type="string">
            <text:p>AO</text:p>
          </table:table-cell>
          <table:table-cell table:style-name="ce5" table:formula="of:=[raw_nonex.C43]" office:value-type="float" office:value="2.2946" calcext:value-type="float">
            <text:p>2.295</text:p>
          </table:table-cell>
          <table:table-cell table:style-name="ce11" table:formula="of:=[raw_nonex.D43]" office:value-type="float" office:value="0.1298" calcext:value-type="float">
            <text:p>0.130</text:p>
          </table:table-cell>
          <table:table-cell table:style-name="ce5" table:formula="of:=[raw_nonex.E43]" office:value-type="float" office:value="0" calcext:value-type="float">
            <text:p>0.000</text:p>
          </table:table-cell>
          <table:table-cell table:style-name="ce12" table:formula="of:=[raw_nonex.F43]" office:value-type="float" office:value="1" calcext:value-type="float">
            <text:p>1.000</text:p>
          </table:table-cell>
          <table:table-cell table:style-name="ce5" table:formula="of:=[raw_nonex.G43]" office:value-type="float" office:value="1.8906" calcext:value-type="float">
            <text:p>1.891</text:p>
          </table:table-cell>
          <table:table-cell table:style-name="ce13" table:formula="of:=[raw_nonex.H43]" office:value-type="float" office:value="0.1691" calcext:value-type="float">
            <text:p>0.169</text:p>
          </table:table-cell>
          <table:table-cell table:style-name="ce5" table:formula="of:=[raw_nonex.I43]" office:value-type="float" office:value="0" calcext:value-type="float">
            <text:p>0.000</text:p>
          </table:table-cell>
          <table:table-cell table:style-name="ce14" table:formula="of:=[raw_nonex.J4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4]" office:value-type="string" office:string-value="A" calcext:value-type="string">
            <text:p>A</text:p>
          </table:table-cell>
          <table:table-cell table:style-name="ce3" table:formula="of:=[raw_nonex.B44]" office:value-type="string" office:string-value="AOT" calcext:value-type="string">
            <text:p>AOT</text:p>
          </table:table-cell>
          <table:table-cell table:style-name="ce5" table:formula="of:=[raw_nonex.C44]" office:value-type="float" office:value="1.366" calcext:value-type="float">
            <text:p>1.366</text:p>
          </table:table-cell>
          <table:table-cell table:style-name="ce11" table:formula="of:=[raw_nonex.D44]" office:value-type="float" office:value="0.2425" calcext:value-type="float">
            <text:p>0.243</text:p>
          </table:table-cell>
          <table:table-cell table:style-name="ce5" table:formula="of:=[raw_nonex.E44]" office:value-type="float" office:value="0" calcext:value-type="float">
            <text:p>0.000</text:p>
          </table:table-cell>
          <table:table-cell table:style-name="ce12" table:formula="of:=[raw_nonex.F44]" office:value-type="float" office:value="1" calcext:value-type="float">
            <text:p>1.000</text:p>
          </table:table-cell>
          <table:table-cell table:style-name="ce5" table:formula="of:=[raw_nonex.G44]" office:value-type="float" office:value="0.4115" calcext:value-type="float">
            <text:p>0.412</text:p>
          </table:table-cell>
          <table:table-cell table:style-name="ce13" table:formula="of:=[raw_nonex.H44]" office:value-type="float" office:value="0.5212" calcext:value-type="float">
            <text:p>0.521</text:p>
          </table:table-cell>
          <table:table-cell table:style-name="ce5" table:formula="of:=[raw_nonex.I44]" office:value-type="float" office:value="0" calcext:value-type="float">
            <text:p>0.000</text:p>
          </table:table-cell>
          <table:table-cell table:style-name="ce14" table:formula="of:=[raw_nonex.J4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5]" office:value-type="string" office:string-value="AT" calcext:value-type="string">
            <text:p>AT</text:p>
          </table:table-cell>
          <table:table-cell table:style-name="ce3" table:formula="of:=[raw_nonex.B45]" office:value-type="string" office:string-value="AO" calcext:value-type="string">
            <text:p>AO</text:p>
          </table:table-cell>
          <table:table-cell table:style-name="ce5" table:formula="of:=[raw_nonex.C45]" office:value-type="float" office:value="0.1072" calcext:value-type="float">
            <text:p>0.107</text:p>
          </table:table-cell>
          <table:table-cell table:style-name="ce11" table:formula="of:=[raw_nonex.D45]" office:value-type="float" office:value="0.7434" calcext:value-type="float">
            <text:p>0.743</text:p>
          </table:table-cell>
          <table:table-cell table:style-name="ce5" table:formula="of:=[raw_nonex.E45]" office:value-type="float" office:value="0" calcext:value-type="float">
            <text:p>0.000</text:p>
          </table:table-cell>
          <table:table-cell table:style-name="ce12" table:formula="of:=[raw_nonex.F45]" office:value-type="float" office:value="1" calcext:value-type="float">
            <text:p>1.000</text:p>
          </table:table-cell>
          <table:table-cell table:style-name="ce5" table:formula="of:=[raw_nonex.G45]" office:value-type="float" office:value="0.8945" calcext:value-type="float">
            <text:p>0.895</text:p>
          </table:table-cell>
          <table:table-cell table:style-name="ce13" table:formula="of:=[raw_nonex.H45]" office:value-type="float" office:value="0.3443" calcext:value-type="float">
            <text:p>0.344</text:p>
          </table:table-cell>
          <table:table-cell table:style-name="ce5" table:formula="of:=[raw_nonex.I45]" office:value-type="float" office:value="0" calcext:value-type="float">
            <text:p>0.000</text:p>
          </table:table-cell>
          <table:table-cell table:style-name="ce14" table:formula="of:=[raw_nonex.J4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6]" office:value-type="string" office:string-value="AT" calcext:value-type="string">
            <text:p>AT</text:p>
          </table:table-cell>
          <table:table-cell table:style-name="ce3" table:formula="of:=[raw_nonex.B46]" office:value-type="string" office:string-value="AOT" calcext:value-type="string">
            <text:p>AOT</text:p>
          </table:table-cell>
          <table:table-cell table:style-name="ce5" table:formula="of:=[raw_nonex.C46]" office:value-type="float" office:value="1.856" calcext:value-type="float">
            <text:p>1.856</text:p>
          </table:table-cell>
          <table:table-cell table:style-name="ce11" table:formula="of:=[raw_nonex.D46]" office:value-type="float" office:value="0.1731" calcext:value-type="float">
            <text:p>0.173</text:p>
          </table:table-cell>
          <table:table-cell table:style-name="ce5" table:formula="of:=[raw_nonex.E46]" office:value-type="float" office:value="0" calcext:value-type="float">
            <text:p>0.000</text:p>
          </table:table-cell>
          <table:table-cell table:style-name="ce12" table:formula="of:=[raw_nonex.F46]" office:value-type="float" office:value="1" calcext:value-type="float">
            <text:p>1.000</text:p>
          </table:table-cell>
          <table:table-cell table:style-name="ce5" table:formula="of:=[raw_nonex.G46]" office:value-type="float" office:value="1.9664" calcext:value-type="float">
            <text:p>1.966</text:p>
          </table:table-cell>
          <table:table-cell table:style-name="ce13" table:formula="of:=[raw_nonex.H46]" office:value-type="float" office:value="0.1608" calcext:value-type="float">
            <text:p>0.161</text:p>
          </table:table-cell>
          <table:table-cell table:style-name="ce5" table:formula="of:=[raw_nonex.I46]" office:value-type="float" office:value="0" calcext:value-type="float">
            <text:p>0.000</text:p>
          </table:table-cell>
          <table:table-cell table:style-name="ce14" table:formula="of:=[raw_nonex.J4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nonex.A47]" office:value-type="string" office:string-value="AO" calcext:value-type="string">
            <text:p>AO</text:p>
          </table:table-cell>
          <table:table-cell table:style-name="ce3" table:formula="of:=[raw_nonex.B47]" office:value-type="string" office:string-value="AOT" calcext:value-type="string">
            <text:p>AOT</text:p>
          </table:table-cell>
          <table:table-cell table:style-name="ce5" table:formula="of:=[raw_nonex.C47]" office:value-type="float" office:value="2.1344" calcext:value-type="float">
            <text:p>2.134</text:p>
          </table:table-cell>
          <table:table-cell table:style-name="ce11" table:formula="of:=[raw_nonex.D47]" office:value-type="float" office:value="0.144" calcext:value-type="float">
            <text:p>0.144</text:p>
          </table:table-cell>
          <table:table-cell table:style-name="ce5" table:formula="of:=[raw_nonex.E47]" office:value-type="float" office:value="0" calcext:value-type="float">
            <text:p>0.000</text:p>
          </table:table-cell>
          <table:table-cell table:style-name="ce12" table:formula="of:=[raw_nonex.F47]" office:value-type="float" office:value="1" calcext:value-type="float">
            <text:p>1.000</text:p>
          </table:table-cell>
          <table:table-cell table:style-name="ce5" table:formula="of:=[raw_nonex.G47]" office:value-type="float" office:value="3.0291" calcext:value-type="float">
            <text:p>3.029</text:p>
          </table:table-cell>
          <table:table-cell table:style-name="ce13" table:formula="of:=[raw_nonex.H47]" office:value-type="float" office:value="0.0818" calcext:value-type="float">
            <text:p>0.082</text:p>
          </table:table-cell>
          <table:table-cell table:style-name="ce5" table:formula="of:=[raw_nonex.I47]" office:value-type="float" office:value="0" calcext:value-type="float">
            <text:p>0.000</text:p>
          </table:table-cell>
          <table:table-cell table:style-name="ce14" table:formula="of:=[raw_nonex.J4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nex.D3:nonex.D47">
            <calcext:condition calcext:apply-style-name="Untitled2" calcext:value="&lt;=0.05" calcext:base-cell-address="raw_mem.D3"/>
          </calcext:conditional-format>
          <calcext:conditional-format calcext:target-range-address="nonex.F3:nonex.F47">
            <calcext:condition calcext:apply-style-name="Untitled2" calcext:value="&lt;=0.05" calcext:base-cell-address="raw_mem.F3"/>
          </calcext:conditional-format>
          <calcext:conditional-format calcext:target-range-address="nonex.H3:nonex.H47">
            <calcext:condition calcext:apply-style-name="Untitled2" calcext:value="&lt;=0.05" calcext:base-cell-address="raw_mem.H3"/>
          </calcext:conditional-format>
          <calcext:conditional-format calcext:target-range-address="nonex.J3:nonex.J47">
            <calcext:condition calcext:apply-style-name="Untitled2" calcext:value="&lt;=0.05" calcext:base-cell-address="raw_mem.J3"/>
          </calcext:conditional-format>
          <calcext:conditional-format calcext:target-range-address="nonex.D3:nonex.D47">
            <calcext:condition calcext:apply-style-name="Untitled2" calcext:value="&lt;=0.05" calcext:base-cell-address="raw_mem.D3"/>
          </calcext:conditional-format>
          <calcext:conditional-format calcext:target-range-address="nonex.F3:nonex.F47">
            <calcext:condition calcext:apply-style-name="Untitled2" calcext:value="&lt;=0.05" calcext:base-cell-address="raw_mem.F3"/>
          </calcext:conditional-format>
          <calcext:conditional-format calcext:target-range-address="nonex.H3:nonex.H47">
            <calcext:condition calcext:apply-style-name="Untitled2" calcext:value="&lt;=0.05" calcext:base-cell-address="raw_mem.H3"/>
          </calcext:conditional-format>
          <calcext:conditional-format calcext:target-range-address="nonex.J3:nonex.J47">
            <calcext:condition calcext:apply-style-name="Untitled2" calcext:value="&lt;=0.05" calcext:base-cell-address="raw_mem.J3"/>
          </calcext:conditional-format>
        </calcext:conditional-formats>
      </table:table>
      <table:table table:name="time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time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time.B1]" office:value-type="string" office:string-value="Pair" calcext:value-type="string">
            <text:p>Pair</text:p>
          </table:covered-table-cell>
          <table:table-cell table:style-name="ce1" table:formula="of:=[raw_time.C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time.D1]" office:value-type="string" office:string-value="Memory Usage (GB)" calcext:value-type="string">
            <text:p>Memory Usage (GB)</text:p>
          </table:covered-table-cell>
          <table:table-cell table:style-name="ce1" table:formula="of:=[raw_time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time.F1]" office:value-type="string" office:string-value="Number of Actions" calcext:value-type="string">
            <text:p>Number of Actions</text:p>
          </table:covered-table-cell>
          <table:table-cell table:style-name="ce1" table:formula="of:=[raw_time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time.H1]" office:value-type="string" office:string-value="Processing Time (s)" calcext:value-type="string">
            <text:p>Processing Time (s)</text:p>
          </table:covered-table-cell>
          <table:table-cell table:style-name="ce1" table:formula="of:=[raw_time.I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time.J1]" office:value-type="string" office:string-value="Makespan (s)" calcext:value-type="string">
            <text:p>Makespan (s)</text:p>
          </table:covered-table-cell>
          <table:table-cell table:number-columns-repeated="1014"/>
        </table:table-row>
        <table:table-row table:style-name="ro1">
          <table:table-cell table:style-name="ce2" table:formula="of:=[raw_time.A2]" office:value-type="string" office:string-value="Tool A" calcext:value-type="string">
            <text:p>Tool A</text:p>
          </table:table-cell>
          <table:table-cell table:style-name="ce2" table:formula="of:=[raw_time.B2]" office:value-type="string" office:string-value="Tool B" calcext:value-type="string">
            <text:p>Tool B</text:p>
          </table:table-cell>
          <table:table-cell table:style-name="ce2" table:formula="of:=[raw_time.C2]" office:value-type="string" office:string-value="H" calcext:value-type="string">
            <text:p>H</text:p>
          </table:table-cell>
          <table:table-cell table:style-name="ce2" table:formula="of:=[raw_time.D2]" office:value-type="string" office:string-value="p" calcext:value-type="string">
            <text:p>p</text:p>
          </table:table-cell>
          <table:table-cell table:style-name="ce2" table:formula="of:=[raw_time.E2]" office:value-type="string" office:string-value="H" calcext:value-type="string">
            <text:p>H</text:p>
          </table:table-cell>
          <table:table-cell table:style-name="ce2" table:formula="of:=[raw_time.F2]" office:value-type="string" office:string-value="p" calcext:value-type="string">
            <text:p>p</text:p>
          </table:table-cell>
          <table:table-cell table:style-name="ce2" table:formula="of:=[raw_time.G2]" office:value-type="string" office:string-value="H" calcext:value-type="string">
            <text:p>H</text:p>
          </table:table-cell>
          <table:table-cell table:style-name="ce2" table:formula="of:=[raw_time.H2]" office:value-type="string" office:string-value="p" calcext:value-type="string">
            <text:p>p</text:p>
          </table:table-cell>
          <table:table-cell table:style-name="ce2" table:formula="of:=[raw_time.I2]" office:value-type="string" office:string-value="H" calcext:value-type="string">
            <text:p>H</text:p>
          </table:table-cell>
          <table:table-cell table:style-name="ce2" table:formula="of:=[raw_time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time.A3]" office:value-type="string" office:string-value="PA" calcext:value-type="string">
            <text:p>PA</text:p>
          </table:table-cell>
          <table:table-cell table:style-name="ce3" table:formula="of:=[raw_time.B3]" office:value-type="string" office:string-value="CFP" calcext:value-type="string">
            <text:p>CFP</text:p>
          </table:table-cell>
          <table:table-cell table:style-name="ce5" table:formula="of:=[raw_time.C3]" office:value-type="float" office:value="5.724" calcext:value-type="float">
            <text:p>5.724</text:p>
          </table:table-cell>
          <table:table-cell table:style-name="ce15" table:formula="of:=[raw_time.D3]" office:value-type="float" office:value="0.0167" calcext:value-type="float">
            <text:p>0.017</text:p>
          </table:table-cell>
          <table:table-cell table:style-name="ce5" table:formula="of:=[raw_time.E3]" office:value-type="float" office:value="0" calcext:value-type="float">
            <text:p>0.000</text:p>
          </table:table-cell>
          <table:table-cell table:style-name="ce16" table:formula="of:=[raw_time.F3]" office:value-type="float" office:value="1" calcext:value-type="float">
            <text:p>1.000</text:p>
          </table:table-cell>
          <table:table-cell table:style-name="ce5" table:formula="of:=[raw_time.G3]" office:value-type="float" office:value="0" calcext:value-type="float">
            <text:p>0.000</text:p>
          </table:table-cell>
          <table:table-cell table:style-name="ce17" table:formula="of:=[raw_time.H3]" office:value-type="float" office:value="1" calcext:value-type="float">
            <text:p>1.000</text:p>
          </table:table-cell>
          <table:table-cell table:style-name="ce5" table:formula="of:=[raw_time.I3]" office:value-type="float" office:value="0" calcext:value-type="float">
            <text:p>0.000</text:p>
          </table:table-cell>
          <table:table-cell table:style-name="ce18" table:formula="of:=[raw_time.J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]" office:value-type="string" office:string-value="PA" calcext:value-type="string">
            <text:p>PA</text:p>
          </table:table-cell>
          <table:table-cell table:style-name="ce3" table:formula="of:=[raw_time.B4]" office:value-type="string" office:string-value="CS" calcext:value-type="string">
            <text:p>CS</text:p>
          </table:table-cell>
          <table:table-cell table:style-name="ce5" table:formula="of:=[raw_time.C4]" office:value-type="float" office:value="25.7664" calcext:value-type="float">
            <text:p>25.766</text:p>
          </table:table-cell>
          <table:table-cell table:style-name="ce15" table:formula="of:=[raw_time.D4]" office:value-type="float" office:value="0" calcext:value-type="float">
            <text:p>0.000</text:p>
          </table:table-cell>
          <table:table-cell table:style-name="ce5" table:formula="of:=[raw_time.E4]" office:value-type="float" office:value="0" calcext:value-type="float">
            <text:p>0.000</text:p>
          </table:table-cell>
          <table:table-cell table:style-name="ce16" table:formula="of:=[raw_time.F4]" office:value-type="float" office:value="1" calcext:value-type="float">
            <text:p>1.000</text:p>
          </table:table-cell>
          <table:table-cell table:style-name="ce5" table:formula="of:=[raw_time.G4]" office:value-type="float" office:value="19.3636" calcext:value-type="float">
            <text:p>19.364</text:p>
          </table:table-cell>
          <table:table-cell table:style-name="ce17" table:formula="of:=[raw_time.H4]" office:value-type="float" office:value="0" calcext:value-type="float">
            <text:p>0.000</text:p>
          </table:table-cell>
          <table:table-cell table:style-name="ce5" table:formula="of:=[raw_time.I4]" office:value-type="float" office:value="0" calcext:value-type="float">
            <text:p>0.000</text:p>
          </table:table-cell>
          <table:table-cell table:style-name="ce18" table:formula="of:=[raw_time.J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5]" office:value-type="string" office:string-value="PA" calcext:value-type="string">
            <text:p>PA</text:p>
          </table:table-cell>
          <table:table-cell table:style-name="ce3" table:formula="of:=[raw_time.B5]" office:value-type="string" office:string-value="CA" calcext:value-type="string">
            <text:p>CA</text:p>
          </table:table-cell>
          <table:table-cell table:style-name="ce5" table:formula="of:=[raw_time.C5]" office:value-type="float" office:value="13.2116" calcext:value-type="float">
            <text:p>13.212</text:p>
          </table:table-cell>
          <table:table-cell table:style-name="ce15" table:formula="of:=[raw_time.D5]" office:value-type="float" office:value="0.0003" calcext:value-type="float">
            <text:p>0.000</text:p>
          </table:table-cell>
          <table:table-cell table:style-name="ce5" table:formula="of:=[raw_time.E5]" office:value-type="float" office:value="0" calcext:value-type="float">
            <text:p>0.000</text:p>
          </table:table-cell>
          <table:table-cell table:style-name="ce16" table:formula="of:=[raw_time.F5]" office:value-type="float" office:value="1" calcext:value-type="float">
            <text:p>1.000</text:p>
          </table:table-cell>
          <table:table-cell table:style-name="ce5" table:formula="of:=[raw_time.G5]" office:value-type="float" office:value="0" calcext:value-type="float">
            <text:p>0.000</text:p>
          </table:table-cell>
          <table:table-cell table:style-name="ce17" table:formula="of:=[raw_time.H5]" office:value-type="float" office:value="1" calcext:value-type="float">
            <text:p>1.000</text:p>
          </table:table-cell>
          <table:table-cell table:style-name="ce5" table:formula="of:=[raw_time.I5]" office:value-type="float" office:value="0" calcext:value-type="float">
            <text:p>0.000</text:p>
          </table:table-cell>
          <table:table-cell table:style-name="ce18" table:formula="of:=[raw_time.J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6]" office:value-type="string" office:string-value="PA" calcext:value-type="string">
            <text:p>PA</text:p>
          </table:table-cell>
          <table:table-cell table:style-name="ce3" table:formula="of:=[raw_time.B6]" office:value-type="string" office:string-value="O" calcext:value-type="string">
            <text:p>O</text:p>
          </table:table-cell>
          <table:table-cell table:style-name="ce5" table:formula="of:=[raw_time.C6]" office:value-type="float" office:value="11.7017" calcext:value-type="float">
            <text:p>11.702</text:p>
          </table:table-cell>
          <table:table-cell table:style-name="ce15" table:formula="of:=[raw_time.D6]" office:value-type="float" office:value="0.0006" calcext:value-type="float">
            <text:p>0.001</text:p>
          </table:table-cell>
          <table:table-cell table:style-name="ce5" table:formula="of:=[raw_time.E6]" office:value-type="float" office:value="0" calcext:value-type="float">
            <text:p>0.000</text:p>
          </table:table-cell>
          <table:table-cell table:style-name="ce16" table:formula="of:=[raw_time.F6]" office:value-type="float" office:value="1" calcext:value-type="float">
            <text:p>1.000</text:p>
          </table:table-cell>
          <table:table-cell table:style-name="ce5" table:formula="of:=[raw_time.G6]" office:value-type="float" office:value="13.992" calcext:value-type="float">
            <text:p>13.992</text:p>
          </table:table-cell>
          <table:table-cell table:style-name="ce17" table:formula="of:=[raw_time.H6]" office:value-type="float" office:value="0.0002" calcext:value-type="float">
            <text:p>0.000</text:p>
          </table:table-cell>
          <table:table-cell table:style-name="ce5" table:formula="of:=[raw_time.I6]" office:value-type="float" office:value="0" calcext:value-type="float">
            <text:p>0.000</text:p>
          </table:table-cell>
          <table:table-cell table:style-name="ce18" table:formula="of:=[raw_time.J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7]" office:value-type="string" office:string-value="PA" calcext:value-type="string">
            <text:p>PA</text:p>
          </table:table-cell>
          <table:table-cell table:style-name="ce3" table:formula="of:=[raw_time.B7]" office:value-type="string" office:string-value="OT" calcext:value-type="string">
            <text:p>OT</text:p>
          </table:table-cell>
          <table:table-cell table:style-name="ce5" table:formula="of:=[raw_time.C7]" office:value-type="float" office:value="1.13" calcext:value-type="float">
            <text:p>1.130</text:p>
          </table:table-cell>
          <table:table-cell table:style-name="ce15" table:formula="of:=[raw_time.D7]" office:value-type="float" office:value="0.2878" calcext:value-type="float">
            <text:p>0.288</text:p>
          </table:table-cell>
          <table:table-cell table:style-name="ce5" table:formula="of:=[raw_time.E7]" office:value-type="float" office:value="0" calcext:value-type="float">
            <text:p>0.000</text:p>
          </table:table-cell>
          <table:table-cell table:style-name="ce16" table:formula="of:=[raw_time.F7]" office:value-type="float" office:value="1" calcext:value-type="float">
            <text:p>1.000</text:p>
          </table:table-cell>
          <table:table-cell table:style-name="ce5" table:formula="of:=[raw_time.G7]" office:value-type="float" office:value="0" calcext:value-type="float">
            <text:p>0.000</text:p>
          </table:table-cell>
          <table:table-cell table:style-name="ce17" table:formula="of:=[raw_time.H7]" office:value-type="float" office:value="1" calcext:value-type="float">
            <text:p>1.000</text:p>
          </table:table-cell>
          <table:table-cell table:style-name="ce5" table:formula="of:=[raw_time.I7]" office:value-type="float" office:value="0" calcext:value-type="float">
            <text:p>0.000</text:p>
          </table:table-cell>
          <table:table-cell table:style-name="ce18" table:formula="of:=[raw_time.J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8]" office:value-type="string" office:string-value="PA" calcext:value-type="string">
            <text:p>PA</text:p>
          </table:table-cell>
          <table:table-cell table:style-name="ce3" table:formula="of:=[raw_time.B8]" office:value-type="string" office:string-value="A" calcext:value-type="string">
            <text:p>A</text:p>
          </table:table-cell>
          <table:table-cell table:style-name="ce5" table:formula="of:=[raw_time.C8]" office:value-type="float" office:value="31.7203" calcext:value-type="float">
            <text:p>31.720</text:p>
          </table:table-cell>
          <table:table-cell table:style-name="ce15" table:formula="of:=[raw_time.D8]" office:value-type="float" office:value="0" calcext:value-type="float">
            <text:p>0.000</text:p>
          </table:table-cell>
          <table:table-cell table:style-name="ce5" table:formula="of:=[raw_time.E8]" office:value-type="float" office:value="0" calcext:value-type="float">
            <text:p>0.000</text:p>
          </table:table-cell>
          <table:table-cell table:style-name="ce16" table:formula="of:=[raw_time.F8]" office:value-type="float" office:value="1" calcext:value-type="float">
            <text:p>1.000</text:p>
          </table:table-cell>
          <table:table-cell table:style-name="ce5" table:formula="of:=[raw_time.G8]" office:value-type="float" office:value="0" calcext:value-type="float">
            <text:p>0.000</text:p>
          </table:table-cell>
          <table:table-cell table:style-name="ce17" table:formula="of:=[raw_time.H8]" office:value-type="float" office:value="1" calcext:value-type="float">
            <text:p>1.000</text:p>
          </table:table-cell>
          <table:table-cell table:style-name="ce5" table:formula="of:=[raw_time.I8]" office:value-type="float" office:value="0" calcext:value-type="float">
            <text:p>0.000</text:p>
          </table:table-cell>
          <table:table-cell table:style-name="ce18" table:formula="of:=[raw_time.J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9]" office:value-type="string" office:string-value="PA" calcext:value-type="string">
            <text:p>PA</text:p>
          </table:table-cell>
          <table:table-cell table:style-name="ce3" table:formula="of:=[raw_time.B9]" office:value-type="string" office:string-value="AT" calcext:value-type="string">
            <text:p>AT</text:p>
          </table:table-cell>
          <table:table-cell table:style-name="ce5" table:formula="of:=[raw_time.C9]" office:value-type="float" office:value="21.0223" calcext:value-type="float">
            <text:p>21.022</text:p>
          </table:table-cell>
          <table:table-cell table:style-name="ce15" table:formula="of:=[raw_time.D9]" office:value-type="float" office:value="0" calcext:value-type="float">
            <text:p>0.000</text:p>
          </table:table-cell>
          <table:table-cell table:style-name="ce5" table:formula="of:=[raw_time.E9]" office:value-type="float" office:value="0" calcext:value-type="float">
            <text:p>0.000</text:p>
          </table:table-cell>
          <table:table-cell table:style-name="ce16" table:formula="of:=[raw_time.F9]" office:value-type="float" office:value="1" calcext:value-type="float">
            <text:p>1.000</text:p>
          </table:table-cell>
          <table:table-cell table:style-name="ce5" table:formula="of:=[raw_time.G9]" office:value-type="float" office:value="13.5793" calcext:value-type="float">
            <text:p>13.579</text:p>
          </table:table-cell>
          <table:table-cell table:style-name="ce17" table:formula="of:=[raw_time.H9]" office:value-type="float" office:value="0.0002" calcext:value-type="float">
            <text:p>0.000</text:p>
          </table:table-cell>
          <table:table-cell table:style-name="ce5" table:formula="of:=[raw_time.I9]" office:value-type="float" office:value="0" calcext:value-type="float">
            <text:p>0.000</text:p>
          </table:table-cell>
          <table:table-cell table:style-name="ce18" table:formula="of:=[raw_time.J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0]" office:value-type="string" office:string-value="PA" calcext:value-type="string">
            <text:p>PA</text:p>
          </table:table-cell>
          <table:table-cell table:style-name="ce3" table:formula="of:=[raw_time.B10]" office:value-type="string" office:string-value="AO" calcext:value-type="string">
            <text:p>AO</text:p>
          </table:table-cell>
          <table:table-cell table:style-name="ce5" table:formula="of:=[raw_time.C10]" office:value-type="float" office:value="0.0187" calcext:value-type="float">
            <text:p>0.019</text:p>
          </table:table-cell>
          <table:table-cell table:style-name="ce15" table:formula="of:=[raw_time.D10]" office:value-type="float" office:value="0.8911" calcext:value-type="float">
            <text:p>0.891</text:p>
          </table:table-cell>
          <table:table-cell table:style-name="ce5" table:formula="of:=[raw_time.E10]" office:value-type="float" office:value="0" calcext:value-type="float">
            <text:p>0.000</text:p>
          </table:table-cell>
          <table:table-cell table:style-name="ce16" table:formula="of:=[raw_time.F10]" office:value-type="float" office:value="1" calcext:value-type="float">
            <text:p>1.000</text:p>
          </table:table-cell>
          <table:table-cell table:style-name="ce5" table:formula="of:=[raw_time.G10]" office:value-type="float" office:value="0" calcext:value-type="float">
            <text:p>0.000</text:p>
          </table:table-cell>
          <table:table-cell table:style-name="ce17" table:formula="of:=[raw_time.H10]" office:value-type="float" office:value="1" calcext:value-type="float">
            <text:p>1.000</text:p>
          </table:table-cell>
          <table:table-cell table:style-name="ce5" table:formula="of:=[raw_time.I10]" office:value-type="float" office:value="0" calcext:value-type="float">
            <text:p>0.000</text:p>
          </table:table-cell>
          <table:table-cell table:style-name="ce18" table:formula="of:=[raw_time.J1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1]" office:value-type="string" office:string-value="PA" calcext:value-type="string">
            <text:p>PA</text:p>
          </table:table-cell>
          <table:table-cell table:style-name="ce3" table:formula="of:=[raw_time.B11]" office:value-type="string" office:string-value="AOT" calcext:value-type="string">
            <text:p>AOT</text:p>
          </table:table-cell>
          <table:table-cell table:style-name="ce5" table:formula="of:=[raw_time.C11]" office:value-type="float" office:value="0.0182" calcext:value-type="float">
            <text:p>0.018</text:p>
          </table:table-cell>
          <table:table-cell table:style-name="ce15" table:formula="of:=[raw_time.D11]" office:value-type="float" office:value="0.8926" calcext:value-type="float">
            <text:p>0.893</text:p>
          </table:table-cell>
          <table:table-cell table:style-name="ce5" table:formula="of:=[raw_time.E11]" office:value-type="float" office:value="0" calcext:value-type="float">
            <text:p>0.000</text:p>
          </table:table-cell>
          <table:table-cell table:style-name="ce16" table:formula="of:=[raw_time.F11]" office:value-type="float" office:value="1" calcext:value-type="float">
            <text:p>1.000</text:p>
          </table:table-cell>
          <table:table-cell table:style-name="ce5" table:formula="of:=[raw_time.G11]" office:value-type="float" office:value="0" calcext:value-type="float">
            <text:p>0.000</text:p>
          </table:table-cell>
          <table:table-cell table:style-name="ce17" table:formula="of:=[raw_time.H11]" office:value-type="float" office:value="1" calcext:value-type="float">
            <text:p>1.000</text:p>
          </table:table-cell>
          <table:table-cell table:style-name="ce5" table:formula="of:=[raw_time.I11]" office:value-type="float" office:value="0" calcext:value-type="float">
            <text:p>0.000</text:p>
          </table:table-cell>
          <table:table-cell table:style-name="ce18" table:formula="of:=[raw_time.J1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2]" office:value-type="string" office:string-value="CFP" calcext:value-type="string">
            <text:p>CFP</text:p>
          </table:table-cell>
          <table:table-cell table:style-name="ce3" table:formula="of:=[raw_time.B12]" office:value-type="string" office:string-value="CS" calcext:value-type="string">
            <text:p>CS</text:p>
          </table:table-cell>
          <table:table-cell table:style-name="ce5" table:formula="of:=[raw_time.C12]" office:value-type="float" office:value="3.9273" calcext:value-type="float">
            <text:p>3.927</text:p>
          </table:table-cell>
          <table:table-cell table:style-name="ce15" table:formula="of:=[raw_time.D12]" office:value-type="float" office:value="0.0475" calcext:value-type="float">
            <text:p>0.048</text:p>
          </table:table-cell>
          <table:table-cell table:style-name="ce5" table:formula="of:=[raw_time.E12]" office:value-type="float" office:value="0" calcext:value-type="float">
            <text:p>0.000</text:p>
          </table:table-cell>
          <table:table-cell table:style-name="ce16" table:formula="of:=[raw_time.F12]" office:value-type="float" office:value="1" calcext:value-type="float">
            <text:p>1.000</text:p>
          </table:table-cell>
          <table:table-cell table:style-name="ce5" table:formula="of:=[raw_time.G12]" office:value-type="float" office:value="0" calcext:value-type="float">
            <text:p>0.000</text:p>
          </table:table-cell>
          <table:table-cell table:style-name="ce17" table:formula="of:=[raw_time.H12]" office:value-type="float" office:value="1" calcext:value-type="float">
            <text:p>1.000</text:p>
          </table:table-cell>
          <table:table-cell table:style-name="ce5" table:formula="of:=[raw_time.I12]" office:value-type="float" office:value="0" calcext:value-type="float">
            <text:p>0.000</text:p>
          </table:table-cell>
          <table:table-cell table:style-name="ce18" table:formula="of:=[raw_time.J1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3]" office:value-type="string" office:string-value="CFP" calcext:value-type="string">
            <text:p>CFP</text:p>
          </table:table-cell>
          <table:table-cell table:style-name="ce3" table:formula="of:=[raw_time.B13]" office:value-type="string" office:string-value="CA" calcext:value-type="string">
            <text:p>CA</text:p>
          </table:table-cell>
          <table:table-cell table:style-name="ce5" table:formula="of:=[raw_time.C13]" office:value-type="float" office:value="0.2557" calcext:value-type="float">
            <text:p>0.256</text:p>
          </table:table-cell>
          <table:table-cell table:style-name="ce15" table:formula="of:=[raw_time.D13]" office:value-type="float" office:value="0.6131" calcext:value-type="float">
            <text:p>0.613</text:p>
          </table:table-cell>
          <table:table-cell table:style-name="ce5" table:formula="of:=[raw_time.E13]" office:value-type="float" office:value="0" calcext:value-type="float">
            <text:p>0.000</text:p>
          </table:table-cell>
          <table:table-cell table:style-name="ce16" table:formula="of:=[raw_time.F13]" office:value-type="float" office:value="1" calcext:value-type="float">
            <text:p>1.000</text:p>
          </table:table-cell>
          <table:table-cell table:style-name="ce5" table:formula="of:=[raw_time.G13]" office:value-type="float" office:value="0" calcext:value-type="float">
            <text:p>0.000</text:p>
          </table:table-cell>
          <table:table-cell table:style-name="ce17" table:formula="of:=[raw_time.H13]" office:value-type="float" office:value="1" calcext:value-type="float">
            <text:p>1.000</text:p>
          </table:table-cell>
          <table:table-cell table:style-name="ce5" table:formula="of:=[raw_time.I13]" office:value-type="float" office:value="0" calcext:value-type="float">
            <text:p>0.000</text:p>
          </table:table-cell>
          <table:table-cell table:style-name="ce18" table:formula="of:=[raw_time.J1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4]" office:value-type="string" office:string-value="CFP" calcext:value-type="string">
            <text:p>CFP</text:p>
          </table:table-cell>
          <table:table-cell table:style-name="ce3" table:formula="of:=[raw_time.B14]" office:value-type="string" office:string-value="O" calcext:value-type="string">
            <text:p>O</text:p>
          </table:table-cell>
          <table:table-cell table:style-name="ce5" table:formula="of:=[raw_time.C14]" office:value-type="float" office:value="0.735" calcext:value-type="float">
            <text:p>0.735</text:p>
          </table:table-cell>
          <table:table-cell table:style-name="ce15" table:formula="of:=[raw_time.D14]" office:value-type="float" office:value="0.3913" calcext:value-type="float">
            <text:p>0.391</text:p>
          </table:table-cell>
          <table:table-cell table:style-name="ce5" table:formula="of:=[raw_time.E14]" office:value-type="float" office:value="0" calcext:value-type="float">
            <text:p>0.000</text:p>
          </table:table-cell>
          <table:table-cell table:style-name="ce16" table:formula="of:=[raw_time.F14]" office:value-type="float" office:value="1" calcext:value-type="float">
            <text:p>1.000</text:p>
          </table:table-cell>
          <table:table-cell table:style-name="ce5" table:formula="of:=[raw_time.G14]" office:value-type="float" office:value="0" calcext:value-type="float">
            <text:p>0.000</text:p>
          </table:table-cell>
          <table:table-cell table:style-name="ce17" table:formula="of:=[raw_time.H14]" office:value-type="float" office:value="1" calcext:value-type="float">
            <text:p>1.000</text:p>
          </table:table-cell>
          <table:table-cell table:style-name="ce5" table:formula="of:=[raw_time.I14]" office:value-type="float" office:value="0" calcext:value-type="float">
            <text:p>0.000</text:p>
          </table:table-cell>
          <table:table-cell table:style-name="ce18" table:formula="of:=[raw_time.J1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5]" office:value-type="string" office:string-value="CFP" calcext:value-type="string">
            <text:p>CFP</text:p>
          </table:table-cell>
          <table:table-cell table:style-name="ce3" table:formula="of:=[raw_time.B15]" office:value-type="string" office:string-value="OT" calcext:value-type="string">
            <text:p>OT</text:p>
          </table:table-cell>
          <table:table-cell table:style-name="ce5" table:formula="of:=[raw_time.C15]" office:value-type="float" office:value="6.9444" calcext:value-type="float">
            <text:p>6.944</text:p>
          </table:table-cell>
          <table:table-cell table:style-name="ce15" table:formula="of:=[raw_time.D15]" office:value-type="float" office:value="0.0084" calcext:value-type="float">
            <text:p>0.008</text:p>
          </table:table-cell>
          <table:table-cell table:style-name="ce5" table:formula="of:=[raw_time.E15]" office:value-type="float" office:value="0" calcext:value-type="float">
            <text:p>0.000</text:p>
          </table:table-cell>
          <table:table-cell table:style-name="ce16" table:formula="of:=[raw_time.F15]" office:value-type="float" office:value="1" calcext:value-type="float">
            <text:p>1.000</text:p>
          </table:table-cell>
          <table:table-cell table:style-name="ce5" table:formula="of:=[raw_time.G15]" office:value-type="float" office:value="0" calcext:value-type="float">
            <text:p>0.000</text:p>
          </table:table-cell>
          <table:table-cell table:style-name="ce17" table:formula="of:=[raw_time.H15]" office:value-type="float" office:value="1" calcext:value-type="float">
            <text:p>1.000</text:p>
          </table:table-cell>
          <table:table-cell table:style-name="ce5" table:formula="of:=[raw_time.I15]" office:value-type="float" office:value="0" calcext:value-type="float">
            <text:p>0.000</text:p>
          </table:table-cell>
          <table:table-cell table:style-name="ce18" table:formula="of:=[raw_time.J1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6]" office:value-type="string" office:string-value="CFP" calcext:value-type="string">
            <text:p>CFP</text:p>
          </table:table-cell>
          <table:table-cell table:style-name="ce3" table:formula="of:=[raw_time.B16]" office:value-type="string" office:string-value="A" calcext:value-type="string">
            <text:p>A</text:p>
          </table:table-cell>
          <table:table-cell table:style-name="ce5" table:formula="of:=[raw_time.C16]" office:value-type="float" office:value="1.719" calcext:value-type="float">
            <text:p>1.719</text:p>
          </table:table-cell>
          <table:table-cell table:style-name="ce15" table:formula="of:=[raw_time.D16]" office:value-type="float" office:value="0.1898" calcext:value-type="float">
            <text:p>0.190</text:p>
          </table:table-cell>
          <table:table-cell table:style-name="ce5" table:formula="of:=[raw_time.E16]" office:value-type="float" office:value="0" calcext:value-type="float">
            <text:p>0.000</text:p>
          </table:table-cell>
          <table:table-cell table:style-name="ce16" table:formula="of:=[raw_time.F16]" office:value-type="float" office:value="1" calcext:value-type="float">
            <text:p>1.000</text:p>
          </table:table-cell>
          <table:table-cell table:style-name="ce5" table:formula="of:=[raw_time.G16]" office:value-type="float" office:value="0" calcext:value-type="float">
            <text:p>0.000</text:p>
          </table:table-cell>
          <table:table-cell table:style-name="ce17" table:formula="of:=[raw_time.H16]" office:value-type="float" office:value="1" calcext:value-type="float">
            <text:p>1.000</text:p>
          </table:table-cell>
          <table:table-cell table:style-name="ce5" table:formula="of:=[raw_time.I16]" office:value-type="float" office:value="0" calcext:value-type="float">
            <text:p>0.000</text:p>
          </table:table-cell>
          <table:table-cell table:style-name="ce18" table:formula="of:=[raw_time.J1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7]" office:value-type="string" office:string-value="CFP" calcext:value-type="string">
            <text:p>CFP</text:p>
          </table:table-cell>
          <table:table-cell table:style-name="ce3" table:formula="of:=[raw_time.B17]" office:value-type="string" office:string-value="AT" calcext:value-type="string">
            <text:p>AT</text:p>
          </table:table-cell>
          <table:table-cell table:style-name="ce5" table:formula="of:=[raw_time.C17]" office:value-type="float" office:value="0.5571" calcext:value-type="float">
            <text:p>0.557</text:p>
          </table:table-cell>
          <table:table-cell table:style-name="ce15" table:formula="of:=[raw_time.D17]" office:value-type="float" office:value="0.4555" calcext:value-type="float">
            <text:p>0.456</text:p>
          </table:table-cell>
          <table:table-cell table:style-name="ce5" table:formula="of:=[raw_time.E17]" office:value-type="float" office:value="0" calcext:value-type="float">
            <text:p>0.000</text:p>
          </table:table-cell>
          <table:table-cell table:style-name="ce16" table:formula="of:=[raw_time.F17]" office:value-type="float" office:value="1" calcext:value-type="float">
            <text:p>1.000</text:p>
          </table:table-cell>
          <table:table-cell table:style-name="ce5" table:formula="of:=[raw_time.G17]" office:value-type="float" office:value="0" calcext:value-type="float">
            <text:p>0.000</text:p>
          </table:table-cell>
          <table:table-cell table:style-name="ce17" table:formula="of:=[raw_time.H17]" office:value-type="float" office:value="1" calcext:value-type="float">
            <text:p>1.000</text:p>
          </table:table-cell>
          <table:table-cell table:style-name="ce5" table:formula="of:=[raw_time.I17]" office:value-type="float" office:value="0" calcext:value-type="float">
            <text:p>0.000</text:p>
          </table:table-cell>
          <table:table-cell table:style-name="ce18" table:formula="of:=[raw_time.J1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8]" office:value-type="string" office:string-value="CFP" calcext:value-type="string">
            <text:p>CFP</text:p>
          </table:table-cell>
          <table:table-cell table:style-name="ce3" table:formula="of:=[raw_time.B18]" office:value-type="string" office:string-value="AO" calcext:value-type="string">
            <text:p>AO</text:p>
          </table:table-cell>
          <table:table-cell table:style-name="ce5" table:formula="of:=[raw_time.C18]" office:value-type="float" office:value="6.6042" calcext:value-type="float">
            <text:p>6.604</text:p>
          </table:table-cell>
          <table:table-cell table:style-name="ce15" table:formula="of:=[raw_time.D18]" office:value-type="float" office:value="0.0102" calcext:value-type="float">
            <text:p>0.010</text:p>
          </table:table-cell>
          <table:table-cell table:style-name="ce5" table:formula="of:=[raw_time.E18]" office:value-type="float" office:value="0" calcext:value-type="float">
            <text:p>0.000</text:p>
          </table:table-cell>
          <table:table-cell table:style-name="ce16" table:formula="of:=[raw_time.F18]" office:value-type="float" office:value="1" calcext:value-type="float">
            <text:p>1.000</text:p>
          </table:table-cell>
          <table:table-cell table:style-name="ce5" table:formula="of:=[raw_time.G18]" office:value-type="float" office:value="0" calcext:value-type="float">
            <text:p>0.000</text:p>
          </table:table-cell>
          <table:table-cell table:style-name="ce17" table:formula="of:=[raw_time.H18]" office:value-type="float" office:value="1" calcext:value-type="float">
            <text:p>1.000</text:p>
          </table:table-cell>
          <table:table-cell table:style-name="ce5" table:formula="of:=[raw_time.I18]" office:value-type="float" office:value="0" calcext:value-type="float">
            <text:p>0.000</text:p>
          </table:table-cell>
          <table:table-cell table:style-name="ce18" table:formula="of:=[raw_time.J1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19]" office:value-type="string" office:string-value="CFP" calcext:value-type="string">
            <text:p>CFP</text:p>
          </table:table-cell>
          <table:table-cell table:style-name="ce3" table:formula="of:=[raw_time.B19]" office:value-type="string" office:string-value="AOT" calcext:value-type="string">
            <text:p>AOT</text:p>
          </table:table-cell>
          <table:table-cell table:style-name="ce5" table:formula="of:=[raw_time.C19]" office:value-type="float" office:value="3.6947" calcext:value-type="float">
            <text:p>3.695</text:p>
          </table:table-cell>
          <table:table-cell table:style-name="ce15" table:formula="of:=[raw_time.D19]" office:value-type="float" office:value="0.0546" calcext:value-type="float">
            <text:p>0.055</text:p>
          </table:table-cell>
          <table:table-cell table:style-name="ce5" table:formula="of:=[raw_time.E19]" office:value-type="float" office:value="0" calcext:value-type="float">
            <text:p>0.000</text:p>
          </table:table-cell>
          <table:table-cell table:style-name="ce16" table:formula="of:=[raw_time.F19]" office:value-type="float" office:value="1" calcext:value-type="float">
            <text:p>1.000</text:p>
          </table:table-cell>
          <table:table-cell table:style-name="ce5" table:formula="of:=[raw_time.G19]" office:value-type="float" office:value="0" calcext:value-type="float">
            <text:p>0.000</text:p>
          </table:table-cell>
          <table:table-cell table:style-name="ce17" table:formula="of:=[raw_time.H19]" office:value-type="float" office:value="1" calcext:value-type="float">
            <text:p>1.000</text:p>
          </table:table-cell>
          <table:table-cell table:style-name="ce5" table:formula="of:=[raw_time.I19]" office:value-type="float" office:value="0" calcext:value-type="float">
            <text:p>0.000</text:p>
          </table:table-cell>
          <table:table-cell table:style-name="ce18" table:formula="of:=[raw_time.J1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0]" office:value-type="string" office:string-value="CS" calcext:value-type="string">
            <text:p>CS</text:p>
          </table:table-cell>
          <table:table-cell table:style-name="ce3" table:formula="of:=[raw_time.B20]" office:value-type="string" office:string-value="CA" calcext:value-type="string">
            <text:p>CA</text:p>
          </table:table-cell>
          <table:table-cell table:style-name="ce5" table:formula="of:=[raw_time.C20]" office:value-type="float" office:value="4.9766" calcext:value-type="float">
            <text:p>4.977</text:p>
          </table:table-cell>
          <table:table-cell table:style-name="ce15" table:formula="of:=[raw_time.D20]" office:value-type="float" office:value="0.0257" calcext:value-type="float">
            <text:p>0.026</text:p>
          </table:table-cell>
          <table:table-cell table:style-name="ce5" table:formula="of:=[raw_time.E20]" office:value-type="float" office:value="0" calcext:value-type="float">
            <text:p>0.000</text:p>
          </table:table-cell>
          <table:table-cell table:style-name="ce16" table:formula="of:=[raw_time.F20]" office:value-type="float" office:value="1" calcext:value-type="float">
            <text:p>1.000</text:p>
          </table:table-cell>
          <table:table-cell table:style-name="ce5" table:formula="of:=[raw_time.G20]" office:value-type="float" office:value="0" calcext:value-type="float">
            <text:p>0.000</text:p>
          </table:table-cell>
          <table:table-cell table:style-name="ce17" table:formula="of:=[raw_time.H20]" office:value-type="float" office:value="1" calcext:value-type="float">
            <text:p>1.000</text:p>
          </table:table-cell>
          <table:table-cell table:style-name="ce5" table:formula="of:=[raw_time.I20]" office:value-type="float" office:value="0" calcext:value-type="float">
            <text:p>0.000</text:p>
          </table:table-cell>
          <table:table-cell table:style-name="ce18" table:formula="of:=[raw_time.J2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1]" office:value-type="string" office:string-value="CS" calcext:value-type="string">
            <text:p>CS</text:p>
          </table:table-cell>
          <table:table-cell table:style-name="ce3" table:formula="of:=[raw_time.B21]" office:value-type="string" office:string-value="O" calcext:value-type="string">
            <text:p>O</text:p>
          </table:table-cell>
          <table:table-cell table:style-name="ce5" table:formula="of:=[raw_time.C21]" office:value-type="float" office:value="0.5444" calcext:value-type="float">
            <text:p>0.544</text:p>
          </table:table-cell>
          <table:table-cell table:style-name="ce15" table:formula="of:=[raw_time.D21]" office:value-type="float" office:value="0.4606" calcext:value-type="float">
            <text:p>0.461</text:p>
          </table:table-cell>
          <table:table-cell table:style-name="ce5" table:formula="of:=[raw_time.E21]" office:value-type="float" office:value="0" calcext:value-type="float">
            <text:p>0.000</text:p>
          </table:table-cell>
          <table:table-cell table:style-name="ce16" table:formula="of:=[raw_time.F21]" office:value-type="float" office:value="1" calcext:value-type="float">
            <text:p>1.000</text:p>
          </table:table-cell>
          <table:table-cell table:style-name="ce5" table:formula="of:=[raw_time.G21]" office:value-type="float" office:value="0" calcext:value-type="float">
            <text:p>0.000</text:p>
          </table:table-cell>
          <table:table-cell table:style-name="ce17" table:formula="of:=[raw_time.H21]" office:value-type="float" office:value="1" calcext:value-type="float">
            <text:p>1.000</text:p>
          </table:table-cell>
          <table:table-cell table:style-name="ce5" table:formula="of:=[raw_time.I21]" office:value-type="float" office:value="0" calcext:value-type="float">
            <text:p>0.000</text:p>
          </table:table-cell>
          <table:table-cell table:style-name="ce18" table:formula="of:=[raw_time.J2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2]" office:value-type="string" office:string-value="CS" calcext:value-type="string">
            <text:p>CS</text:p>
          </table:table-cell>
          <table:table-cell table:style-name="ce3" table:formula="of:=[raw_time.B22]" office:value-type="string" office:string-value="OT" calcext:value-type="string">
            <text:p>OT</text:p>
          </table:table-cell>
          <table:table-cell table:style-name="ce5" table:formula="of:=[raw_time.C22]" office:value-type="float" office:value="15.2069" calcext:value-type="float">
            <text:p>15.207</text:p>
          </table:table-cell>
          <table:table-cell table:style-name="ce15" table:formula="of:=[raw_time.D22]" office:value-type="float" office:value="0.0001" calcext:value-type="float">
            <text:p>0.000</text:p>
          </table:table-cell>
          <table:table-cell table:style-name="ce5" table:formula="of:=[raw_time.E22]" office:value-type="float" office:value="0" calcext:value-type="float">
            <text:p>0.000</text:p>
          </table:table-cell>
          <table:table-cell table:style-name="ce16" table:formula="of:=[raw_time.F22]" office:value-type="float" office:value="1" calcext:value-type="float">
            <text:p>1.000</text:p>
          </table:table-cell>
          <table:table-cell table:style-name="ce5" table:formula="of:=[raw_time.G22]" office:value-type="float" office:value="0" calcext:value-type="float">
            <text:p>0.000</text:p>
          </table:table-cell>
          <table:table-cell table:style-name="ce17" table:formula="of:=[raw_time.H22]" office:value-type="float" office:value="1" calcext:value-type="float">
            <text:p>1.000</text:p>
          </table:table-cell>
          <table:table-cell table:style-name="ce5" table:formula="of:=[raw_time.I22]" office:value-type="float" office:value="0" calcext:value-type="float">
            <text:p>0.000</text:p>
          </table:table-cell>
          <table:table-cell table:style-name="ce18" table:formula="of:=[raw_time.J2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3]" office:value-type="string" office:string-value="CS" calcext:value-type="string">
            <text:p>CS</text:p>
          </table:table-cell>
          <table:table-cell table:style-name="ce3" table:formula="of:=[raw_time.B23]" office:value-type="string" office:string-value="A" calcext:value-type="string">
            <text:p>A</text:p>
          </table:table-cell>
          <table:table-cell table:style-name="ce5" table:formula="of:=[raw_time.C23]" office:value-type="float" office:value="1.2397" calcext:value-type="float">
            <text:p>1.240</text:p>
          </table:table-cell>
          <table:table-cell table:style-name="ce15" table:formula="of:=[raw_time.D23]" office:value-type="float" office:value="0.2655" calcext:value-type="float">
            <text:p>0.266</text:p>
          </table:table-cell>
          <table:table-cell table:style-name="ce5" table:formula="of:=[raw_time.E23]" office:value-type="float" office:value="0" calcext:value-type="float">
            <text:p>0.000</text:p>
          </table:table-cell>
          <table:table-cell table:style-name="ce16" table:formula="of:=[raw_time.F23]" office:value-type="float" office:value="1" calcext:value-type="float">
            <text:p>1.000</text:p>
          </table:table-cell>
          <table:table-cell table:style-name="ce5" table:formula="of:=[raw_time.G23]" office:value-type="float" office:value="0" calcext:value-type="float">
            <text:p>0.000</text:p>
          </table:table-cell>
          <table:table-cell table:style-name="ce17" table:formula="of:=[raw_time.H23]" office:value-type="float" office:value="1" calcext:value-type="float">
            <text:p>1.000</text:p>
          </table:table-cell>
          <table:table-cell table:style-name="ce5" table:formula="of:=[raw_time.I23]" office:value-type="float" office:value="0" calcext:value-type="float">
            <text:p>0.000</text:p>
          </table:table-cell>
          <table:table-cell table:style-name="ce18" table:formula="of:=[raw_time.J2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4]" office:value-type="string" office:string-value="CS" calcext:value-type="string">
            <text:p>CS</text:p>
          </table:table-cell>
          <table:table-cell table:style-name="ce3" table:formula="of:=[raw_time.B24]" office:value-type="string" office:string-value="AT" calcext:value-type="string">
            <text:p>AT</text:p>
          </table:table-cell>
          <table:table-cell table:style-name="ce5" table:formula="of:=[raw_time.C24]" office:value-type="float" office:value="0.7993" calcext:value-type="float">
            <text:p>0.799</text:p>
          </table:table-cell>
          <table:table-cell table:style-name="ce15" table:formula="of:=[raw_time.D24]" office:value-type="float" office:value="0.3713" calcext:value-type="float">
            <text:p>0.371</text:p>
          </table:table-cell>
          <table:table-cell table:style-name="ce5" table:formula="of:=[raw_time.E24]" office:value-type="float" office:value="0" calcext:value-type="float">
            <text:p>0.000</text:p>
          </table:table-cell>
          <table:table-cell table:style-name="ce16" table:formula="of:=[raw_time.F24]" office:value-type="float" office:value="1" calcext:value-type="float">
            <text:p>1.000</text:p>
          </table:table-cell>
          <table:table-cell table:style-name="ce5" table:formula="of:=[raw_time.G24]" office:value-type="float" office:value="0" calcext:value-type="float">
            <text:p>0.000</text:p>
          </table:table-cell>
          <table:table-cell table:style-name="ce17" table:formula="of:=[raw_time.H24]" office:value-type="float" office:value="1" calcext:value-type="float">
            <text:p>1.000</text:p>
          </table:table-cell>
          <table:table-cell table:style-name="ce5" table:formula="of:=[raw_time.I24]" office:value-type="float" office:value="0" calcext:value-type="float">
            <text:p>0.000</text:p>
          </table:table-cell>
          <table:table-cell table:style-name="ce18" table:formula="of:=[raw_time.J2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5]" office:value-type="string" office:string-value="CS" calcext:value-type="string">
            <text:p>CS</text:p>
          </table:table-cell>
          <table:table-cell table:style-name="ce3" table:formula="of:=[raw_time.B25]" office:value-type="string" office:string-value="AO" calcext:value-type="string">
            <text:p>AO</text:p>
          </table:table-cell>
          <table:table-cell table:style-name="ce5" table:formula="of:=[raw_time.C25]" office:value-type="float" office:value="21.1466" calcext:value-type="float">
            <text:p>21.147</text:p>
          </table:table-cell>
          <table:table-cell table:style-name="ce15" table:formula="of:=[raw_time.D25]" office:value-type="float" office:value="0" calcext:value-type="float">
            <text:p>0.000</text:p>
          </table:table-cell>
          <table:table-cell table:style-name="ce5" table:formula="of:=[raw_time.E25]" office:value-type="float" office:value="0" calcext:value-type="float">
            <text:p>0.000</text:p>
          </table:table-cell>
          <table:table-cell table:style-name="ce16" table:formula="of:=[raw_time.F25]" office:value-type="float" office:value="1" calcext:value-type="float">
            <text:p>1.000</text:p>
          </table:table-cell>
          <table:table-cell table:style-name="ce5" table:formula="of:=[raw_time.G25]" office:value-type="float" office:value="0" calcext:value-type="float">
            <text:p>0.000</text:p>
          </table:table-cell>
          <table:table-cell table:style-name="ce17" table:formula="of:=[raw_time.H25]" office:value-type="float" office:value="1" calcext:value-type="float">
            <text:p>1.000</text:p>
          </table:table-cell>
          <table:table-cell table:style-name="ce5" table:formula="of:=[raw_time.I25]" office:value-type="float" office:value="0" calcext:value-type="float">
            <text:p>0.000</text:p>
          </table:table-cell>
          <table:table-cell table:style-name="ce18" table:formula="of:=[raw_time.J2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6]" office:value-type="string" office:string-value="CS" calcext:value-type="string">
            <text:p>CS</text:p>
          </table:table-cell>
          <table:table-cell table:style-name="ce3" table:formula="of:=[raw_time.B26]" office:value-type="string" office:string-value="AOT" calcext:value-type="string">
            <text:p>AOT</text:p>
          </table:table-cell>
          <table:table-cell table:style-name="ce5" table:formula="of:=[raw_time.C26]" office:value-type="float" office:value="12.0019" calcext:value-type="float">
            <text:p>12.002</text:p>
          </table:table-cell>
          <table:table-cell table:style-name="ce15" table:formula="of:=[raw_time.D26]" office:value-type="float" office:value="0.0005" calcext:value-type="float">
            <text:p>0.001</text:p>
          </table:table-cell>
          <table:table-cell table:style-name="ce5" table:formula="of:=[raw_time.E26]" office:value-type="float" office:value="0" calcext:value-type="float">
            <text:p>0.000</text:p>
          </table:table-cell>
          <table:table-cell table:style-name="ce16" table:formula="of:=[raw_time.F26]" office:value-type="float" office:value="1" calcext:value-type="float">
            <text:p>1.000</text:p>
          </table:table-cell>
          <table:table-cell table:style-name="ce5" table:formula="of:=[raw_time.G26]" office:value-type="float" office:value="6.7062" calcext:value-type="float">
            <text:p>6.706</text:p>
          </table:table-cell>
          <table:table-cell table:style-name="ce17" table:formula="of:=[raw_time.H26]" office:value-type="float" office:value="0.0096" calcext:value-type="float">
            <text:p>0.010</text:p>
          </table:table-cell>
          <table:table-cell table:style-name="ce5" table:formula="of:=[raw_time.I26]" office:value-type="float" office:value="0" calcext:value-type="float">
            <text:p>0.000</text:p>
          </table:table-cell>
          <table:table-cell table:style-name="ce18" table:formula="of:=[raw_time.J2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7]" office:value-type="string" office:string-value="CA" calcext:value-type="string">
            <text:p>CA</text:p>
          </table:table-cell>
          <table:table-cell table:style-name="ce3" table:formula="of:=[raw_time.B27]" office:value-type="string" office:string-value="O" calcext:value-type="string">
            <text:p>O</text:p>
          </table:table-cell>
          <table:table-cell table:style-name="ce5" table:formula="of:=[raw_time.C27]" office:value-type="float" office:value="0.5294" calcext:value-type="float">
            <text:p>0.529</text:p>
          </table:table-cell>
          <table:table-cell table:style-name="ce15" table:formula="of:=[raw_time.D27]" office:value-type="float" office:value="0.4669" calcext:value-type="float">
            <text:p>0.467</text:p>
          </table:table-cell>
          <table:table-cell table:style-name="ce5" table:formula="of:=[raw_time.E27]" office:value-type="float" office:value="0" calcext:value-type="float">
            <text:p>0.000</text:p>
          </table:table-cell>
          <table:table-cell table:style-name="ce16" table:formula="of:=[raw_time.F27]" office:value-type="float" office:value="1" calcext:value-type="float">
            <text:p>1.000</text:p>
          </table:table-cell>
          <table:table-cell table:style-name="ce5" table:formula="of:=[raw_time.G27]" office:value-type="float" office:value="0" calcext:value-type="float">
            <text:p>0.000</text:p>
          </table:table-cell>
          <table:table-cell table:style-name="ce17" table:formula="of:=[raw_time.H27]" office:value-type="float" office:value="1" calcext:value-type="float">
            <text:p>1.000</text:p>
          </table:table-cell>
          <table:table-cell table:style-name="ce5" table:formula="of:=[raw_time.I27]" office:value-type="float" office:value="0" calcext:value-type="float">
            <text:p>0.000</text:p>
          </table:table-cell>
          <table:table-cell table:style-name="ce18" table:formula="of:=[raw_time.J2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8]" office:value-type="string" office:string-value="CA" calcext:value-type="string">
            <text:p>CA</text:p>
          </table:table-cell>
          <table:table-cell table:style-name="ce3" table:formula="of:=[raw_time.B28]" office:value-type="string" office:string-value="OT" calcext:value-type="string">
            <text:p>OT</text:p>
          </table:table-cell>
          <table:table-cell table:style-name="ce5" table:formula="of:=[raw_time.C28]" office:value-type="float" office:value="3.0948" calcext:value-type="float">
            <text:p>3.095</text:p>
          </table:table-cell>
          <table:table-cell table:style-name="ce15" table:formula="of:=[raw_time.D28]" office:value-type="float" office:value="0.0785" calcext:value-type="float">
            <text:p>0.079</text:p>
          </table:table-cell>
          <table:table-cell table:style-name="ce5" table:formula="of:=[raw_time.E28]" office:value-type="float" office:value="0" calcext:value-type="float">
            <text:p>0.000</text:p>
          </table:table-cell>
          <table:table-cell table:style-name="ce16" table:formula="of:=[raw_time.F28]" office:value-type="float" office:value="1" calcext:value-type="float">
            <text:p>1.000</text:p>
          </table:table-cell>
          <table:table-cell table:style-name="ce5" table:formula="of:=[raw_time.G28]" office:value-type="float" office:value="0" calcext:value-type="float">
            <text:p>0.000</text:p>
          </table:table-cell>
          <table:table-cell table:style-name="ce17" table:formula="of:=[raw_time.H28]" office:value-type="float" office:value="1" calcext:value-type="float">
            <text:p>1.000</text:p>
          </table:table-cell>
          <table:table-cell table:style-name="ce5" table:formula="of:=[raw_time.I28]" office:value-type="float" office:value="0" calcext:value-type="float">
            <text:p>0.000</text:p>
          </table:table-cell>
          <table:table-cell table:style-name="ce18" table:formula="of:=[raw_time.J2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29]" office:value-type="string" office:string-value="CA" calcext:value-type="string">
            <text:p>CA</text:p>
          </table:table-cell>
          <table:table-cell table:style-name="ce3" table:formula="of:=[raw_time.B29]" office:value-type="string" office:string-value="A" calcext:value-type="string">
            <text:p>A</text:p>
          </table:table-cell>
          <table:table-cell table:style-name="ce5" table:formula="of:=[raw_time.C29]" office:value-type="float" office:value="2.2031" calcext:value-type="float">
            <text:p>2.203</text:p>
          </table:table-cell>
          <table:table-cell table:style-name="ce15" table:formula="of:=[raw_time.D29]" office:value-type="float" office:value="0.1377" calcext:value-type="float">
            <text:p>0.138</text:p>
          </table:table-cell>
          <table:table-cell table:style-name="ce5" table:formula="of:=[raw_time.E29]" office:value-type="float" office:value="0" calcext:value-type="float">
            <text:p>0.000</text:p>
          </table:table-cell>
          <table:table-cell table:style-name="ce16" table:formula="of:=[raw_time.F29]" office:value-type="float" office:value="1" calcext:value-type="float">
            <text:p>1.000</text:p>
          </table:table-cell>
          <table:table-cell table:style-name="ce5" table:formula="of:=[raw_time.G29]" office:value-type="float" office:value="0" calcext:value-type="float">
            <text:p>0.000</text:p>
          </table:table-cell>
          <table:table-cell table:style-name="ce17" table:formula="of:=[raw_time.H29]" office:value-type="float" office:value="1" calcext:value-type="float">
            <text:p>1.000</text:p>
          </table:table-cell>
          <table:table-cell table:style-name="ce5" table:formula="of:=[raw_time.I29]" office:value-type="float" office:value="0" calcext:value-type="float">
            <text:p>0.000</text:p>
          </table:table-cell>
          <table:table-cell table:style-name="ce18" table:formula="of:=[raw_time.J2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0]" office:value-type="string" office:string-value="CA" calcext:value-type="string">
            <text:p>CA</text:p>
          </table:table-cell>
          <table:table-cell table:style-name="ce3" table:formula="of:=[raw_time.B30]" office:value-type="string" office:string-value="AT" calcext:value-type="string">
            <text:p>AT</text:p>
          </table:table-cell>
          <table:table-cell table:style-name="ce5" table:formula="of:=[raw_time.C30]" office:value-type="float" office:value="2.7918" calcext:value-type="float">
            <text:p>2.792</text:p>
          </table:table-cell>
          <table:table-cell table:style-name="ce15" table:formula="of:=[raw_time.D30]" office:value-type="float" office:value="0.0947" calcext:value-type="float">
            <text:p>0.095</text:p>
          </table:table-cell>
          <table:table-cell table:style-name="ce5" table:formula="of:=[raw_time.E30]" office:value-type="float" office:value="0" calcext:value-type="float">
            <text:p>0.000</text:p>
          </table:table-cell>
          <table:table-cell table:style-name="ce16" table:formula="of:=[raw_time.F30]" office:value-type="float" office:value="1" calcext:value-type="float">
            <text:p>1.000</text:p>
          </table:table-cell>
          <table:table-cell table:style-name="ce5" table:formula="of:=[raw_time.G30]" office:value-type="float" office:value="0" calcext:value-type="float">
            <text:p>0.000</text:p>
          </table:table-cell>
          <table:table-cell table:style-name="ce17" table:formula="of:=[raw_time.H30]" office:value-type="float" office:value="1" calcext:value-type="float">
            <text:p>1.000</text:p>
          </table:table-cell>
          <table:table-cell table:style-name="ce5" table:formula="of:=[raw_time.I30]" office:value-type="float" office:value="0" calcext:value-type="float">
            <text:p>0.000</text:p>
          </table:table-cell>
          <table:table-cell table:style-name="ce18" table:formula="of:=[raw_time.J3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1]" office:value-type="string" office:string-value="CA" calcext:value-type="string">
            <text:p>CA</text:p>
          </table:table-cell>
          <table:table-cell table:style-name="ce3" table:formula="of:=[raw_time.B31]" office:value-type="string" office:string-value="AO" calcext:value-type="string">
            <text:p>AO</text:p>
          </table:table-cell>
          <table:table-cell table:style-name="ce5" table:formula="of:=[raw_time.C31]" office:value-type="float" office:value="6.047" calcext:value-type="float">
            <text:p>6.047</text:p>
          </table:table-cell>
          <table:table-cell table:style-name="ce15" table:formula="of:=[raw_time.D31]" office:value-type="float" office:value="0.0139" calcext:value-type="float">
            <text:p>0.014</text:p>
          </table:table-cell>
          <table:table-cell table:style-name="ce5" table:formula="of:=[raw_time.E31]" office:value-type="float" office:value="0" calcext:value-type="float">
            <text:p>0.000</text:p>
          </table:table-cell>
          <table:table-cell table:style-name="ce16" table:formula="of:=[raw_time.F31]" office:value-type="float" office:value="1" calcext:value-type="float">
            <text:p>1.000</text:p>
          </table:table-cell>
          <table:table-cell table:style-name="ce5" table:formula="of:=[raw_time.G31]" office:value-type="float" office:value="0" calcext:value-type="float">
            <text:p>0.000</text:p>
          </table:table-cell>
          <table:table-cell table:style-name="ce17" table:formula="of:=[raw_time.H31]" office:value-type="float" office:value="1" calcext:value-type="float">
            <text:p>1.000</text:p>
          </table:table-cell>
          <table:table-cell table:style-name="ce5" table:formula="of:=[raw_time.I31]" office:value-type="float" office:value="0" calcext:value-type="float">
            <text:p>0.000</text:p>
          </table:table-cell>
          <table:table-cell table:style-name="ce18" table:formula="of:=[raw_time.J3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2]" office:value-type="string" office:string-value="CA" calcext:value-type="string">
            <text:p>CA</text:p>
          </table:table-cell>
          <table:table-cell table:style-name="ce3" table:formula="of:=[raw_time.B32]" office:value-type="string" office:string-value="AOT" calcext:value-type="string">
            <text:p>AOT</text:p>
          </table:table-cell>
          <table:table-cell table:style-name="ce5" table:formula="of:=[raw_time.C32]" office:value-type="float" office:value="3.8568" calcext:value-type="float">
            <text:p>3.857</text:p>
          </table:table-cell>
          <table:table-cell table:style-name="ce15" table:formula="of:=[raw_time.D32]" office:value-type="float" office:value="0.0495" calcext:value-type="float">
            <text:p>0.050</text:p>
          </table:table-cell>
          <table:table-cell table:style-name="ce5" table:formula="of:=[raw_time.E32]" office:value-type="float" office:value="0" calcext:value-type="float">
            <text:p>0.000</text:p>
          </table:table-cell>
          <table:table-cell table:style-name="ce16" table:formula="of:=[raw_time.F32]" office:value-type="float" office:value="1" calcext:value-type="float">
            <text:p>1.000</text:p>
          </table:table-cell>
          <table:table-cell table:style-name="ce5" table:formula="of:=[raw_time.G32]" office:value-type="float" office:value="0" calcext:value-type="float">
            <text:p>0.000</text:p>
          </table:table-cell>
          <table:table-cell table:style-name="ce17" table:formula="of:=[raw_time.H32]" office:value-type="float" office:value="1" calcext:value-type="float">
            <text:p>1.000</text:p>
          </table:table-cell>
          <table:table-cell table:style-name="ce5" table:formula="of:=[raw_time.I32]" office:value-type="float" office:value="0" calcext:value-type="float">
            <text:p>0.000</text:p>
          </table:table-cell>
          <table:table-cell table:style-name="ce18" table:formula="of:=[raw_time.J3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3]" office:value-type="string" office:string-value="O" calcext:value-type="string">
            <text:p>O</text:p>
          </table:table-cell>
          <table:table-cell table:style-name="ce3" table:formula="of:=[raw_time.B33]" office:value-type="string" office:string-value="OT" calcext:value-type="string">
            <text:p>OT</text:p>
          </table:table-cell>
          <table:table-cell table:style-name="ce5" table:formula="of:=[raw_time.C33]" office:value-type="float" office:value="5.9522" calcext:value-type="float">
            <text:p>5.952</text:p>
          </table:table-cell>
          <table:table-cell table:style-name="ce15" table:formula="of:=[raw_time.D33]" office:value-type="float" office:value="0.0147" calcext:value-type="float">
            <text:p>0.015</text:p>
          </table:table-cell>
          <table:table-cell table:style-name="ce5" table:formula="of:=[raw_time.E33]" office:value-type="float" office:value="0" calcext:value-type="float">
            <text:p>0.000</text:p>
          </table:table-cell>
          <table:table-cell table:style-name="ce16" table:formula="of:=[raw_time.F33]" office:value-type="float" office:value="1" calcext:value-type="float">
            <text:p>1.000</text:p>
          </table:table-cell>
          <table:table-cell table:style-name="ce5" table:formula="of:=[raw_time.G33]" office:value-type="float" office:value="0" calcext:value-type="float">
            <text:p>0.000</text:p>
          </table:table-cell>
          <table:table-cell table:style-name="ce17" table:formula="of:=[raw_time.H33]" office:value-type="float" office:value="1" calcext:value-type="float">
            <text:p>1.000</text:p>
          </table:table-cell>
          <table:table-cell table:style-name="ce5" table:formula="of:=[raw_time.I33]" office:value-type="float" office:value="0" calcext:value-type="float">
            <text:p>0.000</text:p>
          </table:table-cell>
          <table:table-cell table:style-name="ce18" table:formula="of:=[raw_time.J3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4]" office:value-type="string" office:string-value="O" calcext:value-type="string">
            <text:p>O</text:p>
          </table:table-cell>
          <table:table-cell table:style-name="ce3" table:formula="of:=[raw_time.B34]" office:value-type="string" office:string-value="A" calcext:value-type="string">
            <text:p>A</text:p>
          </table:table-cell>
          <table:table-cell table:style-name="ce5" table:formula="of:=[raw_time.C34]" office:value-type="float" office:value="0" calcext:value-type="float">
            <text:p>0.000</text:p>
          </table:table-cell>
          <table:table-cell table:style-name="ce15" table:formula="of:=[raw_time.D34]" office:value-type="float" office:value="1" calcext:value-type="float">
            <text:p>1.000</text:p>
          </table:table-cell>
          <table:table-cell table:style-name="ce5" table:formula="of:=[raw_time.E34]" office:value-type="float" office:value="0" calcext:value-type="float">
            <text:p>0.000</text:p>
          </table:table-cell>
          <table:table-cell table:style-name="ce16" table:formula="of:=[raw_time.F34]" office:value-type="float" office:value="1" calcext:value-type="float">
            <text:p>1.000</text:p>
          </table:table-cell>
          <table:table-cell table:style-name="ce5" table:formula="of:=[raw_time.G34]" office:value-type="float" office:value="0" calcext:value-type="float">
            <text:p>0.000</text:p>
          </table:table-cell>
          <table:table-cell table:style-name="ce17" table:formula="of:=[raw_time.H34]" office:value-type="float" office:value="1" calcext:value-type="float">
            <text:p>1.000</text:p>
          </table:table-cell>
          <table:table-cell table:style-name="ce5" table:formula="of:=[raw_time.I34]" office:value-type="float" office:value="0" calcext:value-type="float">
            <text:p>0.000</text:p>
          </table:table-cell>
          <table:table-cell table:style-name="ce18" table:formula="of:=[raw_time.J3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5]" office:value-type="string" office:string-value="O" calcext:value-type="string">
            <text:p>O</text:p>
          </table:table-cell>
          <table:table-cell table:style-name="ce3" table:formula="of:=[raw_time.B35]" office:value-type="string" office:string-value="AT" calcext:value-type="string">
            <text:p>AT</text:p>
          </table:table-cell>
          <table:table-cell table:style-name="ce5" table:formula="of:=[raw_time.C35]" office:value-type="float" office:value="0.2547" calcext:value-type="float">
            <text:p>0.255</text:p>
          </table:table-cell>
          <table:table-cell table:style-name="ce15" table:formula="of:=[raw_time.D35]" office:value-type="float" office:value="0.6138" calcext:value-type="float">
            <text:p>0.614</text:p>
          </table:table-cell>
          <table:table-cell table:style-name="ce5" table:formula="of:=[raw_time.E35]" office:value-type="float" office:value="0" calcext:value-type="float">
            <text:p>0.000</text:p>
          </table:table-cell>
          <table:table-cell table:style-name="ce16" table:formula="of:=[raw_time.F35]" office:value-type="float" office:value="1" calcext:value-type="float">
            <text:p>1.000</text:p>
          </table:table-cell>
          <table:table-cell table:style-name="ce5" table:formula="of:=[raw_time.G35]" office:value-type="float" office:value="0" calcext:value-type="float">
            <text:p>0.000</text:p>
          </table:table-cell>
          <table:table-cell table:style-name="ce17" table:formula="of:=[raw_time.H35]" office:value-type="float" office:value="1" calcext:value-type="float">
            <text:p>1.000</text:p>
          </table:table-cell>
          <table:table-cell table:style-name="ce5" table:formula="of:=[raw_time.I35]" office:value-type="float" office:value="0" calcext:value-type="float">
            <text:p>0.000</text:p>
          </table:table-cell>
          <table:table-cell table:style-name="ce18" table:formula="of:=[raw_time.J3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6]" office:value-type="string" office:string-value="O" calcext:value-type="string">
            <text:p>O</text:p>
          </table:table-cell>
          <table:table-cell table:style-name="ce3" table:formula="of:=[raw_time.B36]" office:value-type="string" office:string-value="AO" calcext:value-type="string">
            <text:p>AO</text:p>
          </table:table-cell>
          <table:table-cell table:style-name="ce5" table:formula="of:=[raw_time.C36]" office:value-type="float" office:value="8.5018" calcext:value-type="float">
            <text:p>8.502</text:p>
          </table:table-cell>
          <table:table-cell table:style-name="ce15" table:formula="of:=[raw_time.D36]" office:value-type="float" office:value="0.0035" calcext:value-type="float">
            <text:p>0.004</text:p>
          </table:table-cell>
          <table:table-cell table:style-name="ce5" table:formula="of:=[raw_time.E36]" office:value-type="float" office:value="0" calcext:value-type="float">
            <text:p>0.000</text:p>
          </table:table-cell>
          <table:table-cell table:style-name="ce16" table:formula="of:=[raw_time.F36]" office:value-type="float" office:value="1" calcext:value-type="float">
            <text:p>1.000</text:p>
          </table:table-cell>
          <table:table-cell table:style-name="ce5" table:formula="of:=[raw_time.G36]" office:value-type="float" office:value="0" calcext:value-type="float">
            <text:p>0.000</text:p>
          </table:table-cell>
          <table:table-cell table:style-name="ce17" table:formula="of:=[raw_time.H36]" office:value-type="float" office:value="1" calcext:value-type="float">
            <text:p>1.000</text:p>
          </table:table-cell>
          <table:table-cell table:style-name="ce5" table:formula="of:=[raw_time.I36]" office:value-type="float" office:value="0" calcext:value-type="float">
            <text:p>0.000</text:p>
          </table:table-cell>
          <table:table-cell table:style-name="ce18" table:formula="of:=[raw_time.J3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7]" office:value-type="string" office:string-value="O" calcext:value-type="string">
            <text:p>O</text:p>
          </table:table-cell>
          <table:table-cell table:style-name="ce3" table:formula="of:=[raw_time.B37]" office:value-type="string" office:string-value="AOT" calcext:value-type="string">
            <text:p>AOT</text:p>
          </table:table-cell>
          <table:table-cell table:style-name="ce5" table:formula="of:=[raw_time.C37]" office:value-type="float" office:value="5.5538" calcext:value-type="float">
            <text:p>5.554</text:p>
          </table:table-cell>
          <table:table-cell table:style-name="ce15" table:formula="of:=[raw_time.D37]" office:value-type="float" office:value="0.0184" calcext:value-type="float">
            <text:p>0.018</text:p>
          </table:table-cell>
          <table:table-cell table:style-name="ce5" table:formula="of:=[raw_time.E37]" office:value-type="float" office:value="0" calcext:value-type="float">
            <text:p>0.000</text:p>
          </table:table-cell>
          <table:table-cell table:style-name="ce16" table:formula="of:=[raw_time.F37]" office:value-type="float" office:value="1" calcext:value-type="float">
            <text:p>1.000</text:p>
          </table:table-cell>
          <table:table-cell table:style-name="ce5" table:formula="of:=[raw_time.G37]" office:value-type="float" office:value="6.2649" calcext:value-type="float">
            <text:p>6.265</text:p>
          </table:table-cell>
          <table:table-cell table:style-name="ce17" table:formula="of:=[raw_time.H37]" office:value-type="float" office:value="0.0123" calcext:value-type="float">
            <text:p>0.012</text:p>
          </table:table-cell>
          <table:table-cell table:style-name="ce5" table:formula="of:=[raw_time.I37]" office:value-type="float" office:value="0" calcext:value-type="float">
            <text:p>0.000</text:p>
          </table:table-cell>
          <table:table-cell table:style-name="ce18" table:formula="of:=[raw_time.J3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8]" office:value-type="string" office:string-value="OT" calcext:value-type="string">
            <text:p>OT</text:p>
          </table:table-cell>
          <table:table-cell table:style-name="ce3" table:formula="of:=[raw_time.B38]" office:value-type="string" office:string-value="A" calcext:value-type="string">
            <text:p>A</text:p>
          </table:table-cell>
          <table:table-cell table:style-name="ce5" table:formula="of:=[raw_time.C38]" office:value-type="float" office:value="10.2667" calcext:value-type="float">
            <text:p>10.267</text:p>
          </table:table-cell>
          <table:table-cell table:style-name="ce15" table:formula="of:=[raw_time.D38]" office:value-type="float" office:value="0.0014" calcext:value-type="float">
            <text:p>0.001</text:p>
          </table:table-cell>
          <table:table-cell table:style-name="ce5" table:formula="of:=[raw_time.E38]" office:value-type="float" office:value="0" calcext:value-type="float">
            <text:p>0.000</text:p>
          </table:table-cell>
          <table:table-cell table:style-name="ce16" table:formula="of:=[raw_time.F38]" office:value-type="float" office:value="1" calcext:value-type="float">
            <text:p>1.000</text:p>
          </table:table-cell>
          <table:table-cell table:style-name="ce5" table:formula="of:=[raw_time.G38]" office:value-type="float" office:value="0" calcext:value-type="float">
            <text:p>0.000</text:p>
          </table:table-cell>
          <table:table-cell table:style-name="ce17" table:formula="of:=[raw_time.H38]" office:value-type="float" office:value="1" calcext:value-type="float">
            <text:p>1.000</text:p>
          </table:table-cell>
          <table:table-cell table:style-name="ce5" table:formula="of:=[raw_time.I38]" office:value-type="float" office:value="0" calcext:value-type="float">
            <text:p>0.000</text:p>
          </table:table-cell>
          <table:table-cell table:style-name="ce18" table:formula="of:=[raw_time.J3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39]" office:value-type="string" office:string-value="OT" calcext:value-type="string">
            <text:p>OT</text:p>
          </table:table-cell>
          <table:table-cell table:style-name="ce3" table:formula="of:=[raw_time.B39]" office:value-type="string" office:string-value="AT" calcext:value-type="string">
            <text:p>AT</text:p>
          </table:table-cell>
          <table:table-cell table:style-name="ce5" table:formula="of:=[raw_time.C39]" office:value-type="float" office:value="9.5" calcext:value-type="float">
            <text:p>9.500</text:p>
          </table:table-cell>
          <table:table-cell table:style-name="ce15" table:formula="of:=[raw_time.D39]" office:value-type="float" office:value="0.0021" calcext:value-type="float">
            <text:p>0.002</text:p>
          </table:table-cell>
          <table:table-cell table:style-name="ce5" table:formula="of:=[raw_time.E39]" office:value-type="float" office:value="0" calcext:value-type="float">
            <text:p>0.000</text:p>
          </table:table-cell>
          <table:table-cell table:style-name="ce16" table:formula="of:=[raw_time.F39]" office:value-type="float" office:value="1" calcext:value-type="float">
            <text:p>1.000</text:p>
          </table:table-cell>
          <table:table-cell table:style-name="ce5" table:formula="of:=[raw_time.G39]" office:value-type="float" office:value="0" calcext:value-type="float">
            <text:p>0.000</text:p>
          </table:table-cell>
          <table:table-cell table:style-name="ce17" table:formula="of:=[raw_time.H39]" office:value-type="float" office:value="1" calcext:value-type="float">
            <text:p>1.000</text:p>
          </table:table-cell>
          <table:table-cell table:style-name="ce5" table:formula="of:=[raw_time.I39]" office:value-type="float" office:value="0" calcext:value-type="float">
            <text:p>0.000</text:p>
          </table:table-cell>
          <table:table-cell table:style-name="ce18" table:formula="of:=[raw_time.J3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0]" office:value-type="string" office:string-value="OT" calcext:value-type="string">
            <text:p>OT</text:p>
          </table:table-cell>
          <table:table-cell table:style-name="ce3" table:formula="of:=[raw_time.B40]" office:value-type="string" office:string-value="AO" calcext:value-type="string">
            <text:p>AO</text:p>
          </table:table-cell>
          <table:table-cell table:style-name="ce5" table:formula="of:=[raw_time.C40]" office:value-type="float" office:value="0.3151" calcext:value-type="float">
            <text:p>0.315</text:p>
          </table:table-cell>
          <table:table-cell table:style-name="ce15" table:formula="of:=[raw_time.D40]" office:value-type="float" office:value="0.5746" calcext:value-type="float">
            <text:p>0.575</text:p>
          </table:table-cell>
          <table:table-cell table:style-name="ce5" table:formula="of:=[raw_time.E40]" office:value-type="float" office:value="0" calcext:value-type="float">
            <text:p>0.000</text:p>
          </table:table-cell>
          <table:table-cell table:style-name="ce16" table:formula="of:=[raw_time.F40]" office:value-type="float" office:value="1" calcext:value-type="float">
            <text:p>1.000</text:p>
          </table:table-cell>
          <table:table-cell table:style-name="ce5" table:formula="of:=[raw_time.G40]" office:value-type="float" office:value="0" calcext:value-type="float">
            <text:p>0.000</text:p>
          </table:table-cell>
          <table:table-cell table:style-name="ce17" table:formula="of:=[raw_time.H40]" office:value-type="float" office:value="1" calcext:value-type="float">
            <text:p>1.000</text:p>
          </table:table-cell>
          <table:table-cell table:style-name="ce5" table:formula="of:=[raw_time.I40]" office:value-type="float" office:value="0" calcext:value-type="float">
            <text:p>0.000</text:p>
          </table:table-cell>
          <table:table-cell table:style-name="ce18" table:formula="of:=[raw_time.J4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1]" office:value-type="string" office:string-value="OT" calcext:value-type="string">
            <text:p>OT</text:p>
          </table:table-cell>
          <table:table-cell table:style-name="ce3" table:formula="of:=[raw_time.B41]" office:value-type="string" office:string-value="AOT" calcext:value-type="string">
            <text:p>AOT</text:p>
          </table:table-cell>
          <table:table-cell table:style-name="ce5" table:formula="of:=[raw_time.C41]" office:value-type="float" office:value="0.074" calcext:value-type="float">
            <text:p>0.074</text:p>
          </table:table-cell>
          <table:table-cell table:style-name="ce15" table:formula="of:=[raw_time.D41]" office:value-type="float" office:value="0.7856" calcext:value-type="float">
            <text:p>0.786</text:p>
          </table:table-cell>
          <table:table-cell table:style-name="ce5" table:formula="of:=[raw_time.E41]" office:value-type="float" office:value="0" calcext:value-type="float">
            <text:p>0.000</text:p>
          </table:table-cell>
          <table:table-cell table:style-name="ce16" table:formula="of:=[raw_time.F41]" office:value-type="float" office:value="1" calcext:value-type="float">
            <text:p>1.000</text:p>
          </table:table-cell>
          <table:table-cell table:style-name="ce5" table:formula="of:=[raw_time.G41]" office:value-type="float" office:value="0" calcext:value-type="float">
            <text:p>0.000</text:p>
          </table:table-cell>
          <table:table-cell table:style-name="ce17" table:formula="of:=[raw_time.H41]" office:value-type="float" office:value="1" calcext:value-type="float">
            <text:p>1.000</text:p>
          </table:table-cell>
          <table:table-cell table:style-name="ce5" table:formula="of:=[raw_time.I41]" office:value-type="float" office:value="0" calcext:value-type="float">
            <text:p>0.000</text:p>
          </table:table-cell>
          <table:table-cell table:style-name="ce18" table:formula="of:=[raw_time.J4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2]" office:value-type="string" office:string-value="A" calcext:value-type="string">
            <text:p>A</text:p>
          </table:table-cell>
          <table:table-cell table:style-name="ce3" table:formula="of:=[raw_time.B42]" office:value-type="string" office:string-value="AT" calcext:value-type="string">
            <text:p>AT</text:p>
          </table:table-cell>
          <table:table-cell table:style-name="ce5" table:formula="of:=[raw_time.C42]" office:value-type="float" office:value="0.041" calcext:value-type="float">
            <text:p>0.041</text:p>
          </table:table-cell>
          <table:table-cell table:style-name="ce15" table:formula="of:=[raw_time.D42]" office:value-type="float" office:value="0.8396" calcext:value-type="float">
            <text:p>0.840</text:p>
          </table:table-cell>
          <table:table-cell table:style-name="ce5" table:formula="of:=[raw_time.E42]" office:value-type="float" office:value="0" calcext:value-type="float">
            <text:p>0.000</text:p>
          </table:table-cell>
          <table:table-cell table:style-name="ce16" table:formula="of:=[raw_time.F42]" office:value-type="float" office:value="1" calcext:value-type="float">
            <text:p>1.000</text:p>
          </table:table-cell>
          <table:table-cell table:style-name="ce5" table:formula="of:=[raw_time.G42]" office:value-type="float" office:value="0" calcext:value-type="float">
            <text:p>0.000</text:p>
          </table:table-cell>
          <table:table-cell table:style-name="ce17" table:formula="of:=[raw_time.H42]" office:value-type="float" office:value="1" calcext:value-type="float">
            <text:p>1.000</text:p>
          </table:table-cell>
          <table:table-cell table:style-name="ce5" table:formula="of:=[raw_time.I42]" office:value-type="float" office:value="0" calcext:value-type="float">
            <text:p>0.000</text:p>
          </table:table-cell>
          <table:table-cell table:style-name="ce18" table:formula="of:=[raw_time.J4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3]" office:value-type="string" office:string-value="A" calcext:value-type="string">
            <text:p>A</text:p>
          </table:table-cell>
          <table:table-cell table:style-name="ce3" table:formula="of:=[raw_time.B43]" office:value-type="string" office:string-value="AO" calcext:value-type="string">
            <text:p>AO</text:p>
          </table:table-cell>
          <table:table-cell table:style-name="ce5" table:formula="of:=[raw_time.C43]" office:value-type="float" office:value="19.6463" calcext:value-type="float">
            <text:p>19.646</text:p>
          </table:table-cell>
          <table:table-cell table:style-name="ce15" table:formula="of:=[raw_time.D43]" office:value-type="float" office:value="0" calcext:value-type="float">
            <text:p>0.000</text:p>
          </table:table-cell>
          <table:table-cell table:style-name="ce5" table:formula="of:=[raw_time.E43]" office:value-type="float" office:value="0" calcext:value-type="float">
            <text:p>0.000</text:p>
          </table:table-cell>
          <table:table-cell table:style-name="ce16" table:formula="of:=[raw_time.F43]" office:value-type="float" office:value="1" calcext:value-type="float">
            <text:p>1.000</text:p>
          </table:table-cell>
          <table:table-cell table:style-name="ce5" table:formula="of:=[raw_time.G43]" office:value-type="float" office:value="0" calcext:value-type="float">
            <text:p>0.000</text:p>
          </table:table-cell>
          <table:table-cell table:style-name="ce17" table:formula="of:=[raw_time.H43]" office:value-type="float" office:value="1" calcext:value-type="float">
            <text:p>1.000</text:p>
          </table:table-cell>
          <table:table-cell table:style-name="ce5" table:formula="of:=[raw_time.I43]" office:value-type="float" office:value="0" calcext:value-type="float">
            <text:p>0.000</text:p>
          </table:table-cell>
          <table:table-cell table:style-name="ce18" table:formula="of:=[raw_time.J4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4]" office:value-type="string" office:string-value="A" calcext:value-type="string">
            <text:p>A</text:p>
          </table:table-cell>
          <table:table-cell table:style-name="ce3" table:formula="of:=[raw_time.B44]" office:value-type="string" office:string-value="AOT" calcext:value-type="string">
            <text:p>AOT</text:p>
          </table:table-cell>
          <table:table-cell table:style-name="ce5" table:formula="of:=[raw_time.C44]" office:value-type="float" office:value="10.0471" calcext:value-type="float">
            <text:p>10.047</text:p>
          </table:table-cell>
          <table:table-cell table:style-name="ce15" table:formula="of:=[raw_time.D44]" office:value-type="float" office:value="0.0015" calcext:value-type="float">
            <text:p>0.002</text:p>
          </table:table-cell>
          <table:table-cell table:style-name="ce5" table:formula="of:=[raw_time.E44]" office:value-type="float" office:value="0" calcext:value-type="float">
            <text:p>0.000</text:p>
          </table:table-cell>
          <table:table-cell table:style-name="ce16" table:formula="of:=[raw_time.F44]" office:value-type="float" office:value="1" calcext:value-type="float">
            <text:p>1.000</text:p>
          </table:table-cell>
          <table:table-cell table:style-name="ce5" table:formula="of:=[raw_time.G44]" office:value-type="float" office:value="0" calcext:value-type="float">
            <text:p>0.000</text:p>
          </table:table-cell>
          <table:table-cell table:style-name="ce17" table:formula="of:=[raw_time.H44]" office:value-type="float" office:value="1" calcext:value-type="float">
            <text:p>1.000</text:p>
          </table:table-cell>
          <table:table-cell table:style-name="ce5" table:formula="of:=[raw_time.I44]" office:value-type="float" office:value="0" calcext:value-type="float">
            <text:p>0.000</text:p>
          </table:table-cell>
          <table:table-cell table:style-name="ce18" table:formula="of:=[raw_time.J4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5]" office:value-type="string" office:string-value="AT" calcext:value-type="string">
            <text:p>AT</text:p>
          </table:table-cell>
          <table:table-cell table:style-name="ce3" table:formula="of:=[raw_time.B45]" office:value-type="string" office:string-value="AO" calcext:value-type="string">
            <text:p>AO</text:p>
          </table:table-cell>
          <table:table-cell table:style-name="ce5" table:formula="of:=[raw_time.C45]" office:value-type="float" office:value="14.071" calcext:value-type="float">
            <text:p>14.071</text:p>
          </table:table-cell>
          <table:table-cell table:style-name="ce15" table:formula="of:=[raw_time.D45]" office:value-type="float" office:value="0.0002" calcext:value-type="float">
            <text:p>0.000</text:p>
          </table:table-cell>
          <table:table-cell table:style-name="ce5" table:formula="of:=[raw_time.E45]" office:value-type="float" office:value="0" calcext:value-type="float">
            <text:p>0.000</text:p>
          </table:table-cell>
          <table:table-cell table:style-name="ce16" table:formula="of:=[raw_time.F45]" office:value-type="float" office:value="1" calcext:value-type="float">
            <text:p>1.000</text:p>
          </table:table-cell>
          <table:table-cell table:style-name="ce5" table:formula="of:=[raw_time.G45]" office:value-type="float" office:value="0" calcext:value-type="float">
            <text:p>0.000</text:p>
          </table:table-cell>
          <table:table-cell table:style-name="ce17" table:formula="of:=[raw_time.H45]" office:value-type="float" office:value="1" calcext:value-type="float">
            <text:p>1.000</text:p>
          </table:table-cell>
          <table:table-cell table:style-name="ce5" table:formula="of:=[raw_time.I45]" office:value-type="float" office:value="0" calcext:value-type="float">
            <text:p>0.000</text:p>
          </table:table-cell>
          <table:table-cell table:style-name="ce18" table:formula="of:=[raw_time.J4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6]" office:value-type="string" office:string-value="AT" calcext:value-type="string">
            <text:p>AT</text:p>
          </table:table-cell>
          <table:table-cell table:style-name="ce3" table:formula="of:=[raw_time.B46]" office:value-type="string" office:string-value="AOT" calcext:value-type="string">
            <text:p>AOT</text:p>
          </table:table-cell>
          <table:table-cell table:style-name="ce5" table:formula="of:=[raw_time.C46]" office:value-type="float" office:value="7.9533" calcext:value-type="float">
            <text:p>7.953</text:p>
          </table:table-cell>
          <table:table-cell table:style-name="ce15" table:formula="of:=[raw_time.D46]" office:value-type="float" office:value="0.0048" calcext:value-type="float">
            <text:p>0.005</text:p>
          </table:table-cell>
          <table:table-cell table:style-name="ce5" table:formula="of:=[raw_time.E46]" office:value-type="float" office:value="0" calcext:value-type="float">
            <text:p>0.000</text:p>
          </table:table-cell>
          <table:table-cell table:style-name="ce16" table:formula="of:=[raw_time.F46]" office:value-type="float" office:value="1" calcext:value-type="float">
            <text:p>1.000</text:p>
          </table:table-cell>
          <table:table-cell table:style-name="ce5" table:formula="of:=[raw_time.G46]" office:value-type="float" office:value="4.1541" calcext:value-type="float">
            <text:p>4.154</text:p>
          </table:table-cell>
          <table:table-cell table:style-name="ce17" table:formula="of:=[raw_time.H46]" office:value-type="float" office:value="0.0415" calcext:value-type="float">
            <text:p>0.042</text:p>
          </table:table-cell>
          <table:table-cell table:style-name="ce5" table:formula="of:=[raw_time.I46]" office:value-type="float" office:value="0" calcext:value-type="float">
            <text:p>0.000</text:p>
          </table:table-cell>
          <table:table-cell table:style-name="ce18" table:formula="of:=[raw_time.J4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time.A47]" office:value-type="string" office:string-value="AO" calcext:value-type="string">
            <text:p>AO</text:p>
          </table:table-cell>
          <table:table-cell table:style-name="ce3" table:formula="of:=[raw_time.B47]" office:value-type="string" office:string-value="AOT" calcext:value-type="string">
            <text:p>AOT</text:p>
          </table:table-cell>
          <table:table-cell table:style-name="ce5" table:formula="of:=[raw_time.C47]" office:value-type="float" office:value="0.0907" calcext:value-type="float">
            <text:p>0.091</text:p>
          </table:table-cell>
          <table:table-cell table:style-name="ce15" table:formula="of:=[raw_time.D47]" office:value-type="float" office:value="0.7632" calcext:value-type="float">
            <text:p>0.763</text:p>
          </table:table-cell>
          <table:table-cell table:style-name="ce5" table:formula="of:=[raw_time.E47]" office:value-type="float" office:value="0" calcext:value-type="float">
            <text:p>0.000</text:p>
          </table:table-cell>
          <table:table-cell table:style-name="ce16" table:formula="of:=[raw_time.F47]" office:value-type="float" office:value="1" calcext:value-type="float">
            <text:p>1.000</text:p>
          </table:table-cell>
          <table:table-cell table:style-name="ce5" table:formula="of:=[raw_time.G47]" office:value-type="float" office:value="0" calcext:value-type="float">
            <text:p>0.000</text:p>
          </table:table-cell>
          <table:table-cell table:style-name="ce17" table:formula="of:=[raw_time.H47]" office:value-type="float" office:value="1" calcext:value-type="float">
            <text:p>1.000</text:p>
          </table:table-cell>
          <table:table-cell table:style-name="ce5" table:formula="of:=[raw_time.I47]" office:value-type="float" office:value="0" calcext:value-type="float">
            <text:p>0.000</text:p>
          </table:table-cell>
          <table:table-cell table:style-name="ce18" table:formula="of:=[raw_time.J4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ime.D3:time.D47">
            <calcext:condition calcext:apply-style-name="Untitled2" calcext:value="&lt;=0.05" calcext:base-cell-address="nonex.D3"/>
          </calcext:conditional-format>
          <calcext:conditional-format calcext:target-range-address="time.F3:time.F47">
            <calcext:condition calcext:apply-style-name="Untitled2" calcext:value="&lt;=0.05" calcext:base-cell-address="nonex.F3"/>
          </calcext:conditional-format>
          <calcext:conditional-format calcext:target-range-address="time.H3:time.H47">
            <calcext:condition calcext:apply-style-name="Untitled2" calcext:value="&lt;=0.05" calcext:base-cell-address="nonex.H3"/>
          </calcext:conditional-format>
          <calcext:conditional-format calcext:target-range-address="time.J3:time.J47">
            <calcext:condition calcext:apply-style-name="Untitled2" calcext:value="&lt;=0.05" calcext:base-cell-address="nonex.J3"/>
          </calcext:conditional-format>
          <calcext:conditional-format calcext:target-range-address="time.D3:time.D47">
            <calcext:condition calcext:apply-style-name="Untitled2" calcext:value="&lt;=0.05" calcext:base-cell-address="nonex.D3"/>
          </calcext:conditional-format>
          <calcext:conditional-format calcext:target-range-address="time.F3:time.F47">
            <calcext:condition calcext:apply-style-name="Untitled2" calcext:value="&lt;=0.05" calcext:base-cell-address="nonex.F3"/>
          </calcext:conditional-format>
          <calcext:conditional-format calcext:target-range-address="time.H3:time.H47">
            <calcext:condition calcext:apply-style-name="Untitled2" calcext:value="&lt;=0.05" calcext:base-cell-address="nonex.H3"/>
          </calcext:conditional-format>
          <calcext:conditional-format calcext:target-range-address="time.J3:time.J47">
            <calcext:condition calcext:apply-style-name="Untitled2" calcext:value="&lt;=0.05" calcext:base-cell-address="nonex.J3"/>
          </calcext:conditional-format>
        </calcext:conditional-formats>
      </table:table>
      <table:table table:name="mem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mem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mem.B1]" office:value-type="string" office:string-value="Pair" calcext:value-type="string">
            <text:p>Pair</text:p>
          </table:covered-table-cell>
          <table:table-cell table:style-name="ce1" table:formula="of:=[raw_mem.C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mem.D1]" office:value-type="string" office:string-value="Memory Usage (GB)" calcext:value-type="string">
            <text:p>Memory Usage (GB)</text:p>
          </table:covered-table-cell>
          <table:table-cell table:style-name="ce1" table:formula="of:=[raw_mem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mem.F1]" office:value-type="string" office:string-value="Number of Actions" calcext:value-type="string">
            <text:p>Number of Actions</text:p>
          </table:covered-table-cell>
          <table:table-cell table:style-name="ce1" table:formula="of:=[raw_mem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mem.H1]" office:value-type="string" office:string-value="Processing Time (s)" calcext:value-type="string">
            <text:p>Processing Time (s)</text:p>
          </table:covered-table-cell>
          <table:table-cell table:style-name="ce1" table:formula="of:=[raw_mem.I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mem.J1]" office:value-type="string" office:string-value="Makespan (s)" calcext:value-type="string">
            <text:p>Makespan (s)</text:p>
          </table:covered-table-cell>
          <table:table-cell table:number-columns-repeated="1014"/>
        </table:table-row>
        <table:table-row table:style-name="ro1">
          <table:table-cell table:style-name="ce2" table:formula="of:=[raw_mem.A2]" office:value-type="string" office:string-value="Tool A" calcext:value-type="string">
            <text:p>Tool A</text:p>
          </table:table-cell>
          <table:table-cell table:style-name="ce2" table:formula="of:=[raw_mem.B2]" office:value-type="string" office:string-value="Tool B" calcext:value-type="string">
            <text:p>Tool B</text:p>
          </table:table-cell>
          <table:table-cell table:style-name="ce2" table:formula="of:=[raw_mem.C2]" office:value-type="string" office:string-value="H" calcext:value-type="string">
            <text:p>H</text:p>
          </table:table-cell>
          <table:table-cell table:style-name="ce2" table:formula="of:=[raw_mem.D2]" office:value-type="string" office:string-value="p" calcext:value-type="string">
            <text:p>p</text:p>
          </table:table-cell>
          <table:table-cell table:style-name="ce2" table:formula="of:=[raw_mem.E2]" office:value-type="string" office:string-value="H" calcext:value-type="string">
            <text:p>H</text:p>
          </table:table-cell>
          <table:table-cell table:style-name="ce2" table:formula="of:=[raw_mem.F2]" office:value-type="string" office:string-value="p" calcext:value-type="string">
            <text:p>p</text:p>
          </table:table-cell>
          <table:table-cell table:style-name="ce2" table:formula="of:=[raw_mem.G2]" office:value-type="string" office:string-value="H" calcext:value-type="string">
            <text:p>H</text:p>
          </table:table-cell>
          <table:table-cell table:style-name="ce2" table:formula="of:=[raw_mem.H2]" office:value-type="string" office:string-value="p" calcext:value-type="string">
            <text:p>p</text:p>
          </table:table-cell>
          <table:table-cell table:style-name="ce2" table:formula="of:=[raw_mem.I2]" office:value-type="string" office:string-value="H" calcext:value-type="string">
            <text:p>H</text:p>
          </table:table-cell>
          <table:table-cell table:style-name="ce2" table:formula="of:=[raw_mem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mem.A3]" office:value-type="string" office:string-value="PA" calcext:value-type="string">
            <text:p>PA</text:p>
          </table:table-cell>
          <table:table-cell table:style-name="ce3" table:formula="of:=[raw_mem.B3]" office:value-type="string" office:string-value="CFP" calcext:value-type="string">
            <text:p>CFP</text:p>
          </table:table-cell>
          <table:table-cell table:style-name="ce5" table:formula="of:=[raw_mem.C3]" office:value-type="float" office:value="0" calcext:value-type="float">
            <text:p>0.000</text:p>
          </table:table-cell>
          <table:table-cell table:style-name="ce19" table:formula="of:=[raw_mem.D3]" office:value-type="float" office:value="1" calcext:value-type="float">
            <text:p>1.000</text:p>
          </table:table-cell>
          <table:table-cell table:style-name="ce5" table:formula="of:=[raw_mem.E3]" office:value-type="float" office:value="0" calcext:value-type="float">
            <text:p>0.000</text:p>
          </table:table-cell>
          <table:table-cell table:style-name="ce20" table:formula="of:=[raw_mem.F3]" office:value-type="float" office:value="1" calcext:value-type="float">
            <text:p>1.000</text:p>
          </table:table-cell>
          <table:table-cell table:style-name="ce5" table:formula="of:=[raw_mem.G3]" office:value-type="float" office:value="0" calcext:value-type="float">
            <text:p>0.000</text:p>
          </table:table-cell>
          <table:table-cell table:style-name="ce21" table:formula="of:=[raw_mem.H3]" office:value-type="float" office:value="1" calcext:value-type="float">
            <text:p>1.000</text:p>
          </table:table-cell>
          <table:table-cell table:style-name="ce5" table:formula="of:=[raw_mem.I3]" office:value-type="float" office:value="0" calcext:value-type="float">
            <text:p>0.000</text:p>
          </table:table-cell>
          <table:table-cell table:style-name="ce22" table:formula="of:=[raw_mem.J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]" office:value-type="string" office:string-value="PA" calcext:value-type="string">
            <text:p>PA</text:p>
          </table:table-cell>
          <table:table-cell table:style-name="ce3" table:formula="of:=[raw_mem.B4]" office:value-type="string" office:string-value="CS" calcext:value-type="string">
            <text:p>CS</text:p>
          </table:table-cell>
          <table:table-cell table:style-name="ce5" table:formula="of:=[raw_mem.C4]" office:value-type="float" office:value="0" calcext:value-type="float">
            <text:p>0.000</text:p>
          </table:table-cell>
          <table:table-cell table:style-name="ce19" table:formula="of:=[raw_mem.D4]" office:value-type="float" office:value="1" calcext:value-type="float">
            <text:p>1.000</text:p>
          </table:table-cell>
          <table:table-cell table:style-name="ce5" table:formula="of:=[raw_mem.E4]" office:value-type="float" office:value="0" calcext:value-type="float">
            <text:p>0.000</text:p>
          </table:table-cell>
          <table:table-cell table:style-name="ce20" table:formula="of:=[raw_mem.F4]" office:value-type="float" office:value="1" calcext:value-type="float">
            <text:p>1.000</text:p>
          </table:table-cell>
          <table:table-cell table:style-name="ce5" table:formula="of:=[raw_mem.G4]" office:value-type="float" office:value="0" calcext:value-type="float">
            <text:p>0.000</text:p>
          </table:table-cell>
          <table:table-cell table:style-name="ce21" table:formula="of:=[raw_mem.H4]" office:value-type="float" office:value="1" calcext:value-type="float">
            <text:p>1.000</text:p>
          </table:table-cell>
          <table:table-cell table:style-name="ce5" table:formula="of:=[raw_mem.I4]" office:value-type="float" office:value="0" calcext:value-type="float">
            <text:p>0.000</text:p>
          </table:table-cell>
          <table:table-cell table:style-name="ce22" table:formula="of:=[raw_mem.J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5]" office:value-type="string" office:string-value="PA" calcext:value-type="string">
            <text:p>PA</text:p>
          </table:table-cell>
          <table:table-cell table:style-name="ce3" table:formula="of:=[raw_mem.B5]" office:value-type="string" office:string-value="CA" calcext:value-type="string">
            <text:p>CA</text:p>
          </table:table-cell>
          <table:table-cell table:style-name="ce5" table:formula="of:=[raw_mem.C5]" office:value-type="float" office:value="0" calcext:value-type="float">
            <text:p>0.000</text:p>
          </table:table-cell>
          <table:table-cell table:style-name="ce19" table:formula="of:=[raw_mem.D5]" office:value-type="float" office:value="1" calcext:value-type="float">
            <text:p>1.000</text:p>
          </table:table-cell>
          <table:table-cell table:style-name="ce5" table:formula="of:=[raw_mem.E5]" office:value-type="float" office:value="0" calcext:value-type="float">
            <text:p>0.000</text:p>
          </table:table-cell>
          <table:table-cell table:style-name="ce20" table:formula="of:=[raw_mem.F5]" office:value-type="float" office:value="1" calcext:value-type="float">
            <text:p>1.000</text:p>
          </table:table-cell>
          <table:table-cell table:style-name="ce5" table:formula="of:=[raw_mem.G5]" office:value-type="float" office:value="0" calcext:value-type="float">
            <text:p>0.000</text:p>
          </table:table-cell>
          <table:table-cell table:style-name="ce21" table:formula="of:=[raw_mem.H5]" office:value-type="float" office:value="1" calcext:value-type="float">
            <text:p>1.000</text:p>
          </table:table-cell>
          <table:table-cell table:style-name="ce5" table:formula="of:=[raw_mem.I5]" office:value-type="float" office:value="0" calcext:value-type="float">
            <text:p>0.000</text:p>
          </table:table-cell>
          <table:table-cell table:style-name="ce22" table:formula="of:=[raw_mem.J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6]" office:value-type="string" office:string-value="PA" calcext:value-type="string">
            <text:p>PA</text:p>
          </table:table-cell>
          <table:table-cell table:style-name="ce3" table:formula="of:=[raw_mem.B6]" office:value-type="string" office:string-value="O" calcext:value-type="string">
            <text:p>O</text:p>
          </table:table-cell>
          <table:table-cell table:style-name="ce5" table:formula="of:=[raw_mem.C6]" office:value-type="float" office:value="0" calcext:value-type="float">
            <text:p>0.000</text:p>
          </table:table-cell>
          <table:table-cell table:style-name="ce19" table:formula="of:=[raw_mem.D6]" office:value-type="float" office:value="1" calcext:value-type="float">
            <text:p>1.000</text:p>
          </table:table-cell>
          <table:table-cell table:style-name="ce5" table:formula="of:=[raw_mem.E6]" office:value-type="float" office:value="0" calcext:value-type="float">
            <text:p>0.000</text:p>
          </table:table-cell>
          <table:table-cell table:style-name="ce20" table:formula="of:=[raw_mem.F6]" office:value-type="float" office:value="1" calcext:value-type="float">
            <text:p>1.000</text:p>
          </table:table-cell>
          <table:table-cell table:style-name="ce5" table:formula="of:=[raw_mem.G6]" office:value-type="float" office:value="0" calcext:value-type="float">
            <text:p>0.000</text:p>
          </table:table-cell>
          <table:table-cell table:style-name="ce21" table:formula="of:=[raw_mem.H6]" office:value-type="float" office:value="1" calcext:value-type="float">
            <text:p>1.000</text:p>
          </table:table-cell>
          <table:table-cell table:style-name="ce5" table:formula="of:=[raw_mem.I6]" office:value-type="float" office:value="0" calcext:value-type="float">
            <text:p>0.000</text:p>
          </table:table-cell>
          <table:table-cell table:style-name="ce22" table:formula="of:=[raw_mem.J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7]" office:value-type="string" office:string-value="PA" calcext:value-type="string">
            <text:p>PA</text:p>
          </table:table-cell>
          <table:table-cell table:style-name="ce3" table:formula="of:=[raw_mem.B7]" office:value-type="string" office:string-value="OT" calcext:value-type="string">
            <text:p>OT</text:p>
          </table:table-cell>
          <table:table-cell table:style-name="ce5" table:formula="of:=[raw_mem.C7]" office:value-type="float" office:value="0" calcext:value-type="float">
            <text:p>0.000</text:p>
          </table:table-cell>
          <table:table-cell table:style-name="ce19" table:formula="of:=[raw_mem.D7]" office:value-type="float" office:value="1" calcext:value-type="float">
            <text:p>1.000</text:p>
          </table:table-cell>
          <table:table-cell table:style-name="ce5" table:formula="of:=[raw_mem.E7]" office:value-type="float" office:value="0" calcext:value-type="float">
            <text:p>0.000</text:p>
          </table:table-cell>
          <table:table-cell table:style-name="ce20" table:formula="of:=[raw_mem.F7]" office:value-type="float" office:value="1" calcext:value-type="float">
            <text:p>1.000</text:p>
          </table:table-cell>
          <table:table-cell table:style-name="ce5" table:formula="of:=[raw_mem.G7]" office:value-type="float" office:value="0" calcext:value-type="float">
            <text:p>0.000</text:p>
          </table:table-cell>
          <table:table-cell table:style-name="ce21" table:formula="of:=[raw_mem.H7]" office:value-type="float" office:value="1" calcext:value-type="float">
            <text:p>1.000</text:p>
          </table:table-cell>
          <table:table-cell table:style-name="ce5" table:formula="of:=[raw_mem.I7]" office:value-type="float" office:value="0" calcext:value-type="float">
            <text:p>0.000</text:p>
          </table:table-cell>
          <table:table-cell table:style-name="ce22" table:formula="of:=[raw_mem.J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8]" office:value-type="string" office:string-value="PA" calcext:value-type="string">
            <text:p>PA</text:p>
          </table:table-cell>
          <table:table-cell table:style-name="ce3" table:formula="of:=[raw_mem.B8]" office:value-type="string" office:string-value="A" calcext:value-type="string">
            <text:p>A</text:p>
          </table:table-cell>
          <table:table-cell table:style-name="ce5" table:formula="of:=[raw_mem.C8]" office:value-type="float" office:value="0" calcext:value-type="float">
            <text:p>0.000</text:p>
          </table:table-cell>
          <table:table-cell table:style-name="ce19" table:formula="of:=[raw_mem.D8]" office:value-type="float" office:value="1" calcext:value-type="float">
            <text:p>1.000</text:p>
          </table:table-cell>
          <table:table-cell table:style-name="ce5" table:formula="of:=[raw_mem.E8]" office:value-type="float" office:value="0" calcext:value-type="float">
            <text:p>0.000</text:p>
          </table:table-cell>
          <table:table-cell table:style-name="ce20" table:formula="of:=[raw_mem.F8]" office:value-type="float" office:value="1" calcext:value-type="float">
            <text:p>1.000</text:p>
          </table:table-cell>
          <table:table-cell table:style-name="ce5" table:formula="of:=[raw_mem.G8]" office:value-type="float" office:value="0" calcext:value-type="float">
            <text:p>0.000</text:p>
          </table:table-cell>
          <table:table-cell table:style-name="ce21" table:formula="of:=[raw_mem.H8]" office:value-type="float" office:value="1" calcext:value-type="float">
            <text:p>1.000</text:p>
          </table:table-cell>
          <table:table-cell table:style-name="ce5" table:formula="of:=[raw_mem.I8]" office:value-type="float" office:value="0" calcext:value-type="float">
            <text:p>0.000</text:p>
          </table:table-cell>
          <table:table-cell table:style-name="ce22" table:formula="of:=[raw_mem.J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9]" office:value-type="string" office:string-value="PA" calcext:value-type="string">
            <text:p>PA</text:p>
          </table:table-cell>
          <table:table-cell table:style-name="ce3" table:formula="of:=[raw_mem.B9]" office:value-type="string" office:string-value="AT" calcext:value-type="string">
            <text:p>AT</text:p>
          </table:table-cell>
          <table:table-cell table:style-name="ce5" table:formula="of:=[raw_mem.C9]" office:value-type="float" office:value="0" calcext:value-type="float">
            <text:p>0.000</text:p>
          </table:table-cell>
          <table:table-cell table:style-name="ce19" table:formula="of:=[raw_mem.D9]" office:value-type="float" office:value="1" calcext:value-type="float">
            <text:p>1.000</text:p>
          </table:table-cell>
          <table:table-cell table:style-name="ce5" table:formula="of:=[raw_mem.E9]" office:value-type="float" office:value="0" calcext:value-type="float">
            <text:p>0.000</text:p>
          </table:table-cell>
          <table:table-cell table:style-name="ce20" table:formula="of:=[raw_mem.F9]" office:value-type="float" office:value="1" calcext:value-type="float">
            <text:p>1.000</text:p>
          </table:table-cell>
          <table:table-cell table:style-name="ce5" table:formula="of:=[raw_mem.G9]" office:value-type="float" office:value="0" calcext:value-type="float">
            <text:p>0.000</text:p>
          </table:table-cell>
          <table:table-cell table:style-name="ce21" table:formula="of:=[raw_mem.H9]" office:value-type="float" office:value="1" calcext:value-type="float">
            <text:p>1.000</text:p>
          </table:table-cell>
          <table:table-cell table:style-name="ce5" table:formula="of:=[raw_mem.I9]" office:value-type="float" office:value="0" calcext:value-type="float">
            <text:p>0.000</text:p>
          </table:table-cell>
          <table:table-cell table:style-name="ce22" table:formula="of:=[raw_mem.J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0]" office:value-type="string" office:string-value="PA" calcext:value-type="string">
            <text:p>PA</text:p>
          </table:table-cell>
          <table:table-cell table:style-name="ce3" table:formula="of:=[raw_mem.B10]" office:value-type="string" office:string-value="AO" calcext:value-type="string">
            <text:p>AO</text:p>
          </table:table-cell>
          <table:table-cell table:style-name="ce5" table:formula="of:=[raw_mem.C10]" office:value-type="float" office:value="0" calcext:value-type="float">
            <text:p>0.000</text:p>
          </table:table-cell>
          <table:table-cell table:style-name="ce19" table:formula="of:=[raw_mem.D10]" office:value-type="float" office:value="1" calcext:value-type="float">
            <text:p>1.000</text:p>
          </table:table-cell>
          <table:table-cell table:style-name="ce5" table:formula="of:=[raw_mem.E10]" office:value-type="float" office:value="0" calcext:value-type="float">
            <text:p>0.000</text:p>
          </table:table-cell>
          <table:table-cell table:style-name="ce20" table:formula="of:=[raw_mem.F10]" office:value-type="float" office:value="1" calcext:value-type="float">
            <text:p>1.000</text:p>
          </table:table-cell>
          <table:table-cell table:style-name="ce5" table:formula="of:=[raw_mem.G10]" office:value-type="float" office:value="0" calcext:value-type="float">
            <text:p>0.000</text:p>
          </table:table-cell>
          <table:table-cell table:style-name="ce21" table:formula="of:=[raw_mem.H10]" office:value-type="float" office:value="1" calcext:value-type="float">
            <text:p>1.000</text:p>
          </table:table-cell>
          <table:table-cell table:style-name="ce5" table:formula="of:=[raw_mem.I10]" office:value-type="float" office:value="0" calcext:value-type="float">
            <text:p>0.000</text:p>
          </table:table-cell>
          <table:table-cell table:style-name="ce22" table:formula="of:=[raw_mem.J1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1]" office:value-type="string" office:string-value="PA" calcext:value-type="string">
            <text:p>PA</text:p>
          </table:table-cell>
          <table:table-cell table:style-name="ce3" table:formula="of:=[raw_mem.B11]" office:value-type="string" office:string-value="AOT" calcext:value-type="string">
            <text:p>AOT</text:p>
          </table:table-cell>
          <table:table-cell table:style-name="ce5" table:formula="of:=[raw_mem.C11]" office:value-type="float" office:value="0" calcext:value-type="float">
            <text:p>0.000</text:p>
          </table:table-cell>
          <table:table-cell table:style-name="ce19" table:formula="of:=[raw_mem.D11]" office:value-type="float" office:value="1" calcext:value-type="float">
            <text:p>1.000</text:p>
          </table:table-cell>
          <table:table-cell table:style-name="ce5" table:formula="of:=[raw_mem.E11]" office:value-type="float" office:value="0" calcext:value-type="float">
            <text:p>0.000</text:p>
          </table:table-cell>
          <table:table-cell table:style-name="ce20" table:formula="of:=[raw_mem.F11]" office:value-type="float" office:value="1" calcext:value-type="float">
            <text:p>1.000</text:p>
          </table:table-cell>
          <table:table-cell table:style-name="ce5" table:formula="of:=[raw_mem.G11]" office:value-type="float" office:value="0" calcext:value-type="float">
            <text:p>0.000</text:p>
          </table:table-cell>
          <table:table-cell table:style-name="ce21" table:formula="of:=[raw_mem.H11]" office:value-type="float" office:value="1" calcext:value-type="float">
            <text:p>1.000</text:p>
          </table:table-cell>
          <table:table-cell table:style-name="ce5" table:formula="of:=[raw_mem.I11]" office:value-type="float" office:value="0" calcext:value-type="float">
            <text:p>0.000</text:p>
          </table:table-cell>
          <table:table-cell table:style-name="ce22" table:formula="of:=[raw_mem.J1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2]" office:value-type="string" office:string-value="CFP" calcext:value-type="string">
            <text:p>CFP</text:p>
          </table:table-cell>
          <table:table-cell table:style-name="ce3" table:formula="of:=[raw_mem.B12]" office:value-type="string" office:string-value="CS" calcext:value-type="string">
            <text:p>CS</text:p>
          </table:table-cell>
          <table:table-cell table:style-name="ce5" table:formula="of:=[raw_mem.C12]" office:value-type="float" office:value="1.5" calcext:value-type="float">
            <text:p>1.500</text:p>
          </table:table-cell>
          <table:table-cell table:style-name="ce19" table:formula="of:=[raw_mem.D12]" office:value-type="float" office:value="0.2207" calcext:value-type="float">
            <text:p>0.221</text:p>
          </table:table-cell>
          <table:table-cell table:style-name="ce5" table:formula="of:=[raw_mem.E12]" office:value-type="float" office:value="0" calcext:value-type="float">
            <text:p>0.000</text:p>
          </table:table-cell>
          <table:table-cell table:style-name="ce20" table:formula="of:=[raw_mem.F12]" office:value-type="float" office:value="1" calcext:value-type="float">
            <text:p>1.000</text:p>
          </table:table-cell>
          <table:table-cell table:style-name="ce5" table:formula="of:=[raw_mem.G12]" office:value-type="float" office:value="1.5" calcext:value-type="float">
            <text:p>1.500</text:p>
          </table:table-cell>
          <table:table-cell table:style-name="ce21" table:formula="of:=[raw_mem.H12]" office:value-type="float" office:value="0.2207" calcext:value-type="float">
            <text:p>0.221</text:p>
          </table:table-cell>
          <table:table-cell table:style-name="ce5" table:formula="of:=[raw_mem.I12]" office:value-type="float" office:value="0" calcext:value-type="float">
            <text:p>0.000</text:p>
          </table:table-cell>
          <table:table-cell table:style-name="ce22" table:formula="of:=[raw_mem.J1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3]" office:value-type="string" office:string-value="CFP" calcext:value-type="string">
            <text:p>CFP</text:p>
          </table:table-cell>
          <table:table-cell table:style-name="ce3" table:formula="of:=[raw_mem.B13]" office:value-type="string" office:string-value="CA" calcext:value-type="string">
            <text:p>CA</text:p>
          </table:table-cell>
          <table:table-cell table:style-name="ce5" table:formula="of:=[raw_mem.C13]" office:value-type="float" office:value="1" calcext:value-type="float">
            <text:p>1.000</text:p>
          </table:table-cell>
          <table:table-cell table:style-name="ce19" table:formula="of:=[raw_mem.D13]" office:value-type="float" office:value="0.3173" calcext:value-type="float">
            <text:p>0.317</text:p>
          </table:table-cell>
          <table:table-cell table:style-name="ce5" table:formula="of:=[raw_mem.E13]" office:value-type="float" office:value="0" calcext:value-type="float">
            <text:p>0.000</text:p>
          </table:table-cell>
          <table:table-cell table:style-name="ce20" table:formula="of:=[raw_mem.F13]" office:value-type="float" office:value="1" calcext:value-type="float">
            <text:p>1.000</text:p>
          </table:table-cell>
          <table:table-cell table:style-name="ce5" table:formula="of:=[raw_mem.G13]" office:value-type="float" office:value="1" calcext:value-type="float">
            <text:p>1.000</text:p>
          </table:table-cell>
          <table:table-cell table:style-name="ce21" table:formula="of:=[raw_mem.H13]" office:value-type="float" office:value="0.3173" calcext:value-type="float">
            <text:p>0.317</text:p>
          </table:table-cell>
          <table:table-cell table:style-name="ce5" table:formula="of:=[raw_mem.I13]" office:value-type="float" office:value="0" calcext:value-type="float">
            <text:p>0.000</text:p>
          </table:table-cell>
          <table:table-cell table:style-name="ce22" table:formula="of:=[raw_mem.J1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4]" office:value-type="string" office:string-value="CFP" calcext:value-type="string">
            <text:p>CFP</text:p>
          </table:table-cell>
          <table:table-cell table:style-name="ce3" table:formula="of:=[raw_mem.B14]" office:value-type="string" office:string-value="O" calcext:value-type="string">
            <text:p>O</text:p>
          </table:table-cell>
          <table:table-cell table:style-name="ce5" table:formula="of:=[raw_mem.C14]" office:value-type="float" office:value="2" calcext:value-type="float">
            <text:p>2.000</text:p>
          </table:table-cell>
          <table:table-cell table:style-name="ce19" table:formula="of:=[raw_mem.D14]" office:value-type="float" office:value="0.1573" calcext:value-type="float">
            <text:p>0.157</text:p>
          </table:table-cell>
          <table:table-cell table:style-name="ce5" table:formula="of:=[raw_mem.E14]" office:value-type="float" office:value="0" calcext:value-type="float">
            <text:p>0.000</text:p>
          </table:table-cell>
          <table:table-cell table:style-name="ce20" table:formula="of:=[raw_mem.F14]" office:value-type="float" office:value="1" calcext:value-type="float">
            <text:p>1.000</text:p>
          </table:table-cell>
          <table:table-cell table:style-name="ce5" table:formula="of:=[raw_mem.G14]" office:value-type="float" office:value="0" calcext:value-type="float">
            <text:p>0.000</text:p>
          </table:table-cell>
          <table:table-cell table:style-name="ce21" table:formula="of:=[raw_mem.H14]" office:value-type="float" office:value="1" calcext:value-type="float">
            <text:p>1.000</text:p>
          </table:table-cell>
          <table:table-cell table:style-name="ce5" table:formula="of:=[raw_mem.I14]" office:value-type="float" office:value="0" calcext:value-type="float">
            <text:p>0.000</text:p>
          </table:table-cell>
          <table:table-cell table:style-name="ce22" table:formula="of:=[raw_mem.J1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5]" office:value-type="string" office:string-value="CFP" calcext:value-type="string">
            <text:p>CFP</text:p>
          </table:table-cell>
          <table:table-cell table:style-name="ce3" table:formula="of:=[raw_mem.B15]" office:value-type="string" office:string-value="OT" calcext:value-type="string">
            <text:p>OT</text:p>
          </table:table-cell>
          <table:table-cell table:style-name="ce5" table:formula="of:=[raw_mem.C15]" office:value-type="float" office:value="1" calcext:value-type="float">
            <text:p>1.000</text:p>
          </table:table-cell>
          <table:table-cell table:style-name="ce19" table:formula="of:=[raw_mem.D15]" office:value-type="float" office:value="0.3173" calcext:value-type="float">
            <text:p>0.317</text:p>
          </table:table-cell>
          <table:table-cell table:style-name="ce5" table:formula="of:=[raw_mem.E15]" office:value-type="float" office:value="0" calcext:value-type="float">
            <text:p>0.000</text:p>
          </table:table-cell>
          <table:table-cell table:style-name="ce20" table:formula="of:=[raw_mem.F15]" office:value-type="float" office:value="1" calcext:value-type="float">
            <text:p>1.000</text:p>
          </table:table-cell>
          <table:table-cell table:style-name="ce5" table:formula="of:=[raw_mem.G15]" office:value-type="float" office:value="1" calcext:value-type="float">
            <text:p>1.000</text:p>
          </table:table-cell>
          <table:table-cell table:style-name="ce21" table:formula="of:=[raw_mem.H15]" office:value-type="float" office:value="0.3173" calcext:value-type="float">
            <text:p>0.317</text:p>
          </table:table-cell>
          <table:table-cell table:style-name="ce5" table:formula="of:=[raw_mem.I15]" office:value-type="float" office:value="0" calcext:value-type="float">
            <text:p>0.000</text:p>
          </table:table-cell>
          <table:table-cell table:style-name="ce22" table:formula="of:=[raw_mem.J1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6]" office:value-type="string" office:string-value="CFP" calcext:value-type="string">
            <text:p>CFP</text:p>
          </table:table-cell>
          <table:table-cell table:style-name="ce3" table:formula="of:=[raw_mem.B16]" office:value-type="string" office:string-value="A" calcext:value-type="string">
            <text:p>A</text:p>
          </table:table-cell>
          <table:table-cell table:style-name="ce5" table:formula="of:=[raw_mem.C16]" office:value-type="float" office:value="0.0857" calcext:value-type="float">
            <text:p>0.086</text:p>
          </table:table-cell>
          <table:table-cell table:style-name="ce19" table:formula="of:=[raw_mem.D16]" office:value-type="float" office:value="0.7697" calcext:value-type="float">
            <text:p>0.770</text:p>
          </table:table-cell>
          <table:table-cell table:style-name="ce5" table:formula="of:=[raw_mem.E16]" office:value-type="float" office:value="0" calcext:value-type="float">
            <text:p>0.000</text:p>
          </table:table-cell>
          <table:table-cell table:style-name="ce20" table:formula="of:=[raw_mem.F16]" office:value-type="float" office:value="1" calcext:value-type="float">
            <text:p>1.000</text:p>
          </table:table-cell>
          <table:table-cell table:style-name="ce5" table:formula="of:=[raw_mem.G16]" office:value-type="float" office:value="0.0857" calcext:value-type="float">
            <text:p>0.086</text:p>
          </table:table-cell>
          <table:table-cell table:style-name="ce21" table:formula="of:=[raw_mem.H16]" office:value-type="float" office:value="0.7697" calcext:value-type="float">
            <text:p>0.770</text:p>
          </table:table-cell>
          <table:table-cell table:style-name="ce5" table:formula="of:=[raw_mem.I16]" office:value-type="float" office:value="0" calcext:value-type="float">
            <text:p>0.000</text:p>
          </table:table-cell>
          <table:table-cell table:style-name="ce22" table:formula="of:=[raw_mem.J1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7]" office:value-type="string" office:string-value="CFP" calcext:value-type="string">
            <text:p>CFP</text:p>
          </table:table-cell>
          <table:table-cell table:style-name="ce3" table:formula="of:=[raw_mem.B17]" office:value-type="string" office:string-value="AT" calcext:value-type="string">
            <text:p>AT</text:p>
          </table:table-cell>
          <table:table-cell table:style-name="ce5" table:formula="of:=[raw_mem.C17]" office:value-type="float" office:value="1.5" calcext:value-type="float">
            <text:p>1.500</text:p>
          </table:table-cell>
          <table:table-cell table:style-name="ce19" table:formula="of:=[raw_mem.D17]" office:value-type="float" office:value="0.2207" calcext:value-type="float">
            <text:p>0.221</text:p>
          </table:table-cell>
          <table:table-cell table:style-name="ce5" table:formula="of:=[raw_mem.E17]" office:value-type="float" office:value="0" calcext:value-type="float">
            <text:p>0.000</text:p>
          </table:table-cell>
          <table:table-cell table:style-name="ce20" table:formula="of:=[raw_mem.F17]" office:value-type="float" office:value="1" calcext:value-type="float">
            <text:p>1.000</text:p>
          </table:table-cell>
          <table:table-cell table:style-name="ce5" table:formula="of:=[raw_mem.G17]" office:value-type="float" office:value="1.5" calcext:value-type="float">
            <text:p>1.500</text:p>
          </table:table-cell>
          <table:table-cell table:style-name="ce21" table:formula="of:=[raw_mem.H17]" office:value-type="float" office:value="0.2207" calcext:value-type="float">
            <text:p>0.221</text:p>
          </table:table-cell>
          <table:table-cell table:style-name="ce5" table:formula="of:=[raw_mem.I17]" office:value-type="float" office:value="0" calcext:value-type="float">
            <text:p>0.000</text:p>
          </table:table-cell>
          <table:table-cell table:style-name="ce22" table:formula="of:=[raw_mem.J1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8]" office:value-type="string" office:string-value="CFP" calcext:value-type="string">
            <text:p>CFP</text:p>
          </table:table-cell>
          <table:table-cell table:style-name="ce3" table:formula="of:=[raw_mem.B18]" office:value-type="string" office:string-value="AO" calcext:value-type="string">
            <text:p>AO</text:p>
          </table:table-cell>
          <table:table-cell table:style-name="ce5" table:formula="of:=[raw_mem.C18]" office:value-type="float" office:value="0" calcext:value-type="float">
            <text:p>0.000</text:p>
          </table:table-cell>
          <table:table-cell table:style-name="ce19" table:formula="of:=[raw_mem.D18]" office:value-type="float" office:value="1" calcext:value-type="float">
            <text:p>1.000</text:p>
          </table:table-cell>
          <table:table-cell table:style-name="ce5" table:formula="of:=[raw_mem.E18]" office:value-type="float" office:value="0" calcext:value-type="float">
            <text:p>0.000</text:p>
          </table:table-cell>
          <table:table-cell table:style-name="ce20" table:formula="of:=[raw_mem.F18]" office:value-type="float" office:value="1" calcext:value-type="float">
            <text:p>1.000</text:p>
          </table:table-cell>
          <table:table-cell table:style-name="ce5" table:formula="of:=[raw_mem.G18]" office:value-type="float" office:value="0" calcext:value-type="float">
            <text:p>0.000</text:p>
          </table:table-cell>
          <table:table-cell table:style-name="ce21" table:formula="of:=[raw_mem.H18]" office:value-type="float" office:value="1" calcext:value-type="float">
            <text:p>1.000</text:p>
          </table:table-cell>
          <table:table-cell table:style-name="ce5" table:formula="of:=[raw_mem.I18]" office:value-type="float" office:value="0" calcext:value-type="float">
            <text:p>0.000</text:p>
          </table:table-cell>
          <table:table-cell table:style-name="ce22" table:formula="of:=[raw_mem.J1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19]" office:value-type="string" office:string-value="CFP" calcext:value-type="string">
            <text:p>CFP</text:p>
          </table:table-cell>
          <table:table-cell table:style-name="ce3" table:formula="of:=[raw_mem.B19]" office:value-type="string" office:string-value="AOT" calcext:value-type="string">
            <text:p>AOT</text:p>
          </table:table-cell>
          <table:table-cell table:style-name="ce5" table:formula="of:=[raw_mem.C19]" office:value-type="float" office:value="1.5" calcext:value-type="float">
            <text:p>1.500</text:p>
          </table:table-cell>
          <table:table-cell table:style-name="ce19" table:formula="of:=[raw_mem.D19]" office:value-type="float" office:value="0.2207" calcext:value-type="float">
            <text:p>0.221</text:p>
          </table:table-cell>
          <table:table-cell table:style-name="ce5" table:formula="of:=[raw_mem.E19]" office:value-type="float" office:value="0" calcext:value-type="float">
            <text:p>0.000</text:p>
          </table:table-cell>
          <table:table-cell table:style-name="ce20" table:formula="of:=[raw_mem.F19]" office:value-type="float" office:value="1" calcext:value-type="float">
            <text:p>1.000</text:p>
          </table:table-cell>
          <table:table-cell table:style-name="ce5" table:formula="of:=[raw_mem.G19]" office:value-type="float" office:value="1.5" calcext:value-type="float">
            <text:p>1.500</text:p>
          </table:table-cell>
          <table:table-cell table:style-name="ce21" table:formula="of:=[raw_mem.H19]" office:value-type="float" office:value="0.2207" calcext:value-type="float">
            <text:p>0.221</text:p>
          </table:table-cell>
          <table:table-cell table:style-name="ce5" table:formula="of:=[raw_mem.I19]" office:value-type="float" office:value="0" calcext:value-type="float">
            <text:p>0.000</text:p>
          </table:table-cell>
          <table:table-cell table:style-name="ce22" table:formula="of:=[raw_mem.J1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0]" office:value-type="string" office:string-value="CS" calcext:value-type="string">
            <text:p>CS</text:p>
          </table:table-cell>
          <table:table-cell table:style-name="ce3" table:formula="of:=[raw_mem.B20]" office:value-type="string" office:string-value="CA" calcext:value-type="string">
            <text:p>CA</text:p>
          </table:table-cell>
          <table:table-cell table:style-name="ce5" table:formula="of:=[raw_mem.C20]" office:value-type="float" office:value="1.5" calcext:value-type="float">
            <text:p>1.500</text:p>
          </table:table-cell>
          <table:table-cell table:style-name="ce19" table:formula="of:=[raw_mem.D20]" office:value-type="float" office:value="0.2207" calcext:value-type="float">
            <text:p>0.221</text:p>
          </table:table-cell>
          <table:table-cell table:style-name="ce5" table:formula="of:=[raw_mem.E20]" office:value-type="float" office:value="0" calcext:value-type="float">
            <text:p>0.000</text:p>
          </table:table-cell>
          <table:table-cell table:style-name="ce20" table:formula="of:=[raw_mem.F20]" office:value-type="float" office:value="1" calcext:value-type="float">
            <text:p>1.000</text:p>
          </table:table-cell>
          <table:table-cell table:style-name="ce5" table:formula="of:=[raw_mem.G20]" office:value-type="float" office:value="1.5" calcext:value-type="float">
            <text:p>1.500</text:p>
          </table:table-cell>
          <table:table-cell table:style-name="ce21" table:formula="of:=[raw_mem.H20]" office:value-type="float" office:value="0.2207" calcext:value-type="float">
            <text:p>0.221</text:p>
          </table:table-cell>
          <table:table-cell table:style-name="ce5" table:formula="of:=[raw_mem.I20]" office:value-type="float" office:value="0" calcext:value-type="float">
            <text:p>0.000</text:p>
          </table:table-cell>
          <table:table-cell table:style-name="ce22" table:formula="of:=[raw_mem.J2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1]" office:value-type="string" office:string-value="CS" calcext:value-type="string">
            <text:p>CS</text:p>
          </table:table-cell>
          <table:table-cell table:style-name="ce3" table:formula="of:=[raw_mem.B21]" office:value-type="string" office:string-value="O" calcext:value-type="string">
            <text:p>O</text:p>
          </table:table-cell>
          <table:table-cell table:style-name="ce5" table:formula="of:=[raw_mem.C21]" office:value-type="float" office:value="3.4286" calcext:value-type="float">
            <text:p>3.429</text:p>
          </table:table-cell>
          <table:table-cell table:style-name="ce19" table:formula="of:=[raw_mem.D21]" office:value-type="float" office:value="0.0641" calcext:value-type="float">
            <text:p>0.064</text:p>
          </table:table-cell>
          <table:table-cell table:style-name="ce5" table:formula="of:=[raw_mem.E21]" office:value-type="float" office:value="0" calcext:value-type="float">
            <text:p>0.000</text:p>
          </table:table-cell>
          <table:table-cell table:style-name="ce20" table:formula="of:=[raw_mem.F21]" office:value-type="float" office:value="1" calcext:value-type="float">
            <text:p>1.000</text:p>
          </table:table-cell>
          <table:table-cell table:style-name="ce5" table:formula="of:=[raw_mem.G21]" office:value-type="float" office:value="3.4286" calcext:value-type="float">
            <text:p>3.429</text:p>
          </table:table-cell>
          <table:table-cell table:style-name="ce21" table:formula="of:=[raw_mem.H21]" office:value-type="float" office:value="0.0641" calcext:value-type="float">
            <text:p>0.064</text:p>
          </table:table-cell>
          <table:table-cell table:style-name="ce5" table:formula="of:=[raw_mem.I21]" office:value-type="float" office:value="0" calcext:value-type="float">
            <text:p>0.000</text:p>
          </table:table-cell>
          <table:table-cell table:style-name="ce22" table:formula="of:=[raw_mem.J2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2]" office:value-type="string" office:string-value="CS" calcext:value-type="string">
            <text:p>CS</text:p>
          </table:table-cell>
          <table:table-cell table:style-name="ce3" table:formula="of:=[raw_mem.B22]" office:value-type="string" office:string-value="OT" calcext:value-type="string">
            <text:p>OT</text:p>
          </table:table-cell>
          <table:table-cell table:style-name="ce5" table:formula="of:=[raw_mem.C22]" office:value-type="float" office:value="1.5" calcext:value-type="float">
            <text:p>1.500</text:p>
          </table:table-cell>
          <table:table-cell table:style-name="ce19" table:formula="of:=[raw_mem.D22]" office:value-type="float" office:value="0.2207" calcext:value-type="float">
            <text:p>0.221</text:p>
          </table:table-cell>
          <table:table-cell table:style-name="ce5" table:formula="of:=[raw_mem.E22]" office:value-type="float" office:value="0" calcext:value-type="float">
            <text:p>0.000</text:p>
          </table:table-cell>
          <table:table-cell table:style-name="ce20" table:formula="of:=[raw_mem.F22]" office:value-type="float" office:value="1" calcext:value-type="float">
            <text:p>1.000</text:p>
          </table:table-cell>
          <table:table-cell table:style-name="ce5" table:formula="of:=[raw_mem.G22]" office:value-type="float" office:value="1.5" calcext:value-type="float">
            <text:p>1.500</text:p>
          </table:table-cell>
          <table:table-cell table:style-name="ce21" table:formula="of:=[raw_mem.H22]" office:value-type="float" office:value="0.2207" calcext:value-type="float">
            <text:p>0.221</text:p>
          </table:table-cell>
          <table:table-cell table:style-name="ce5" table:formula="of:=[raw_mem.I22]" office:value-type="float" office:value="0" calcext:value-type="float">
            <text:p>0.000</text:p>
          </table:table-cell>
          <table:table-cell table:style-name="ce22" table:formula="of:=[raw_mem.J2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3]" office:value-type="string" office:string-value="CS" calcext:value-type="string">
            <text:p>CS</text:p>
          </table:table-cell>
          <table:table-cell table:style-name="ce3" table:formula="of:=[raw_mem.B23]" office:value-type="string" office:string-value="A" calcext:value-type="string">
            <text:p>A</text:p>
          </table:table-cell>
          <table:table-cell table:style-name="ce5" table:formula="of:=[raw_mem.C23]" office:value-type="float" office:value="1.35" calcext:value-type="float">
            <text:p>1.350</text:p>
          </table:table-cell>
          <table:table-cell table:style-name="ce19" table:formula="of:=[raw_mem.D23]" office:value-type="float" office:value="0.2453" calcext:value-type="float">
            <text:p>0.245</text:p>
          </table:table-cell>
          <table:table-cell table:style-name="ce5" table:formula="of:=[raw_mem.E23]" office:value-type="float" office:value="0" calcext:value-type="float">
            <text:p>0.000</text:p>
          </table:table-cell>
          <table:table-cell table:style-name="ce20" table:formula="of:=[raw_mem.F23]" office:value-type="float" office:value="1" calcext:value-type="float">
            <text:p>1.000</text:p>
          </table:table-cell>
          <table:table-cell table:style-name="ce5" table:formula="of:=[raw_mem.G23]" office:value-type="float" office:value="1.35" calcext:value-type="float">
            <text:p>1.350</text:p>
          </table:table-cell>
          <table:table-cell table:style-name="ce21" table:formula="of:=[raw_mem.H23]" office:value-type="float" office:value="0.2453" calcext:value-type="float">
            <text:p>0.245</text:p>
          </table:table-cell>
          <table:table-cell table:style-name="ce5" table:formula="of:=[raw_mem.I23]" office:value-type="float" office:value="0" calcext:value-type="float">
            <text:p>0.000</text:p>
          </table:table-cell>
          <table:table-cell table:style-name="ce22" table:formula="of:=[raw_mem.J2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4]" office:value-type="string" office:string-value="CS" calcext:value-type="string">
            <text:p>CS</text:p>
          </table:table-cell>
          <table:table-cell table:style-name="ce3" table:formula="of:=[raw_mem.B24]" office:value-type="string" office:string-value="AT" calcext:value-type="string">
            <text:p>AT</text:p>
          </table:table-cell>
          <table:table-cell table:style-name="ce5" table:formula="of:=[raw_mem.C24]" office:value-type="float" office:value="2.4" calcext:value-type="float">
            <text:p>2.400</text:p>
          </table:table-cell>
          <table:table-cell table:style-name="ce19" table:formula="of:=[raw_mem.D24]" office:value-type="float" office:value="0.1213" calcext:value-type="float">
            <text:p>0.121</text:p>
          </table:table-cell>
          <table:table-cell table:style-name="ce5" table:formula="of:=[raw_mem.E24]" office:value-type="float" office:value="0" calcext:value-type="float">
            <text:p>0.000</text:p>
          </table:table-cell>
          <table:table-cell table:style-name="ce20" table:formula="of:=[raw_mem.F24]" office:value-type="float" office:value="1" calcext:value-type="float">
            <text:p>1.000</text:p>
          </table:table-cell>
          <table:table-cell table:style-name="ce5" table:formula="of:=[raw_mem.G24]" office:value-type="float" office:value="2.4" calcext:value-type="float">
            <text:p>2.400</text:p>
          </table:table-cell>
          <table:table-cell table:style-name="ce21" table:formula="of:=[raw_mem.H24]" office:value-type="float" office:value="0.1213" calcext:value-type="float">
            <text:p>0.121</text:p>
          </table:table-cell>
          <table:table-cell table:style-name="ce5" table:formula="of:=[raw_mem.I24]" office:value-type="float" office:value="0" calcext:value-type="float">
            <text:p>0.000</text:p>
          </table:table-cell>
          <table:table-cell table:style-name="ce22" table:formula="of:=[raw_mem.J2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5]" office:value-type="string" office:string-value="CS" calcext:value-type="string">
            <text:p>CS</text:p>
          </table:table-cell>
          <table:table-cell table:style-name="ce3" table:formula="of:=[raw_mem.B25]" office:value-type="string" office:string-value="AO" calcext:value-type="string">
            <text:p>AO</text:p>
          </table:table-cell>
          <table:table-cell table:style-name="ce5" table:formula="of:=[raw_mem.C25]" office:value-type="float" office:value="0" calcext:value-type="float">
            <text:p>0.000</text:p>
          </table:table-cell>
          <table:table-cell table:style-name="ce19" table:formula="of:=[raw_mem.D25]" office:value-type="float" office:value="1" calcext:value-type="float">
            <text:p>1.000</text:p>
          </table:table-cell>
          <table:table-cell table:style-name="ce5" table:formula="of:=[raw_mem.E25]" office:value-type="float" office:value="0" calcext:value-type="float">
            <text:p>0.000</text:p>
          </table:table-cell>
          <table:table-cell table:style-name="ce20" table:formula="of:=[raw_mem.F25]" office:value-type="float" office:value="1" calcext:value-type="float">
            <text:p>1.000</text:p>
          </table:table-cell>
          <table:table-cell table:style-name="ce5" table:formula="of:=[raw_mem.G25]" office:value-type="float" office:value="0" calcext:value-type="float">
            <text:p>0.000</text:p>
          </table:table-cell>
          <table:table-cell table:style-name="ce21" table:formula="of:=[raw_mem.H25]" office:value-type="float" office:value="1" calcext:value-type="float">
            <text:p>1.000</text:p>
          </table:table-cell>
          <table:table-cell table:style-name="ce5" table:formula="of:=[raw_mem.I25]" office:value-type="float" office:value="0" calcext:value-type="float">
            <text:p>0.000</text:p>
          </table:table-cell>
          <table:table-cell table:style-name="ce22" table:formula="of:=[raw_mem.J2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6]" office:value-type="string" office:string-value="CS" calcext:value-type="string">
            <text:p>CS</text:p>
          </table:table-cell>
          <table:table-cell table:style-name="ce3" table:formula="of:=[raw_mem.B26]" office:value-type="string" office:string-value="AOT" calcext:value-type="string">
            <text:p>AOT</text:p>
          </table:table-cell>
          <table:table-cell table:style-name="ce5" table:formula="of:=[raw_mem.C26]" office:value-type="float" office:value="2.4" calcext:value-type="float">
            <text:p>2.400</text:p>
          </table:table-cell>
          <table:table-cell table:style-name="ce19" table:formula="of:=[raw_mem.D26]" office:value-type="float" office:value="0.1213" calcext:value-type="float">
            <text:p>0.121</text:p>
          </table:table-cell>
          <table:table-cell table:style-name="ce5" table:formula="of:=[raw_mem.E26]" office:value-type="float" office:value="0" calcext:value-type="float">
            <text:p>0.000</text:p>
          </table:table-cell>
          <table:table-cell table:style-name="ce20" table:formula="of:=[raw_mem.F26]" office:value-type="float" office:value="1" calcext:value-type="float">
            <text:p>1.000</text:p>
          </table:table-cell>
          <table:table-cell table:style-name="ce5" table:formula="of:=[raw_mem.G26]" office:value-type="float" office:value="2.4" calcext:value-type="float">
            <text:p>2.400</text:p>
          </table:table-cell>
          <table:table-cell table:style-name="ce21" table:formula="of:=[raw_mem.H26]" office:value-type="float" office:value="0.1213" calcext:value-type="float">
            <text:p>0.121</text:p>
          </table:table-cell>
          <table:table-cell table:style-name="ce5" table:formula="of:=[raw_mem.I26]" office:value-type="float" office:value="0" calcext:value-type="float">
            <text:p>0.000</text:p>
          </table:table-cell>
          <table:table-cell table:style-name="ce22" table:formula="of:=[raw_mem.J2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7]" office:value-type="string" office:string-value="CA" calcext:value-type="string">
            <text:p>CA</text:p>
          </table:table-cell>
          <table:table-cell table:style-name="ce3" table:formula="of:=[raw_mem.B27]" office:value-type="string" office:string-value="O" calcext:value-type="string">
            <text:p>O</text:p>
          </table:table-cell>
          <table:table-cell table:style-name="ce5" table:formula="of:=[raw_mem.C27]" office:value-type="float" office:value="2" calcext:value-type="float">
            <text:p>2.000</text:p>
          </table:table-cell>
          <table:table-cell table:style-name="ce19" table:formula="of:=[raw_mem.D27]" office:value-type="float" office:value="0.1573" calcext:value-type="float">
            <text:p>0.157</text:p>
          </table:table-cell>
          <table:table-cell table:style-name="ce5" table:formula="of:=[raw_mem.E27]" office:value-type="float" office:value="0" calcext:value-type="float">
            <text:p>0.000</text:p>
          </table:table-cell>
          <table:table-cell table:style-name="ce20" table:formula="of:=[raw_mem.F27]" office:value-type="float" office:value="1" calcext:value-type="float">
            <text:p>1.000</text:p>
          </table:table-cell>
          <table:table-cell table:style-name="ce5" table:formula="of:=[raw_mem.G27]" office:value-type="float" office:value="2" calcext:value-type="float">
            <text:p>2.000</text:p>
          </table:table-cell>
          <table:table-cell table:style-name="ce21" table:formula="of:=[raw_mem.H27]" office:value-type="float" office:value="0.1573" calcext:value-type="float">
            <text:p>0.157</text:p>
          </table:table-cell>
          <table:table-cell table:style-name="ce5" table:formula="of:=[raw_mem.I27]" office:value-type="float" office:value="0" calcext:value-type="float">
            <text:p>0.000</text:p>
          </table:table-cell>
          <table:table-cell table:style-name="ce22" table:formula="of:=[raw_mem.J2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8]" office:value-type="string" office:string-value="CA" calcext:value-type="string">
            <text:p>CA</text:p>
          </table:table-cell>
          <table:table-cell table:style-name="ce3" table:formula="of:=[raw_mem.B28]" office:value-type="string" office:string-value="OT" calcext:value-type="string">
            <text:p>OT</text:p>
          </table:table-cell>
          <table:table-cell table:style-name="ce5" table:formula="of:=[raw_mem.C28]" office:value-type="float" office:value="1" calcext:value-type="float">
            <text:p>1.000</text:p>
          </table:table-cell>
          <table:table-cell table:style-name="ce19" table:formula="of:=[raw_mem.D28]" office:value-type="float" office:value="0.3173" calcext:value-type="float">
            <text:p>0.317</text:p>
          </table:table-cell>
          <table:table-cell table:style-name="ce5" table:formula="of:=[raw_mem.E28]" office:value-type="float" office:value="0" calcext:value-type="float">
            <text:p>0.000</text:p>
          </table:table-cell>
          <table:table-cell table:style-name="ce20" table:formula="of:=[raw_mem.F28]" office:value-type="float" office:value="1" calcext:value-type="float">
            <text:p>1.000</text:p>
          </table:table-cell>
          <table:table-cell table:style-name="ce5" table:formula="of:=[raw_mem.G28]" office:value-type="float" office:value="1" calcext:value-type="float">
            <text:p>1.000</text:p>
          </table:table-cell>
          <table:table-cell table:style-name="ce21" table:formula="of:=[raw_mem.H28]" office:value-type="float" office:value="0.3173" calcext:value-type="float">
            <text:p>0.317</text:p>
          </table:table-cell>
          <table:table-cell table:style-name="ce5" table:formula="of:=[raw_mem.I28]" office:value-type="float" office:value="0" calcext:value-type="float">
            <text:p>0.000</text:p>
          </table:table-cell>
          <table:table-cell table:style-name="ce22" table:formula="of:=[raw_mem.J2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29]" office:value-type="string" office:string-value="CA" calcext:value-type="string">
            <text:p>CA</text:p>
          </table:table-cell>
          <table:table-cell table:style-name="ce3" table:formula="of:=[raw_mem.B29]" office:value-type="string" office:string-value="A" calcext:value-type="string">
            <text:p>A</text:p>
          </table:table-cell>
          <table:table-cell table:style-name="ce5" table:formula="of:=[raw_mem.C29]" office:value-type="float" office:value="2.1429" calcext:value-type="float">
            <text:p>2.143</text:p>
          </table:table-cell>
          <table:table-cell table:style-name="ce19" table:formula="of:=[raw_mem.D29]" office:value-type="float" office:value="0.1432" calcext:value-type="float">
            <text:p>0.143</text:p>
          </table:table-cell>
          <table:table-cell table:style-name="ce5" table:formula="of:=[raw_mem.E29]" office:value-type="float" office:value="0" calcext:value-type="float">
            <text:p>0.000</text:p>
          </table:table-cell>
          <table:table-cell table:style-name="ce20" table:formula="of:=[raw_mem.F29]" office:value-type="float" office:value="1" calcext:value-type="float">
            <text:p>1.000</text:p>
          </table:table-cell>
          <table:table-cell table:style-name="ce5" table:formula="of:=[raw_mem.G29]" office:value-type="float" office:value="2.1429" calcext:value-type="float">
            <text:p>2.143</text:p>
          </table:table-cell>
          <table:table-cell table:style-name="ce21" table:formula="of:=[raw_mem.H29]" office:value-type="float" office:value="0.1432" calcext:value-type="float">
            <text:p>0.143</text:p>
          </table:table-cell>
          <table:table-cell table:style-name="ce5" table:formula="of:=[raw_mem.I29]" office:value-type="float" office:value="0" calcext:value-type="float">
            <text:p>0.000</text:p>
          </table:table-cell>
          <table:table-cell table:style-name="ce22" table:formula="of:=[raw_mem.J2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0]" office:value-type="string" office:string-value="CA" calcext:value-type="string">
            <text:p>CA</text:p>
          </table:table-cell>
          <table:table-cell table:style-name="ce3" table:formula="of:=[raw_mem.B30]" office:value-type="string" office:string-value="AT" calcext:value-type="string">
            <text:p>AT</text:p>
          </table:table-cell>
          <table:table-cell table:style-name="ce5" table:formula="of:=[raw_mem.C30]" office:value-type="float" office:value="1.5" calcext:value-type="float">
            <text:p>1.500</text:p>
          </table:table-cell>
          <table:table-cell table:style-name="ce19" table:formula="of:=[raw_mem.D30]" office:value-type="float" office:value="0.2207" calcext:value-type="float">
            <text:p>0.221</text:p>
          </table:table-cell>
          <table:table-cell table:style-name="ce5" table:formula="of:=[raw_mem.E30]" office:value-type="float" office:value="0" calcext:value-type="float">
            <text:p>0.000</text:p>
          </table:table-cell>
          <table:table-cell table:style-name="ce20" table:formula="of:=[raw_mem.F30]" office:value-type="float" office:value="1" calcext:value-type="float">
            <text:p>1.000</text:p>
          </table:table-cell>
          <table:table-cell table:style-name="ce5" table:formula="of:=[raw_mem.G30]" office:value-type="float" office:value="1.5" calcext:value-type="float">
            <text:p>1.500</text:p>
          </table:table-cell>
          <table:table-cell table:style-name="ce21" table:formula="of:=[raw_mem.H30]" office:value-type="float" office:value="0.2207" calcext:value-type="float">
            <text:p>0.221</text:p>
          </table:table-cell>
          <table:table-cell table:style-name="ce5" table:formula="of:=[raw_mem.I30]" office:value-type="float" office:value="0" calcext:value-type="float">
            <text:p>0.000</text:p>
          </table:table-cell>
          <table:table-cell table:style-name="ce22" table:formula="of:=[raw_mem.J3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1]" office:value-type="string" office:string-value="CA" calcext:value-type="string">
            <text:p>CA</text:p>
          </table:table-cell>
          <table:table-cell table:style-name="ce3" table:formula="of:=[raw_mem.B31]" office:value-type="string" office:string-value="AO" calcext:value-type="string">
            <text:p>AO</text:p>
          </table:table-cell>
          <table:table-cell table:style-name="ce5" table:formula="of:=[raw_mem.C31]" office:value-type="float" office:value="0" calcext:value-type="float">
            <text:p>0.000</text:p>
          </table:table-cell>
          <table:table-cell table:style-name="ce19" table:formula="of:=[raw_mem.D31]" office:value-type="float" office:value="1" calcext:value-type="float">
            <text:p>1.000</text:p>
          </table:table-cell>
          <table:table-cell table:style-name="ce5" table:formula="of:=[raw_mem.E31]" office:value-type="float" office:value="0" calcext:value-type="float">
            <text:p>0.000</text:p>
          </table:table-cell>
          <table:table-cell table:style-name="ce20" table:formula="of:=[raw_mem.F31]" office:value-type="float" office:value="1" calcext:value-type="float">
            <text:p>1.000</text:p>
          </table:table-cell>
          <table:table-cell table:style-name="ce5" table:formula="of:=[raw_mem.G31]" office:value-type="float" office:value="0" calcext:value-type="float">
            <text:p>0.000</text:p>
          </table:table-cell>
          <table:table-cell table:style-name="ce21" table:formula="of:=[raw_mem.H31]" office:value-type="float" office:value="1" calcext:value-type="float">
            <text:p>1.000</text:p>
          </table:table-cell>
          <table:table-cell table:style-name="ce5" table:formula="of:=[raw_mem.I31]" office:value-type="float" office:value="0" calcext:value-type="float">
            <text:p>0.000</text:p>
          </table:table-cell>
          <table:table-cell table:style-name="ce22" table:formula="of:=[raw_mem.J3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2]" office:value-type="string" office:string-value="CA" calcext:value-type="string">
            <text:p>CA</text:p>
          </table:table-cell>
          <table:table-cell table:style-name="ce3" table:formula="of:=[raw_mem.B32]" office:value-type="string" office:string-value="AOT" calcext:value-type="string">
            <text:p>AOT</text:p>
          </table:table-cell>
          <table:table-cell table:style-name="ce5" table:formula="of:=[raw_mem.C32]" office:value-type="float" office:value="1.5" calcext:value-type="float">
            <text:p>1.500</text:p>
          </table:table-cell>
          <table:table-cell table:style-name="ce19" table:formula="of:=[raw_mem.D32]" office:value-type="float" office:value="0.2207" calcext:value-type="float">
            <text:p>0.221</text:p>
          </table:table-cell>
          <table:table-cell table:style-name="ce5" table:formula="of:=[raw_mem.E32]" office:value-type="float" office:value="0" calcext:value-type="float">
            <text:p>0.000</text:p>
          </table:table-cell>
          <table:table-cell table:style-name="ce20" table:formula="of:=[raw_mem.F32]" office:value-type="float" office:value="1" calcext:value-type="float">
            <text:p>1.000</text:p>
          </table:table-cell>
          <table:table-cell table:style-name="ce5" table:formula="of:=[raw_mem.G32]" office:value-type="float" office:value="1.5" calcext:value-type="float">
            <text:p>1.500</text:p>
          </table:table-cell>
          <table:table-cell table:style-name="ce21" table:formula="of:=[raw_mem.H32]" office:value-type="float" office:value="0.2207" calcext:value-type="float">
            <text:p>0.221</text:p>
          </table:table-cell>
          <table:table-cell table:style-name="ce5" table:formula="of:=[raw_mem.I32]" office:value-type="float" office:value="0" calcext:value-type="float">
            <text:p>0.000</text:p>
          </table:table-cell>
          <table:table-cell table:style-name="ce22" table:formula="of:=[raw_mem.J3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3]" office:value-type="string" office:string-value="O" calcext:value-type="string">
            <text:p>O</text:p>
          </table:table-cell>
          <table:table-cell table:style-name="ce3" table:formula="of:=[raw_mem.B33]" office:value-type="string" office:string-value="OT" calcext:value-type="string">
            <text:p>OT</text:p>
          </table:table-cell>
          <table:table-cell table:style-name="ce5" table:formula="of:=[raw_mem.C33]" office:value-type="float" office:value="2" calcext:value-type="float">
            <text:p>2.000</text:p>
          </table:table-cell>
          <table:table-cell table:style-name="ce19" table:formula="of:=[raw_mem.D33]" office:value-type="float" office:value="0.1573" calcext:value-type="float">
            <text:p>0.157</text:p>
          </table:table-cell>
          <table:table-cell table:style-name="ce5" table:formula="of:=[raw_mem.E33]" office:value-type="float" office:value="0" calcext:value-type="float">
            <text:p>0.000</text:p>
          </table:table-cell>
          <table:table-cell table:style-name="ce20" table:formula="of:=[raw_mem.F33]" office:value-type="float" office:value="1" calcext:value-type="float">
            <text:p>1.000</text:p>
          </table:table-cell>
          <table:table-cell table:style-name="ce5" table:formula="of:=[raw_mem.G33]" office:value-type="float" office:value="0" calcext:value-type="float">
            <text:p>0.000</text:p>
          </table:table-cell>
          <table:table-cell table:style-name="ce21" table:formula="of:=[raw_mem.H33]" office:value-type="float" office:value="1" calcext:value-type="float">
            <text:p>1.000</text:p>
          </table:table-cell>
          <table:table-cell table:style-name="ce5" table:formula="of:=[raw_mem.I33]" office:value-type="float" office:value="0" calcext:value-type="float">
            <text:p>0.000</text:p>
          </table:table-cell>
          <table:table-cell table:style-name="ce22" table:formula="of:=[raw_mem.J3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4]" office:value-type="string" office:string-value="O" calcext:value-type="string">
            <text:p>O</text:p>
          </table:table-cell>
          <table:table-cell table:style-name="ce3" table:formula="of:=[raw_mem.B34]" office:value-type="string" office:string-value="A" calcext:value-type="string">
            <text:p>A</text:p>
          </table:table-cell>
          <table:table-cell table:style-name="ce5" table:formula="of:=[raw_mem.C34]" office:value-type="float" office:value="0.24" calcext:value-type="float">
            <text:p>0.240</text:p>
          </table:table-cell>
          <table:table-cell table:style-name="ce19" table:formula="of:=[raw_mem.D34]" office:value-type="float" office:value="0.6242" calcext:value-type="float">
            <text:p>0.624</text:p>
          </table:table-cell>
          <table:table-cell table:style-name="ce5" table:formula="of:=[raw_mem.E34]" office:value-type="float" office:value="0" calcext:value-type="float">
            <text:p>0.000</text:p>
          </table:table-cell>
          <table:table-cell table:style-name="ce20" table:formula="of:=[raw_mem.F34]" office:value-type="float" office:value="1" calcext:value-type="float">
            <text:p>1.000</text:p>
          </table:table-cell>
          <table:table-cell table:style-name="ce5" table:formula="of:=[raw_mem.G34]" office:value-type="float" office:value="0.24" calcext:value-type="float">
            <text:p>0.240</text:p>
          </table:table-cell>
          <table:table-cell table:style-name="ce21" table:formula="of:=[raw_mem.H34]" office:value-type="float" office:value="0.6242" calcext:value-type="float">
            <text:p>0.624</text:p>
          </table:table-cell>
          <table:table-cell table:style-name="ce5" table:formula="of:=[raw_mem.I34]" office:value-type="float" office:value="0" calcext:value-type="float">
            <text:p>0.000</text:p>
          </table:table-cell>
          <table:table-cell table:style-name="ce22" table:formula="of:=[raw_mem.J3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5]" office:value-type="string" office:string-value="O" calcext:value-type="string">
            <text:p>O</text:p>
          </table:table-cell>
          <table:table-cell table:style-name="ce3" table:formula="of:=[raw_mem.B35]" office:value-type="string" office:string-value="AT" calcext:value-type="string">
            <text:p>AT</text:p>
          </table:table-cell>
          <table:table-cell table:style-name="ce5" table:formula="of:=[raw_mem.C35]" office:value-type="float" office:value="0.8571" calcext:value-type="float">
            <text:p>0.857</text:p>
          </table:table-cell>
          <table:table-cell table:style-name="ce19" table:formula="of:=[raw_mem.D35]" office:value-type="float" office:value="0.3545" calcext:value-type="float">
            <text:p>0.355</text:p>
          </table:table-cell>
          <table:table-cell table:style-name="ce5" table:formula="of:=[raw_mem.E35]" office:value-type="float" office:value="0" calcext:value-type="float">
            <text:p>0.000</text:p>
          </table:table-cell>
          <table:table-cell table:style-name="ce20" table:formula="of:=[raw_mem.F35]" office:value-type="float" office:value="1" calcext:value-type="float">
            <text:p>1.000</text:p>
          </table:table-cell>
          <table:table-cell table:style-name="ce5" table:formula="of:=[raw_mem.G35]" office:value-type="float" office:value="0.8571" calcext:value-type="float">
            <text:p>0.857</text:p>
          </table:table-cell>
          <table:table-cell table:style-name="ce21" table:formula="of:=[raw_mem.H35]" office:value-type="float" office:value="0.3545" calcext:value-type="float">
            <text:p>0.355</text:p>
          </table:table-cell>
          <table:table-cell table:style-name="ce5" table:formula="of:=[raw_mem.I35]" office:value-type="float" office:value="0" calcext:value-type="float">
            <text:p>0.000</text:p>
          </table:table-cell>
          <table:table-cell table:style-name="ce22" table:formula="of:=[raw_mem.J3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6]" office:value-type="string" office:string-value="O" calcext:value-type="string">
            <text:p>O</text:p>
          </table:table-cell>
          <table:table-cell table:style-name="ce3" table:formula="of:=[raw_mem.B36]" office:value-type="string" office:string-value="AO" calcext:value-type="string">
            <text:p>AO</text:p>
          </table:table-cell>
          <table:table-cell table:style-name="ce5" table:formula="of:=[raw_mem.C36]" office:value-type="float" office:value="0" calcext:value-type="float">
            <text:p>0.000</text:p>
          </table:table-cell>
          <table:table-cell table:style-name="ce19" table:formula="of:=[raw_mem.D36]" office:value-type="float" office:value="1" calcext:value-type="float">
            <text:p>1.000</text:p>
          </table:table-cell>
          <table:table-cell table:style-name="ce5" table:formula="of:=[raw_mem.E36]" office:value-type="float" office:value="0" calcext:value-type="float">
            <text:p>0.000</text:p>
          </table:table-cell>
          <table:table-cell table:style-name="ce20" table:formula="of:=[raw_mem.F36]" office:value-type="float" office:value="1" calcext:value-type="float">
            <text:p>1.000</text:p>
          </table:table-cell>
          <table:table-cell table:style-name="ce5" table:formula="of:=[raw_mem.G36]" office:value-type="float" office:value="0" calcext:value-type="float">
            <text:p>0.000</text:p>
          </table:table-cell>
          <table:table-cell table:style-name="ce21" table:formula="of:=[raw_mem.H36]" office:value-type="float" office:value="1" calcext:value-type="float">
            <text:p>1.000</text:p>
          </table:table-cell>
          <table:table-cell table:style-name="ce5" table:formula="of:=[raw_mem.I36]" office:value-type="float" office:value="0" calcext:value-type="float">
            <text:p>0.000</text:p>
          </table:table-cell>
          <table:table-cell table:style-name="ce22" table:formula="of:=[raw_mem.J3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7]" office:value-type="string" office:string-value="O" calcext:value-type="string">
            <text:p>O</text:p>
          </table:table-cell>
          <table:table-cell table:style-name="ce3" table:formula="of:=[raw_mem.B37]" office:value-type="string" office:string-value="AOT" calcext:value-type="string">
            <text:p>AOT</text:p>
          </table:table-cell>
          <table:table-cell table:style-name="ce5" table:formula="of:=[raw_mem.C37]" office:value-type="float" office:value="3.4286" calcext:value-type="float">
            <text:p>3.429</text:p>
          </table:table-cell>
          <table:table-cell table:style-name="ce19" table:formula="of:=[raw_mem.D37]" office:value-type="float" office:value="0.0641" calcext:value-type="float">
            <text:p>0.064</text:p>
          </table:table-cell>
          <table:table-cell table:style-name="ce5" table:formula="of:=[raw_mem.E37]" office:value-type="float" office:value="0" calcext:value-type="float">
            <text:p>0.000</text:p>
          </table:table-cell>
          <table:table-cell table:style-name="ce20" table:formula="of:=[raw_mem.F37]" office:value-type="float" office:value="1" calcext:value-type="float">
            <text:p>1.000</text:p>
          </table:table-cell>
          <table:table-cell table:style-name="ce5" table:formula="of:=[raw_mem.G37]" office:value-type="float" office:value="0.8571" calcext:value-type="float">
            <text:p>0.857</text:p>
          </table:table-cell>
          <table:table-cell table:style-name="ce21" table:formula="of:=[raw_mem.H37]" office:value-type="float" office:value="0.3545" calcext:value-type="float">
            <text:p>0.355</text:p>
          </table:table-cell>
          <table:table-cell table:style-name="ce5" table:formula="of:=[raw_mem.I37]" office:value-type="float" office:value="0" calcext:value-type="float">
            <text:p>0.000</text:p>
          </table:table-cell>
          <table:table-cell table:style-name="ce22" table:formula="of:=[raw_mem.J3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8]" office:value-type="string" office:string-value="OT" calcext:value-type="string">
            <text:p>OT</text:p>
          </table:table-cell>
          <table:table-cell table:style-name="ce3" table:formula="of:=[raw_mem.B38]" office:value-type="string" office:string-value="A" calcext:value-type="string">
            <text:p>A</text:p>
          </table:table-cell>
          <table:table-cell table:style-name="ce5" table:formula="of:=[raw_mem.C38]" office:value-type="float" office:value="0.0857" calcext:value-type="float">
            <text:p>0.086</text:p>
          </table:table-cell>
          <table:table-cell table:style-name="ce19" table:formula="of:=[raw_mem.D38]" office:value-type="float" office:value="0.7697" calcext:value-type="float">
            <text:p>0.770</text:p>
          </table:table-cell>
          <table:table-cell table:style-name="ce5" table:formula="of:=[raw_mem.E38]" office:value-type="float" office:value="0" calcext:value-type="float">
            <text:p>0.000</text:p>
          </table:table-cell>
          <table:table-cell table:style-name="ce20" table:formula="of:=[raw_mem.F38]" office:value-type="float" office:value="1" calcext:value-type="float">
            <text:p>1.000</text:p>
          </table:table-cell>
          <table:table-cell table:style-name="ce5" table:formula="of:=[raw_mem.G38]" office:value-type="float" office:value="0.0857" calcext:value-type="float">
            <text:p>0.086</text:p>
          </table:table-cell>
          <table:table-cell table:style-name="ce21" table:formula="of:=[raw_mem.H38]" office:value-type="float" office:value="0.7697" calcext:value-type="float">
            <text:p>0.770</text:p>
          </table:table-cell>
          <table:table-cell table:style-name="ce5" table:formula="of:=[raw_mem.I38]" office:value-type="float" office:value="0" calcext:value-type="float">
            <text:p>0.000</text:p>
          </table:table-cell>
          <table:table-cell table:style-name="ce22" table:formula="of:=[raw_mem.J38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39]" office:value-type="string" office:string-value="OT" calcext:value-type="string">
            <text:p>OT</text:p>
          </table:table-cell>
          <table:table-cell table:style-name="ce3" table:formula="of:=[raw_mem.B39]" office:value-type="string" office:string-value="AT" calcext:value-type="string">
            <text:p>AT</text:p>
          </table:table-cell>
          <table:table-cell table:style-name="ce5" table:formula="of:=[raw_mem.C39]" office:value-type="float" office:value="0" calcext:value-type="float">
            <text:p>0.000</text:p>
          </table:table-cell>
          <table:table-cell table:style-name="ce19" table:formula="of:=[raw_mem.D39]" office:value-type="float" office:value="1" calcext:value-type="float">
            <text:p>1.000</text:p>
          </table:table-cell>
          <table:table-cell table:style-name="ce5" table:formula="of:=[raw_mem.E39]" office:value-type="float" office:value="0" calcext:value-type="float">
            <text:p>0.000</text:p>
          </table:table-cell>
          <table:table-cell table:style-name="ce20" table:formula="of:=[raw_mem.F39]" office:value-type="float" office:value="1" calcext:value-type="float">
            <text:p>1.000</text:p>
          </table:table-cell>
          <table:table-cell table:style-name="ce5" table:formula="of:=[raw_mem.G39]" office:value-type="float" office:value="0" calcext:value-type="float">
            <text:p>0.000</text:p>
          </table:table-cell>
          <table:table-cell table:style-name="ce21" table:formula="of:=[raw_mem.H39]" office:value-type="float" office:value="1" calcext:value-type="float">
            <text:p>1.000</text:p>
          </table:table-cell>
          <table:table-cell table:style-name="ce5" table:formula="of:=[raw_mem.I39]" office:value-type="float" office:value="0" calcext:value-type="float">
            <text:p>0.000</text:p>
          </table:table-cell>
          <table:table-cell table:style-name="ce22" table:formula="of:=[raw_mem.J39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0]" office:value-type="string" office:string-value="OT" calcext:value-type="string">
            <text:p>OT</text:p>
          </table:table-cell>
          <table:table-cell table:style-name="ce3" table:formula="of:=[raw_mem.B40]" office:value-type="string" office:string-value="AO" calcext:value-type="string">
            <text:p>AO</text:p>
          </table:table-cell>
          <table:table-cell table:style-name="ce5" table:formula="of:=[raw_mem.C40]" office:value-type="float" office:value="0" calcext:value-type="float">
            <text:p>0.000</text:p>
          </table:table-cell>
          <table:table-cell table:style-name="ce19" table:formula="of:=[raw_mem.D40]" office:value-type="float" office:value="1" calcext:value-type="float">
            <text:p>1.000</text:p>
          </table:table-cell>
          <table:table-cell table:style-name="ce5" table:formula="of:=[raw_mem.E40]" office:value-type="float" office:value="0" calcext:value-type="float">
            <text:p>0.000</text:p>
          </table:table-cell>
          <table:table-cell table:style-name="ce20" table:formula="of:=[raw_mem.F40]" office:value-type="float" office:value="1" calcext:value-type="float">
            <text:p>1.000</text:p>
          </table:table-cell>
          <table:table-cell table:style-name="ce5" table:formula="of:=[raw_mem.G40]" office:value-type="float" office:value="0" calcext:value-type="float">
            <text:p>0.000</text:p>
          </table:table-cell>
          <table:table-cell table:style-name="ce21" table:formula="of:=[raw_mem.H40]" office:value-type="float" office:value="1" calcext:value-type="float">
            <text:p>1.000</text:p>
          </table:table-cell>
          <table:table-cell table:style-name="ce5" table:formula="of:=[raw_mem.I40]" office:value-type="float" office:value="0" calcext:value-type="float">
            <text:p>0.000</text:p>
          </table:table-cell>
          <table:table-cell table:style-name="ce22" table:formula="of:=[raw_mem.J40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1]" office:value-type="string" office:string-value="OT" calcext:value-type="string">
            <text:p>OT</text:p>
          </table:table-cell>
          <table:table-cell table:style-name="ce3" table:formula="of:=[raw_mem.B41]" office:value-type="string" office:string-value="AOT" calcext:value-type="string">
            <text:p>AOT</text:p>
          </table:table-cell>
          <table:table-cell table:style-name="ce5" table:formula="of:=[raw_mem.C41]" office:value-type="float" office:value="1.5" calcext:value-type="float">
            <text:p>1.500</text:p>
          </table:table-cell>
          <table:table-cell table:style-name="ce19" table:formula="of:=[raw_mem.D41]" office:value-type="float" office:value="0.2207" calcext:value-type="float">
            <text:p>0.221</text:p>
          </table:table-cell>
          <table:table-cell table:style-name="ce5" table:formula="of:=[raw_mem.E41]" office:value-type="float" office:value="0" calcext:value-type="float">
            <text:p>0.000</text:p>
          </table:table-cell>
          <table:table-cell table:style-name="ce20" table:formula="of:=[raw_mem.F41]" office:value-type="float" office:value="1" calcext:value-type="float">
            <text:p>1.000</text:p>
          </table:table-cell>
          <table:table-cell table:style-name="ce5" table:formula="of:=[raw_mem.G41]" office:value-type="float" office:value="0" calcext:value-type="float">
            <text:p>0.000</text:p>
          </table:table-cell>
          <table:table-cell table:style-name="ce21" table:formula="of:=[raw_mem.H41]" office:value-type="float" office:value="1" calcext:value-type="float">
            <text:p>1.000</text:p>
          </table:table-cell>
          <table:table-cell table:style-name="ce5" table:formula="of:=[raw_mem.I41]" office:value-type="float" office:value="0" calcext:value-type="float">
            <text:p>0.000</text:p>
          </table:table-cell>
          <table:table-cell table:style-name="ce22" table:formula="of:=[raw_mem.J41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2]" office:value-type="string" office:string-value="A" calcext:value-type="string">
            <text:p>A</text:p>
          </table:table-cell>
          <table:table-cell table:style-name="ce3" table:formula="of:=[raw_mem.B42]" office:value-type="string" office:string-value="AT" calcext:value-type="string">
            <text:p>AT</text:p>
          </table:table-cell>
          <table:table-cell table:style-name="ce5" table:formula="of:=[raw_mem.C42]" office:value-type="float" office:value="0.15" calcext:value-type="float">
            <text:p>0.150</text:p>
          </table:table-cell>
          <table:table-cell table:style-name="ce19" table:formula="of:=[raw_mem.D42]" office:value-type="float" office:value="0.6985" calcext:value-type="float">
            <text:p>0.699</text:p>
          </table:table-cell>
          <table:table-cell table:style-name="ce5" table:formula="of:=[raw_mem.E42]" office:value-type="float" office:value="0" calcext:value-type="float">
            <text:p>0.000</text:p>
          </table:table-cell>
          <table:table-cell table:style-name="ce20" table:formula="of:=[raw_mem.F42]" office:value-type="float" office:value="1" calcext:value-type="float">
            <text:p>1.000</text:p>
          </table:table-cell>
          <table:table-cell table:style-name="ce5" table:formula="of:=[raw_mem.G42]" office:value-type="float" office:value="0.15" calcext:value-type="float">
            <text:p>0.150</text:p>
          </table:table-cell>
          <table:table-cell table:style-name="ce21" table:formula="of:=[raw_mem.H42]" office:value-type="float" office:value="0.6985" calcext:value-type="float">
            <text:p>0.699</text:p>
          </table:table-cell>
          <table:table-cell table:style-name="ce5" table:formula="of:=[raw_mem.I42]" office:value-type="float" office:value="0" calcext:value-type="float">
            <text:p>0.000</text:p>
          </table:table-cell>
          <table:table-cell table:style-name="ce22" table:formula="of:=[raw_mem.J42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3]" office:value-type="string" office:string-value="A" calcext:value-type="string">
            <text:p>A</text:p>
          </table:table-cell>
          <table:table-cell table:style-name="ce3" table:formula="of:=[raw_mem.B43]" office:value-type="string" office:string-value="AO" calcext:value-type="string">
            <text:p>AO</text:p>
          </table:table-cell>
          <table:table-cell table:style-name="ce5" table:formula="of:=[raw_mem.C43]" office:value-type="float" office:value="0" calcext:value-type="float">
            <text:p>0.000</text:p>
          </table:table-cell>
          <table:table-cell table:style-name="ce19" table:formula="of:=[raw_mem.D43]" office:value-type="float" office:value="1" calcext:value-type="float">
            <text:p>1.000</text:p>
          </table:table-cell>
          <table:table-cell table:style-name="ce5" table:formula="of:=[raw_mem.E43]" office:value-type="float" office:value="0" calcext:value-type="float">
            <text:p>0.000</text:p>
          </table:table-cell>
          <table:table-cell table:style-name="ce20" table:formula="of:=[raw_mem.F43]" office:value-type="float" office:value="1" calcext:value-type="float">
            <text:p>1.000</text:p>
          </table:table-cell>
          <table:table-cell table:style-name="ce5" table:formula="of:=[raw_mem.G43]" office:value-type="float" office:value="0" calcext:value-type="float">
            <text:p>0.000</text:p>
          </table:table-cell>
          <table:table-cell table:style-name="ce21" table:formula="of:=[raw_mem.H43]" office:value-type="float" office:value="1" calcext:value-type="float">
            <text:p>1.000</text:p>
          </table:table-cell>
          <table:table-cell table:style-name="ce5" table:formula="of:=[raw_mem.I43]" office:value-type="float" office:value="0" calcext:value-type="float">
            <text:p>0.000</text:p>
          </table:table-cell>
          <table:table-cell table:style-name="ce22" table:formula="of:=[raw_mem.J43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4]" office:value-type="string" office:string-value="A" calcext:value-type="string">
            <text:p>A</text:p>
          </table:table-cell>
          <table:table-cell table:style-name="ce3" table:formula="of:=[raw_mem.B44]" office:value-type="string" office:string-value="AOT" calcext:value-type="string">
            <text:p>AOT</text:p>
          </table:table-cell>
          <table:table-cell table:style-name="ce5" table:formula="of:=[raw_mem.C44]" office:value-type="float" office:value="0.15" calcext:value-type="float">
            <text:p>0.150</text:p>
          </table:table-cell>
          <table:table-cell table:style-name="ce19" table:formula="of:=[raw_mem.D44]" office:value-type="float" office:value="0.6985" calcext:value-type="float">
            <text:p>0.699</text:p>
          </table:table-cell>
          <table:table-cell table:style-name="ce5" table:formula="of:=[raw_mem.E44]" office:value-type="float" office:value="0" calcext:value-type="float">
            <text:p>0.000</text:p>
          </table:table-cell>
          <table:table-cell table:style-name="ce20" table:formula="of:=[raw_mem.F44]" office:value-type="float" office:value="1" calcext:value-type="float">
            <text:p>1.000</text:p>
          </table:table-cell>
          <table:table-cell table:style-name="ce5" table:formula="of:=[raw_mem.G44]" office:value-type="float" office:value="0.15" calcext:value-type="float">
            <text:p>0.150</text:p>
          </table:table-cell>
          <table:table-cell table:style-name="ce21" table:formula="of:=[raw_mem.H44]" office:value-type="float" office:value="0.6985" calcext:value-type="float">
            <text:p>0.699</text:p>
          </table:table-cell>
          <table:table-cell table:style-name="ce5" table:formula="of:=[raw_mem.I44]" office:value-type="float" office:value="0" calcext:value-type="float">
            <text:p>0.000</text:p>
          </table:table-cell>
          <table:table-cell table:style-name="ce22" table:formula="of:=[raw_mem.J44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5]" office:value-type="string" office:string-value="AT" calcext:value-type="string">
            <text:p>AT</text:p>
          </table:table-cell>
          <table:table-cell table:style-name="ce3" table:formula="of:=[raw_mem.B45]" office:value-type="string" office:string-value="AO" calcext:value-type="string">
            <text:p>AO</text:p>
          </table:table-cell>
          <table:table-cell table:style-name="ce5" table:formula="of:=[raw_mem.C45]" office:value-type="float" office:value="0" calcext:value-type="float">
            <text:p>0.000</text:p>
          </table:table-cell>
          <table:table-cell table:style-name="ce19" table:formula="of:=[raw_mem.D45]" office:value-type="float" office:value="1" calcext:value-type="float">
            <text:p>1.000</text:p>
          </table:table-cell>
          <table:table-cell table:style-name="ce5" table:formula="of:=[raw_mem.E45]" office:value-type="float" office:value="0" calcext:value-type="float">
            <text:p>0.000</text:p>
          </table:table-cell>
          <table:table-cell table:style-name="ce20" table:formula="of:=[raw_mem.F45]" office:value-type="float" office:value="1" calcext:value-type="float">
            <text:p>1.000</text:p>
          </table:table-cell>
          <table:table-cell table:style-name="ce5" table:formula="of:=[raw_mem.G45]" office:value-type="float" office:value="0" calcext:value-type="float">
            <text:p>0.000</text:p>
          </table:table-cell>
          <table:table-cell table:style-name="ce21" table:formula="of:=[raw_mem.H45]" office:value-type="float" office:value="1" calcext:value-type="float">
            <text:p>1.000</text:p>
          </table:table-cell>
          <table:table-cell table:style-name="ce5" table:formula="of:=[raw_mem.I45]" office:value-type="float" office:value="0" calcext:value-type="float">
            <text:p>0.000</text:p>
          </table:table-cell>
          <table:table-cell table:style-name="ce22" table:formula="of:=[raw_mem.J45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6]" office:value-type="string" office:string-value="AT" calcext:value-type="string">
            <text:p>AT</text:p>
          </table:table-cell>
          <table:table-cell table:style-name="ce3" table:formula="of:=[raw_mem.B46]" office:value-type="string" office:string-value="AOT" calcext:value-type="string">
            <text:p>AOT</text:p>
          </table:table-cell>
          <table:table-cell table:style-name="ce5" table:formula="of:=[raw_mem.C46]" office:value-type="float" office:value="2.4" calcext:value-type="float">
            <text:p>2.400</text:p>
          </table:table-cell>
          <table:table-cell table:style-name="ce19" table:formula="of:=[raw_mem.D46]" office:value-type="float" office:value="0.1213" calcext:value-type="float">
            <text:p>0.121</text:p>
          </table:table-cell>
          <table:table-cell table:style-name="ce5" table:formula="of:=[raw_mem.E46]" office:value-type="float" office:value="0" calcext:value-type="float">
            <text:p>0.000</text:p>
          </table:table-cell>
          <table:table-cell table:style-name="ce20" table:formula="of:=[raw_mem.F46]" office:value-type="float" office:value="1" calcext:value-type="float">
            <text:p>1.000</text:p>
          </table:table-cell>
          <table:table-cell table:style-name="ce5" table:formula="of:=[raw_mem.G46]" office:value-type="float" office:value="0.6" calcext:value-type="float">
            <text:p>0.600</text:p>
          </table:table-cell>
          <table:table-cell table:style-name="ce21" table:formula="of:=[raw_mem.H46]" office:value-type="float" office:value="0.4386" calcext:value-type="float">
            <text:p>0.439</text:p>
          </table:table-cell>
          <table:table-cell table:style-name="ce5" table:formula="of:=[raw_mem.I46]" office:value-type="float" office:value="0" calcext:value-type="float">
            <text:p>0.000</text:p>
          </table:table-cell>
          <table:table-cell table:style-name="ce22" table:formula="of:=[raw_mem.J46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>
          <table:table-cell table:style-name="ce3" table:formula="of:=[raw_mem.A47]" office:value-type="string" office:string-value="AO" calcext:value-type="string">
            <text:p>AO</text:p>
          </table:table-cell>
          <table:table-cell table:style-name="ce3" table:formula="of:=[raw_mem.B47]" office:value-type="string" office:string-value="AOT" calcext:value-type="string">
            <text:p>AOT</text:p>
          </table:table-cell>
          <table:table-cell table:style-name="ce5" table:formula="of:=[raw_mem.C47]" office:value-type="float" office:value="0" calcext:value-type="float">
            <text:p>0.000</text:p>
          </table:table-cell>
          <table:table-cell table:style-name="ce19" table:formula="of:=[raw_mem.D47]" office:value-type="float" office:value="1" calcext:value-type="float">
            <text:p>1.000</text:p>
          </table:table-cell>
          <table:table-cell table:style-name="ce5" table:formula="of:=[raw_mem.E47]" office:value-type="float" office:value="0" calcext:value-type="float">
            <text:p>0.000</text:p>
          </table:table-cell>
          <table:table-cell table:style-name="ce20" table:formula="of:=[raw_mem.F47]" office:value-type="float" office:value="1" calcext:value-type="float">
            <text:p>1.000</text:p>
          </table:table-cell>
          <table:table-cell table:style-name="ce5" table:formula="of:=[raw_mem.G47]" office:value-type="float" office:value="0" calcext:value-type="float">
            <text:p>0.000</text:p>
          </table:table-cell>
          <table:table-cell table:style-name="ce21" table:formula="of:=[raw_mem.H47]" office:value-type="float" office:value="1" calcext:value-type="float">
            <text:p>1.000</text:p>
          </table:table-cell>
          <table:table-cell table:style-name="ce5" table:formula="of:=[raw_mem.I47]" office:value-type="float" office:value="0" calcext:value-type="float">
            <text:p>0.000</text:p>
          </table:table-cell>
          <table:table-cell table:style-name="ce22" table:formula="of:=[raw_mem.J47]" office:value-type="float" office:value="1" calcext:value-type="float">
            <text:p>1.000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em.D3:mem.D47">
            <calcext:condition calcext:apply-style-name="Untitled2" calcext:value="&lt;=0.05" calcext:base-cell-address="mem.D3"/>
          </calcext:conditional-format>
          <calcext:conditional-format calcext:target-range-address="mem.F3:mem.F47">
            <calcext:condition calcext:apply-style-name="Untitled2" calcext:value="&lt;=0.05" calcext:base-cell-address="mem.F3"/>
          </calcext:conditional-format>
          <calcext:conditional-format calcext:target-range-address="mem.H3:mem.H47">
            <calcext:condition calcext:apply-style-name="Untitled2" calcext:value="&lt;=0.05" calcext:base-cell-address="mem.H3"/>
          </calcext:conditional-format>
          <calcext:conditional-format calcext:target-range-address="mem.J3:mem.J47">
            <calcext:condition calcext:apply-style-name="Untitled2" calcext:value="&lt;=0.05" calcext:base-cell-address="mem.J3"/>
          </calcext:conditional-format>
          <calcext:conditional-format calcext:target-range-address="mem.D3:mem.D47">
            <calcext:condition calcext:apply-style-name="Untitled2" calcext:value="&lt;=0.05" calcext:base-cell-address="mem.D3"/>
          </calcext:conditional-format>
          <calcext:conditional-format calcext:target-range-address="mem.F3:mem.F47">
            <calcext:condition calcext:apply-style-name="Untitled2" calcext:value="&lt;=0.05" calcext:base-cell-address="mem.F3"/>
          </calcext:conditional-format>
          <calcext:conditional-format calcext:target-range-address="mem.H3:mem.H47">
            <calcext:condition calcext:apply-style-name="Untitled2" calcext:value="&lt;=0.05" calcext:base-cell-address="mem.H3"/>
          </calcext:conditional-format>
          <calcext:conditional-format calcext:target-range-address="mem.J3:mem.J47">
            <calcext:condition calcext:apply-style-name="Untitled2" calcext:value="&lt;=0.05" calcext:base-cell-address="mem.J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3:50:33.586646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6T13:51:25.473078994</dc:date>
    <meta:editing-duration>PT28M4S</meta:editing-duration>
    <meta:editing-cycles>34</meta:editing-cycles>
    <meta:print-date>2017-09-20T12:50:26.927511832</meta:print-date>
    <meta:document-statistic meta:table-count="8" meta:cell-count="3760" meta:object-count="0"/>
  </office:meta>
</office:document-meta>
</file>